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" svg:font-family="'Lucida Sans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6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3.487cm"/>
    </style:style>
    <style:style style:name="co4" style:family="table-column">
      <style:table-column-properties fo:break-before="auto" style:column-width="3.231cm"/>
    </style:style>
    <style:style style:name="co5" style:family="table-column">
      <style:table-column-properties fo:break-before="auto" style:column-width="3.2cm"/>
    </style:style>
    <style:style style:name="co7" style:family="table-column">
      <style:table-column-properties fo:break-before="auto" style:column-width="2.004cm"/>
    </style:style>
    <style:style style:name="ro3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4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" style:family="table-cell" style:parent-style-name="Excel_20_Built-in_20_Check_20_Cell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Check_20_Cell" style:data-style-name="N116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Check_20_Cel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018" table:default-cell-style-name="Default"/>
        <table:table-row table:style-name="ro2">
          <table:table-cell table:style-name="ce2" office:value-type="string" calcext:value-type="string">
            <text:p>[T] = °C</text:p>
          </table:table-cell>
          <table:table-cell table:style-name="ce5" office:value-type="string" calcext:value-type="string">
            <text:p>[T] = K</text:p>
          </table:table-cell>
          <table:table-cell table:style-name="ce5" office:value-type="string" calcext:value-type="string">
            <text:p>[Rt] = Ohm</text:p>
          </table:table-cell>
          <table:table-cell table:style-name="ce5" office:value-type="string" calcext:value-type="string">
            <text:p>[U] = V</text:p>
          </table:table-cell>
          <table:table-cell table:style-name="ce10" office:value-type="string" calcext:value-type="string">
            <text:p>ADC</text:p>
          </table:table-cell>
          <table:table-cell table:style-name="ce13" table:number-columns-repeated="251"/>
          <table:table-cell table:number-columns-repeated="768"/>
        </table:table-row>
        <table:table-row table:style-name="ro4">
          <table:table-cell table:style-name="ce3" table:formula="of:=[.B2]-273" office:value-type="float" office:value="-10" calcext:value-type="float">
            <text:p>-10</text:p>
          </table:table-cell>
          <table:table-cell table:style-name="ce6" office:value-type="float" office:value="263" calcext:value-type="float">
            <text:p>263</text:p>
          </table:table-cell>
          <table:table-cell table:style-name="ce6" table:formula="of:=[.$H$3]*EXP([.$H$5]*((1/[.B2])-(1/[.$H$6])))" office:value-type="float" office:value="45693.8891015396" calcext:value-type="float">
            <text:p>45693.8891015396</text:p>
          </table:table-cell>
          <table:table-cell table:style-name="ce8" table:formula="of:=[.$H$4]*[.$H$2]/([.$H$3]+[.C2])" office:value-type="float" office:value="0.739095278426506" calcext:value-type="float">
            <text:p>0.7390952784</text:p>
          </table:table-cell>
          <table:table-cell table:style-name="ce11" table:formula="of:=1024*[.D2]/[.$H$7]" office:value-type="float" office:value="168.185236690832" calcext:value-type="float">
            <text:p>168</text:p>
          </table:table-cell>
          <table:table-cell table:style-name="ce7"/>
          <table:table-cell table:style-name="ce15" office:value-type="string" calcext:value-type="string">
            <text:p>Ub</text:p>
          </table:table-cell>
          <table:table-cell table:style-name="ce15" office:value-type="float" office:value="4.3" calcext:value-type="float">
            <text:p>4.3</text:p>
          </table:table-cell>
          <table:table-cell table:number-columns-repeated="1016"/>
        </table:table-row>
        <table:table-row table:style-name="ro4">
          <table:table-cell table:style-name="ce3" table:formula="of:=[.B3]-273" office:value-type="float" office:value="-9" calcext:value-type="float">
            <text:p>-9</text:p>
          </table:table-cell>
          <table:table-cell table:style-name="ce6" office:value-type="float" office:value="264" calcext:value-type="float">
            <text:p>264</text:p>
          </table:table-cell>
          <table:table-cell table:style-name="ce6" table:formula="of:=[.$H$3]*EXP([.$H$5]*((1/[.B3])-(1/[.$H$6])))" office:value-type="float" office:value="43522.7525153246" calcext:value-type="float">
            <text:p>43522.7525153246</text:p>
          </table:table-cell>
          <table:table-cell table:style-name="ce8" table:formula="of:=[.$H$4]*[.$H$2]/([.$H$3]+[.C3])" office:value-type="float" office:value="0.769020575514378" calcext:value-type="float">
            <text:p>0.7690205755</text:p>
          </table:table-cell>
          <table:table-cell table:style-name="ce11" table:formula="of:=1024*[.D3]/[.$H$7]" office:value-type="float" office:value="174.994904294827" calcext:value-type="float">
            <text:p>175</text:p>
          </table:table-cell>
          <table:table-cell table:style-name="ce7"/>
          <table:table-cell table:style-name="ce15" office:value-type="string" calcext:value-type="string">
            <text:p>Rt0</text:p>
          </table:table-cell>
          <table:table-cell table:style-name="ce15" office:value-type="float" office:value="10100" calcext:value-type="float">
            <text:p>10100</text:p>
          </table:table-cell>
          <table:table-cell table:number-columns-repeated="1016"/>
        </table:table-row>
        <table:table-row table:style-name="ro4">
          <table:table-cell table:style-name="ce3" table:formula="of:=[.B4]-273" office:value-type="float" office:value="-8" calcext:value-type="float">
            <text:p>-8</text:p>
          </table:table-cell>
          <table:table-cell table:style-name="ce6" office:value-type="float" office:value="265" calcext:value-type="float">
            <text:p>265</text:p>
          </table:table-cell>
          <table:table-cell table:style-name="ce6" table:formula="of:=[.$H$3]*EXP([.$H$5]*((1/[.B4])-(1/[.$H$6])))" office:value-type="float" office:value="41470.0104307998" calcext:value-type="float">
            <text:p>41470.0104307998</text:p>
          </table:table-cell>
          <table:table-cell table:style-name="ce8" table:formula="of:=[.$H$4]*[.$H$2]/([.$H$3]+[.C4])" office:value-type="float" office:value="0.799631407004167" calcext:value-type="float">
            <text:p>0.799631407</text:p>
          </table:table-cell>
          <table:table-cell table:style-name="ce11" table:formula="of:=1024*[.D4]/[.$H$7]" office:value-type="float" office:value="181.960569060504" calcext:value-type="float">
            <text:p>182</text:p>
          </table:table-cell>
          <table:table-cell table:style-name="ce7"/>
          <table:table-cell table:style-name="ce15" office:value-type="string" calcext:value-type="string">
            <text:p>R1</text:p>
          </table:table-cell>
          <table:table-cell table:style-name="ce15" office:value-type="float" office:value="9590" calcext:value-type="float">
            <text:p>9590</text:p>
          </table:table-cell>
          <table:table-cell table:number-columns-repeated="1016"/>
        </table:table-row>
        <table:table-row table:style-name="ro4">
          <table:table-cell table:style-name="ce3" table:formula="of:=[.B5]-273" office:value-type="float" office:value="-7" calcext:value-type="float">
            <text:p>-7</text:p>
          </table:table-cell>
          <table:table-cell table:style-name="ce6" office:value-type="float" office:value="266" calcext:value-type="float">
            <text:p>266</text:p>
          </table:table-cell>
          <table:table-cell table:style-name="ce6" table:formula="of:=[.$H$3]*EXP([.$H$5]*((1/[.B5])-(1/[.$H$6])))" office:value-type="float" office:value="39528.4419414153" calcext:value-type="float">
            <text:p>39528.4419414153</text:p>
          </table:table-cell>
          <table:table-cell table:style-name="ce8" table:formula="of:=[.$H$4]*[.$H$2]/([.$H$3]+[.C5])" office:value-type="float" office:value="0.830914660764061" calcext:value-type="float">
            <text:p>0.8309146608</text:p>
          </table:table-cell>
          <table:table-cell table:style-name="ce11" table:formula="of:=1024*[.D5]/[.$H$7]" office:value-type="float" office:value="189.079247249422" calcext:value-type="float">
            <text:p>189</text:p>
          </table:table-cell>
          <table:table-cell table:style-name="ce7"/>
          <table:table-cell table:style-name="ce15" office:value-type="string" calcext:value-type="string">
            <text:p>B</text:p>
          </table:table-cell>
          <table:table-cell table:style-name="ce15" office:value-type="float" office:value="3380" calcext:value-type="float">
            <text:p>3380</text:p>
          </table:table-cell>
          <table:table-cell table:number-columns-repeated="1016"/>
        </table:table-row>
        <table:table-row table:style-name="ro4">
          <table:table-cell table:style-name="ce3" table:formula="of:=[.B6]-273" office:value-type="float" office:value="-6" calcext:value-type="float">
            <text:p>-6</text:p>
          </table:table-cell>
          <table:table-cell table:style-name="ce6" office:value-type="float" office:value="267" calcext:value-type="float">
            <text:p>267</text:p>
          </table:table-cell>
          <table:table-cell table:style-name="ce6" table:formula="of:=[.$H$3]*EXP([.$H$5]*((1/[.B6])-(1/[.$H$6])))" office:value-type="float" office:value="37691.3104036766" calcext:value-type="float">
            <text:p>37691.3104036766</text:p>
          </table:table-cell>
          <table:table-cell table:style-name="ce8" table:formula="of:=[.$H$4]*[.$H$2]/([.$H$3]+[.C6])" office:value-type="float" office:value="0.862855603909694" calcext:value-type="float">
            <text:p>0.8628556039</text:p>
          </table:table-cell>
          <table:table-cell table:style-name="ce11" table:formula="of:=1024*[.D6]/[.$H$7]" office:value-type="float" office:value="196.347586311895" calcext:value-type="float">
            <text:p>196</text:p>
          </table:table-cell>
          <table:table-cell table:style-name="ce7"/>
          <table:table-cell table:style-name="ce15" office:value-type="string" calcext:value-type="string">
            <text:p>T0</text:p>
          </table:table-cell>
          <table:table-cell table:style-name="ce15" table:formula="of:=25+273" office:value-type="float" office:value="298" calcext:value-type="float">
            <text:p>298</text:p>
          </table:table-cell>
          <table:table-cell table:number-columns-repeated="1016"/>
        </table:table-row>
        <table:table-row table:style-name="ro4">
          <table:table-cell table:style-name="ce3" table:formula="of:=[.B7]-273" office:value-type="float" office:value="-5" calcext:value-type="float">
            <text:p>-5</text:p>
          </table:table-cell>
          <table:table-cell table:style-name="ce6" office:value-type="float" office:value="268" calcext:value-type="float">
            <text:p>268</text:p>
          </table:table-cell>
          <table:table-cell table:style-name="ce6" table:formula="of:=[.$H$3]*EXP([.$H$5]*((1/[.B7])-(1/[.$H$6])))" office:value-type="float" office:value="35952.3281611819" calcext:value-type="float">
            <text:p>35952.3281611819</text:p>
          </table:table-cell>
          <table:table-cell table:style-name="ce8" table:formula="of:=[.$H$4]*[.$H$2]/([.$H$3]+[.C7])" office:value-type="float" office:value="0.895437899592646" calcext:value-type="float">
            <text:p>0.8954378996</text:p>
          </table:table-cell>
          <table:table-cell table:style-name="ce11" table:formula="of:=1024*[.D7]/[.$H$7]" office:value-type="float" office:value="203.761868707304" calcext:value-type="float">
            <text:p>204</text:p>
          </table:table-cell>
          <table:table-cell table:style-name="ce7"/>
          <table:table-cell table:style-name="ce15" office:value-type="string" calcext:value-type="string">
            <text:p>Uref</text:p>
          </table:table-cell>
          <table:table-cell table:style-name="ce15" office:value-type="float" office:value="4.5" calcext:value-type="float">
            <text:p>4.5</text:p>
          </table:table-cell>
          <table:table-cell table:number-columns-repeated="1016"/>
        </table:table-row>
        <table:table-row table:style-name="ro4">
          <table:table-cell table:style-name="ce3" table:formula="of:=[.B8]-273" office:value-type="float" office:value="-4" calcext:value-type="float">
            <text:p>-4</text:p>
          </table:table-cell>
          <table:table-cell table:style-name="ce6" office:value-type="float" office:value="269" calcext:value-type="float">
            <text:p>269</text:p>
          </table:table-cell>
          <table:table-cell table:style-name="ce6" table:formula="of:=[.$H$3]*EXP([.$H$5]*((1/[.B8])-(1/[.$H$6])))" office:value-type="float" office:value="34305.6240339176" calcext:value-type="float">
            <text:p>34305.6240339176</text:p>
          </table:table-cell>
          <table:table-cell table:style-name="ce8" table:formula="of:=[.$H$4]*[.$H$2]/([.$H$3]+[.C8])" office:value-type="float" office:value="0.928643632358429" calcext:value-type="float">
            <text:p>0.9286436324</text:p>
          </table:table-cell>
          <table:table-cell table:style-name="ce11" table:formula="of:=1024*[.D8]/[.$H$7]" office:value-type="float" office:value="211.318017674451" calcext:value-type="float">
            <text:p>21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]-273" office:value-type="float" office:value="-3" calcext:value-type="float">
            <text:p>-3</text:p>
          </table:table-cell>
          <table:table-cell table:style-name="ce6" office:value-type="float" office:value="270" calcext:value-type="float">
            <text:p>270</text:p>
          </table:table-cell>
          <table:table-cell table:style-name="ce6" table:formula="of:=[.$H$3]*EXP([.$H$5]*((1/[.B9])-(1/[.$H$6])))" office:value-type="float" office:value="32745.7133412579" calcext:value-type="float">
            <text:p>32745.7133412579</text:p>
          </table:table-cell>
          <table:table-cell table:style-name="ce8" table:formula="of:=[.$H$4]*[.$H$2]/([.$H$3]+[.C9])" office:value-type="float" office:value="0.962453342101115" calcext:value-type="float">
            <text:p>0.9624533421</text:p>
          </table:table-cell>
          <table:table-cell table:style-name="ce11" table:formula="of:=1024*[.D9]/[.$H$7]" office:value-type="float" office:value="219.01160495812" calcext:value-type="float">
            <text:p>21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]-273" office:value-type="float" office:value="-2" calcext:value-type="float">
            <text:p>-2</text:p>
          </table:table-cell>
          <table:table-cell table:style-name="ce6" office:value-type="float" office:value="271" calcext:value-type="float">
            <text:p>271</text:p>
          </table:table-cell>
          <table:table-cell table:style-name="ce6" table:formula="of:=[.$H$3]*EXP([.$H$5]*((1/[.B10])-(1/[.$H$6])))" office:value-type="float" office:value="31267.4702477025" calcext:value-type="float">
            <text:p>31267.4702477025</text:p>
          </table:table-cell>
          <table:table-cell table:style-name="ce8" table:formula="of:=[.$H$4]*[.$H$2]/([.$H$3]+[.C10])" office:value-type="float" office:value="0.996846066560965" calcext:value-type="float">
            <text:p>0.9968460666</text:p>
          </table:table-cell>
          <table:table-cell table:style-name="ce11" table:formula="of:=1024*[.D10]/[.$H$7]" office:value-type="float" office:value="226.837860479651" calcext:value-type="float">
            <text:p>22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]-273" office:value-type="float" office:value="-1" calcext:value-type="float">
            <text:p>-1</text:p>
          </table:table-cell>
          <table:table-cell table:style-name="ce6" office:value-type="float" office:value="272" calcext:value-type="float">
            <text:p>272</text:p>
          </table:table-cell>
          <table:table-cell table:style-name="ce6" table:formula="of:=[.$H$3]*EXP([.$H$5]*((1/[.B11])-(1/[.$H$6])))" office:value-type="float" office:value="29866.1022390431" calcext:value-type="float">
            <text:p>29866.1022390431</text:p>
          </table:table-cell>
          <table:table-cell table:style-name="ce8" table:formula="of:=[.$H$4]*[.$H$2]/([.$H$3]+[.C11])" office:value-type="float" office:value="1.03179939222883" calcext:value-type="float">
            <text:p>1.0317993922</text:p>
          </table:table-cell>
          <table:table-cell table:style-name="ce11" table:formula="of:=1024*[.D11]/[.$H$7]" office:value-type="float" office:value="234.791683920516" calcext:value-type="float">
            <text:p>23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]-273" office:value-type="float" office:value="0" calcext:value-type="float">
            <text:p>0</text:p>
          </table:table-cell>
          <table:table-cell table:style-name="ce6" office:value-type="float" office:value="273" calcext:value-type="float">
            <text:p>273</text:p>
          </table:table-cell>
          <table:table-cell table:style-name="ce6" table:formula="of:=[.$H$3]*EXP([.$H$5]*((1/[.B12])-(1/[.$H$6])))" office:value-type="float" office:value="28537.126553557" calcext:value-type="float">
            <text:p>28537.126553557</text:p>
          </table:table-cell>
          <table:table-cell table:style-name="ce8" table:formula="of:=[.$H$4]*[.$H$2]/([.$H$3]+[.C12])" office:value-type="float" office:value="1.0672895134383" calcext:value-type="float">
            <text:p>1.0672895134</text:p>
          </table:table-cell>
          <table:table-cell table:style-name="ce11" table:formula="of:=1024*[.D12]/[.$H$7]" office:value-type="float" office:value="242.867658169072" calcext:value-type="float">
            <text:p>24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3]-273" office:value-type="float" office:value="1" calcext:value-type="float">
            <text:p>1</text:p>
          </table:table-cell>
          <table:table-cell table:style-name="ce6" office:value-type="float" office:value="274" calcext:value-type="float">
            <text:p>274</text:p>
          </table:table-cell>
          <table:table-cell table:style-name="ce6" table:formula="of:=[.$H$3]*EXP([.$H$5]*((1/[.B13])-(1/[.$H$6])))" office:value-type="float" office:value="27276.34840817" calcext:value-type="float">
            <text:p>27276.34840817</text:p>
          </table:table-cell>
          <table:table-cell table:style-name="ce8" table:formula="of:=[.$H$4]*[.$H$2]/([.$H$3]+[.C13])" office:value-type="float" office:value="1.10329129934443" calcext:value-type="float">
            <text:p>1.1032912993</text:p>
          </table:table-cell>
          <table:table-cell table:style-name="ce11" table:formula="of:=1024*[.D13]/[.$H$7]" office:value-type="float" office:value="251.060064561933" calcext:value-type="float">
            <text:p>25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4]-273" office:value-type="float" office:value="2" calcext:value-type="float">
            <text:p>2</text:p>
          </table:table-cell>
          <table:table-cell table:style-name="ce6" office:value-type="float" office:value="275" calcext:value-type="float">
            <text:p>275</text:p>
          </table:table-cell>
          <table:table-cell table:style-name="ce6" table:formula="of:=[.$H$3]*EXP([.$H$5]*((1/[.B14])-(1/[.$H$6])))" office:value-type="float" office:value="26079.8408734495" calcext:value-type="float">
            <text:p>26079.8408734495</text:p>
          </table:table-cell>
          <table:table-cell table:style-name="ce8" table:formula="of:=[.$H$4]*[.$H$2]/([.$H$3]+[.C14])" office:value-type="float" office:value="1.13977836840796" calcext:value-type="float">
            <text:p>1.1397783684</text:p>
          </table:table-cell>
          <table:table-cell table:style-name="ce11" table:formula="of:=1024*[.D14]/[.$H$7]" office:value-type="float" office:value="259.362899833279" calcext:value-type="float">
            <text:p>25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5]-273" office:value-type="float" office:value="3" calcext:value-type="float">
            <text:p>3</text:p>
          </table:table-cell>
          <table:table-cell table:style-name="ce6" office:value-type="float" office:value="276" calcext:value-type="float">
            <text:p>276</text:p>
          </table:table-cell>
          <table:table-cell table:style-name="ce6" table:formula="of:=[.$H$3]*EXP([.$H$5]*((1/[.B15])-(1/[.$H$6])))" office:value-type="float" office:value="24943.926263933" calcext:value-type="float">
            <text:p>24943.926263933</text:p>
          </table:table-cell>
          <table:table-cell table:style-name="ce8" table:formula="of:=[.$H$4]*[.$H$2]/([.$H$3]+[.C15])" office:value-type="float" office:value="1.17672316992748" calcext:value-type="float">
            <text:p>1.1767231699</text:p>
          </table:table-cell>
          <table:table-cell table:style-name="ce11" table:formula="of:=1024*[.D15]/[.$H$7]" office:value-type="float" office:value="267.769894667941" calcext:value-type="float">
            <text:p>26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6]-273" office:value-type="float" office:value="4" calcext:value-type="float">
            <text:p>4</text:p>
          </table:table-cell>
          <table:table-cell table:style-name="ce6" office:value-type="float" office:value="277" calcext:value-type="float">
            <text:p>277</text:p>
          </table:table-cell>
          <table:table-cell table:style-name="ce6" table:formula="of:=[.$H$3]*EXP([.$H$5]*((1/[.B16])-(1/[.$H$6])))" office:value-type="float" office:value="23865.1589217804" calcext:value-type="float">
            <text:p>23865.1589217804</text:p>
          </table:table-cell>
          <table:table-cell table:style-name="ce8" table:formula="of:=[.$H$4]*[.$H$2]/([.$H$3]+[.C16])" office:value-type="float" office:value="1.21409707208985" calcext:value-type="float">
            <text:p>1.2140970721</text:p>
          </table:table-cell>
          <table:table-cell table:style-name="ce11" table:formula="of:=1024*[.D16]/[.$H$7]" office:value-type="float" office:value="276.274533737779" calcext:value-type="float">
            <text:p>27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7]-273" office:value-type="float" office:value="5" calcext:value-type="float">
            <text:p>5</text:p>
          </table:table-cell>
          <table:table-cell table:style-name="ce6" office:value-type="float" office:value="278" calcext:value-type="float">
            <text:p>278</text:p>
          </table:table-cell>
          <table:table-cell table:style-name="ce6" table:formula="of:=[.$H$3]*EXP([.$H$5]*((1/[.B17])-(1/[.$H$6])))" office:value-type="float" office:value="22840.3092821824" calcext:value-type="float">
            <text:p>22840.3092821824</text:p>
          </table:table-cell>
          <table:table-cell table:style-name="ce8" table:formula="of:=[.$H$4]*[.$H$2]/([.$H$3]+[.C17])" office:value-type="float" office:value="1.25187045594333" calcext:value-type="float">
            <text:p>1.2518704559</text:p>
          </table:table-cell>
          <table:table-cell table:style-name="ce11" table:formula="of:=1024*[.D17]/[.$H$7]" office:value-type="float" office:value="284.870077085771" calcext:value-type="float">
            <text:p>28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8]-273" office:value-type="float" office:value="6" calcext:value-type="float">
            <text:p>6</text:p>
          </table:table-cell>
          <table:table-cell table:style-name="ce6" office:value-type="float" office:value="279" calcext:value-type="float">
            <text:p>279</text:p>
          </table:table-cell>
          <table:table-cell table:style-name="ce6" table:formula="of:=[.$H$3]*EXP([.$H$5]*((1/[.B18])-(1/[.$H$6])))" office:value-type="float" office:value="21866.3491184498" calcext:value-type="float">
            <text:p>21866.3491184498</text:p>
          </table:table-cell>
          <table:table-cell table:style-name="ce8" table:formula="of:=[.$H$4]*[.$H$2]/([.$H$3]+[.C18])" office:value-type="float" office:value="1.29001281463824" calcext:value-type="float">
            <text:p>1.2900128146</text:p>
          </table:table-cell>
          <table:table-cell table:style-name="ce11" table:formula="of:=1024*[.D18]/[.$H$7]" office:value-type="float" office:value="293.54958270879" calcext:value-type="float">
            <text:p>29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9]-273" office:value-type="float" office:value="7" calcext:value-type="float">
            <text:p>7</text:p>
          </table:table-cell>
          <table:table-cell table:style-name="ce6" office:value-type="float" office:value="280" calcext:value-type="float">
            <text:p>280</text:p>
          </table:table-cell>
          <table:table-cell table:style-name="ce6" table:formula="of:=[.$H$3]*EXP([.$H$5]*((1/[.B19])-(1/[.$H$6])))" office:value-type="float" office:value="20940.4378733538" calcext:value-type="float">
            <text:p>20940.4378733538</text:p>
          </table:table-cell>
          <table:table-cell table:style-name="ce8" table:formula="of:=[.$H$4]*[.$H$2]/([.$H$3]+[.C19])" office:value-type="float" office:value="1.32849285722864" calcext:value-type="float">
            <text:p>1.3284928572</text:p>
          </table:table-cell>
          <table:table-cell table:style-name="ce11" table:formula="of:=1024*[.D19]/[.$H$7]" office:value-type="float" office:value="302.305930178251" calcext:value-type="float">
            <text:p>30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0]-273" office:value-type="float" office:value="8" calcext:value-type="float">
            <text:p>8</text:p>
          </table:table-cell>
          <table:table-cell table:style-name="ce6" office:value-type="float" office:value="281" calcext:value-type="float">
            <text:p>281</text:p>
          </table:table-cell>
          <table:table-cell table:style-name="ce6" table:formula="of:=[.$H$3]*EXP([.$H$5]*((1/[.B20])-(1/[.$H$6])))" office:value-type="float" office:value="20059.9099911519" calcext:value-type="float">
            <text:p>20059.9099911519</text:p>
          </table:table-cell>
          <table:table-cell table:style-name="ce8" table:formula="of:=[.$H$4]*[.$H$2]/([.$H$3]+[.C20])" office:value-type="float" office:value="1.36727861628559" calcext:value-type="float">
            <text:p>1.3672786163</text:p>
          </table:table-cell>
          <table:table-cell table:style-name="ce11" table:formula="of:=1024*[.D20]/[.$H$7]" office:value-type="float" office:value="311.131845128098" calcext:value-type="float">
            <text:p>31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1]-273" office:value-type="float" office:value="9" calcext:value-type="float">
            <text:p>9</text:p>
          </table:table-cell>
          <table:table-cell table:style-name="ce6" office:value-type="float" office:value="282" calcext:value-type="float">
            <text:p>282</text:p>
          </table:table-cell>
          <table:table-cell table:style-name="ce6" table:formula="of:=[.$H$3]*EXP([.$H$5]*((1/[.B21])-(1/[.$H$6])))" office:value-type="float" office:value="19222.2631719022" calcext:value-type="float">
            <text:p>19222.2631719022</text:p>
          </table:table-cell>
          <table:table-cell table:style-name="ce8" table:formula="of:=[.$H$4]*[.$H$2]/([.$H$3]+[.C21])" office:value-type="float" office:value="1.40633755853863" calcext:value-type="float">
            <text:p>1.4063375585</text:p>
          </table:table-cell>
          <table:table-cell table:style-name="ce11" table:formula="of:=1024*[.D21]/[.$H$7]" office:value-type="float" office:value="320.019924431901" calcext:value-type="float">
            <text:p>32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2]-273" office:value-type="float" office:value="10" calcext:value-type="float">
            <text:p>10</text:p>
          </table:table-cell>
          <table:table-cell table:style-name="ce6" office:value-type="float" office:value="283" calcext:value-type="float">
            <text:p>283</text:p>
          </table:table-cell>
          <table:table-cell table:style-name="ce6" table:formula="of:=[.$H$3]*EXP([.$H$5]*((1/[.B22])-(1/[.$H$6])))" office:value-type="float" office:value="18425.1474762006" calcext:value-type="float">
            <text:p>18425.1474762006</text:p>
          </table:table-cell>
          <table:table-cell table:style-name="ce8" table:formula="of:=[.$H$4]*[.$H$2]/([.$H$3]+[.C22])" office:value-type="float" office:value="1.44563669773856" calcext:value-type="float">
            <text:p>1.4456366977</text:p>
          </table:table-cell>
          <table:table-cell table:style-name="ce11" table:formula="of:=1024*[.D22]/[.$H$7]" office:value-type="float" office:value="328.962661885396" calcext:value-type="float">
            <text:p>32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3]-273" office:value-type="float" office:value="11" calcext:value-type="float">
            <text:p>11</text:p>
          </table:table-cell>
          <table:table-cell table:style-name="ce6" office:value-type="float" office:value="284" calcext:value-type="float">
            <text:p>284</text:p>
          </table:table-cell>
          <table:table-cell table:style-name="ce6" table:formula="of:=[.$H$3]*EXP([.$H$5]*((1/[.B23])-(1/[.$H$6])))" office:value-type="float" office:value="17666.3552144315" calcext:value-type="float">
            <text:p>17666.3552144315</text:p>
          </table:table-cell>
          <table:table-cell table:style-name="ce8" table:formula="of:=[.$H$4]*[.$H$2]/([.$H$3]+[.C23])" office:value-type="float" office:value="1.48514270892015" calcext:value-type="float">
            <text:p>1.4851427089</text:p>
          </table:table-cell>
          <table:table-cell table:style-name="ce11" table:formula="of:=1024*[.D23]/[.$H$7]" office:value-type="float" office:value="337.952474207608" calcext:value-type="float">
            <text:p>33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4]-273" office:value-type="float" office:value="12" calcext:value-type="float">
            <text:p>12</text:p>
          </table:table-cell>
          <table:table-cell table:style-name="ce6" office:value-type="float" office:value="285" calcext:value-type="float">
            <text:p>285</text:p>
          </table:table-cell>
          <table:table-cell table:style-name="ce6" table:formula="of:=[.$H$3]*EXP([.$H$5]*((1/[.B24])-(1/[.$H$6])))" office:value-type="float" office:value="16943.8115600556" calcext:value-type="float">
            <text:p>16943.8115600556</text:p>
          </table:table-cell>
          <table:table-cell table:style-name="ce8" table:formula="of:=[.$H$4]*[.$H$2]/([.$H$3]+[.C24])" office:value-type="float" office:value="1.52482204323994" calcext:value-type="float">
            <text:p>1.5248220432</text:p>
          </table:table-cell>
          <table:table-cell table:style-name="ce11" table:formula="of:=1024*[.D24]/[.$H$7]" office:value-type="float" office:value="346.981727172823" calcext:value-type="float">
            <text:p>34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5]-273" office:value-type="float" office:value="13" calcext:value-type="float">
            <text:p>13</text:p>
          </table:table-cell>
          <table:table-cell table:style-name="ce6" office:value-type="float" office:value="286" calcext:value-type="float">
            <text:p>286</text:p>
          </table:table-cell>
          <table:table-cell table:style-name="ce6" table:formula="of:=[.$H$3]*EXP([.$H$5]*((1/[.B25])-(1/[.$H$6])))" office:value-type="float" office:value="16255.5658314195" calcext:value-type="float">
            <text:p>16255.5658314195</text:p>
          </table:table-cell>
          <table:table-cell table:style-name="ce8" table:formula="of:=[.$H$4]*[.$H$2]/([.$H$3]+[.C25])" office:value-type="float" office:value="1.56464104257021" calcext:value-type="float">
            <text:p>1.5646410426</text:p>
          </table:table-cell>
          <table:table-cell table:style-name="ce11" table:formula="of:=1024*[.D25]/[.$H$7]" office:value-type="float" office:value="356.042761687088" calcext:value-type="float">
            <text:p>35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6]-273" office:value-type="float" office:value="14" calcext:value-type="float">
            <text:p>14</text:p>
          </table:table-cell>
          <table:table-cell table:style-name="ce6" office:value-type="float" office:value="287" calcext:value-type="float">
            <text:p>287</text:p>
          </table:table-cell>
          <table:table-cell table:style-name="ce6" table:formula="of:=[.$H$3]*EXP([.$H$5]*((1/[.B26])-(1/[.$H$6])))" office:value-type="float" office:value="15599.7833910992" calcext:value-type="float">
            <text:p>15599.7833910992</text:p>
          </table:table-cell>
          <table:table-cell table:style-name="ce8" table:formula="of:=[.$H$4]*[.$H$2]/([.$H$3]+[.C26])" office:value-type="float" office:value="1.60456605304627" calcext:value-type="float">
            <text:p>1.604566053</text:p>
          </table:table-cell>
          <table:table-cell table:style-name="ce11" table:formula="of:=1024*[.D26]/[.$H$7]" office:value-type="float" office:value="365.127919626528" calcext:value-type="float">
            <text:p>36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7]-273" office:value-type="float" office:value="15" calcext:value-type="float">
            <text:p>15</text:p>
          </table:table-cell>
          <table:table-cell table:style-name="ce6" office:value-type="float" office:value="288" calcext:value-type="float">
            <text:p>288</text:p>
          </table:table-cell>
          <table:table-cell table:style-name="ce6" table:formula="of:=[.$H$3]*EXP([.$H$5]*((1/[.B27])-(1/[.$H$6])))" office:value-type="float" office:value="14974.7381159286" calcext:value-type="float">
            <text:p>14974.7381159286</text:p>
          </table:table-cell>
          <table:table-cell table:style-name="ce8" table:formula="of:=[.$H$4]*[.$H$2]/([.$H$3]+[.C27])" office:value-type="float" office:value="1.64456353678942" calcext:value-type="float">
            <text:p>1.6445635368</text:p>
          </table:table-cell>
          <table:table-cell table:style-name="ce11" table:formula="of:=1024*[.D27]/[.$H$7]" office:value-type="float" office:value="374.229569260526" calcext:value-type="float">
            <text:p>37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8]-273" office:value-type="float" office:value="16" calcext:value-type="float">
            <text:p>16</text:p>
          </table:table-cell>
          <table:table-cell table:style-name="ce6" office:value-type="float" office:value="289" calcext:value-type="float">
            <text:p>289</text:p>
          </table:table-cell>
          <table:table-cell table:style-name="ce6" table:formula="of:=[.$H$3]*EXP([.$H$5]*((1/[.B28])-(1/[.$H$6])))" office:value-type="float" office:value="14378.8053946481" calcext:value-type="float">
            <text:p>14378.8053946481</text:p>
          </table:table-cell>
          <table:table-cell table:style-name="ce8" table:formula="of:=[.$H$4]*[.$H$2]/([.$H$3]+[.C28])" office:value-type="float" office:value="1.68460018106177" calcext:value-type="float">
            <text:p>1.6846001811</text:p>
          </table:table-cell>
          <table:table-cell table:style-name="ce11" table:formula="of:=1024*[.D28]/[.$H$7]" office:value-type="float" office:value="383.3401300905" calcext:value-type="float">
            <text:p>38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9]-273" office:value-type="float" office:value="17" calcext:value-type="float">
            <text:p>17</text:p>
          </table:table-cell>
          <table:table-cell table:style-name="ce6" office:value-type="float" office:value="290" calcext:value-type="float">
            <text:p>290</text:p>
          </table:table-cell>
          <table:table-cell table:style-name="ce6" table:formula="of:=[.$H$3]*EXP([.$H$5]*((1/[.B29])-(1/[.$H$6])))" office:value-type="float" office:value="13810.4556135637" calcext:value-type="float">
            <text:p>13810.4556135637</text:p>
          </table:table-cell>
          <table:table-cell table:style-name="ce8" table:formula="of:=[.$H$4]*[.$H$2]/([.$H$3]+[.C29])" office:value-type="float" office:value="1.72464300415118" calcext:value-type="float">
            <text:p>1.7246430042</text:p>
          </table:table-cell>
          <table:table-cell table:style-name="ce11" table:formula="of:=1024*[.D29]/[.$H$7]" office:value-type="float" office:value="392.452096944625" calcext:value-type="float">
            <text:p>39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0]-273" office:value-type="float" office:value="18" calcext:value-type="float">
            <text:p>18</text:p>
          </table:table-cell>
          <table:table-cell table:style-name="ce6" office:value-type="float" office:value="291" calcext:value-type="float">
            <text:p>291</text:p>
          </table:table-cell>
          <table:table-cell table:style-name="ce6" table:formula="of:=[.$H$3]*EXP([.$H$5]*((1/[.B30])-(1/[.$H$6])))" office:value-type="float" office:value="13268.2480937769" calcext:value-type="float">
            <text:p>13268.2480937769</text:p>
          </table:table-cell>
          <table:table-cell table:style-name="ce8" table:formula="of:=[.$H$4]*[.$H$2]/([.$H$3]+[.C30])" office:value-type="float" office:value="1.76465945733355" calcext:value-type="float">
            <text:p>1.7646594573</text:p>
          </table:table-cell>
          <table:table-cell table:style-name="ce11" table:formula="of:=1024*[.D30]/[.$H$7]" office:value-type="float" office:value="401.5580631799" calcext:value-type="float">
            <text:p>40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1]-273" office:value-type="float" office:value="19" calcext:value-type="float">
            <text:p>19</text:p>
          </table:table-cell>
          <table:table-cell table:style-name="ce6" office:value-type="float" office:value="292" calcext:value-type="float">
            <text:p>292</text:p>
          </table:table-cell>
          <table:table-cell table:style-name="ce6" table:formula="of:=[.$H$3]*EXP([.$H$5]*((1/[.B31])-(1/[.$H$6])))" office:value-type="float" office:value="12750.825446439" calcext:value-type="float">
            <text:p>12750.825446439</text:p>
          </table:table-cell>
          <table:table-cell table:style-name="ce8" table:formula="of:=[.$H$4]*[.$H$2]/([.$H$3]+[.C31])" office:value-type="float" office:value="1.80461752231477" calcext:value-type="float">
            <text:p>1.8046175223</text:p>
          </table:table-cell>
          <table:table-cell table:style-name="ce11" table:formula="of:=1024*[.D31]/[.$H$7]" office:value-type="float" office:value="410.650742855627" calcext:value-type="float">
            <text:p>41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2]-273" office:value-type="float" office:value="20" calcext:value-type="float">
            <text:p>20</text:p>
          </table:table-cell>
          <table:table-cell table:style-name="ce6" office:value-type="float" office:value="293" calcext:value-type="float">
            <text:p>293</text:p>
          </table:table-cell>
          <table:table-cell table:style-name="ce6" table:formula="of:=[.$H$3]*EXP([.$H$5]*((1/[.B32])-(1/[.$H$6])))" office:value-type="float" office:value="12256.9083151388" calcext:value-type="float">
            <text:p>12256.9083151388</text:p>
          </table:table-cell>
          <table:table-cell table:style-name="ce8" table:formula="of:=[.$H$4]*[.$H$2]/([.$H$3]+[.C32])" office:value-type="float" office:value="1.84448580361519" calcext:value-type="float">
            <text:p>1.8444858036</text:p>
          </table:table-cell>
          <table:table-cell table:style-name="ce11" table:formula="of:=1024*[.D32]/[.$H$7]" office:value-type="float" office:value="419.722991755991" calcext:value-type="float">
            <text:p>42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3]-273" office:value-type="float" office:value="21" calcext:value-type="float">
            <text:p>21</text:p>
          </table:table-cell>
          <table:table-cell table:style-name="ce6" office:value-type="float" office:value="294" calcext:value-type="float">
            <text:p>294</text:p>
          </table:table-cell>
          <table:table-cell table:style-name="ce6" table:formula="of:=[.$H$3]*EXP([.$H$5]*((1/[.B33])-(1/[.$H$6])))" office:value-type="float" office:value="11785.2904769632" calcext:value-type="float">
            <text:p>11785.2904769632</text:p>
          </table:table-cell>
          <table:table-cell table:style-name="ce8" table:formula="of:=[.$H$4]*[.$H$2]/([.$H$3]+[.C33])" office:value-type="float" office:value="1.88423361542341" calcext:value-type="float">
            <text:p>1.8842336154</text:p>
          </table:table-cell>
          <table:table-cell table:style-name="ce11" table:formula="of:=1024*[.D33]/[.$H$7]" office:value-type="float" office:value="428.767827154128" calcext:value-type="float">
            <text:p>42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4]-273" office:value-type="float" office:value="22" calcext:value-type="float">
            <text:p>22</text:p>
          </table:table-cell>
          <table:table-cell table:style-name="ce6" office:value-type="float" office:value="295" calcext:value-type="float">
            <text:p>295</text:p>
          </table:table-cell>
          <table:table-cell table:style-name="ce6" table:formula="of:=[.$H$3]*EXP([.$H$5]*((1/[.B34])-(1/[.$H$6])))" office:value-type="float" office:value="11334.8342759982" calcext:value-type="float">
            <text:p>11334.8342759982</text:p>
          </table:table-cell>
          <table:table-cell table:style-name="ce8" table:formula="of:=[.$H$4]*[.$H$2]/([.$H$3]+[.C34])" office:value-type="float" office:value="1.92383106251376" calcext:value-type="float">
            <text:p>1.9238310625</text:p>
          </table:table-cell>
          <table:table-cell table:style-name="ce11" table:formula="of:=1024*[.D34]/[.$H$7]" office:value-type="float" office:value="437.778446225354" calcext:value-type="float">
            <text:p>43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5]-273" office:value-type="float" office:value="23" calcext:value-type="float">
            <text:p>23</text:p>
          </table:table-cell>
          <table:table-cell table:style-name="ce6" office:value-type="float" office:value="296" calcext:value-type="float">
            <text:p>296</text:p>
          </table:table-cell>
          <table:table-cell table:style-name="ce6" table:formula="of:=[.$H$3]*EXP([.$H$5]*((1/[.B35])-(1/[.$H$6])))" office:value-type="float" office:value="10904.4663650819" calcext:value-type="float">
            <text:p>10904.4663650819</text:p>
          </table:table-cell>
          <table:table-cell table:style-name="ce8" table:formula="of:=[.$H$4]*[.$H$2]/([.$H$3]+[.C35])" office:value-type="float" office:value="1.96324911489077" calcext:value-type="float">
            <text:p>1.9632491149</text:p>
          </table:table-cell>
          <table:table-cell table:style-name="ce11" table:formula="of:=1024*[.D35]/[.$H$7]" office:value-type="float" office:value="446.748243032922" calcext:value-type="float">
            <text:p>44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6]-273" office:value-type="float" office:value="24" calcext:value-type="float">
            <text:p>24</text:p>
          </table:table-cell>
          <table:table-cell table:style-name="ce6" office:value-type="float" office:value="297" calcext:value-type="float">
            <text:p>297</text:p>
          </table:table-cell>
          <table:table-cell table:style-name="ce6" table:formula="of:=[.$H$3]*EXP([.$H$5]*((1/[.B36])-(1/[.$H$6])))" office:value-type="float" office:value="10493.1737334956" calcext:value-type="float">
            <text:p>10493.1737334956</text:p>
          </table:table-cell>
          <table:table-cell table:style-name="ce8" table:formula="of:=[.$H$4]*[.$H$2]/([.$H$3]+[.C36])" office:value-type="float" office:value="2.00245967589378" calcext:value-type="float">
            <text:p>2.0024596759</text:p>
          </table:table-cell>
          <table:table-cell table:style-name="ce11" table:formula="of:=1024*[.D36]/[.$H$7]" office:value-type="float" office:value="455.670824025608" calcext:value-type="float">
            <text:p>45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7]-273" office:value-type="float" office:value="25" calcext:value-type="float">
            <text:p>25</text:p>
          </table:table-cell>
          <table:table-cell table:style-name="ce6" office:value-type="float" office:value="298" calcext:value-type="float">
            <text:p>298</text:p>
          </table:table-cell>
          <table:table-cell table:style-name="ce6" table:formula="of:=[.$H$3]*EXP([.$H$5]*((1/[.B37])-(1/[.$H$6])))" office:value-type="float" office:value="10100" calcext:value-type="float">
            <text:p>10100</text:p>
          </table:table-cell>
          <table:table-cell table:style-name="ce8" table:formula="of:=[.$H$4]*[.$H$2]/([.$H$3]+[.C37])" office:value-type="float" office:value="2.04143564356436" calcext:value-type="float">
            <text:p>2.0414356436</text:p>
          </table:table-cell>
          <table:table-cell table:style-name="ce11" table:formula="of:=1024*[.D37]/[.$H$7]" office:value-type="float" office:value="464.5400220022" calcext:value-type="float">
            <text:p>46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8]-273" office:value-type="float" office:value="26" calcext:value-type="float">
            <text:p>26</text:p>
          </table:table-cell>
          <table:table-cell table:style-name="ce6" office:value-type="float" office:value="299" calcext:value-type="float">
            <text:p>299</text:p>
          </table:table-cell>
          <table:table-cell table:style-name="ce6" table:formula="of:=[.$H$3]*EXP([.$H$5]*((1/[.B38])-(1/[.$H$6])))" office:value-type="float" office:value="9724.04195220428" calcext:value-type="float">
            <text:p>9724.0419522043</text:p>
          </table:table-cell>
          <table:table-cell table:style-name="ce8" table:formula="of:=[.$H$4]*[.$H$2]/([.$H$3]+[.C38])" office:value-type="float" office:value="2.08015096514739" calcext:value-type="float">
            <text:p>2.0801509651</text:p>
          </table:table-cell>
          <table:table-cell table:style-name="ce11" table:formula="of:=1024*[.D38]/[.$H$7]" office:value-type="float" office:value="473.349908513538" calcext:value-type="float">
            <text:p>47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9]-273" office:value-type="float" office:value="27" calcext:value-type="float">
            <text:p>27</text:p>
          </table:table-cell>
          <table:table-cell table:style-name="ce6" office:value-type="float" office:value="300" calcext:value-type="float">
            <text:p>300</text:p>
          </table:table-cell>
          <table:table-cell table:style-name="ce6" table:formula="of:=[.$H$3]*EXP([.$H$5]*((1/[.B39])-(1/[.$H$6])))" office:value-type="float" office:value="9364.44631470662" calcext:value-type="float">
            <text:p>9364.4463147066</text:p>
          </table:table-cell>
          <table:table-cell table:style-name="ce8" table:formula="of:=[.$H$4]*[.$H$2]/([.$H$3]+[.C39])" office:value-type="float" office:value="2.11858068466314" calcext:value-type="float">
            <text:p>2.1185806847</text:p>
          </table:table-cell>
          <table:table-cell table:style-name="ce11" table:formula="of:=1024*[.D39]/[.$H$7]" office:value-type="float" office:value="482.094804687789" calcext:value-type="float">
            <text:p>48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0]-273" office:value-type="float" office:value="28" calcext:value-type="float">
            <text:p>28</text:p>
          </table:table-cell>
          <table:table-cell table:style-name="ce6" office:value-type="float" office:value="301" calcext:value-type="float">
            <text:p>301</text:p>
          </table:table-cell>
          <table:table-cell table:style-name="ce6" table:formula="of:=[.$H$3]*EXP([.$H$5]*((1/[.B40])-(1/[.$H$6])))" office:value-type="float" office:value="9020.40672977989" calcext:value-type="float">
            <text:p>9020.4067297799</text:p>
          </table:table-cell>
          <table:table-cell table:style-name="ce8" table:formula="of:=[.$H$4]*[.$H$2]/([.$H$3]+[.C40])" office:value-type="float" office:value="2.1567009835504" calcext:value-type="float">
            <text:p>2.1567009836</text:p>
          </table:table-cell>
          <table:table-cell table:style-name="ce11" table:formula="of:=1024*[.D40]/[.$H$7]" office:value-type="float" office:value="490.769290479025" calcext:value-type="float">
            <text:p>49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1]-273" office:value-type="float" office:value="29" calcext:value-type="float">
            <text:p>29</text:p>
          </table:table-cell>
          <table:table-cell table:style-name="ce6" office:value-type="float" office:value="302" calcext:value-type="float">
            <text:p>302</text:p>
          </table:table-cell>
          <table:table-cell table:style-name="ce6" table:formula="of:=[.$H$3]*EXP([.$H$5]*((1/[.B41])-(1/[.$H$6])))" office:value-type="float" office:value="8691.16093560256" calcext:value-type="float">
            <text:p>8691.1609356026</text:p>
          </table:table-cell>
          <table:table-cell table:style-name="ce8" table:formula="of:=[.$H$4]*[.$H$2]/([.$H$3]+[.C41])" office:value-type="float" office:value="2.19448921444074" calcext:value-type="float">
            <text:p>2.1944892144</text:p>
          </table:table-cell>
          <table:table-cell table:style-name="ce11" table:formula="of:=1024*[.D41]/[.$H$7]" office:value-type="float" office:value="499.368212352738" calcext:value-type="float">
            <text:p>49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2]-273" office:value-type="float" office:value="30" calcext:value-type="float">
            <text:p>30</text:p>
          </table:table-cell>
          <table:table-cell table:style-name="ce6" office:value-type="float" office:value="303" calcext:value-type="float">
            <text:p>303</text:p>
          </table:table-cell>
          <table:table-cell table:style-name="ce6" table:formula="of:=[.$H$3]*EXP([.$H$5]*((1/[.B42])-(1/[.$H$6])))" office:value-type="float" office:value="8375.98812816338" calcext:value-type="float">
            <text:p>8375.9881281634</text:p>
          </table:table-cell>
          <table:table-cell table:style-name="ce8" table:formula="of:=[.$H$4]*[.$H$2]/([.$H$3]+[.C42])" office:value-type="float" office:value="2.23192392817906" calcext:value-type="float">
            <text:p>2.2319239282</text:p>
          </table:table-cell>
          <table:table-cell table:style-name="ce11" table:formula="of:=1024*[.D42]/[.$H$7]" office:value-type="float" office:value="507.886689434523" calcext:value-type="float">
            <text:p>50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3]-273" office:value-type="float" office:value="31" calcext:value-type="float">
            <text:p>31</text:p>
          </table:table-cell>
          <table:table-cell table:style-name="ce6" office:value-type="float" office:value="304" calcext:value-type="float">
            <text:p>304</text:p>
          </table:table-cell>
          <table:table-cell table:style-name="ce6" table:formula="of:=[.$H$3]*EXP([.$H$5]*((1/[.B43])-(1/[.$H$6])))" office:value-type="float" office:value="8074.20649400697" calcext:value-type="float">
            <text:p>8074.206494007</text:p>
          </table:table-cell>
          <table:table-cell table:style-name="ce8" table:formula="of:=[.$H$4]*[.$H$2]/([.$H$3]+[.C43])" office:value-type="float" office:value="2.26898489425649" calcext:value-type="float">
            <text:p>2.2689848943</text:p>
          </table:table-cell>
          <table:table-cell table:style-name="ce11" table:formula="of:=1024*[.D43]/[.$H$7]" office:value-type="float" office:value="516.320118159699" calcext:value-type="float">
            <text:p>51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4]-273" office:value-type="float" office:value="32" calcext:value-type="float">
            <text:p>32</text:p>
          </table:table-cell>
          <table:table-cell table:style-name="ce6" office:value-type="float" office:value="305" calcext:value-type="float">
            <text:p>305</text:p>
          </table:table-cell>
          <table:table-cell table:style-name="ce6" table:formula="of:=[.$H$3]*EXP([.$H$5]*((1/[.B44])-(1/[.$H$6])))" office:value-type="float" office:value="7785.17090194336" calcext:value-type="float">
            <text:p>7785.1709019434</text:p>
          </table:table-cell>
          <table:table-cell table:style-name="ce8" table:formula="of:=[.$H$4]*[.$H$2]/([.$H$3]+[.C44])" office:value-type="float" office:value="2.30565311486732" calcext:value-type="float">
            <text:p>2.3056531149</text:p>
          </table:table-cell>
          <table:table-cell table:style-name="ce11" table:formula="of:=1024*[.D44]/[.$H$7]" office:value-type="float" office:value="524.664175472029" calcext:value-type="float">
            <text:p>52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5]-273" office:value-type="float" office:value="33" calcext:value-type="float">
            <text:p>33</text:p>
          </table:table-cell>
          <table:table-cell table:style-name="ce6" office:value-type="float" office:value="306" calcext:value-type="float">
            <text:p>306</text:p>
          </table:table-cell>
          <table:table-cell table:style-name="ce6" table:formula="of:=[.$H$3]*EXP([.$H$5]*((1/[.B45])-(1/[.$H$6])))" office:value-type="float" office:value="7508.27074272514" calcext:value-type="float">
            <text:p>7508.2707427251</text:p>
          </table:table-cell>
          <table:table-cell table:style-name="ce8" table:formula="of:=[.$H$4]*[.$H$2]/([.$H$3]+[.C45])" office:value-type="float" office:value="2.34191083284184" calcext:value-type="float">
            <text:p>2.3419108328</text:p>
          </table:table-cell>
          <table:table-cell table:style-name="ce11" table:formula="of:=1024*[.D45]/[.$H$7]" office:value-type="float" office:value="532.914820628898" calcext:value-type="float">
            <text:p>53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6]-273" office:value-type="float" office:value="34" calcext:value-type="float">
            <text:p>34</text:p>
          </table:table-cell>
          <table:table-cell table:style-name="ce6" office:value-type="float" office:value="307" calcext:value-type="float">
            <text:p>307</text:p>
          </table:table-cell>
          <table:table-cell table:style-name="ce6" table:formula="of:=[.$H$3]*EXP([.$H$5]*((1/[.B46])-(1/[.$H$6])))" office:value-type="float" office:value="7242.92790650699" calcext:value-type="float">
            <text:p>7242.927906507</text:p>
          </table:table-cell>
          <table:table-cell table:style-name="ce8" table:formula="of:=[.$H$4]*[.$H$2]/([.$H$3]+[.C46])" office:value-type="float" office:value="2.3777415337423" calcext:value-type="float">
            <text:p>2.3777415337</text:p>
          </table:table-cell>
          <table:table-cell table:style-name="ce11" table:formula="of:=1024*[.D46]/[.$H$7]" office:value-type="float" office:value="541.068295678247" calcext:value-type="float">
            <text:p>54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7]-273" office:value-type="float" office:value="35" calcext:value-type="float">
            <text:p>35</text:p>
          </table:table-cell>
          <table:table-cell table:style-name="ce6" office:value-type="float" office:value="308" calcext:value-type="float">
            <text:p>308</text:p>
          </table:table-cell>
          <table:table-cell table:style-name="ce6" table:formula="of:=[.$H$3]*EXP([.$H$5]*((1/[.B47])-(1/[.$H$6])))" office:value-type="float" office:value="6988.59488865036" calcext:value-type="float">
            <text:p>6988.5948886504</text:p>
          </table:table-cell>
          <table:table-cell table:style-name="ce8" table:formula="of:=[.$H$4]*[.$H$2]/([.$H$3]+[.C47])" office:value-type="float" office:value="2.41312994243828" calcext:value-type="float">
            <text:p>2.4131299424</text:p>
          </table:table-cell>
          <table:table-cell table:style-name="ce11" table:formula="of:=1024*[.D47]/[.$H$7]" office:value-type="float" office:value="549.12112467929" calcext:value-type="float">
            <text:p>549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3" table:formula="of:=[.B48]-273" office:value-type="float" office:value="36" calcext:value-type="float">
            <text:p>36</text:p>
          </table:table-cell>
          <table:table-cell table:style-name="ce6" office:value-type="float" office:value="309" calcext:value-type="float">
            <text:p>309</text:p>
          </table:table-cell>
          <table:table-cell table:style-name="ce6" table:formula="of:=[.$H$3]*EXP([.$H$5]*((1/[.B48])-(1/[.$H$6])))" office:value-type="float" office:value="6744.75301512534" calcext:value-type="float">
            <text:p>6744.7530151253</text:p>
          </table:table-cell>
          <table:table-cell table:style-name="ce8" table:formula="of:=[.$H$4]*[.$H$2]/([.$H$3]+[.C48])" office:value-type="float" office:value="2.44806201450221" calcext:value-type="float">
            <text:p>2.4480620145</text:p>
          </table:table-cell>
          <table:table-cell table:style-name="ce11" table:formula="of:=1024*[.D48]/[.$H$7]" office:value-type="float" office:value="557.070111744504" calcext:value-type="float">
            <text:p>55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9]-273" office:value-type="float" office:value="37" calcext:value-type="float">
            <text:p>37</text:p>
          </table:table-cell>
          <table:table-cell table:style-name="ce6" office:value-type="float" office:value="310" calcext:value-type="float">
            <text:p>310</text:p>
          </table:table-cell>
          <table:table-cell table:style-name="ce6" table:formula="of:=[.$H$3]*EXP([.$H$5]*((1/[.B49])-(1/[.$H$6])))" office:value-type="float" office:value="6510.91077939821" calcext:value-type="float">
            <text:p>6510.9107793982</text:p>
          </table:table-cell>
          <table:table-cell table:style-name="ce8" table:formula="of:=[.$H$4]*[.$H$2]/([.$H$3]+[.C49])" office:value-type="float" office:value="2.48252492278415" calcext:value-type="float">
            <text:p>2.4825249228</text:p>
          </table:table-cell>
          <table:table-cell table:style-name="ce11" table:formula="of:=1024*[.D49]/[.$H$7]" office:value-type="float" office:value="564.912337984661" calcext:value-type="float">
            <text:p>56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0]-273" office:value-type="float" office:value="38" calcext:value-type="float">
            <text:p>38</text:p>
          </table:table-cell>
          <table:table-cell table:style-name="ce6" office:value-type="float" office:value="311" calcext:value-type="float">
            <text:p>311</text:p>
          </table:table-cell>
          <table:table-cell table:style-name="ce6" table:formula="of:=[.$H$3]*EXP([.$H$5]*((1/[.B50])-(1/[.$H$6])))" office:value-type="float" office:value="6286.60228327987" calcext:value-type="float">
            <text:p>6286.6022832799</text:p>
          </table:table-cell>
          <table:table-cell table:style-name="ce8" table:formula="of:=[.$H$4]*[.$H$2]/([.$H$3]+[.C50])" office:value-type="float" office:value="2.51650703953902" calcext:value-type="float">
            <text:p>2.5165070395</text:p>
          </table:table-cell>
          <table:table-cell table:style-name="ce11" table:formula="of:=1024*[.D50]/[.$H$7]" office:value-type="float" office:value="572.645157441768" calcext:value-type="float">
            <text:p>57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1]-273" office:value-type="float" office:value="39" calcext:value-type="float">
            <text:p>39</text:p>
          </table:table-cell>
          <table:table-cell table:style-name="ce6" office:value-type="float" office:value="312" calcext:value-type="float">
            <text:p>312</text:p>
          </table:table-cell>
          <table:table-cell table:style-name="ce6" table:formula="of:=[.$H$3]*EXP([.$H$5]*((1/[.B51])-(1/[.$H$6])))" office:value-type="float" office:value="6071.38577475247" calcext:value-type="float">
            <text:p>6071.3857747525</text:p>
          </table:table-cell>
          <table:table-cell table:style-name="ce8" table:formula="of:=[.$H$4]*[.$H$2]/([.$H$3]+[.C51])" office:value-type="float" office:value="2.54999791448802" calcext:value-type="float">
            <text:p>2.5499979145</text:p>
          </table:table-cell>
          <table:table-cell table:style-name="ce11" table:formula="of:=1024*[.D51]/[.$H$7]" office:value-type="float" office:value="580.266192096829" calcext:value-type="float">
            <text:p>58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2]-273" office:value-type="float" office:value="40" calcext:value-type="float">
            <text:p>40</text:p>
          </table:table-cell>
          <table:table-cell table:style-name="ce6" office:value-type="float" office:value="313" calcext:value-type="float">
            <text:p>313</text:p>
          </table:table-cell>
          <table:table-cell table:style-name="ce6" table:formula="of:=[.$H$3]*EXP([.$H$5]*((1/[.B52])-(1/[.$H$6])))" office:value-type="float" office:value="5864.84227629209" calcext:value-type="float">
            <text:p>5864.8422762921</text:p>
          </table:table-cell>
          <table:table-cell table:style-name="ce8" table:formula="of:=[.$H$4]*[.$H$2]/([.$H$3]+[.C52])" office:value-type="float" office:value="2.58298824920039" calcext:value-type="float">
            <text:p>2.5829882492</text:p>
          </table:table-cell>
          <table:table-cell table:style-name="ce11" table:formula="of:=1024*[.D52]/[.$H$7]" office:value-type="float" office:value="587.773326040266" calcext:value-type="float">
            <text:p>58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3]-273" office:value-type="float" office:value="41" calcext:value-type="float">
            <text:p>41</text:p>
          </table:table-cell>
          <table:table-cell table:style-name="ce6" office:value-type="float" office:value="314" calcext:value-type="float">
            <text:p>314</text:p>
          </table:table-cell>
          <table:table-cell table:style-name="ce6" table:formula="of:=[.$H$3]*EXP([.$H$5]*((1/[.B53])-(1/[.$H$6])))" office:value-type="float" office:value="5666.57429766767" calcext:value-type="float">
            <text:p>5666.5742976677</text:p>
          </table:table-cell>
          <table:table-cell table:style-name="ce8" table:formula="of:=[.$H$4]*[.$H$2]/([.$H$3]+[.C53])" office:value-type="float" office:value="2.61546986818184" calcext:value-type="float">
            <text:p>2.6154698682</text:p>
          </table:table-cell>
          <table:table-cell table:style-name="ce11" table:formula="of:=1024*[.D53]/[.$H$7]" office:value-type="float" office:value="595.164698892934" calcext:value-type="float">
            <text:p>59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4]-273" office:value-type="float" office:value="42" calcext:value-type="float">
            <text:p>42</text:p>
          </table:table-cell>
          <table:table-cell table:style-name="ce6" office:value-type="float" office:value="315" calcext:value-type="float">
            <text:p>315</text:p>
          </table:table-cell>
          <table:table-cell table:style-name="ce6" table:formula="of:=[.$H$3]*EXP([.$H$5]*((1/[.B54])-(1/[.$H$6])))" office:value-type="float" office:value="5476.20462762404" calcext:value-type="float">
            <text:p>5476.204627624</text:p>
          </table:table-cell>
          <table:table-cell table:style-name="ce8" table:formula="of:=[.$H$4]*[.$H$2]/([.$H$3]+[.C54])" office:value-type="float" office:value="2.64743568705223" calcext:value-type="float">
            <text:p>2.6474356871</text:p>
          </table:table-cell>
          <table:table-cell table:style-name="ce11" table:formula="of:=1024*[.D54]/[.$H$7]" office:value-type="float" office:value="602.438698564775" calcext:value-type="float">
            <text:p>60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5]-273" office:value-type="float" office:value="43" calcext:value-type="float">
            <text:p>43</text:p>
          </table:table-cell>
          <table:table-cell table:style-name="ce6" office:value-type="float" office:value="316" calcext:value-type="float">
            <text:p>316</text:p>
          </table:table-cell>
          <table:table-cell table:style-name="ce6" table:formula="of:=[.$H$3]*EXP([.$H$5]*((1/[.B55])-(1/[.$H$6])))" office:value-type="float" office:value="5293.37519925179" calcext:value-type="float">
            <text:p>5293.3751992518</text:p>
          </table:table-cell>
          <table:table-cell table:style-name="ce8" table:formula="of:=[.$H$4]*[.$H$2]/([.$H$3]+[.C55])" office:value-type="float" office:value="2.67887967818808" calcext:value-type="float">
            <text:p>2.6788796782</text:p>
          </table:table-cell>
          <table:table-cell table:style-name="ce11" table:formula="of:=1024*[.D55]/[.$H$7]" office:value-type="float" office:value="609.593953436576" calcext:value-type="float">
            <text:p>61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6]-273" office:value-type="float" office:value="44" calcext:value-type="float">
            <text:p>44</text:p>
          </table:table-cell>
          <table:table-cell table:style-name="ce6" office:value-type="float" office:value="317" calcext:value-type="float">
            <text:p>317</text:p>
          </table:table-cell>
          <table:table-cell table:style-name="ce6" table:formula="of:=[.$H$3]*EXP([.$H$5]*((1/[.B56])-(1/[.$H$6])))" office:value-type="float" office:value="5117.74602421263" calcext:value-type="float">
            <text:p>5117.7460242126</text:p>
          </table:table-cell>
          <table:table-cell table:style-name="ce8" table:formula="of:=[.$H$4]*[.$H$2]/([.$H$3]+[.C56])" office:value-type="float" office:value="2.70979683419533" calcext:value-type="float">
            <text:p>2.7097968342</text:p>
          </table:table-cell>
          <table:table-cell table:style-name="ce11" table:formula="of:=1024*[.D56]/[.$H$7]" office:value-type="float" office:value="616.629324048005" calcext:value-type="float">
            <text:p>61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7]-273" office:value-type="float" office:value="45" calcext:value-type="float">
            <text:p>45</text:p>
          </table:table-cell>
          <table:table-cell table:style-name="ce6" office:value-type="float" office:value="318" calcext:value-type="float">
            <text:p>318</text:p>
          </table:table-cell>
          <table:table-cell table:style-name="ce6" table:formula="of:=[.$H$3]*EXP([.$H$5]*((1/[.B57])-(1/[.$H$6])))" office:value-type="float" office:value="4948.99419132696" calcext:value-type="float">
            <text:p>4948.994191327</text:p>
          </table:table-cell>
          <table:table-cell table:style-name="ce8" table:formula="of:=[.$H$4]*[.$H$2]/([.$H$3]+[.C57])" office:value-type="float" office:value="2.74018312956528" calcext:value-type="float">
            <text:p>2.7401831296</text:p>
          </table:table-cell>
          <table:table-cell table:style-name="ce11" table:formula="of:=1024*[.D57]/[.$H$7]" office:value-type="float" office:value="623.543894372188" calcext:value-type="float">
            <text:p>62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8]-273" office:value-type="float" office:value="46" calcext:value-type="float">
            <text:p>46</text:p>
          </table:table-cell>
          <table:table-cell table:style-name="ce6" office:value-type="float" office:value="319" calcext:value-type="float">
            <text:p>319</text:p>
          </table:table-cell>
          <table:table-cell table:style-name="ce6" table:formula="of:=[.$H$3]*EXP([.$H$5]*((1/[.B58])-(1/[.$H$6])))" office:value-type="float" office:value="4786.8129253435" calcext:value-type="float">
            <text:p>4786.8129253435</text:p>
          </table:table-cell>
          <table:table-cell table:style-name="ce8" table:formula="of:=[.$H$4]*[.$H$2]/([.$H$3]+[.C58])" office:value-type="float" office:value="2.77003548085149" calcext:value-type="float">
            <text:p>2.7700354809</text:p>
          </table:table-cell>
          <table:table-cell table:style-name="ce11" table:formula="of:=1024*[.D58]/[.$H$7]" office:value-type="float" office:value="630.33696275376" calcext:value-type="float">
            <text:p>63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9]-273" office:value-type="float" office:value="47" calcext:value-type="float">
            <text:p>47</text:p>
          </table:table-cell>
          <table:table-cell table:style-name="ce6" office:value-type="float" office:value="320" calcext:value-type="float">
            <text:p>320</text:p>
          </table:table-cell>
          <table:table-cell table:style-name="ce6" table:formula="of:=[.$H$3]*EXP([.$H$5]*((1/[.B59])-(1/[.$H$6])))" office:value-type="float" office:value="4630.91070200099" calcext:value-type="float">
            <text:p>4630.910702001</text:p>
          </table:table-cell>
          <table:table-cell table:style-name="ce8" table:formula="of:=[.$H$4]*[.$H$2]/([.$H$3]+[.C59])" office:value-type="float" office:value="2.79935170568908" calcext:value-type="float">
            <text:p>2.7993517057</text:p>
          </table:table-cell>
          <table:table-cell table:style-name="ce11" table:formula="of:=1024*[.D59]/[.$H$7]" office:value-type="float" office:value="637.008032583471" calcext:value-type="float">
            <text:p>63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0]-273" office:value-type="float" office:value="48" calcext:value-type="float">
            <text:p>48</text:p>
          </table:table-cell>
          <table:table-cell table:style-name="ce6" office:value-type="float" office:value="321" calcext:value-type="float">
            <text:p>321</text:p>
          </table:table-cell>
          <table:table-cell table:style-name="ce6" table:formula="of:=[.$H$3]*EXP([.$H$5]*((1/[.B60])-(1/[.$H$6])))" office:value-type="float" office:value="4481.01041576009" calcext:value-type="float">
            <text:p>4481.0104157601</text:p>
          </table:table-cell>
          <table:table-cell table:style-name="ce8" table:formula="of:=[.$H$4]*[.$H$2]/([.$H$3]+[.C60])" office:value-type="float" office:value="2.82813048095956" calcext:value-type="float">
            <text:p>2.828130481</text:p>
          </table:table-cell>
          <table:table-cell table:style-name="ce11" table:formula="of:=1024*[.D60]/[.$H$7]" office:value-type="float" office:value="643.556802778354" calcext:value-type="float">
            <text:p>64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1]-273" office:value-type="float" office:value="49" calcext:value-type="float">
            <text:p>49</text:p>
          </table:table-cell>
          <table:table-cell table:style-name="ce6" office:value-type="float" office:value="322" calcext:value-type="float">
            <text:p>322</text:p>
          </table:table-cell>
          <table:table-cell table:style-name="ce6" table:formula="of:=[.$H$3]*EXP([.$H$5]*((1/[.B61])-(1/[.$H$6])))" office:value-type="float" office:value="4336.84859683319" calcext:value-type="float">
            <text:p>4336.8485968332</text:p>
          </table:table-cell>
          <table:table-cell table:style-name="ce8" table:formula="of:=[.$H$4]*[.$H$2]/([.$H$3]+[.C61])" office:value-type="float" office:value="2.85637130038515" calcext:value-type="float">
            <text:p>2.8563713004</text:p>
          </table:table-cell>
          <table:table-cell table:style-name="ce11" table:formula="of:=1024*[.D61]/[.$H$7]" office:value-type="float" office:value="649.983158132088" calcext:value-type="float">
            <text:p>65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2]-273" office:value-type="float" office:value="50" calcext:value-type="float">
            <text:p>50</text:p>
          </table:table-cell>
          <table:table-cell table:style-name="ce6" office:value-type="float" office:value="323" calcext:value-type="float">
            <text:p>323</text:p>
          </table:table-cell>
          <table:table-cell table:style-name="ce6" table:formula="of:=[.$H$3]*EXP([.$H$5]*((1/[.B62])-(1/[.$H$6])))" office:value-type="float" office:value="4198.17467436997" calcext:value-type="float">
            <text:p>4198.17467437</text:p>
          </table:table-cell>
          <table:table-cell table:style-name="ce8" table:formula="of:=[.$H$4]*[.$H$2]/([.$H$3]+[.C62])" office:value-type="float" office:value="2.88407443181673" calcext:value-type="float">
            <text:p>2.8840744318</text:p>
          </table:table-cell>
          <table:table-cell table:style-name="ce11" table:formula="of:=1024*[.D62]/[.$H$7]" office:value-type="float" office:value="656.28715959563" calcext:value-type="float">
            <text:p>65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3]-273" office:value-type="float" office:value="51" calcext:value-type="float">
            <text:p>51</text:p>
          </table:table-cell>
          <table:table-cell table:style-name="ce6" office:value-type="float" office:value="324" calcext:value-type="float">
            <text:p>324</text:p>
          </table:table-cell>
          <table:table-cell table:style-name="ce6" table:formula="of:=[.$H$3]*EXP([.$H$5]*((1/[.B63])-(1/[.$H$6])))" office:value-type="float" office:value="4064.75028287065" calcext:value-type="float">
            <text:p>4064.7502828707</text:p>
          </table:table-cell>
          <table:table-cell table:style-name="ce8" table:formula="of:=[.$H$4]*[.$H$2]/([.$H$3]+[.C63])" office:value-type="float" office:value="2.91124087445916" calcext:value-type="float">
            <text:p>2.9112408745</text:p>
          </table:table-cell>
          <table:table-cell table:style-name="ce11" table:formula="of:=1024*[.D63]/[.$H$7]" office:value-type="float" office:value="662.469034543596" calcext:value-type="float">
            <text:p>66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4]-273" office:value-type="float" office:value="52" calcext:value-type="float">
            <text:p>52</text:p>
          </table:table-cell>
          <table:table-cell table:style-name="ce6" office:value-type="float" office:value="325" calcext:value-type="float">
            <text:p>325</text:p>
          </table:table-cell>
          <table:table-cell table:style-name="ce6" table:formula="of:=[.$H$3]*EXP([.$H$5]*((1/[.B64])-(1/[.$H$6])))" office:value-type="float" office:value="3936.34860909783" calcext:value-type="float">
            <text:p>3936.3486090978</text:p>
          </table:table-cell>
          <table:table-cell table:style-name="ce8" table:formula="of:=[.$H$4]*[.$H$2]/([.$H$3]+[.C64])" office:value-type="float" office:value="2.93787231625693" calcext:value-type="float">
            <text:p>2.9378723163</text:p>
          </table:table-cell>
          <table:table-cell table:style-name="ce11" table:formula="of:=1024*[.D64]/[.$H$7]" office:value-type="float" office:value="668.529167077133" calcext:value-type="float">
            <text:p>66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5]-273" office:value-type="float" office:value="53" calcext:value-type="float">
            <text:p>53</text:p>
          </table:table-cell>
          <table:table-cell table:style-name="ce6" office:value-type="float" office:value="326" calcext:value-type="float">
            <text:p>326</text:p>
          </table:table-cell>
          <table:table-cell table:style-name="ce6" table:formula="of:=[.$H$3]*EXP([.$H$5]*((1/[.B65])-(1/[.$H$6])))" office:value-type="float" office:value="3812.75377694111" calcext:value-type="float">
            <text:p>3812.7537769411</text:p>
          </table:table-cell>
          <table:table-cell table:style-name="ce8" table:formula="of:=[.$H$4]*[.$H$2]/([.$H$3]+[.C65])" office:value-type="float" office:value="2.96397109164297" calcext:value-type="float">
            <text:p>2.9639710916</text:p>
          </table:table-cell>
          <table:table-cell table:style-name="ce11" table:formula="of:=1024*[.D65]/[.$H$7]" office:value-type="float" office:value="674.468088409423" calcext:value-type="float">
            <text:p>67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6]-273" office:value-type="float" office:value="54" calcext:value-type="float">
            <text:p>54</text:p>
          </table:table-cell>
          <table:table-cell table:style-name="ce6" office:value-type="float" office:value="327" calcext:value-type="float">
            <text:p>327</text:p>
          </table:table-cell>
          <table:table-cell table:style-name="ce6" table:formula="of:=[.$H$3]*EXP([.$H$5]*((1/[.B66])-(1/[.$H$6])))" office:value-type="float" office:value="3693.76026786056" calcext:value-type="float">
            <text:p>3693.7602678606</text:p>
          </table:table-cell>
          <table:table-cell table:style-name="ce8" table:formula="of:=[.$H$4]*[.$H$2]/([.$H$3]+[.C66])" office:value-type="float" office:value="2.9895401398328" calcext:value-type="float">
            <text:p>2.9895401398</text:p>
          </table:table-cell>
          <table:table-cell table:style-name="ce11" table:formula="of:=1024*[.D66]/[.$H$7]" office:value-type="float" office:value="680.286467375286" calcext:value-type="float">
            <text:p>68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7]-273" office:value-type="float" office:value="55" calcext:value-type="float">
            <text:p>55</text:p>
          </table:table-cell>
          <table:table-cell table:style-name="ce6" office:value-type="float" office:value="328" calcext:value-type="float">
            <text:p>328</text:p>
          </table:table-cell>
          <table:table-cell table:style-name="ce6" table:formula="of:=[.$H$3]*EXP([.$H$5]*((1/[.B67])-(1/[.$H$6])))" office:value-type="float" office:value="3579.17237469332" calcext:value-type="float">
            <text:p>3579.1723746933</text:p>
          </table:table-cell>
          <table:table-cell table:style-name="ce8" table:formula="of:=[.$H$4]*[.$H$2]/([.$H$3]+[.C67])" office:value-type="float" office:value="3.01458296382675" calcext:value-type="float">
            <text:p>3.0145829638</text:p>
          </table:table-cell>
          <table:table-cell table:style-name="ce11" table:formula="of:=1024*[.D67]/[.$H$7]" office:value-type="float" office:value="685.98510110191" calcext:value-type="float">
            <text:p>68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8]-273" office:value-type="float" office:value="56" calcext:value-type="float">
            <text:p>56</text:p>
          </table:table-cell>
          <table:table-cell table:style-name="ce6" office:value-type="float" office:value="329" calcext:value-type="float">
            <text:p>329</text:p>
          </table:table-cell>
          <table:table-cell table:style-name="ce6" table:formula="of:=[.$H$3]*EXP([.$H$5]*((1/[.B68])-(1/[.$H$6])))" office:value-type="float" office:value="3468.80368675529" calcext:value-type="float">
            <text:p>3468.8036867553</text:p>
          </table:table-cell>
          <table:table-cell table:style-name="ce8" table:formula="of:=[.$H$4]*[.$H$2]/([.$H$3]+[.C68])" office:value-type="float" office:value="3.0391035902636" calcext:value-type="float">
            <text:p>3.0391035903</text:p>
          </table:table-cell>
          <table:table-cell table:style-name="ce11" table:formula="of:=1024*[.D68]/[.$H$7]" office:value-type="float" office:value="691.564905873318" calcext:value-type="float">
            <text:p>69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9]-273" office:value-type="float" office:value="57" calcext:value-type="float">
            <text:p>57</text:p>
          </table:table-cell>
          <table:table-cell table:style-name="ce6" office:value-type="float" office:value="330" calcext:value-type="float">
            <text:p>330</text:p>
          </table:table-cell>
          <table:table-cell table:style-name="ce6" table:formula="of:=[.$H$3]*EXP([.$H$5]*((1/[.B69])-(1/[.$H$6])))" office:value-type="float" office:value="3362.47660430696" calcext:value-type="float">
            <text:p>3362.476604307</text:p>
          </table:table-cell>
          <table:table-cell table:style-name="ce8" table:formula="of:=[.$H$4]*[.$H$2]/([.$H$3]+[.C69])" office:value-type="float" office:value="3.06310653025071" calcext:value-type="float">
            <text:p>3.0631065303</text:p>
          </table:table-cell>
          <table:table-cell table:style-name="ce11" table:formula="of:=1024*[.D69]/[.$H$7]" office:value-type="float" office:value="697.02690821705" calcext:value-type="float">
            <text:p>69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0]-273" office:value-type="float" office:value="58" calcext:value-type="float">
            <text:p>58</text:p>
          </table:table-cell>
          <table:table-cell table:style-name="ce6" office:value-type="float" office:value="331" calcext:value-type="float">
            <text:p>331</text:p>
          </table:table-cell>
          <table:table-cell table:style-name="ce6" table:formula="of:=[.$H$3]*EXP([.$H$5]*((1/[.B70])-(1/[.$H$6])))" office:value-type="float" office:value="3260.02188057967" calcext:value-type="float">
            <text:p>3260.0218805797</text:p>
          </table:table-cell>
          <table:table-cell table:style-name="ce8" table:formula="of:=[.$H$4]*[.$H$2]/([.$H$3]+[.C70])" office:value-type="float" office:value="3.086596741278" calcext:value-type="float">
            <text:p>3.0865967413</text:p>
          </table:table-cell>
          <table:table-cell table:style-name="ce11" table:formula="of:=1024*[.D70]/[.$H$7]" office:value-type="float" office:value="702.372236237483" calcext:value-type="float">
            <text:p>70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1]-273" office:value-type="float" office:value="59" calcext:value-type="float">
            <text:p>59</text:p>
          </table:table-cell>
          <table:table-cell table:style-name="ce6" office:value-type="float" office:value="332" calcext:value-type="float">
            <text:p>332</text:p>
          </table:table-cell>
          <table:table-cell table:style-name="ce6" table:formula="of:=[.$H$3]*EXP([.$H$5]*((1/[.B71])-(1/[.$H$6])))" office:value-type="float" office:value="3161.27818967733" calcext:value-type="float">
            <text:p>3161.2781896773</text:p>
          </table:table-cell>
          <table:table-cell table:style-name="ce8" table:formula="of:=[.$H$4]*[.$H$2]/([.$H$3]+[.C71])" office:value-type="float" office:value="3.1095795903067" calcext:value-type="float">
            <text:p>3.1095795903</text:p>
          </table:table-cell>
          <table:table-cell table:style-name="ce11" table:formula="of:=1024*[.D71]/[.$H$7]" office:value-type="float" office:value="707.602111216458" calcext:value-type="float">
            <text:p>70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2]-273" office:value-type="float" office:value="60" calcext:value-type="float">
            <text:p>60</text:p>
          </table:table-cell>
          <table:table-cell table:style-name="ce6" office:value-type="float" office:value="333" calcext:value-type="float">
            <text:p>333</text:p>
          </table:table-cell>
          <table:table-cell table:style-name="ce6" table:formula="of:=[.$H$3]*EXP([.$H$5]*((1/[.B72])-(1/[.$H$6])))" office:value-type="float" office:value="3066.09171877848" calcext:value-type="float">
            <text:p>3066.0917187785</text:p>
          </table:table-cell>
          <table:table-cell table:style-name="ce8" table:formula="of:=[.$H$4]*[.$H$2]/([.$H$3]+[.C72])" office:value-type="float" office:value="3.13206081810783" calcext:value-type="float">
            <text:p>3.1320608181</text:p>
          </table:table-cell>
          <table:table-cell table:style-name="ce11" table:formula="of:=1024*[.D72]/[.$H$7]" office:value-type="float" office:value="712.717839498314" calcext:value-type="float">
            <text:p>71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3]-273" office:value-type="float" office:value="61" calcext:value-type="float">
            <text:p>61</text:p>
          </table:table-cell>
          <table:table-cell table:style-name="ce6" office:value-type="float" office:value="334" calcext:value-type="float">
            <text:p>334</text:p>
          </table:table-cell>
          <table:table-cell table:style-name="ce6" table:formula="of:=[.$H$3]*EXP([.$H$5]*((1/[.B73])-(1/[.$H$6])))" office:value-type="float" office:value="2974.31578316649" calcext:value-type="float">
            <text:p>2974.3157831665</text:p>
          </table:table-cell>
          <table:table-cell table:style-name="ce8" table:formula="of:=[.$H$4]*[.$H$2]/([.$H$3]+[.C73])" office:value-type="float" office:value="3.15404650491108" calcext:value-type="float">
            <text:p>3.1540465049</text:p>
          </table:table-cell>
          <table:table-cell table:style-name="ce11" table:formula="of:=1024*[.D73]/[.$H$7]" office:value-type="float" office:value="717.720804673098" calcext:value-type="float">
            <text:p>71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4]-273" office:value-type="float" office:value="62" calcext:value-type="float">
            <text:p>62</text:p>
          </table:table-cell>
          <table:table-cell table:style-name="ce6" office:value-type="float" office:value="335" calcext:value-type="float">
            <text:p>335</text:p>
          </table:table-cell>
          <table:table-cell table:style-name="ce6" table:formula="of:=[.$H$3]*EXP([.$H$5]*((1/[.B74])-(1/[.$H$6])))" office:value-type="float" office:value="2885.81046271062" calcext:value-type="float">
            <text:p>2885.8104627106</text:p>
          </table:table-cell>
          <table:table-cell table:style-name="ce8" table:formula="of:=[.$H$4]*[.$H$2]/([.$H$3]+[.C74])" office:value-type="float" office:value="3.17554303741103" calcext:value-type="float">
            <text:p>3.1755430374</text:p>
          </table:table-cell>
          <table:table-cell table:style-name="ce11" table:formula="of:=1024*[.D74]/[.$H$7]" office:value-type="float" office:value="722.612460068643" calcext:value-type="float">
            <text:p>72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5]-273" office:value-type="float" office:value="63" calcext:value-type="float">
            <text:p>63</text:p>
          </table:table-cell>
          <table:table-cell table:style-name="ce6" office:value-type="float" office:value="336" calcext:value-type="float">
            <text:p>336</text:p>
          </table:table-cell>
          <table:table-cell table:style-name="ce6" table:formula="of:=[.$H$3]*EXP([.$H$5]*((1/[.B75])-(1/[.$H$6])))" office:value-type="float" office:value="2800.44225851023" calcext:value-type="float">
            <text:p>2800.4422585102</text:p>
          </table:table-cell>
          <table:table-cell table:style-name="ce8" table:formula="of:=[.$H$4]*[.$H$2]/([.$H$3]+[.C75])" office:value-type="float" office:value="3.19655707716505" calcext:value-type="float">
            <text:p>3.1965570772</text:p>
          </table:table-cell>
          <table:table-cell table:style-name="ce11" table:formula="of:=1024*[.D75]/[.$H$7]" office:value-type="float" office:value="727.394321559337" calcext:value-type="float">
            <text:p>72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6]-273" office:value-type="float" office:value="64" calcext:value-type="float">
            <text:p>64</text:p>
          </table:table-cell>
          <table:table-cell table:style-name="ce6" office:value-type="float" office:value="337" calcext:value-type="float">
            <text:p>337</text:p>
          </table:table-cell>
          <table:table-cell table:style-name="ce6" table:formula="of:=[.$H$3]*EXP([.$H$5]*((1/[.B76])-(1/[.$H$6])))" office:value-type="float" office:value="2718.08376849637" calcext:value-type="float">
            <text:p>2718.0837684964</text:p>
          </table:table-cell>
          <table:table-cell table:style-name="ce8" table:formula="of:=[.$H$4]*[.$H$2]/([.$H$3]+[.C76])" office:value-type="float" office:value="3.21709553040605" calcext:value-type="float">
            <text:p>3.2170955304</text:p>
          </table:table-cell>
          <table:table-cell table:style-name="ce11" table:formula="of:=1024*[.D76]/[.$H$7]" office:value-type="float" office:value="732.067960696843" calcext:value-type="float">
            <text:p>73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7]-273" office:value-type="float" office:value="65" calcext:value-type="float">
            <text:p>65</text:p>
          </table:table-cell>
          <table:table-cell table:style-name="ce6" office:value-type="float" office:value="338" calcext:value-type="float">
            <text:p>338</text:p>
          </table:table-cell>
          <table:table-cell table:style-name="ce6" table:formula="of:=[.$H$3]*EXP([.$H$5]*((1/[.B77])-(1/[.$H$6])))" office:value-type="float" office:value="2638.61338086278" calcext:value-type="float">
            <text:p>2638.6133808628</text:p>
          </table:table-cell>
          <table:table-cell table:style-name="ce8" table:formula="of:=[.$H$4]*[.$H$2]/([.$H$3]+[.C77])" office:value-type="float" office:value="3.23716551928253" calcext:value-type="float">
            <text:p>3.2371655193</text:p>
          </table:table-cell>
          <table:table-cell table:style-name="ce11" table:formula="of:=1024*[.D77]/[.$H$7]" office:value-type="float" office:value="736.634998165624" calcext:value-type="float">
            <text:p>73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8]-273" office:value-type="float" office:value="66" calcext:value-type="float">
            <text:p>66</text:p>
          </table:table-cell>
          <table:table-cell table:style-name="ce6" office:value-type="float" office:value="339" calcext:value-type="float">
            <text:p>339</text:p>
          </table:table-cell>
          <table:table-cell table:style-name="ce6" table:formula="of:=[.$H$3]*EXP([.$H$5]*((1/[.B78])-(1/[.$H$6])))" office:value-type="float" office:value="2561.91498426979" calcext:value-type="float">
            <text:p>2561.9149842698</text:p>
          </table:table-cell>
          <table:table-cell table:style-name="ce8" table:formula="of:=[.$H$4]*[.$H$2]/([.$H$3]+[.C78])" office:value-type="float" office:value="3.25677435452929" calcext:value-type="float">
            <text:p>3.2567743545</text:p>
          </table:table-cell>
          <table:table-cell table:style-name="ce11" table:formula="of:=1024*[.D78]/[.$H$7]" office:value-type="float" office:value="741.097097563999" calcext:value-type="float">
            <text:p>74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9]-273" office:value-type="float" office:value="67" calcext:value-type="float">
            <text:p>67</text:p>
          </table:table-cell>
          <table:table-cell table:style-name="ce6" office:value-type="float" office:value="340" calcext:value-type="float">
            <text:p>340</text:p>
          </table:table-cell>
          <table:table-cell table:style-name="ce6" table:formula="of:=[.$H$3]*EXP([.$H$5]*((1/[.B79])-(1/[.$H$6])))" office:value-type="float" office:value="2487.87769383163" calcext:value-type="float">
            <text:p>2487.8776938316</text:p>
          </table:table-cell>
          <table:table-cell table:style-name="ce8" table:formula="of:=[.$H$4]*[.$H$2]/([.$H$3]+[.C79])" office:value-type="float" office:value="3.27592950956357" calcext:value-type="float">
            <text:p>3.2759295096</text:p>
          </table:table-cell>
          <table:table-cell table:style-name="ce11" table:formula="of:=1024*[.D79]/[.$H$7]" office:value-type="float" office:value="745.455959509576" calcext:value-type="float">
            <text:p>74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0]-273" office:value-type="float" office:value="68" calcext:value-type="float">
            <text:p>68</text:p>
          </table:table-cell>
          <table:table-cell table:style-name="ce6" office:value-type="float" office:value="341" calcext:value-type="float">
            <text:p>341</text:p>
          </table:table-cell>
          <table:table-cell table:style-name="ce6" table:formula="of:=[.$H$3]*EXP([.$H$5]*((1/[.B80])-(1/[.$H$6])))" office:value-type="float" office:value="2416.39559196048" calcext:value-type="float">
            <text:p>2416.3955919605</text:p>
          </table:table-cell>
          <table:table-cell table:style-name="ce8" table:formula="of:=[.$H$4]*[.$H$2]/([.$H$3]+[.C80])" office:value-type="float" office:value="3.29463859599383" calcext:value-type="float">
            <text:p>3.294638596</text:p>
          </table:table-cell>
          <table:table-cell table:style-name="ce11" table:formula="of:=1024*[.D80]/[.$H$7]" office:value-type="float" office:value="749.713316066151" calcext:value-type="float">
            <text:p>75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1]-273" office:value-type="float" office:value="69" calcext:value-type="float">
            <text:p>69</text:p>
          </table:table-cell>
          <table:table-cell table:style-name="ce6" office:value-type="float" office:value="342" calcext:value-type="float">
            <text:p>342</text:p>
          </table:table-cell>
          <table:table-cell table:style-name="ce6" table:formula="of:=[.$H$3]*EXP([.$H$5]*((1/[.B81])-(1/[.$H$6])))" office:value-type="float" office:value="2347.3674831982" calcext:value-type="float">
            <text:p>2347.3674831982</text:p>
          </table:table-cell>
          <table:table-cell table:style-name="ce8" table:formula="of:=[.$H$4]*[.$H$2]/([.$H$3]+[.C81])" office:value-type="float" office:value="3.31290934052223" calcext:value-type="float">
            <text:p>3.3129093405</text:p>
          </table:table-cell>
          <table:table-cell table:style-name="ce11" table:formula="of:=1024*[.D81]/[.$H$7]" office:value-type="float" office:value="753.870925487725" calcext:value-type="float">
            <text:p>75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2]-273" office:value-type="float" office:value="70" calcext:value-type="float">
            <text:p>70</text:p>
          </table:table-cell>
          <table:table-cell table:style-name="ce6" office:value-type="float" office:value="343" calcext:value-type="float">
            <text:p>343</text:p>
          </table:table-cell>
          <table:table-cell table:style-name="ce6" table:formula="of:=[.$H$3]*EXP([.$H$5]*((1/[.B82])-(1/[.$H$6])))" office:value-type="float" office:value="2280.69666222178" calcext:value-type="float">
            <text:p>2280.6966622218</text:p>
          </table:table-cell>
          <table:table-cell table:style-name="ce8" table:formula="of:=[.$H$4]*[.$H$2]/([.$H$3]+[.C82])" office:value-type="float" office:value="3.3307495632156" calcext:value-type="float">
            <text:p>3.3307495632</text:p>
          </table:table-cell>
          <table:table-cell table:style-name="ce11" table:formula="of:=1024*[.D82]/[.$H$7]" office:value-type="float" office:value="757.930567273949" calcext:value-type="float">
            <text:p>75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3]-273" office:value-type="float" office:value="71" calcext:value-type="float">
            <text:p>71</text:p>
          </table:table-cell>
          <table:table-cell table:style-name="ce6" office:value-type="float" office:value="344" calcext:value-type="float">
            <text:p>344</text:p>
          </table:table-cell>
          <table:table-cell table:style-name="ce6" table:formula="of:=[.$H$3]*EXP([.$H$5]*((1/[.B83])-(1/[.$H$6])))" office:value-type="float" office:value="2216.29069425883" calcext:value-type="float">
            <text:p>2216.2906942588</text:p>
          </table:table-cell>
          <table:table-cell table:style-name="ce8" table:formula="of:=[.$H$4]*[.$H$2]/([.$H$3]+[.C83])" office:value-type="float" office:value="3.34816715711512" calcext:value-type="float">
            <text:p>3.3481671571</text:p>
          </table:table-cell>
          <table:table-cell table:style-name="ce11" table:formula="of:=1024*[.D83]/[.$H$7]" office:value-type="float" office:value="761.894037530196" calcext:value-type="float">
            <text:p>76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4]-273" office:value-type="float" office:value="72" calcext:value-type="float">
            <text:p>72</text:p>
          </table:table-cell>
          <table:table-cell table:style-name="ce6" office:value-type="float" office:value="345" calcext:value-type="float">
            <text:p>345</text:p>
          </table:table-cell>
          <table:table-cell table:style-name="ce6" table:formula="of:=[.$H$3]*EXP([.$H$5]*((1/[.B84])-(1/[.$H$6])))" office:value-type="float" office:value="2154.06120719694" calcext:value-type="float">
            <text:p>2154.0612071969</text:p>
          </table:table-cell>
          <table:table-cell table:style-name="ce8" table:formula="of:=[.$H$4]*[.$H$2]/([.$H$3]+[.C84])" office:value-type="float" office:value="3.36517006915071" calcext:value-type="float">
            <text:p>3.3651700692</text:p>
          </table:table-cell>
          <table:table-cell table:style-name="ce11" table:formula="of:=1024*[.D84]/[.$H$7]" office:value-type="float" office:value="765.763144624518" calcext:value-type="float">
            <text:p>76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5]-273" office:value-type="float" office:value="73" calcext:value-type="float">
            <text:p>73</text:p>
          </table:table-cell>
          <table:table-cell table:style-name="ce6" office:value-type="float" office:value="346" calcext:value-type="float">
            <text:p>346</text:p>
          </table:table-cell>
          <table:table-cell table:style-name="ce6" table:formula="of:=[.$H$3]*EXP([.$H$5]*((1/[.B85])-(1/[.$H$6])))" office:value-type="float" office:value="2093.92369471501" calcext:value-type="float">
            <text:p>2093.923694715</text:p>
          </table:table-cell>
          <table:table-cell table:style-name="ce8" table:formula="of:=[.$H$4]*[.$H$2]/([.$H$3]+[.C85])" office:value-type="float" office:value="3.38176628232245" calcext:value-type="float">
            <text:p>3.3817662823</text:p>
          </table:table-cell>
          <table:table-cell table:style-name="ce11" table:formula="of:=1024*[.D85]/[.$H$7]" office:value-type="float" office:value="769.539705132931" calcext:value-type="float">
            <text:p>77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6]-273" office:value-type="float" office:value="74" calcext:value-type="float">
            <text:p>74</text:p>
          </table:table-cell>
          <table:table-cell table:style-name="ce6" office:value-type="float" office:value="347" calcext:value-type="float">
            <text:p>347</text:p>
          </table:table-cell>
          <table:table-cell table:style-name="ce6" table:formula="of:=[.$H$3]*EXP([.$H$5]*((1/[.B86])-(1/[.$H$6])))" office:value-type="float" office:value="2035.7973298061" calcext:value-type="float">
            <text:p>2035.7973298061</text:p>
          </table:table-cell>
          <table:table-cell table:style-name="ce8" table:formula="of:=[.$H$4]*[.$H$2]/([.$H$3]+[.C86])" office:value-type="float" office:value="3.3979637991086" calcext:value-type="float">
            <text:p>3.3979637991</text:p>
          </table:table-cell>
          <table:table-cell table:style-name="ce11" table:formula="of:=1024*[.D86]/[.$H$7]" office:value-type="float" office:value="773.225540063825" calcext:value-type="float">
            <text:p>77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7]-273" office:value-type="float" office:value="75" calcext:value-type="float">
            <text:p>75</text:p>
          </table:table-cell>
          <table:table-cell table:style-name="ce6" office:value-type="float" office:value="348" calcext:value-type="float">
            <text:p>348</text:p>
          </table:table-cell>
          <table:table-cell table:style-name="ce6" table:formula="of:=[.$H$3]*EXP([.$H$5]*((1/[.B87])-(1/[.$H$6])))" office:value-type="float" office:value="1979.60478809976" calcext:value-type="float">
            <text:p>1979.6047880998</text:p>
          </table:table-cell>
          <table:table-cell table:style-name="ce8" table:formula="of:=[.$H$4]*[.$H$2]/([.$H$3]+[.C87])" office:value-type="float" office:value="3.41377062605762" calcext:value-type="float">
            <text:p>3.4137706261</text:p>
          </table:table-cell>
          <table:table-cell table:style-name="ce11" table:formula="of:=1024*[.D87]/[.$H$7]" office:value-type="float" office:value="776.82247135178" calcext:value-type="float">
            <text:p>77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8]-273" office:value-type="float" office:value="76" calcext:value-type="float">
            <text:p>76</text:p>
          </table:table-cell>
          <table:table-cell table:style-name="ce6" office:value-type="float" office:value="349" calcext:value-type="float">
            <text:p>349</text:p>
          </table:table-cell>
          <table:table-cell table:style-name="ce6" table:formula="of:=[.$H$3]*EXP([.$H$5]*((1/[.B88])-(1/[.$H$6])))" office:value-type="float" office:value="1925.27208042809" calcext:value-type="float">
            <text:p>1925.2720804281</text:p>
          </table:table-cell>
          <table:table-cell table:style-name="ce8" table:formula="of:=[.$H$4]*[.$H$2]/([.$H$3]+[.C88])" office:value-type="float" office:value="3.42919475951949" calcext:value-type="float">
            <text:p>3.4291947595</text:p>
          </table:table-cell>
          <table:table-cell table:style-name="ce11" table:formula="of:=1024*[.D88]/[.$H$7]" office:value-type="float" office:value="780.332318610656" calcext:value-type="float">
            <text:p>78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9]-273" office:value-type="float" office:value="77" calcext:value-type="float">
            <text:p>77</text:p>
          </table:table-cell>
          <table:table-cell table:style-name="ce6" office:value-type="float" office:value="350" calcext:value-type="float">
            <text:p>350</text:p>
          </table:table-cell>
          <table:table-cell table:style-name="ce6" table:formula="of:=[.$H$3]*EXP([.$H$5]*((1/[.B89])-(1/[.$H$6])))" office:value-type="float" office:value="1872.72839411347" calcext:value-type="float">
            <text:p>1872.7283941135</text:p>
          </table:table-cell>
          <table:table-cell table:style-name="ce8" table:formula="of:=[.$H$4]*[.$H$2]/([.$H$3]+[.C89])" office:value-type="float" office:value="3.44424417247072" calcext:value-type="float">
            <text:p>3.4442441725</text:p>
          </table:table-cell>
          <table:table-cell table:style-name="ce11" table:formula="of:=1024*[.D89]/[.$H$7]" office:value-type="float" office:value="783.756896135559" calcext:value-type="float">
            <text:p>78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0]-273" office:value-type="float" office:value="78" calcext:value-type="float">
            <text:p>78</text:p>
          </table:table-cell>
          <table:table-cell table:style-name="ce6" office:value-type="float" office:value="351" calcext:value-type="float">
            <text:p>351</text:p>
          </table:table-cell>
          <table:table-cell table:style-name="ce6" table:formula="of:=[.$H$3]*EXP([.$H$5]*((1/[.B90])-(1/[.$H$6])))" office:value-type="float" office:value="1821.90594248764" calcext:value-type="float">
            <text:p>1821.9059424876</text:p>
          </table:table-cell>
          <table:table-cell table:style-name="ce8" table:formula="of:=[.$H$4]*[.$H$2]/([.$H$3]+[.C90])" office:value-type="float" office:value="3.45892680238638" calcext:value-type="float">
            <text:p>3.4589268024</text:p>
          </table:table-cell>
          <table:table-cell table:style-name="ce11" table:formula="of:=1024*[.D90]/[.$H$7]" office:value-type="float" office:value="787.098010143035" calcext:value-type="float">
            <text:p>78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1]-273" office:value-type="float" office:value="79" calcext:value-type="float">
            <text:p>79</text:p>
          </table:table-cell>
          <table:table-cell table:style-name="ce6" office:value-type="float" office:value="352" calcext:value-type="float">
            <text:p>352</text:p>
          </table:table-cell>
          <table:table-cell table:style-name="ce6" table:formula="of:=[.$H$3]*EXP([.$H$5]*((1/[.B91])-(1/[.$H$6])))" office:value-type="float" office:value="1772.73982218102" calcext:value-type="float">
            <text:p>1772.739822181</text:p>
          </table:table-cell>
          <table:table-cell table:style-name="ce8" table:formula="of:=[.$H$4]*[.$H$2]/([.$H$3]+[.C91])" office:value-type="float" office:value="3.47325054011204" calcext:value-type="float">
            <text:p>3.4732505401</text:p>
          </table:table-cell>
          <table:table-cell table:style-name="ce11" table:formula="of:=1024*[.D91]/[.$H$7]" office:value-type="float" office:value="790.35745623883" calcext:value-type="float">
            <text:p>79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2]-273" office:value-type="float" office:value="80" calcext:value-type="float">
            <text:p>80</text:p>
          </table:table-cell>
          <table:table-cell table:style-name="ce6" office:value-type="float" office:value="353" calcext:value-type="float">
            <text:p>353</text:p>
          </table:table-cell>
          <table:table-cell table:style-name="ce6" table:formula="of:=[.$H$3]*EXP([.$H$5]*((1/[.B92])-(1/[.$H$6])))" office:value-type="float" office:value="1725.16787774922" calcext:value-type="float">
            <text:p>1725.1678777492</text:p>
          </table:table-cell>
          <table:table-cell table:style-name="ce8" table:formula="of:=[.$H$4]*[.$H$2]/([.$H$3]+[.C92])" office:value-type="float" office:value="3.48722321968836" calcext:value-type="float">
            <text:p>3.4872232197</text:p>
          </table:table-cell>
          <table:table-cell table:style-name="ce11" table:formula="of:=1024*[.D92]/[.$H$7]" office:value-type="float" office:value="793.537017102418" calcext:value-type="float">
            <text:p>79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3]-273" office:value-type="float" office:value="81" calcext:value-type="float">
            <text:p>81</text:p>
          </table:table-cell>
          <table:table-cell table:style-name="ce6" office:value-type="float" office:value="354" calcext:value-type="float">
            <text:p>354</text:p>
          </table:table-cell>
          <table:table-cell table:style-name="ce6" table:formula="of:=[.$H$3]*EXP([.$H$5]*((1/[.B93])-(1/[.$H$6])))" office:value-type="float" office:value="1679.1305732293" calcext:value-type="float">
            <text:p>1679.1305732293</text:p>
          </table:table-cell>
          <table:table-cell table:style-name="ce8" table:formula="of:=[.$H$4]*[.$H$2]/([.$H$3]+[.C93])" office:value-type="float" office:value="3.50085260908138" calcext:value-type="float">
            <text:p>3.5008526091</text:p>
          </table:table-cell>
          <table:table-cell table:style-name="ce11" table:formula="of:=1024*[.D93]/[.$H$7]" office:value-type="float" office:value="796.638460377629" calcext:value-type="float">
            <text:p>79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4]-273" office:value-type="float" office:value="82" calcext:value-type="float">
            <text:p>82</text:p>
          </table:table-cell>
          <table:table-cell table:style-name="ce6" office:value-type="float" office:value="355" calcext:value-type="float">
            <text:p>355</text:p>
          </table:table-cell>
          <table:table-cell table:style-name="ce6" table:formula="of:=[.$H$3]*EXP([.$H$5]*((1/[.B94])-(1/[.$H$6])))" office:value-type="float" office:value="1634.57087024269" calcext:value-type="float">
            <text:p>1634.5708702427</text:p>
          </table:table-cell>
          <table:table-cell table:style-name="ce8" table:formula="of:=[.$H$4]*[.$H$2]/([.$H$3]+[.C94])" office:value-type="float" office:value="3.51414640177184" calcext:value-type="float">
            <text:p>3.5141464018</text:p>
          </table:table-cell>
          <table:table-cell table:style-name="ce11" table:formula="of:=1024*[.D94]/[.$H$7]" office:value-type="float" office:value="799.663536758748" calcext:value-type="float">
            <text:p>80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5]-273" office:value-type="float" office:value="83" calcext:value-type="float">
            <text:p>83</text:p>
          </table:table-cell>
          <table:table-cell table:style-name="ce6" office:value-type="float" office:value="356" calcext:value-type="float">
            <text:p>356</text:p>
          </table:table-cell>
          <table:table-cell table:style-name="ce6" table:formula="of:=[.$H$3]*EXP([.$H$5]*((1/[.B95])-(1/[.$H$6])))" office:value-type="float" office:value="1591.43411228431" calcext:value-type="float">
            <text:p>1591.4341122843</text:p>
          </table:table-cell>
          <table:table-cell table:style-name="ce8" table:formula="of:=[.$H$4]*[.$H$2]/([.$H$3]+[.C95])" office:value-type="float" office:value="3.52711220915763" calcext:value-type="float">
            <text:p>3.5271122092</text:p>
          </table:table-cell>
          <table:table-cell table:style-name="ce11" table:formula="of:=1024*[.D95]/[.$H$7]" office:value-type="float" office:value="802.613978261648" calcext:value-type="float">
            <text:p>80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6]-273" office:value-type="float" office:value="84" calcext:value-type="float">
            <text:p>84</text:p>
          </table:table-cell>
          <table:table-cell table:style-name="ce6" office:value-type="float" office:value="357" calcext:value-type="float">
            <text:p>357</text:p>
          </table:table-cell>
          <table:table-cell table:style-name="ce6" table:formula="of:=[.$H$3]*EXP([.$H$5]*((1/[.B96])-(1/[.$H$6])))" office:value-type="float" office:value="1549.66791485887" calcext:value-type="float">
            <text:p>1549.6679148589</text:p>
          </table:table-cell>
          <table:table-cell table:style-name="ce8" table:formula="of:=[.$H$4]*[.$H$2]/([.$H$3]+[.C96])" office:value-type="float" office:value="3.53975755372419" calcext:value-type="float">
            <text:p>3.5397575537</text:p>
          </table:table-cell>
          <table:table-cell table:style-name="ce11" table:formula="of:=1024*[.D96]/[.$H$7]" office:value-type="float" office:value="805.491496669682" calcext:value-type="float">
            <text:p>80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7]-273" office:value-type="float" office:value="85" calcext:value-type="float">
            <text:p>85</text:p>
          </table:table-cell>
          <table:table-cell table:style-name="ce6" office:value-type="float" office:value="358" calcext:value-type="float">
            <text:p>358</text:p>
          </table:table-cell>
          <table:table-cell table:style-name="ce6" table:formula="of:=[.$H$3]*EXP([.$H$5]*((1/[.B97])-(1/[.$H$6])))" office:value-type="float" office:value="1509.22206114499" calcext:value-type="float">
            <text:p>1509.222061145</text:p>
          </table:table-cell>
          <table:table-cell table:style-name="ce8" table:formula="of:=[.$H$4]*[.$H$2]/([.$H$3]+[.C97])" office:value-type="float" office:value="3.55208986293892" calcext:value-type="float">
            <text:p>3.5520898629</text:p>
          </table:table-cell>
          <table:table-cell table:style-name="ce11" table:formula="of:=1024*[.D97]/[.$H$7]" office:value-type="float" office:value="808.297782144323" calcext:value-type="float">
            <text:p>80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8]-273" office:value-type="float" office:value="86" calcext:value-type="float">
            <text:p>86</text:p>
          </table:table-cell>
          <table:table-cell table:style-name="ce6" office:value-type="float" office:value="359" calcext:value-type="float">
            <text:p>359</text:p>
          </table:table-cell>
          <table:table-cell table:style-name="ce6" table:formula="of:=[.$H$3]*EXP([.$H$5]*((1/[.B98])-(1/[.$H$6])))" office:value-type="float" office:value="1470.04840288673" calcext:value-type="float">
            <text:p>1470.0484028867</text:p>
          </table:table-cell>
          <table:table-cell table:style-name="ce8" table:formula="of:=[.$H$4]*[.$H$2]/([.$H$3]+[.C98])" office:value-type="float" office:value="3.56411646382666" calcext:value-type="float">
            <text:p>3.5641164638</text:p>
          </table:table-cell>
          <table:table-cell table:style-name="ce11" table:formula="of:=1024*[.D98]/[.$H$7]" office:value-type="float" office:value="811.034501990779" calcext:value-type="float">
            <text:p>81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9]-273" office:value-type="float" office:value="87" calcext:value-type="float">
            <text:p>87</text:p>
          </table:table-cell>
          <table:table-cell table:style-name="ce6" office:value-type="float" office:value="360" calcext:value-type="float">
            <text:p>360</text:p>
          </table:table-cell>
          <table:table-cell table:style-name="ce6" table:formula="of:=[.$H$3]*EXP([.$H$5]*((1/[.B99])-(1/[.$H$6])))" office:value-type="float" office:value="1432.10076622949" calcext:value-type="float">
            <text:p>1432.1007662295</text:p>
          </table:table-cell>
          <table:table-cell table:style-name="ce8" table:formula="of:=[.$H$4]*[.$H$2]/([.$H$3]+[.C99])" office:value-type="float" office:value="3.57584457818458" calcext:value-type="float">
            <text:p>3.5758445782</text:p>
          </table:table-cell>
          <table:table-cell table:style-name="ce11" table:formula="of:=1024*[.D99]/[.$H$7]" office:value-type="float" office:value="813.703299569114" calcext:value-type="float">
            <text:p>81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0]-273" office:value-type="float" office:value="88" calcext:value-type="float">
            <text:p>88</text:p>
          </table:table-cell>
          <table:table-cell table:style-name="ce6" office:value-type="float" office:value="361" calcext:value-type="float">
            <text:p>361</text:p>
          </table:table-cell>
          <table:table-cell table:style-name="ce6" table:formula="of:=[.$H$3]*EXP([.$H$5]*((1/[.B100])-(1/[.$H$6])))" office:value-type="float" office:value="1395.33486223366" calcext:value-type="float">
            <text:p>1395.3348622337</text:p>
          </table:table-cell>
          <table:table-cell table:style-name="ce8" table:formula="of:=[.$H$4]*[.$H$2]/([.$H$3]+[.C100])" office:value-type="float" office:value="3.58728131839626" calcext:value-type="float">
            <text:p>3.5872813184</text:p>
          </table:table-cell>
          <table:table-cell table:style-name="ce11" table:formula="of:=1024*[.D100]/[.$H$7]" office:value-type="float" office:value="816.305793341726" calcext:value-type="float">
            <text:p>81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1]-273" office:value-type="float" office:value="89" calcext:value-type="float">
            <text:p>89</text:p>
          </table:table-cell>
          <table:table-cell table:style-name="ce6" office:value-type="float" office:value="362" calcext:value-type="float">
            <text:p>362</text:p>
          </table:table-cell>
          <table:table-cell table:style-name="ce6" table:formula="of:=[.$H$3]*EXP([.$H$5]*((1/[.B101])-(1/[.$H$6])))" office:value-type="float" office:value="1359.70820181497" calcext:value-type="float">
            <text:p>1359.708201815</text:p>
          </table:table-cell>
          <table:table-cell table:style-name="ce8" table:formula="of:=[.$H$4]*[.$H$2]/([.$H$3]+[.C101])" office:value-type="float" office:value="3.5984336838061" calcext:value-type="float">
            <text:p>3.5984336838</text:p>
          </table:table-cell>
          <table:table-cell table:style-name="ce11" table:formula="of:=1024*[.D101]/[.$H$7]" office:value-type="float" office:value="818.843576048321" calcext:value-type="float">
            <text:p>81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2]-273" office:value-type="float" office:value="90" calcext:value-type="float">
            <text:p>90</text:p>
          </table:table-cell>
          <table:table-cell table:style-name="ce6" office:value-type="float" office:value="363" calcext:value-type="float">
            <text:p>363</text:p>
          </table:table-cell>
          <table:table-cell table:style-name="ce6" table:formula="of:=[.$H$3]*EXP([.$H$5]*((1/[.B102])-(1/[.$H$6])))" office:value-type="float" office:value="1325.1800148747" calcext:value-type="float">
            <text:p>1325.1800148747</text:p>
          </table:table-cell>
          <table:table-cell table:style-name="ce8" table:formula="of:=[.$H$4]*[.$H$2]/([.$H$3]+[.C102])" office:value-type="float" office:value="3.60930855761683" calcext:value-type="float">
            <text:p>3.6093085576</text:p>
          </table:table-cell>
          <table:table-cell table:style-name="ce11" table:formula="of:=1024*[.D102]/[.$H$7]" office:value-type="float" office:value="821.318213999918" calcext:value-type="float">
            <text:p>82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3]-273" office:value-type="float" office:value="91" calcext:value-type="float">
            <text:p>91</text:p>
          </table:table-cell>
          <table:table-cell table:style-name="ce6" office:value-type="float" office:value="364" calcext:value-type="float">
            <text:p>364</text:p>
          </table:table-cell>
          <table:table-cell table:style-name="ce6" table:formula="of:=[.$H$3]*EXP([.$H$5]*((1/[.B103])-(1/[.$H$6])))" office:value-type="float" office:value="1291.71117339675" calcext:value-type="float">
            <text:p>1291.7111733968</text:p>
          </table:table-cell>
          <table:table-cell table:style-name="ce8" table:formula="of:=[.$H$4]*[.$H$2]/([.$H$3]+[.C103])" office:value-type="float" office:value="3.61991270427409" calcext:value-type="float">
            <text:p>3.6199127043</text:p>
          </table:table-cell>
          <table:table-cell table:style-name="ce11" table:formula="of:=1024*[.D103]/[.$H$7]" office:value-type="float" office:value="823.731246483704" calcext:value-type="float">
            <text:p>82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4]-273" office:value-type="float" office:value="92" calcext:value-type="float">
            <text:p>92</text:p>
          </table:table-cell>
          <table:table-cell table:style-name="ce6" office:value-type="float" office:value="365" calcext:value-type="float">
            <text:p>365</text:p>
          </table:table-cell>
          <table:table-cell table:style-name="ce6" table:formula="of:=[.$H$3]*EXP([.$H$5]*((1/[.B104])-(1/[.$H$6])))" office:value-type="float" office:value="1259.26411830118" calcext:value-type="float">
            <text:p>1259.2641183012</text:p>
          </table:table-cell>
          <table:table-cell table:style-name="ce8" table:formula="of:=[.$H$4]*[.$H$2]/([.$H$3]+[.C104])" office:value-type="float" office:value="3.63025276730401" calcext:value-type="float">
            <text:p>3.6302527673</text:p>
          </table:table-cell>
          <table:table-cell table:style-name="ce11" table:formula="of:=1024*[.D104]/[.$H$7]" office:value-type="float" office:value="826.084185270957" calcext:value-type="float">
            <text:p>82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5]-273" office:value-type="float" office:value="93" calcext:value-type="float">
            <text:p>93</text:p>
          </table:table-cell>
          <table:table-cell table:style-name="ce6" office:value-type="float" office:value="366" calcext:value-type="float">
            <text:p>366</text:p>
          </table:table-cell>
          <table:table-cell table:style-name="ce6" table:formula="of:=[.$H$3]*EXP([.$H$5]*((1/[.B105])-(1/[.$H$6])))" office:value-type="float" office:value="1227.8027898557" calcext:value-type="float">
            <text:p>1227.8027898557</text:p>
          </table:table-cell>
          <table:table-cell table:style-name="ce8" table:formula="of:=[.$H$4]*[.$H$2]/([.$H$3]+[.C105])" office:value-type="float" office:value="3.64033526757092" calcext:value-type="float">
            <text:p>3.6403352676</text:p>
          </table:table-cell>
          <table:table-cell table:style-name="ce11" table:formula="of:=1024*[.D105]/[.$H$7]" office:value-type="float" office:value="828.378514220583" calcext:value-type="float">
            <text:p>82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6]-273" office:value-type="float" office:value="94" calcext:value-type="float">
            <text:p>94</text:p>
          </table:table-cell>
          <table:table-cell table:style-name="ce6" office:value-type="float" office:value="367" calcext:value-type="float">
            <text:p>367</text:p>
          </table:table-cell>
          <table:table-cell table:style-name="ce6" table:formula="of:=[.$H$3]*EXP([.$H$5]*((1/[.B106])-(1/[.$H$6])))" office:value-type="float" office:value="1197.29256145814" calcext:value-type="float">
            <text:p>1197.2925614581</text:p>
          </table:table-cell>
          <table:table-cell table:style-name="ce8" table:formula="of:=[.$H$4]*[.$H$2]/([.$H$3]+[.C106])" office:value-type="float" office:value="3.65016660192409" calcext:value-type="float">
            <text:p>3.6501666019</text:p>
          </table:table-cell>
          <table:table-cell table:style-name="ce11" table:formula="of:=1024*[.D106]/[.$H$7]" office:value-type="float" office:value="830.615688971172" calcext:value-type="float">
            <text:p>83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7]-273" office:value-type="float" office:value="95" calcext:value-type="float">
            <text:p>95</text:p>
          </table:table-cell>
          <table:table-cell table:style-name="ce6" office:value-type="float" office:value="368" calcext:value-type="float">
            <text:p>368</text:p>
          </table:table-cell>
          <table:table-cell table:style-name="ce6" table:formula="of:=[.$H$3]*EXP([.$H$5]*((1/[.B107])-(1/[.$H$6])))" office:value-type="float" office:value="1167.70017661312" calcext:value-type="float">
            <text:p>1167.7001766131</text:p>
          </table:table-cell>
          <table:table-cell table:style-name="ce8" table:formula="of:=[.$H$4]*[.$H$2]/([.$H$3]+[.C107])" office:value-type="float" office:value="3.65975304220379" calcext:value-type="float">
            <text:p>3.6597530422</text:p>
          </table:table-cell>
          <table:table-cell table:style-name="ce11" table:formula="of:=1024*[.D107]/[.$H$7]" office:value-type="float" office:value="832.797136714817" calcext:value-type="float">
            <text:p>83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8]-273" office:value-type="float" office:value="96" calcext:value-type="float">
            <text:p>96</text:p>
          </table:table-cell>
          <table:table-cell table:style-name="ce6" office:value-type="float" office:value="369" calcext:value-type="float">
            <text:p>369</text:p>
          </table:table-cell>
          <table:table-cell table:style-name="ce6" table:formula="of:=[.$H$3]*EXP([.$H$5]*((1/[.B108])-(1/[.$H$6])))" office:value-type="float" office:value="1138.9936889364" calcext:value-type="float">
            <text:p>1138.9936889364</text:p>
          </table:table-cell>
          <table:table-cell table:style-name="ce8" table:formula="of:=[.$H$4]*[.$H$2]/([.$H$3]+[.C108])" office:value-type="float" office:value="3.66910073457853" calcext:value-type="float">
            <text:p>3.6691007346</text:p>
          </table:table-cell>
          <table:table-cell table:style-name="ce11" table:formula="of:=1024*[.D108]/[.$H$7]" office:value-type="float" office:value="834.924256046314" calcext:value-type="float">
            <text:p>83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9]-273" office:value-type="float" office:value="97" calcext:value-type="float">
            <text:p>97</text:p>
          </table:table-cell>
          <table:table-cell table:style-name="ce6" office:value-type="float" office:value="370" calcext:value-type="float">
            <text:p>370</text:p>
          </table:table-cell>
          <table:table-cell table:style-name="ce6" table:formula="of:=[.$H$3]*EXP([.$H$5]*((1/[.B109])-(1/[.$H$6])))" office:value-type="float" office:value="1111.14240502945" calcext:value-type="float">
            <text:p>1111.1424050295</text:p>
          </table:table-cell>
          <table:table-cell table:style-name="ce8" table:formula="of:=[.$H$4]*[.$H$2]/([.$H$3]+[.C109])" office:value-type="float" office:value="3.67821569918696" calcext:value-type="float">
            <text:p>3.6782156992</text:p>
          </table:table-cell>
          <table:table-cell table:style-name="ce11" table:formula="of:=1024*[.D109]/[.$H$7]" office:value-type="float" office:value="836.998416881655" calcext:value-type="float">
            <text:p>83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0]-273" office:value-type="float" office:value="98" calcext:value-type="float">
            <text:p>98</text:p>
          </table:table-cell>
          <table:table-cell table:style-name="ce6" office:value-type="float" office:value="371" calcext:value-type="float">
            <text:p>371</text:p>
          </table:table-cell>
          <table:table-cell table:style-name="ce6" table:formula="of:=[.$H$3]*EXP([.$H$5]*((1/[.B110])-(1/[.$H$6])))" office:value-type="float" office:value="1084.11683007579" calcext:value-type="float">
            <text:p>1084.1168300758</text:p>
          </table:table-cell>
          <table:table-cell table:style-name="ce8" table:formula="of:=[.$H$4]*[.$H$2]/([.$H$3]+[.C110])" office:value-type="float" office:value="3.68710383005902" calcext:value-type="float">
            <text:p>3.6871038301</text:p>
          </table:table-cell>
          <table:table-cell table:style-name="ce11" table:formula="of:=1024*[.D110]/[.$H$7]" office:value-type="float" office:value="839.020960440097" calcext:value-type="float">
            <text:p>83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1]-273" office:value-type="float" office:value="99" calcext:value-type="float">
            <text:p>99</text:p>
          </table:table-cell>
          <table:table-cell table:style-name="ce6" office:value-type="float" office:value="372" calcext:value-type="float">
            <text:p>372</text:p>
          </table:table-cell>
          <table:table-cell table:style-name="ce6" table:formula="of:=[.$H$3]*EXP([.$H$5]*((1/[.B111])-(1/[.$H$6])))" office:value-type="float" office:value="1057.88861601875" calcext:value-type="float">
            <text:p>1057.8886160188</text:p>
          </table:table-cell>
          <table:table-cell table:style-name="ce8" table:formula="of:=[.$H$4]*[.$H$2]/([.$H$3]+[.C111])" office:value-type="float" office:value="3.69577089529271" calcext:value-type="float">
            <text:p>3.6957708953</text:p>
          </table:table-cell>
          <table:table-cell table:style-name="ce11" table:formula="of:=1024*[.D111]/[.$H$7]" office:value-type="float" office:value="840.993199284386" calcext:value-type="float">
            <text:p>84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2]-273" office:value-type="float" office:value="100" calcext:value-type="float">
            <text:p>100</text:p>
          </table:table-cell>
          <table:table-cell table:style-name="ce6" office:value-type="float" office:value="373" calcext:value-type="float">
            <text:p>373</text:p>
          </table:table-cell>
          <table:table-cell table:style-name="ce6" table:formula="of:=[.$H$3]*EXP([.$H$5]*((1/[.B112])-(1/[.$H$6])))" office:value-type="float" office:value="1032.43051218805" calcext:value-type="float">
            <text:p>1032.4305121881</text:p>
          </table:table-cell>
          <table:table-cell table:style-name="ce8" table:formula="of:=[.$H$4]*[.$H$2]/([.$H$3]+[.C112])" office:value-type="float" office:value="3.7042225374641" calcext:value-type="float">
            <text:p>3.7042225375</text:p>
          </table:table-cell>
          <table:table-cell table:style-name="ce11" table:formula="of:=1024*[.D112]/[.$H$7]" office:value-type="float" office:value="842.916417414053" calcext:value-type="float">
            <text:p>84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3]-273" office:value-type="float" office:value="101" calcext:value-type="float">
            <text:p>101</text:p>
          </table:table-cell>
          <table:table-cell table:style-name="ce6" office:value-type="float" office:value="374" calcext:value-type="float">
            <text:p>374</text:p>
          </table:table-cell>
          <table:table-cell table:style-name="ce6" table:formula="of:=[.$H$3]*EXP([.$H$5]*((1/[.B113])-(1/[.$H$6])))" office:value-type="float" office:value="1007.7163182501" calcext:value-type="float">
            <text:p>1007.7163182501</text:p>
          </table:table-cell>
          <table:table-cell table:style-name="ce8" table:formula="of:=[.$H$4]*[.$H$2]/([.$H$3]+[.C113])" office:value-type="float" office:value="3.71246427424935" calcext:value-type="float">
            <text:p>3.7124642742</text:p>
          </table:table-cell>
          <table:table-cell table:style-name="ce11" table:formula="of:=1024*[.D113]/[.$H$7]" office:value-type="float" office:value="844.791870406963" calcext:value-type="float">
            <text:p>84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4]-273" office:value-type="float" office:value="102" calcext:value-type="float">
            <text:p>102</text:p>
          </table:table-cell>
          <table:table-cell table:style-name="ce6" office:value-type="float" office:value="375" calcext:value-type="float">
            <text:p>375</text:p>
          </table:table-cell>
          <table:table-cell table:style-name="ce6" table:formula="of:=[.$H$3]*EXP([.$H$5]*((1/[.B114])-(1/[.$H$6])))" office:value-type="float" office:value="983.720839363551" calcext:value-type="float">
            <text:p>983.7208393636</text:p>
          </table:table-cell>
          <table:table-cell table:style-name="ce8" table:formula="of:=[.$H$4]*[.$H$2]/([.$H$3]+[.C114])" office:value-type="float" office:value="3.72050149923912" calcext:value-type="float">
            <text:p>3.7205014992</text:p>
          </table:table-cell>
          <table:table-cell table:style-name="ce11" table:formula="of:=1024*[.D114]/[.$H$7]" office:value-type="float" office:value="846.620785604636" calcext:value-type="float">
            <text:p>84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5]-273" office:value-type="float" office:value="103" calcext:value-type="float">
            <text:p>103</text:p>
          </table:table-cell>
          <table:table-cell table:style-name="ce6" office:value-type="float" office:value="376" calcext:value-type="float">
            <text:p>376</text:p>
          </table:table-cell>
          <table:table-cell table:style-name="ce6" table:formula="of:=[.$H$3]*EXP([.$H$5]*((1/[.B115])-(1/[.$H$6])))" office:value-type="float" office:value="960.419843428232" calcext:value-type="float">
            <text:p>960.4198434282</text:p>
          </table:table-cell>
          <table:table-cell table:style-name="ce8" table:formula="of:=[.$H$4]*[.$H$2]/([.$H$3]+[.C115])" office:value-type="float" office:value="3.72833948292675" calcext:value-type="float">
            <text:p>3.7283394829</text:p>
          </table:table-cell>
          <table:table-cell table:style-name="ce11" table:formula="of:=1024*[.D115]/[.$H$7]" office:value-type="float" office:value="848.40436233711" calcext:value-type="float">
            <text:p>84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6]-273" office:value-type="float" office:value="104" calcext:value-type="float">
            <text:p>104</text:p>
          </table:table-cell>
          <table:table-cell table:style-name="ce6" office:value-type="float" office:value="377" calcext:value-type="float">
            <text:p>377</text:p>
          </table:table-cell>
          <table:table-cell table:style-name="ce6" table:formula="of:=[.$H$3]*EXP([.$H$5]*((1/[.B116])-(1/[.$H$6])))" office:value-type="float" office:value="937.790020321743" calcext:value-type="float">
            <text:p>937.7900203217</text:p>
          </table:table-cell>
          <table:table-cell table:style-name="ce8" table:formula="of:=[.$H$4]*[.$H$2]/([.$H$3]+[.C116])" office:value-type="float" office:value="3.73598337385276" calcext:value-type="float">
            <text:p>3.7359833739</text:p>
          </table:table-cell>
          <table:table-cell table:style-name="ce11" table:formula="of:=1024*[.D116]/[.$H$7]" office:value-type="float" office:value="850.143772183385" calcext:value-type="float">
            <text:p>85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7]-273" office:value-type="float" office:value="105" calcext:value-type="float">
            <text:p>105</text:p>
          </table:table-cell>
          <table:table-cell table:style-name="ce6" office:value-type="float" office:value="378" calcext:value-type="float">
            <text:p>378</text:p>
          </table:table-cell>
          <table:table-cell table:style-name="ce6" table:formula="of:=[.$H$3]*EXP([.$H$5]*((1/[.B117])-(1/[.$H$6])))" office:value-type="float" office:value="915.808943023593" calcext:value-type="float">
            <text:p>915.8089430236</text:p>
          </table:table-cell>
          <table:table-cell table:style-name="ce8" table:formula="of:=[.$H$4]*[.$H$2]/([.$H$3]+[.C117])" office:value-type="float" office:value="3.7434381998896" calcext:value-type="float">
            <text:p>3.7434381999</text:p>
          </table:table-cell>
          <table:table-cell table:style-name="ce11" table:formula="of:=1024*[.D117]/[.$H$7]" office:value-type="float" office:value="851.840159263767" calcext:value-type="float">
            <text:p>85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8]-273" office:value-type="float" office:value="106" calcext:value-type="float">
            <text:p>106</text:p>
          </table:table-cell>
          <table:table-cell table:style-name="ce6" office:value-type="float" office:value="379" calcext:value-type="float">
            <text:p>379</text:p>
          </table:table-cell>
          <table:table-cell table:style-name="ce6" table:formula="of:=[.$H$3]*EXP([.$H$5]*((1/[.B118])-(1/[.$H$6])))" office:value-type="float" office:value="894.455030532283" calcext:value-type="float">
            <text:p>894.4550305323</text:p>
          </table:table-cell>
          <table:table-cell table:style-name="ce8" table:formula="of:=[.$H$4]*[.$H$2]/([.$H$3]+[.C118])" office:value-type="float" office:value="3.75070886965132" calcext:value-type="float">
            <text:p>3.7507088697</text:p>
          </table:table-cell>
          <table:table-cell table:style-name="ce11" table:formula="of:=1024*[.D118]/[.$H$7]" office:value-type="float" office:value="853.494640560656" calcext:value-type="float">
            <text:p>85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9]-273" office:value-type="float" office:value="107" calcext:value-type="float">
            <text:p>107</text:p>
          </table:table-cell>
          <table:table-cell table:style-name="ce6" office:value-type="float" office:value="380" calcext:value-type="float">
            <text:p>380</text:p>
          </table:table-cell>
          <table:table-cell table:style-name="ce6" table:formula="of:=[.$H$3]*EXP([.$H$5]*((1/[.B119])-(1/[.$H$6])))" office:value-type="float" office:value="873.707512485773" calcext:value-type="float">
            <text:p>873.7075124858</text:p>
          </table:table-cell>
          <table:table-cell table:style-name="ce8" table:formula="of:=[.$H$4]*[.$H$2]/([.$H$3]+[.C119])" office:value-type="float" office:value="3.7578001740142" calcext:value-type="float">
            <text:p>3.757800174</text:p>
          </table:table-cell>
          <table:table-cell table:style-name="ce11" table:formula="of:=1024*[.D119]/[.$H$7]" office:value-type="float" office:value="855.108306264565" calcext:value-type="float">
            <text:p>85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0]-273" office:value-type="float" office:value="108" calcext:value-type="float">
            <text:p>108</text:p>
          </table:table-cell>
          <table:table-cell table:style-name="ce6" office:value-type="float" office:value="381" calcext:value-type="float">
            <text:p>381</text:p>
          </table:table-cell>
          <table:table-cell table:style-name="ce6" table:formula="of:=[.$H$3]*EXP([.$H$5]*((1/[.B120])-(1/[.$H$6])))" office:value-type="float" office:value="853.546395400617" calcext:value-type="float">
            <text:p>853.5463954006</text:p>
          </table:table-cell>
          <table:table-cell table:style-name="ce8" table:formula="of:=[.$H$4]*[.$H$2]/([.$H$3]+[.C120])" office:value-type="float" office:value="3.7647167877351" calcext:value-type="float">
            <text:p>3.7647167877</text:p>
          </table:table-cell>
          <table:table-cell table:style-name="ce11" table:formula="of:=1024*[.D120]/[.$H$7]" office:value-type="float" office:value="856.682220142387" calcext:value-type="float">
            <text:p>85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1]-273" office:value-type="float" office:value="109" calcext:value-type="float">
            <text:p>109</text:p>
          </table:table-cell>
          <table:table-cell table:style-name="ce6" office:value-type="float" office:value="382" calcext:value-type="float">
            <text:p>382</text:p>
          </table:table-cell>
          <table:table-cell table:style-name="ce6" table:formula="of:=[.$H$3]*EXP([.$H$5]*((1/[.B121])-(1/[.$H$6])))" office:value-type="float" office:value="833.952430449537" calcext:value-type="float">
            <text:p>833.9524304495</text:p>
          </table:table-cell>
          <table:table-cell table:style-name="ce8" table:formula="of:=[.$H$4]*[.$H$2]/([.$H$3]+[.C121])" office:value-type="float" office:value="3.77146327115533" calcext:value-type="float">
            <text:p>3.7714632712</text:p>
          </table:table-cell>
          <table:table-cell table:style-name="ce11" table:formula="of:=1024*[.D121]/[.$H$7]" office:value-type="float" office:value="858.217419925125" calcext:value-type="float">
            <text:p>85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2]-273" office:value-type="float" office:value="110" calcext:value-type="float">
            <text:p>110</text:p>
          </table:table-cell>
          <table:table-cell table:style-name="ce6" office:value-type="float" office:value="383" calcext:value-type="float">
            <text:p>383</text:p>
          </table:table-cell>
          <table:table-cell table:style-name="ce6" table:formula="of:=[.$H$3]*EXP([.$H$5]*((1/[.B122])-(1/[.$H$6])))" office:value-type="float" office:value="814.907082701519" calcext:value-type="float">
            <text:p>814.9070827015</text:p>
          </table:table-cell>
          <table:table-cell table:style-name="ce8" table:formula="of:=[.$H$4]*[.$H$2]/([.$H$3]+[.C122])" office:value-type="float" office:value="3.77804407197881" calcext:value-type="float">
            <text:p>3.778044072</text:p>
          </table:table-cell>
          <table:table-cell table:style-name="ce11" table:formula="of:=1024*[.D122]/[.$H$7]" office:value-type="float" office:value="859.714917712511" calcext:value-type="float">
            <text:p>86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3]-273" office:value-type="float" office:value="111" calcext:value-type="float">
            <text:p>111</text:p>
          </table:table-cell>
          <table:table-cell table:style-name="ce6" office:value-type="float" office:value="384" calcext:value-type="float">
            <text:p>384</text:p>
          </table:table-cell>
          <table:table-cell table:style-name="ce6" table:formula="of:=[.$H$3]*EXP([.$H$5]*((1/[.B123])-(1/[.$H$6])))" office:value-type="float" office:value="796.392501752508" calcext:value-type="float">
            <text:p>796.3925017525</text:p>
          </table:table-cell>
          <table:table-cell table:style-name="ce8" table:formula="of:=[.$H$4]*[.$H$2]/([.$H$3]+[.C123])" office:value-type="float" office:value="3.78446352711392" calcext:value-type="float">
            <text:p>3.7844635271</text:p>
          </table:table-cell>
          <table:table-cell table:style-name="ce11" table:formula="of:=1024*[.D123]/[.$H$7]" office:value-type="float" office:value="861.175700392146" calcext:value-type="float">
            <text:p>86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4]-273" office:value-type="float" office:value="112" calcext:value-type="float">
            <text:p>112</text:p>
          </table:table-cell>
          <table:table-cell table:style-name="ce6" office:value-type="float" office:value="385" calcext:value-type="float">
            <text:p>385</text:p>
          </table:table-cell>
          <table:table-cell table:style-name="ce6" table:formula="of:=[.$H$3]*EXP([.$H$5]*((1/[.B124])-(1/[.$H$6])))" office:value-type="float" office:value="778.391493678594" calcext:value-type="float">
            <text:p>778.3914936786</text:p>
          </table:table-cell>
          <table:table-cell table:style-name="ce8" table:formula="of:=[.$H$4]*[.$H$2]/([.$H$3]+[.C124])" office:value-type="float" office:value="3.79072586456947" calcext:value-type="float">
            <text:p>3.7907258646</text:p>
          </table:table-cell>
          <table:table-cell table:style-name="ce11" table:formula="of:=1024*[.D124]/[.$H$7]" office:value-type="float" office:value="862.60073007092" calcext:value-type="float">
            <text:p>86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5]-273" office:value-type="float" office:value="113" calcext:value-type="float">
            <text:p>113</text:p>
          </table:table-cell>
          <table:table-cell table:style-name="ce6" office:value-type="float" office:value="386" calcext:value-type="float">
            <text:p>386</text:p>
          </table:table-cell>
          <table:table-cell table:style-name="ce6" table:formula="of:=[.$H$3]*EXP([.$H$5]*((1/[.B125])-(1/[.$H$6])))" office:value-type="float" office:value="760.887494247172" calcext:value-type="float">
            <text:p>760.8874942472</text:p>
          </table:table-cell>
          <table:table-cell table:style-name="ce8" table:formula="of:=[.$H$4]*[.$H$2]/([.$H$3]+[.C125])" office:value-type="float" office:value="3.79683520539574" calcext:value-type="float">
            <text:p>3.7968352054</text:p>
          </table:table-cell>
          <table:table-cell table:style-name="ce11" table:formula="of:=1024*[.D125]/[.$H$7]" office:value-type="float" office:value="863.99094451672" calcext:value-type="float">
            <text:p>86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6]-273" office:value-type="float" office:value="114" calcext:value-type="float">
            <text:p>114</text:p>
          </table:table-cell>
          <table:table-cell table:style-name="ce6" office:value-type="float" office:value="387" calcext:value-type="float">
            <text:p>387</text:p>
          </table:table-cell>
          <table:table-cell table:style-name="ce6" table:formula="of:=[.$H$3]*EXP([.$H$5]*((1/[.B126])-(1/[.$H$6])))" office:value-type="float" office:value="743.864543324928" calcext:value-type="float">
            <text:p>743.8645433249</text:p>
          </table:table-cell>
          <table:table-cell table:style-name="ce8" table:formula="of:=[.$H$4]*[.$H$2]/([.$H$3]+[.C126])" office:value-type="float" office:value="3.80279556566242" calcext:value-type="float">
            <text:p>3.8027955657</text:p>
          </table:table-cell>
          <table:table-cell table:style-name="ce11" table:formula="of:=1024*[.D126]/[.$H$7]" office:value-type="float" office:value="865.347257608516" calcext:value-type="float">
            <text:p>86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7]-273" office:value-type="float" office:value="115" calcext:value-type="float">
            <text:p>115</text:p>
          </table:table-cell>
          <table:table-cell table:style-name="ce6" office:value-type="float" office:value="388" calcext:value-type="float">
            <text:p>388</text:p>
          </table:table-cell>
          <table:table-cell table:style-name="ce6" table:formula="of:=[.$H$3]*EXP([.$H$5]*((1/[.B127])-(1/[.$H$6])))" office:value-type="float" office:value="727.307260424706" calcext:value-type="float">
            <text:p>727.3072604247</text:p>
          </table:table-cell>
          <table:table-cell table:style-name="ce8" table:formula="of:=[.$H$4]*[.$H$2]/([.$H$3]+[.C127])" office:value-type="float" office:value="3.80861085846588" calcext:value-type="float">
            <text:p>3.8086108585</text:p>
          </table:table-cell>
          <table:table-cell table:style-name="ce11" table:formula="of:=1024*[.D127]/[.$H$7]" office:value-type="float" office:value="866.670559793125" calcext:value-type="float">
            <text:p>86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8]-273" office:value-type="float" office:value="116" calcext:value-type="float">
            <text:p>116</text:p>
          </table:table-cell>
          <table:table-cell table:style-name="ce6" office:value-type="float" office:value="389" calcext:value-type="float">
            <text:p>389</text:p>
          </table:table-cell>
          <table:table-cell table:style-name="ce6" table:formula="of:=[.$H$3]*EXP([.$H$5]*((1/[.B128])-(1/[.$H$6])))" office:value-type="float" office:value="711.200821336329" calcext:value-type="float">
            <text:p>711.2008213363</text:p>
          </table:table-cell>
          <table:table-cell table:style-name="ce8" table:formula="of:=[.$H$4]*[.$H$2]/([.$H$3]+[.C128])" office:value-type="float" office:value="3.81428489595875" calcext:value-type="float">
            <text:p>3.814284896</text:p>
          </table:table-cell>
          <table:table-cell table:style-name="ce11" table:formula="of:=1024*[.D128]/[.$H$7]" office:value-type="float" office:value="867.961718547058" calcext:value-type="float">
            <text:p>86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9]-273" office:value-type="float" office:value="117" calcext:value-type="float">
            <text:p>117</text:p>
          </table:table-cell>
          <table:table-cell table:style-name="ce6" office:value-type="float" office:value="390" calcext:value-type="float">
            <text:p>390</text:p>
          </table:table-cell>
          <table:table-cell table:style-name="ce6" table:formula="of:=[.$H$3]*EXP([.$H$5]*((1/[.B129])-(1/[.$H$6])))" office:value-type="float" office:value="695.530935789293" calcext:value-type="float">
            <text:p>695.5309357893</text:p>
          </table:table-cell>
          <table:table-cell table:style-name="ce8" table:formula="of:=[.$H$4]*[.$H$2]/([.$H$3]+[.C129])" office:value-type="float" office:value="3.81982139139552" calcext:value-type="float">
            <text:p>3.8198213914</text:p>
          </table:table-cell>
          <table:table-cell table:style-name="ce11" table:formula="of:=1024*[.D129]/[.$H$7]" office:value-type="float" office:value="869.221578842002" calcext:value-type="float">
            <text:p>86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30]-273" office:value-type="float" office:value="118" calcext:value-type="float">
            <text:p>118</text:p>
          </table:table-cell>
          <table:table-cell table:style-name="ce6" office:value-type="float" office:value="391" calcext:value-type="float">
            <text:p>391</text:p>
          </table:table-cell>
          <table:table-cell table:style-name="ce6" table:formula="of:=[.$H$3]*EXP([.$H$5]*((1/[.B130])-(1/[.$H$6])))" office:value-type="float" office:value="680.283826097922" calcext:value-type="float">
            <text:p>680.2838260979</text:p>
          </table:table-cell>
          <table:table-cell table:style-name="ce8" table:formula="of:=[.$H$4]*[.$H$2]/([.$H$3]+[.C130])" office:value-type="float" office:value="3.82522396118826" calcext:value-type="float">
            <text:p>3.8252239612</text:p>
          </table:table-cell>
          <table:table-cell table:style-name="ce11" table:formula="of:=1024*[.D130]/[.$H$7]" office:value-type="float" office:value="870.450963612617" calcext:value-type="float">
            <text:p>870</text:p>
          </table:table-cell>
          <table:table-cell table:number-columns-repeated="1019"/>
        </table:table-row>
        <table:table-row table:style-name="ro4">
          <table:table-cell table:style-name="ce3" table:formula="of:=[.B131]-273" office:value-type="float" office:value="119" calcext:value-type="float">
            <text:p>119</text:p>
          </table:table-cell>
          <table:table-cell table:style-name="ce6" office:value-type="float" office:value="392" calcext:value-type="float">
            <text:p>392</text:p>
          </table:table-cell>
          <table:table-cell table:style-name="ce6" table:formula="of:=[.$H$3]*EXP([.$H$5]*((1/[.B131])-(1/[.$H$6])))" office:value-type="float" office:value="665.446206742178" calcext:value-type="float">
            <text:p>665.4462067422</text:p>
          </table:table-cell>
          <table:table-cell table:style-name="ce8" table:formula="of:=[.$H$4]*[.$H$2]/([.$H$3]+[.C131])" office:value-type="float" office:value="3.83049612696723" calcext:value-type="float">
            <text:p>3.830496127</text:p>
          </table:table-cell>
          <table:table-cell table:style-name="ce11" table:formula="of:=1024*[.D131]/[.$H$7]" office:value-type="float" office:value="871.650674225433" calcext:value-type="float">
            <text:p>872</text:p>
          </table:table-cell>
          <table:table-cell table:number-columns-repeated="1019"/>
        </table:table-row>
        <table:table-row table:style-name="ro4">
          <table:table-cell table:style-name="ce3" table:formula="of:=[.B132]-273" office:value-type="float" office:value="120" calcext:value-type="float">
            <text:p>120</text:p>
          </table:table-cell>
          <table:table-cell table:style-name="ce6" office:value-type="float" office:value="393" calcext:value-type="float">
            <text:p>393</text:p>
          </table:table-cell>
          <table:table-cell table:style-name="ce6" table:formula="of:=[.$H$3]*EXP([.$H$5]*((1/[.B132])-(1/[.$H$6])))" office:value-type="float" office:value="651.005264839638" calcext:value-type="float">
            <text:p>651.0052648396</text:p>
          </table:table-cell>
          <table:table-cell table:style-name="ce8" table:formula="of:=[.$H$4]*[.$H$2]/([.$H$3]+[.C132])" office:value-type="float" office:value="3.83564131764148" calcext:value-type="float">
            <text:p>3.8356413176</text:p>
          </table:table-cell>
          <table:table-cell table:style-name="ce11" table:formula="of:=1024*[.D132]/[.$H$7]" office:value-type="float" office:value="872.82149094775" calcext:value-type="float">
            <text:p>873</text:p>
          </table:table-cell>
          <table:table-cell table:number-columns-repeated="1019"/>
        </table:table-row>
        <table:table-row table:style-name="ro4">
          <table:table-cell table:style-name="ce3" table:formula="of:=[.B133]-273" office:value-type="float" office:value="121" calcext:value-type="float">
            <text:p>121</text:p>
          </table:table-cell>
          <table:table-cell table:style-name="ce6" office:value-type="float" office:value="394" calcext:value-type="float">
            <text:p>394</text:p>
          </table:table-cell>
          <table:table-cell table:style-name="ce6" table:formula="of:=[.$H$3]*EXP([.$H$5]*((1/[.B133])-(1/[.$H$6])))" office:value-type="float" office:value="636.948641466468" calcext:value-type="float">
            <text:p>636.9486414665</text:p>
          </table:table-cell>
          <table:table-cell table:style-name="ce8" table:formula="of:=[.$H$4]*[.$H$2]/([.$H$3]+[.C133])" office:value-type="float" office:value="3.84066287145505" calcext:value-type="float">
            <text:p>3.8406628715</text:p>
          </table:table-cell>
          <table:table-cell table:style-name="ce11" table:formula="of:=1024*[.D133]/[.$H$7]" office:value-type="float" office:value="873.964173415549" calcext:value-type="float">
            <text:p>874</text:p>
          </table:table-cell>
          <table:table-cell table:number-columns-repeated="1019"/>
        </table:table-row>
        <table:table-row table:style-name="ro4">
          <table:table-cell table:style-name="ce3" table:formula="of:=[.B134]-273" office:value-type="float" office:value="122" calcext:value-type="float">
            <text:p>122</text:p>
          </table:table-cell>
          <table:table-cell table:style-name="ce6" office:value-type="float" office:value="395" calcext:value-type="float">
            <text:p>395</text:p>
          </table:table-cell>
          <table:table-cell table:style-name="ce6" table:formula="of:=[.$H$3]*EXP([.$H$5]*((1/[.B134])-(1/[.$H$6])))" office:value-type="float" office:value="623.264413787405" calcext:value-type="float">
            <text:p>623.2644137874</text:p>
          </table:table-cell>
          <table:table-cell table:style-name="ce8" table:formula="of:=[.$H$4]*[.$H$2]/([.$H$3]+[.C134])" office:value-type="float" office:value="3.84556403803488" calcext:value-type="float">
            <text:p>3.845564038</text:p>
          </table:table-cell>
          <table:table-cell table:style-name="ce11" table:formula="of:=1024*[.D134]/[.$H$7]" office:value-type="float" office:value="875.079461099492" calcext:value-type="float">
            <text:p>875</text:p>
          </table:table-cell>
          <table:table-cell table:number-columns-repeated="1019"/>
        </table:table-row>
        <table:table-row table:style-name="ro4">
          <table:table-cell table:style-name="ce3" table:formula="of:=[.B135]-273" office:value-type="float" office:value="123" calcext:value-type="float">
            <text:p>123</text:p>
          </table:table-cell>
          <table:table-cell table:style-name="ce6" office:value-type="float" office:value="396" calcext:value-type="float">
            <text:p>396</text:p>
          </table:table-cell>
          <table:table-cell table:style-name="ce6" table:formula="of:=[.$H$3]*EXP([.$H$5]*((1/[.B135])-(1/[.$H$6])))" office:value-type="float" office:value="609.941077956676" calcext:value-type="float">
            <text:p>609.9410779567</text:p>
          </table:table-cell>
          <table:table-cell table:style-name="ce8" table:formula="of:=[.$H$4]*[.$H$2]/([.$H$3]+[.C135])" office:value-type="float" office:value="3.85034798042675" calcext:value-type="float">
            <text:p>3.8503479804</text:p>
          </table:table-cell>
          <table:table-cell table:style-name="ce11" table:formula="of:=1024*[.D135]/[.$H$7]" office:value-type="float" office:value="876.168073768221" calcext:value-type="float">
            <text:p>876</text:p>
          </table:table-cell>
          <table:table-cell table:number-columns-repeated="1019"/>
        </table:table-row>
        <table:table-row table:style-name="ro4">
          <table:table-cell table:style-name="ce3" table:formula="of:=[.B136]-273" office:value-type="float" office:value="124" calcext:value-type="float">
            <text:p>124</text:p>
          </table:table-cell>
          <table:table-cell table:style-name="ce6" office:value-type="float" office:value="397" calcext:value-type="float">
            <text:p>397</text:p>
          </table:table-cell>
          <table:table-cell table:style-name="ce6" table:formula="of:=[.$H$3]*EXP([.$H$5]*((1/[.B136])-(1/[.$H$6])))" office:value-type="float" office:value="596.967532753849" calcext:value-type="float">
            <text:p>596.9675327538</text:p>
          </table:table-cell>
          <table:table-cell table:style-name="ce8" table:formula="of:=[.$H$4]*[.$H$2]/([.$H$3]+[.C136])" office:value-type="float" office:value="3.85501777711612" calcext:value-type="float">
            <text:p>3.8550177771</text:p>
          </table:table-cell>
          <table:table-cell table:style-name="ce11" table:formula="of:=1024*[.D136]/[.$H$7]" office:value-type="float" office:value="877.2307119482" calcext:value-type="float">
            <text:p>877</text:p>
          </table:table-cell>
          <table:table-cell table:number-columns-repeated="1019"/>
        </table:table-row>
        <table:table-row table:style-name="ro4">
          <table:table-cell table:style-name="ce3" table:formula="of:=[.B137]-273" office:value-type="float" office:value="125" calcext:value-type="float">
            <text:p>125</text:p>
          </table:table-cell>
          <table:table-cell table:style-name="ce6" office:value-type="float" office:value="398" calcext:value-type="float">
            <text:p>398</text:p>
          </table:table-cell>
          <table:table-cell table:style-name="ce6" table:formula="of:=[.$H$3]*EXP([.$H$5]*((1/[.B137])-(1/[.$H$6])))" office:value-type="float" office:value="584.333063920309" calcext:value-type="float">
            <text:p>584.3330639203</text:p>
          </table:table-cell>
          <table:table-cell table:style-name="ce8" table:formula="of:=[.$H$4]*[.$H$2]/([.$H$3]+[.C137])" office:value-type="float" office:value="3.85957642403084" calcext:value-type="float">
            <text:p>3.859576424</text:p>
          </table:table-cell>
          <table:table-cell table:style-name="ce11" table:formula="of:=1024*[.D137]/[.$H$7]" office:value-type="float" office:value="878.268057379462" calcext:value-type="float">
            <text:p>878</text:p>
          </table:table-cell>
          <table:table-cell table:number-columns-repeated="1019"/>
        </table:table-row>
        <table:table-row table:style-name="ro4">
          <table:table-cell table:style-name="ce3" table:formula="of:=[.B138]-273" office:value-type="float" office:value="126" calcext:value-type="float">
            <text:p>126</text:p>
          </table:table-cell>
          <table:table-cell table:style-name="ce6" office:value-type="float" office:value="399" calcext:value-type="float">
            <text:p>399</text:p>
          </table:table-cell>
          <table:table-cell table:style-name="ce6" table:formula="of:=[.$H$3]*EXP([.$H$5]*((1/[.B138])-(1/[.$H$6])))" office:value-type="float" office:value="572.027329163817" calcext:value-type="float">
            <text:p>572.0273291638</text:p>
          </table:table-cell>
          <table:table-cell table:style-name="ce8" table:formula="of:=[.$H$4]*[.$H$2]/([.$H$3]+[.C138])" office:value-type="float" office:value="3.86402683652339" calcext:value-type="float">
            <text:p>3.8640268365</text:p>
          </table:table-cell>
          <table:table-cell table:style-name="ce11" table:formula="of:=1024*[.D138]/[.$H$7]" office:value-type="float" office:value="879.280773466655" calcext:value-type="float">
            <text:p>879</text:p>
          </table:table-cell>
          <table:table-cell table:number-columns-repeated="1019"/>
        </table:table-row>
        <table:table-row table:style-name="ro4">
          <table:table-cell table:style-name="ce3" table:formula="of:=[.B139]-273" office:value-type="float" office:value="127" calcext:value-type="float">
            <text:p>127</text:p>
          </table:table-cell>
          <table:table-cell table:style-name="ce6" office:value-type="float" office:value="400" calcext:value-type="float">
            <text:p>400</text:p>
          </table:table-cell>
          <table:table-cell table:style-name="ce6" table:formula="of:=[.$H$3]*EXP([.$H$5]*((1/[.B139])-(1/[.$H$6])))" office:value-type="float" office:value="560.040343800258" calcext:value-type="float">
            <text:p>560.0403438003</text:p>
          </table:table-cell>
          <table:table-cell table:style-name="ce8" table:formula="of:=[.$H$4]*[.$H$2]/([.$H$3]+[.C139])" office:value-type="float" office:value="3.86837185133009" calcext:value-type="float">
            <text:p>3.8683718513</text:p>
          </table:table-cell>
          <table:table-cell table:style-name="ce11" table:formula="of:=1024*[.D139]/[.$H$7]" office:value-type="float" office:value="880.269505724891" calcext:value-type="float">
            <text:p>880</text:p>
          </table:table-cell>
          <table:table-cell table:number-columns-repeated="1019"/>
        </table:table-row>
        <table:table-row table:style-name="ro4">
          <table:table-cell table:style-name="ce3" table:formula="of:=[.B140]-273" office:value-type="float" office:value="128" calcext:value-type="float">
            <text:p>128</text:p>
          </table:table-cell>
          <table:table-cell table:style-name="ce6" office:value-type="float" office:value="401" calcext:value-type="float">
            <text:p>401</text:p>
          </table:table-cell>
          <table:table-cell table:style-name="ce6" table:formula="of:=[.$H$3]*EXP([.$H$5]*((1/[.B140])-(1/[.$H$6])))" office:value-type="float" office:value="548.362467003175" calcext:value-type="float">
            <text:p>548.3624670032</text:p>
          </table:table-cell>
          <table:table-cell table:style-name="ce8" table:formula="of:=[.$H$4]*[.$H$2]/([.$H$3]+[.C140])" office:value-type="float" office:value="3.87261422850546" calcext:value-type="float">
            <text:p>3.8726142285</text:p>
          </table:table-cell>
          <table:table-cell table:style-name="ce11" table:formula="of:=1024*[.D140]/[.$H$7]" office:value-type="float" office:value="881.234882219909" calcext:value-type="float">
            <text:p>881</text:p>
          </table:table-cell>
          <table:table-cell table:number-columns-repeated="1019"/>
        </table:table-row>
        <table:table-row table:style-name="ro4">
          <table:table-cell table:style-name="ce3" table:formula="of:=[.B141]-273" office:value-type="float" office:value="129" calcext:value-type="float">
            <text:p>129</text:p>
          </table:table-cell>
          <table:table-cell table:style-name="ce6" office:value-type="float" office:value="402" calcext:value-type="float">
            <text:p>402</text:p>
          </table:table-cell>
          <table:table-cell table:style-name="ce6" table:formula="of:=[.$H$3]*EXP([.$H$5]*((1/[.B141])-(1/[.$H$6])))" office:value-type="float" office:value="536.984388633183" calcext:value-type="float">
            <text:p>536.9843886332</text:p>
          </table:table-cell>
          <table:table-cell table:style-name="ce8" table:formula="of:=[.$H$4]*[.$H$2]/([.$H$3]+[.C141])" office:value-type="float" office:value="3.8767566533299" calcext:value-type="float">
            <text:p>3.8767566533</text:p>
          </table:table-cell>
          <table:table-cell table:style-name="ce11" table:formula="of:=1024*[.D141]/[.$H$7]" office:value-type="float" office:value="882.177514002182" calcext:value-type="float">
            <text:p>882</text:p>
          </table:table-cell>
          <table:table-cell table:number-columns-repeated="1019"/>
        </table:table-row>
        <table:table-row table:style-name="ro4">
          <table:table-cell table:style-name="ce3" table:formula="of:=[.B142]-273" office:value-type="float" office:value="130" calcext:value-type="float">
            <text:p>130</text:p>
          </table:table-cell>
          <table:table-cell table:style-name="ce6" office:value-type="float" office:value="403" calcext:value-type="float">
            <text:p>403</text:p>
          </table:table-cell>
          <table:table-cell table:style-name="ce6" table:formula="of:=[.$H$3]*EXP([.$H$5]*((1/[.B142])-(1/[.$H$6])))" office:value-type="float" office:value="525.897116620723" calcext:value-type="float">
            <text:p>525.8971166207</text:p>
          </table:table-cell>
          <table:table-cell table:style-name="ce8" table:formula="of:=[.$H$4]*[.$H$2]/([.$H$3]+[.C142])" office:value-type="float" office:value="3.88080173818908" calcext:value-type="float">
            <text:p>3.8808017382</text:p>
          </table:table-cell>
          <table:table-cell table:style-name="ce11" table:formula="of:=1024*[.D142]/[.$H$7]" office:value-type="float" office:value="883.097995534581" calcext:value-type="float">
            <text:p>883</text:p>
          </table:table-cell>
          <table:table-cell table:number-columns-repeated="1019"/>
        </table:table-row>
        <table:table-row table:style-name="ro4">
          <table:table-cell table:style-name="ce3" table:formula="of:=[.B143]-273" office:value-type="float" office:value="131" calcext:value-type="float">
            <text:p>131</text:p>
          </table:table-cell>
          <table:table-cell table:style-name="ce6" office:value-type="float" office:value="404" calcext:value-type="float">
            <text:p>404</text:p>
          </table:table-cell>
          <table:table-cell table:style-name="ce6" table:formula="of:=[.$H$3]*EXP([.$H$5]*((1/[.B143])-(1/[.$H$6])))" office:value-type="float" office:value="515.091964876916" calcext:value-type="float">
            <text:p>515.0919648769</text:p>
          </table:table-cell>
          <table:table-cell table:style-name="ce8" table:formula="of:=[.$H$4]*[.$H$2]/([.$H$3]+[.C143])" office:value-type="float" office:value="3.88475202442376" calcext:value-type="float">
            <text:p>3.8847520244</text:p>
          </table:table-cell>
          <table:table-cell table:style-name="ce11" table:formula="of:=1024*[.D143]/[.$H$7]" office:value-type="float" office:value="883.996905113318" calcext:value-type="float">
            <text:p>884</text:p>
          </table:table-cell>
          <table:table-cell table:number-columns-repeated="1019"/>
        </table:table-row>
        <table:table-row table:style-name="ro4">
          <table:table-cell table:style-name="ce3" table:formula="of:=[.B144]-273" office:value-type="float" office:value="132" calcext:value-type="float">
            <text:p>132</text:p>
          </table:table-cell>
          <table:table-cell table:style-name="ce6" office:value-type="float" office:value="405" calcext:value-type="float">
            <text:p>405</text:p>
          </table:table-cell>
          <table:table-cell table:style-name="ce6" table:formula="of:=[.$H$3]*EXP([.$H$5]*((1/[.B144])-(1/[.$H$6])))" office:value-type="float" office:value="504.560541708522" calcext:value-type="float">
            <text:p>504.5605417085</text:p>
          </table:table-cell>
          <table:table-cell table:style-name="ce8" table:formula="of:=[.$H$4]*[.$H$2]/([.$H$3]+[.C144])" office:value-type="float" office:value="3.88860998414897" calcext:value-type="float">
            <text:p>3.8886099841</text:p>
          </table:table-cell>
          <table:table-cell table:style-name="ce11" table:formula="of:=1024*[.D144]/[.$H$7]" office:value-type="float" office:value="884.8748052819" calcext:value-type="float">
            <text:p>885</text:p>
          </table:table-cell>
          <table:table-cell table:number-columns-repeated="1019"/>
        </table:table-row>
        <table:table-row table:style-name="ro4">
          <table:table-cell table:style-name="ce3" table:formula="of:=[.B145]-273" office:value-type="float" office:value="133" calcext:value-type="float">
            <text:p>133</text:p>
          </table:table-cell>
          <table:table-cell table:style-name="ce6" office:value-type="float" office:value="406" calcext:value-type="float">
            <text:p>406</text:p>
          </table:table-cell>
          <table:table-cell table:style-name="ce6" table:formula="of:=[.$H$3]*EXP([.$H$5]*((1/[.B145])-(1/[.$H$6])))" office:value-type="float" office:value="494.294738714206" calcext:value-type="float">
            <text:p>494.2947387142</text:p>
          </table:table-cell>
          <table:table-cell table:style-name="ce8" table:formula="of:=[.$H$4]*[.$H$2]/([.$H$3]+[.C145])" office:value-type="float" office:value="3.8923780220414" calcext:value-type="float">
            <text:p>3.892378022</text:p>
          </table:table-cell>
          <table:table-cell table:style-name="ce11" table:formula="of:=1024*[.D145]/[.$H$7]" office:value-type="float" office:value="885.732243237865" calcext:value-type="float">
            <text:p>886</text:p>
          </table:table-cell>
          <table:table-cell table:number-columns-repeated="1019"/>
        </table:table-row>
        <table:table-row table:style-name="ro4">
          <table:table-cell table:style-name="ce3" table:formula="of:=[.B146]-273" office:value-type="float" office:value="134" calcext:value-type="float">
            <text:p>134</text:p>
          </table:table-cell>
          <table:table-cell table:style-name="ce6" office:value-type="float" office:value="407" calcext:value-type="float">
            <text:p>407</text:p>
          </table:table-cell>
          <table:table-cell table:style-name="ce6" table:formula="of:=[.$H$3]*EXP([.$H$5]*((1/[.B146])-(1/[.$H$6])))" office:value-type="float" office:value="484.286720140362" calcext:value-type="float">
            <text:p>484.2867201404</text:p>
          </table:table-cell>
          <table:table-cell table:style-name="ce8" table:formula="of:=[.$H$4]*[.$H$2]/([.$H$3]+[.C146])" office:value-type="float" office:value="3.89605847709435" calcext:value-type="float">
            <text:p>3.8960584771</text:p>
          </table:table-cell>
          <table:table-cell table:style-name="ce11" table:formula="of:=1024*[.D146]/[.$H$7]" office:value-type="float" office:value="886.569751232136" calcext:value-type="float">
            <text:p>887</text:p>
          </table:table-cell>
          <table:table-cell table:number-columns-repeated="1019"/>
        </table:table-row>
        <table:table-row table:style-name="ro4">
          <table:table-cell table:style-name="ce3" table:formula="of:=[.B147]-273" office:value-type="float" office:value="135" calcext:value-type="float">
            <text:p>135</text:p>
          </table:table-cell>
          <table:table-cell table:style-name="ce6" office:value-type="float" office:value="408" calcext:value-type="float">
            <text:p>408</text:p>
          </table:table-cell>
          <table:table-cell table:style-name="ce6" table:formula="of:=[.$H$3]*EXP([.$H$5]*((1/[.B147])-(1/[.$H$6])))" office:value-type="float" office:value="474.528912675887" calcext:value-type="float">
            <text:p>474.5289126759</text:p>
          </table:table-cell>
          <table:table-cell table:style-name="ce8" table:formula="of:=[.$H$4]*[.$H$2]/([.$H$3]+[.C147])" office:value-type="float" office:value="3.89965362433956" calcext:value-type="float">
            <text:p>3.8996536243</text:p>
          </table:table-cell>
          <table:table-cell table:style-name="ce11" table:formula="of:=1024*[.D147]/[.$H$7]" office:value-type="float" office:value="887.387846960825" calcext:value-type="float">
            <text:p>887</text:p>
          </table:table-cell>
          <table:table-cell table:number-columns-repeated="1019"/>
        </table:table-row>
        <table:table-row table:style-name="ro4">
          <table:table-cell table:style-name="ce3" table:formula="of:=[.B148]-273" office:value-type="float" office:value="136" calcext:value-type="float">
            <text:p>136</text:p>
          </table:table-cell>
          <table:table-cell table:style-name="ce6" office:value-type="float" office:value="409" calcext:value-type="float">
            <text:p>409</text:p>
          </table:table-cell>
          <table:table-cell table:style-name="ce6" table:formula="of:=[.$H$3]*EXP([.$H$5]*((1/[.B148])-(1/[.$H$6])))" office:value-type="float" office:value="465.013995666212" calcext:value-type="float">
            <text:p>465.0139956662</text:p>
          </table:table-cell>
          <table:table-cell table:style-name="ce8" table:formula="of:=[.$H$4]*[.$H$2]/([.$H$3]+[.C148])" office:value-type="float" office:value="3.90316567653535" calcext:value-type="float">
            <text:p>3.9031656765</text:p>
          </table:table-cell>
          <table:table-cell table:style-name="ce11" table:formula="of:=1024*[.D148]/[.$H$7]" office:value-type="float" office:value="888.187033949379" calcext:value-type="float">
            <text:p>888</text:p>
          </table:table-cell>
          <table:table-cell table:number-columns-repeated="1019"/>
        </table:table-row>
        <table:table-row table:style-name="ro4">
          <table:table-cell table:style-name="ce3" table:formula="of:=[.B149]-273" office:value-type="float" office:value="137" calcext:value-type="float">
            <text:p>137</text:p>
          </table:table-cell>
          <table:table-cell table:style-name="ce6" office:value-type="float" office:value="410" calcext:value-type="float">
            <text:p>410</text:p>
          </table:table-cell>
          <table:table-cell table:style-name="ce6" table:formula="of:=[.$H$3]*EXP([.$H$5]*((1/[.B149])-(1/[.$H$6])))" office:value-type="float" office:value="455.734891727907" calcext:value-type="float">
            <text:p>455.7348917279</text:p>
          </table:table-cell>
          <table:table-cell table:style-name="ce8" table:formula="of:=[.$H$4]*[.$H$2]/([.$H$3]+[.C149])" office:value-type="float" office:value="3.90659678582073" calcext:value-type="float">
            <text:p>3.9065967858</text:p>
          </table:table-cell>
          <table:table-cell table:style-name="ce11" table:formula="of:=1024*[.D149]/[.$H$7]" office:value-type="float" office:value="888.967801928984" calcext:value-type="float">
            <text:p>889</text:p>
          </table:table-cell>
          <table:table-cell table:number-columns-repeated="1019"/>
        </table:table-row>
        <table:table-row table:style-name="ro4">
          <table:table-cell table:style-name="ce3" table:formula="of:=[.B150]-273" office:value-type="float" office:value="138" calcext:value-type="float">
            <text:p>138</text:p>
          </table:table-cell>
          <table:table-cell table:style-name="ce6" office:value-type="float" office:value="411" calcext:value-type="float">
            <text:p>411</text:p>
          </table:table-cell>
          <table:table-cell table:style-name="ce6" table:formula="of:=[.$H$3]*EXP([.$H$5]*((1/[.B150])-(1/[.$H$6])))" office:value-type="float" office:value="446.684757746044" calcext:value-type="float">
            <text:p>446.684757746</text:p>
          </table:table-cell>
          <table:table-cell table:style-name="ce8" table:formula="of:=[.$H$4]*[.$H$2]/([.$H$3]+[.C150])" office:value-type="float" office:value="3.90994904533516" calcext:value-type="float">
            <text:p>3.9099490453</text:p>
          </table:table-cell>
          <table:table-cell table:style-name="ce11" table:formula="of:=1024*[.D150]/[.$H$7]" office:value-type="float" office:value="889.730627205156" calcext:value-type="float">
            <text:p>890</text:p>
          </table:table-cell>
          <table:table-cell table:number-columns-repeated="1019"/>
        </table:table-row>
        <table:table-row table:style-name="ro4">
          <table:table-cell table:style-name="ce3" table:formula="of:=[.B151]-273" office:value-type="float" office:value="139" calcext:value-type="float">
            <text:p>139</text:p>
          </table:table-cell>
          <table:table-cell table:style-name="ce6" office:value-type="float" office:value="412" calcext:value-type="float">
            <text:p>412</text:p>
          </table:table-cell>
          <table:table-cell table:style-name="ce6" table:formula="of:=[.$H$3]*EXP([.$H$5]*((1/[.B151])-(1/[.$H$6])))" office:value-type="float" office:value="437.856976237361" calcext:value-type="float">
            <text:p>437.8569762374</text:p>
          </table:table-cell>
          <table:table-cell table:style-name="ce8" table:formula="of:=[.$H$4]*[.$H$2]/([.$H$3]+[.C151])" office:value-type="float" office:value="3.91322449080383" calcext:value-type="float">
            <text:p>3.9132244908</text:p>
          </table:table-cell>
          <table:table-cell table:style-name="ce11" table:formula="of:=1024*[.D151]/[.$H$7]" office:value-type="float" office:value="890.475973018471" calcext:value-type="float">
            <text:p>890</text:p>
          </table:table-cell>
          <table:table-cell table:number-columns-repeated="1019"/>
        </table:table-row>
        <table:table-row table:style-name="ro4">
          <table:table-cell table:style-name="ce3" table:formula="of:=[.B152]-273" office:value-type="float" office:value="140" calcext:value-type="float">
            <text:p>140</text:p>
          </table:table-cell>
          <table:table-cell table:style-name="ce6" office:value-type="float" office:value="413" calcext:value-type="float">
            <text:p>413</text:p>
          </table:table-cell>
          <table:table-cell table:style-name="ce6" table:formula="of:=[.$H$3]*EXP([.$H$5]*((1/[.B152])-(1/[.$H$6])))" office:value-type="float" office:value="429.245147063084" calcext:value-type="float">
            <text:p>429.2451470631</text:p>
          </table:table-cell>
          <table:table-cell table:style-name="ce8" table:formula="of:=[.$H$4]*[.$H$2]/([.$H$3]+[.C152])" office:value-type="float" office:value="3.91642510208837" calcext:value-type="float">
            <text:p>3.9164251021</text:p>
          </table:table-cell>
          <table:table-cell table:style-name="ce11" table:formula="of:=1024*[.D152]/[.$H$7]" office:value-type="float" office:value="891.204289897442" calcext:value-type="float">
            <text:p>891</text:p>
          </table:table-cell>
          <table:table-cell table:number-columns-repeated="1019"/>
        </table:table-row>
        <table:table-row table:style-name="ro4">
          <table:table-cell table:style-name="ce3" table:formula="of:=[.B153]-273" office:value-type="float" office:value="141" calcext:value-type="float">
            <text:p>141</text:p>
          </table:table-cell>
          <table:table-cell table:style-name="ce6" office:value-type="float" office:value="414" calcext:value-type="float">
            <text:p>414</text:p>
          </table:table-cell>
          <table:table-cell table:style-name="ce6" table:formula="of:=[.$H$3]*EXP([.$H$5]*((1/[.B153])-(1/[.$H$6])))" office:value-type="float" office:value="420.843079476026" calcext:value-type="float">
            <text:p>420.843079476</text:p>
          </table:table-cell>
          <table:table-cell table:style-name="ce8" table:formula="of:=[.$H$4]*[.$H$2]/([.$H$3]+[.C153])" office:value-type="float" office:value="3.91955280470296" calcext:value-type="float">
            <text:p>3.9195528047</text:p>
          </table:table-cell>
          <table:table-cell table:style-name="ce11" table:formula="of:=1024*[.D153]/[.$H$7]" office:value-type="float" office:value="891.916016003518" calcext:value-type="float">
            <text:p>892</text:p>
          </table:table-cell>
          <table:table-cell table:number-columns-repeated="1019"/>
        </table:table-row>
        <table:table-row table:style-name="ro4">
          <table:table-cell table:style-name="ce3" table:formula="of:=[.B154]-273" office:value-type="float" office:value="142" calcext:value-type="float">
            <text:p>142</text:p>
          </table:table-cell>
          <table:table-cell table:style-name="ce6" office:value-type="float" office:value="415" calcext:value-type="float">
            <text:p>415</text:p>
          </table:table-cell>
          <table:table-cell table:style-name="ce6" table:formula="of:=[.$H$3]*EXP([.$H$5]*((1/[.B154])-(1/[.$H$6])))" office:value-type="float" office:value="412.644784487316" calcext:value-type="float">
            <text:p>412.6447844873</text:p>
          </table:table-cell>
          <table:table-cell table:style-name="ce8" table:formula="of:=[.$H$4]*[.$H$2]/([.$H$3]+[.C154])" office:value-type="float" office:value="3.92260947129596" calcext:value-type="float">
            <text:p>3.9226094713</text:p>
          </table:table-cell>
          <table:table-cell table:style-name="ce11" table:formula="of:=1024*[.D154]/[.$H$7]" office:value-type="float" office:value="892.611577468236" calcext:value-type="float">
            <text:p>893</text:p>
          </table:table-cell>
          <table:table-cell table:number-columns-repeated="1019"/>
        </table:table-row>
        <table:table-row table:style-name="ro4">
          <table:table-cell table:style-name="ce3" table:formula="of:=[.B155]-273" office:value-type="float" office:value="143" calcext:value-type="float">
            <text:p>143</text:p>
          </table:table-cell>
          <table:table-cell table:style-name="ce6" office:value-type="float" office:value="416" calcext:value-type="float">
            <text:p>416</text:p>
          </table:table-cell>
          <table:table-cell table:style-name="ce6" table:formula="of:=[.$H$3]*EXP([.$H$5]*((1/[.B155])-(1/[.$H$6])))" office:value-type="float" office:value="404.644467538797" calcext:value-type="float">
            <text:p>404.6444675388</text:p>
          </table:table-cell>
          <table:table-cell table:style-name="ce8" table:formula="of:=[.$H$4]*[.$H$2]/([.$H$3]+[.C155])" office:value-type="float" office:value="3.92559692309717" calcext:value-type="float">
            <text:p>3.9255969231</text:p>
          </table:table-cell>
          <table:table-cell table:style-name="ce11" table:formula="of:=1024*[.D155]/[.$H$7]" office:value-type="float" office:value="893.291388722556" calcext:value-type="float">
            <text:p>893</text:p>
          </table:table-cell>
          <table:table-cell table:number-columns-repeated="1019"/>
        </table:table-row>
        <table:table-row table:style-name="ro4">
          <table:table-cell table:style-name="ce3" table:formula="of:=[.B156]-273" office:value-type="float" office:value="144" calcext:value-type="float">
            <text:p>144</text:p>
          </table:table-cell>
          <table:table-cell table:style-name="ce6" office:value-type="float" office:value="417" calcext:value-type="float">
            <text:p>417</text:p>
          </table:table-cell>
          <table:table-cell table:style-name="ce6" table:formula="of:=[.$H$3]*EXP([.$H$5]*((1/[.B156])-(1/[.$H$6])))" office:value-type="float" office:value="396.836521467793" calcext:value-type="float">
            <text:p>396.8365214678</text:p>
          </table:table-cell>
          <table:table-cell table:style-name="ce8" table:formula="of:=[.$H$4]*[.$H$2]/([.$H$3]+[.C156])" office:value-type="float" office:value="3.92851693133102" calcext:value-type="float">
            <text:p>3.9285169313</text:p>
          </table:table-cell>
          <table:table-cell table:style-name="ce11" table:formula="of:=1024*[.D156]/[.$H$7]" office:value-type="float" office:value="893.955852818436" calcext:value-type="float">
            <text:p>894</text:p>
          </table:table-cell>
          <table:table-cell table:number-columns-repeated="1019"/>
        </table:table-row>
        <table:table-row table:style-name="ro4">
          <table:table-cell table:style-name="ce3" table:formula="of:=[.B157]-273" office:value-type="float" office:value="145" calcext:value-type="float">
            <text:p>145</text:p>
          </table:table-cell>
          <table:table-cell table:style-name="ce6" office:value-type="float" office:value="418" calcext:value-type="float">
            <text:p>418</text:p>
          </table:table-cell>
          <table:table-cell table:style-name="ce6" table:formula="of:=[.$H$3]*EXP([.$H$5]*((1/[.B157])-(1/[.$H$6])))" office:value-type="float" office:value="389.215519751566" calcext:value-type="float">
            <text:p>389.2155197516</text:p>
          </table:table-cell>
          <table:table-cell table:style-name="ce8" table:formula="of:=[.$H$4]*[.$H$2]/([.$H$3]+[.C157])" office:value-type="float" office:value="3.93137121859583" calcext:value-type="float">
            <text:p>3.9313712186</text:p>
          </table:table-cell>
          <table:table-cell table:style-name="ce11" table:formula="of:=1024*[.D157]/[.$H$7]" office:value-type="float" office:value="894.605361742696" calcext:value-type="float">
            <text:p>895</text:p>
          </table:table-cell>
          <table:table-cell table:number-columns-repeated="1019"/>
        </table:table-row>
        <table:table-row table:style-name="ro4">
          <table:table-cell table:style-name="ce3" table:formula="of:=[.B158]-273" office:value-type="float" office:value="146" calcext:value-type="float">
            <text:p>146</text:p>
          </table:table-cell>
          <table:table-cell table:style-name="ce6" office:value-type="float" office:value="419" calcext:value-type="float">
            <text:p>419</text:p>
          </table:table-cell>
          <table:table-cell table:style-name="ce6" table:formula="of:=[.$H$3]*EXP([.$H$5]*((1/[.B158])-(1/[.$H$6])))" office:value-type="float" office:value="381.776210019378" calcext:value-type="float">
            <text:p>381.7762100194</text:p>
          </table:table-cell>
          <table:table-cell table:style-name="ce8" table:formula="of:=[.$H$4]*[.$H$2]/([.$H$3]+[.C158])" office:value-type="float" office:value="3.93416146020959" calcext:value-type="float">
            <text:p>3.9341614602</text:p>
          </table:table-cell>
          <table:table-cell table:style-name="ce11" table:formula="of:=1024*[.D158]/[.$H$7]" office:value-type="float" office:value="895.240296723249" calcext:value-type="float">
            <text:p>895</text:p>
          </table:table-cell>
          <table:table-cell table:number-columns-repeated="1019"/>
        </table:table-row>
        <table:table-row table:style-name="ro4">
          <table:table-cell table:style-name="ce3" table:formula="of:=[.B159]-273" office:value-type="float" office:value="147" calcext:value-type="float">
            <text:p>147</text:p>
          </table:table-cell>
          <table:table-cell table:style-name="ce6" office:value-type="float" office:value="420" calcext:value-type="float">
            <text:p>420</text:p>
          </table:table-cell>
          <table:table-cell table:style-name="ce6" table:formula="of:=[.$H$3]*EXP([.$H$5]*((1/[.B159])-(1/[.$H$6])))" office:value-type="float" office:value="374.513507820638" calcext:value-type="float">
            <text:p>374.5135078206</text:p>
          </table:table-cell>
          <table:table-cell table:style-name="ce8" table:formula="of:=[.$H$4]*[.$H$2]/([.$H$3]+[.C159])" office:value-type="float" office:value="3.93688928552252" calcext:value-type="float">
            <text:p>3.9368892855</text:p>
          </table:table-cell>
          <table:table-cell table:style-name="ce11" table:formula="of:=1024*[.D159]/[.$H$7]" office:value-type="float" office:value="895.861028527792" calcext:value-type="float">
            <text:p>896</text:p>
          </table:table-cell>
          <table:table-cell table:number-columns-repeated="1019"/>
        </table:table-row>
        <table:table-row table:style-name="ro4">
          <table:table-cell table:style-name="ce3" table:formula="of:=[.B160]-273" office:value-type="float" office:value="148" calcext:value-type="float">
            <text:p>148</text:p>
          </table:table-cell>
          <table:table-cell table:style-name="ce6" office:value-type="float" office:value="421" calcext:value-type="float">
            <text:p>421</text:p>
          </table:table-cell>
          <table:table-cell table:style-name="ce6" table:formula="of:=[.$H$3]*EXP([.$H$5]*((1/[.B160])-(1/[.$H$6])))" office:value-type="float" office:value="367.422490638138" calcext:value-type="float">
            <text:p>367.4224906381</text:p>
          </table:table-cell>
          <table:table-cell table:style-name="ce8" table:formula="of:=[.$H$4]*[.$H$2]/([.$H$3]+[.C160])" office:value-type="float" office:value="3.93955627919687" calcext:value-type="float">
            <text:p>3.9395562792</text:p>
          </table:table-cell>
          <table:table-cell table:style-name="ce11" table:formula="of:=1024*[.D160]/[.$H$7]" office:value-type="float" office:value="896.467917755021" calcext:value-type="float">
            <text:p>896</text:p>
          </table:table-cell>
          <table:table-cell table:number-columns-repeated="1019"/>
        </table:table-row>
        <table:table-row table:style-name="ro4">
          <table:table-cell table:style-name="ce3" table:formula="of:=[.B161]-273" office:value-type="float" office:value="149" calcext:value-type="float">
            <text:p>149</text:p>
          </table:table-cell>
          <table:table-cell table:style-name="ce6" office:value-type="float" office:value="422" calcext:value-type="float">
            <text:p>422</text:p>
          </table:table-cell>
          <table:table-cell table:style-name="ce6" table:formula="of:=[.$H$3]*EXP([.$H$5]*((1/[.B161])-(1/[.$H$6])))" office:value-type="float" office:value="360.498392135913" calcext:value-type="float">
            <text:p>360.4983921359</text:p>
          </table:table-cell>
          <table:table-cell table:style-name="ce8" table:formula="of:=[.$H$4]*[.$H$2]/([.$H$3]+[.C161])" office:value-type="float" office:value="3.94216398245437" calcext:value-type="float">
            <text:p>3.9421639825</text:p>
          </table:table-cell>
          <table:table-cell table:style-name="ce11" table:formula="of:=1024*[.D161]/[.$H$7]" office:value-type="float" office:value="897.061315118505" calcext:value-type="float">
            <text:p>897</text:p>
          </table:table-cell>
          <table:table-cell table:number-columns-repeated="1019"/>
        </table:table-row>
        <table:table-row table:style-name="ro4">
          <table:table-cell table:style-name="ce3" table:formula="of:=[.B162]-273" office:value-type="float" office:value="150" calcext:value-type="float">
            <text:p>150</text:p>
          </table:table-cell>
          <table:table-cell table:style-name="ce6" office:value-type="float" office:value="423" calcext:value-type="float">
            <text:p>423</text:p>
          </table:table-cell>
          <table:table-cell table:style-name="ce6" table:formula="of:=[.$H$3]*EXP([.$H$5]*((1/[.B162])-(1/[.$H$6])))" office:value-type="float" office:value="353.736596631712" calcext:value-type="float">
            <text:p>353.7365966317</text:p>
          </table:table-cell>
          <table:table-cell table:style-name="ce8" table:formula="of:=[.$H$4]*[.$H$2]/([.$H$3]+[.C162])" office:value-type="float" office:value="3.94471389429182" calcext:value-type="float">
            <text:p>3.9447138943</text:p>
          </table:table-cell>
          <table:table-cell table:style-name="ce11" table:formula="of:=1024*[.D162]/[.$H$7]" office:value-type="float" office:value="897.641561723294" calcext:value-type="float">
            <text:p>898</text:p>
          </table:table-cell>
          <table:table-cell table:number-columns-repeated="1019"/>
        </table:table-row>
        <table:table-row table:style-name="ro4">
          <table:table-cell table:style-name="ce3" table:formula="of:=[.B163]-273" office:value-type="float" office:value="151" calcext:value-type="float">
            <text:p>151</text:p>
          </table:table-cell>
          <table:table-cell table:style-name="ce6" office:value-type="float" office:value="424" calcext:value-type="float">
            <text:p>424</text:p>
          </table:table-cell>
          <table:table-cell table:style-name="ce6" table:formula="of:=[.$H$3]*EXP([.$H$5]*((1/[.B163])-(1/[.$H$6])))" office:value-type="float" office:value="347.13263378455" calcext:value-type="float">
            <text:p>347.1326337846</text:p>
          </table:table-cell>
          <table:table-cell table:style-name="ce8" table:formula="of:=[.$H$4]*[.$H$2]/([.$H$3]+[.C163])" office:value-type="float" office:value="3.94720747266531" calcext:value-type="float">
            <text:p>3.9472074727</text:p>
          </table:table-cell>
          <table:table-cell table:style-name="ce11" table:formula="of:=1024*[.D163]/[.$H$7]" office:value-type="float" office:value="898.208989335395" calcext:value-type="float">
            <text:p>898</text:p>
          </table:table-cell>
          <table:table-cell table:number-columns-repeated="1019"/>
        </table:table-row>
        <table:table-row table:style-name="ro4">
          <table:table-cell table:style-name="ce3" table:formula="of:=[.B164]-273" office:value-type="float" office:value="152" calcext:value-type="float">
            <text:p>152</text:p>
          </table:table-cell>
          <table:table-cell table:style-name="ce6" office:value-type="float" office:value="425" calcext:value-type="float">
            <text:p>425</text:p>
          </table:table-cell>
          <table:table-cell table:style-name="ce6" table:formula="of:=[.$H$3]*EXP([.$H$5]*((1/[.B164])-(1/[.$H$6])))" office:value-type="float" office:value="340.682173488245" calcext:value-type="float">
            <text:p>340.6821734882</text:p>
          </table:table-cell>
          <table:table-cell table:style-name="ce8" table:formula="of:=[.$H$4]*[.$H$2]/([.$H$3]+[.C164])" office:value-type="float" office:value="3.94964613564352" calcext:value-type="float">
            <text:p>3.9496461356</text:p>
          </table:table-cell>
          <table:table-cell table:style-name="ce11" table:formula="of:=1024*[.D164]/[.$H$7]" office:value-type="float" office:value="898.763920644214" calcext:value-type="float">
            <text:p>899</text:p>
          </table:table-cell>
          <table:table-cell table:number-columns-repeated="1019"/>
        </table:table-row>
        <table:table-row table:style-name="ro4">
          <table:table-cell table:style-name="ce3" table:formula="of:=[.B165]-273" office:value-type="float" office:value="153" calcext:value-type="float">
            <text:p>153</text:p>
          </table:table-cell>
          <table:table-cell table:style-name="ce6" office:value-type="float" office:value="426" calcext:value-type="float">
            <text:p>426</text:p>
          </table:table-cell>
          <table:table-cell table:style-name="ce6" table:formula="of:=[.$H$3]*EXP([.$H$5]*((1/[.B165])-(1/[.$H$6])))" office:value-type="float" office:value="334.381020962242" calcext:value-type="float">
            <text:p>334.3810209622</text:p>
          </table:table-cell>
          <table:table-cell table:style-name="ce8" table:formula="of:=[.$H$4]*[.$H$2]/([.$H$3]+[.C165])" office:value-type="float" office:value="3.95203126253072" calcext:value-type="float">
            <text:p>3.9520312625</text:p>
          </table:table-cell>
          <table:table-cell table:style-name="ce11" table:formula="of:=1024*[.D165]/[.$H$7]" office:value-type="float" office:value="899.306669518102" calcext:value-type="float">
            <text:p>899</text:p>
          </table:table-cell>
          <table:table-cell table:number-columns-repeated="1019"/>
        </table:table-row>
        <table:table-row table:style-name="ro4">
          <table:table-cell table:style-name="ce3" table:formula="of:=[.B166]-273" office:value-type="float" office:value="154" calcext:value-type="float">
            <text:p>154</text:p>
          </table:table-cell>
          <table:table-cell table:style-name="ce6" office:value-type="float" office:value="427" calcext:value-type="float">
            <text:p>427</text:p>
          </table:table-cell>
          <table:table-cell table:style-name="ce6" table:formula="of:=[.$H$3]*EXP([.$H$5]*((1/[.B166])-(1/[.$H$6])))" office:value-type="float" office:value="328.225112031445" calcext:value-type="float">
            <text:p>328.2251120314</text:p>
          </table:table-cell>
          <table:table-cell table:style-name="ce8" table:formula="of:=[.$H$4]*[.$H$2]/([.$H$3]+[.C166])" office:value-type="float" office:value="3.95436419496001" calcext:value-type="float">
            <text:p>3.954364195</text:p>
          </table:table-cell>
          <table:table-cell table:style-name="ce11" table:formula="of:=1024*[.D166]/[.$H$7]" office:value-type="float" office:value="899.837541253123" calcext:value-type="float">
            <text:p>900</text:p>
          </table:table-cell>
          <table:table-cell table:number-columns-repeated="1019"/>
        </table:table-row>
        <table:table-row table:style-name="ro4">
          <table:table-cell table:style-name="ce3" table:formula="of:=[.B167]-273" office:value-type="float" office:value="155" calcext:value-type="float">
            <text:p>155</text:p>
          </table:table-cell>
          <table:table-cell table:style-name="ce6" office:value-type="float" office:value="428" calcext:value-type="float">
            <text:p>428</text:p>
          </table:table-cell>
          <table:table-cell table:style-name="ce6" table:formula="of:=[.$H$3]*EXP([.$H$5]*((1/[.B167])-(1/[.$H$6])))" office:value-type="float" office:value="322.210508587137" calcext:value-type="float">
            <text:p>322.2105085871</text:p>
          </table:table-cell>
          <table:table-cell table:style-name="ce8" table:formula="of:=[.$H$4]*[.$H$2]/([.$H$3]+[.C167])" office:value-type="float" office:value="3.95664623795727" calcext:value-type="float">
            <text:p>3.956646238</text:p>
          </table:table-cell>
          <table:table-cell table:style-name="ce11" table:formula="of:=1024*[.D167]/[.$H$7]" office:value-type="float" office:value="900.356832815165" calcext:value-type="float">
            <text:p>900</text:p>
          </table:table-cell>
          <table:table-cell table:number-columns-repeated="1019"/>
        </table:table-row>
        <table:table-row table:style-name="ro4">
          <table:table-cell table:style-name="ce3" table:formula="of:=[.B168]-273" office:value-type="float" office:value="156" calcext:value-type="float">
            <text:p>156</text:p>
          </table:table-cell>
          <table:table-cell table:style-name="ce6" office:value-type="float" office:value="429" calcext:value-type="float">
            <text:p>429</text:p>
          </table:table-cell>
          <table:table-cell table:style-name="ce6" table:formula="of:=[.$H$3]*EXP([.$H$5]*((1/[.B168])-(1/[.$H$6])))" office:value-type="float" office:value="316.333394221426" calcext:value-type="float">
            <text:p>316.3333942214</text:p>
          </table:table-cell>
          <table:table-cell table:style-name="ce8" table:formula="of:=[.$H$4]*[.$H$2]/([.$H$3]+[.C168])" office:value-type="float" office:value="3.95887866097649" calcext:value-type="float">
            <text:p>3.958878661</text:p>
          </table:table-cell>
          <table:table-cell table:style-name="ce11" table:formula="of:=1024*[.D168]/[.$H$7]" office:value-type="float" office:value="900.864833075539" calcext:value-type="float">
            <text:p>901</text:p>
          </table:table-cell>
          <table:table-cell table:number-columns-repeated="1019"/>
        </table:table-row>
        <table:table-row table:style-name="ro4">
          <table:table-cell table:style-name="ce3" table:formula="of:=[.B169]-273" office:value-type="float" office:value="157" calcext:value-type="float">
            <text:p>157</text:p>
          </table:table-cell>
          <table:table-cell table:style-name="ce6" office:value-type="float" office:value="430" calcext:value-type="float">
            <text:p>430</text:p>
          </table:table-cell>
          <table:table-cell table:style-name="ce6" table:formula="of:=[.$H$3]*EXP([.$H$5]*((1/[.B169])-(1/[.$H$6])))" office:value-type="float" office:value="310.590070028008" calcext:value-type="float">
            <text:p>310.590070028</text:p>
          </table:table-cell>
          <table:table-cell table:style-name="ce8" table:formula="of:=[.$H$4]*[.$H$2]/([.$H$3]+[.C169])" office:value-type="float" office:value="3.96106269890704" calcext:value-type="float">
            <text:p>3.9610626989</text:p>
          </table:table-cell>
          <table:table-cell table:style-name="ce11" table:formula="of:=1024*[.D169]/[.$H$7]" office:value-type="float" office:value="901.36182304018" calcext:value-type="float">
            <text:p>901</text:p>
          </table:table-cell>
          <table:table-cell table:number-columns-repeated="1019"/>
        </table:table-row>
        <table:table-row table:style-name="ro4">
          <table:table-cell table:style-name="ce3" table:formula="of:=[.B170]-273" office:value-type="float" office:value="158" calcext:value-type="float">
            <text:p>158</text:p>
          </table:table-cell>
          <table:table-cell table:style-name="ce6" office:value-type="float" office:value="431" calcext:value-type="float">
            <text:p>431</text:p>
          </table:table-cell>
          <table:table-cell table:style-name="ce6" table:formula="of:=[.$H$3]*EXP([.$H$5]*((1/[.B170])-(1/[.$H$6])))" office:value-type="float" office:value="304.976950562346" calcext:value-type="float">
            <text:p>304.9769505623</text:p>
          </table:table-cell>
          <table:table-cell table:style-name="ce8" table:formula="of:=[.$H$4]*[.$H$2]/([.$H$3]+[.C170])" office:value-type="float" office:value="3.96319955305344" calcext:value-type="float">
            <text:p>3.9631995531</text:p>
          </table:table-cell>
          <table:table-cell table:style-name="ce11" table:formula="of:=1024*[.D170]/[.$H$7]" office:value-type="float" office:value="901.848076072604" calcext:value-type="float">
            <text:p>902</text:p>
          </table:table-cell>
          <table:table-cell table:number-columns-repeated="1019"/>
        </table:table-row>
        <table:table-row table:style-name="ro4">
          <table:table-cell table:style-name="ce3" table:formula="of:=[.B171]-273" office:value-type="float" office:value="159" calcext:value-type="float">
            <text:p>159</text:p>
          </table:table-cell>
          <table:table-cell table:style-name="ce6" office:value-type="float" office:value="432" calcext:value-type="float">
            <text:p>432</text:p>
          </table:table-cell>
          <table:table-cell table:style-name="ce6" table:formula="of:=[.$H$3]*EXP([.$H$5]*((1/[.B171])-(1/[.$H$6])))" office:value-type="float" office:value="299.490559954685" calcext:value-type="float">
            <text:p>299.4905599547</text:p>
          </table:table-cell>
          <table:table-cell table:style-name="ce8" table:formula="of:=[.$H$4]*[.$H$2]/([.$H$3]+[.C171])" office:value-type="float" office:value="3.96529039208818" calcext:value-type="float">
            <text:p>3.9652903921</text:p>
          </table:table-cell>
          <table:table-cell table:style-name="ce11" table:formula="of:=1024*[.D171]/[.$H$7]" office:value-type="float" office:value="902.323858110732" calcext:value-type="float">
            <text:p>902</text:p>
          </table:table-cell>
          <table:table-cell table:number-columns-repeated="1019"/>
        </table:table-row>
        <table:table-row table:style-name="ro4">
          <table:table-cell table:style-name="ce3" table:formula="of:=[.B172]-273" office:value-type="float" office:value="160" calcext:value-type="float">
            <text:p>160</text:p>
          </table:table-cell>
          <table:table-cell table:style-name="ce6" office:value-type="float" office:value="433" calcext:value-type="float">
            <text:p>433</text:p>
          </table:table-cell>
          <table:table-cell table:style-name="ce6" table:formula="of:=[.$H$3]*EXP([.$H$5]*((1/[.B172])-(1/[.$H$6])))" office:value-type="float" office:value="294.127528169608" calcext:value-type="float">
            <text:p>294.1275281696</text:p>
          </table:table-cell>
          <table:table-cell table:style-name="ce8" table:formula="of:=[.$H$4]*[.$H$2]/([.$H$3]+[.C172])" office:value-type="float" office:value="3.96733635297832" calcext:value-type="float">
            <text:p>3.967336353</text:p>
          </table:table-cell>
          <table:table-cell table:style-name="ce11" table:formula="of:=1024*[.D172]/[.$H$7]" office:value-type="float" office:value="902.789427877734" calcext:value-type="float">
            <text:p>903</text:p>
          </table:table-cell>
          <table:table-cell table:number-columns-repeated="1019"/>
        </table:table-row>
        <table:table-row table:style-name="ro4">
          <table:table-cell table:style-name="ce3" table:formula="of:=[.B173]-273" office:value-type="float" office:value="161" calcext:value-type="float">
            <text:p>161</text:p>
          </table:table-cell>
          <table:table-cell table:style-name="ce6" office:value-type="float" office:value="434" calcext:value-type="float">
            <text:p>434</text:p>
          </table:table-cell>
          <table:table-cell table:style-name="ce6" table:formula="of:=[.$H$3]*EXP([.$H$5]*((1/[.B173])-(1/[.$H$6])))" office:value-type="float" office:value="288.884587406117" calcext:value-type="float">
            <text:p>288.8845874061</text:p>
          </table:table-cell>
          <table:table-cell table:style-name="ce8" table:formula="of:=[.$H$4]*[.$H$2]/([.$H$3]+[.C173])" office:value-type="float" office:value="3.96933854188633" calcext:value-type="float">
            <text:p>3.9693385419</text:p>
          </table:table-cell>
          <table:table-cell table:style-name="ce11" table:formula="of:=1024*[.D173]/[.$H$7]" office:value-type="float" office:value="903.245037087024" calcext:value-type="float">
            <text:p>903</text:p>
          </table:table-cell>
          <table:table-cell table:number-columns-repeated="1019"/>
        </table:table-row>
        <table:table-row table:style-name="ro4">
          <table:table-cell table:style-name="ce3" table:formula="of:=[.B174]-273" office:value-type="float" office:value="162" calcext:value-type="float">
            <text:p>162</text:p>
          </table:table-cell>
          <table:table-cell table:style-name="ce6" office:value-type="float" office:value="435" calcext:value-type="float">
            <text:p>435</text:p>
          </table:table-cell>
          <table:table-cell table:style-name="ce6" table:formula="of:=[.$H$3]*EXP([.$H$5]*((1/[.B174])-(1/[.$H$6])))" office:value-type="float" office:value="283.7585686325" calcext:value-type="float">
            <text:p>283.7585686325</text:p>
          </table:table-cell>
          <table:table-cell table:style-name="ce8" table:formula="of:=[.$H$4]*[.$H$2]/([.$H$3]+[.C174])" office:value-type="float" office:value="3.97129803504578" calcext:value-type="float">
            <text:p>3.971298035</text:p>
          </table:table-cell>
          <table:table-cell table:style-name="ce11" table:formula="of:=1024*[.D174]/[.$H$7]" office:value-type="float" office:value="903.690930641528" calcext:value-type="float">
            <text:p>904</text:p>
          </table:table-cell>
          <table:table-cell table:number-columns-repeated="1019"/>
        </table:table-row>
        <table:table-row table:style-name="ro4">
          <table:table-cell table:style-name="ce3" table:formula="of:=[.B175]-273" office:value-type="float" office:value="163" calcext:value-type="float">
            <text:p>163</text:p>
          </table:table-cell>
          <table:table-cell table:style-name="ce6" office:value-type="float" office:value="436" calcext:value-type="float">
            <text:p>436</text:p>
          </table:table-cell>
          <table:table-cell table:style-name="ce6" table:formula="of:=[.$H$3]*EXP([.$H$5]*((1/[.B175])-(1/[.$H$6])))" office:value-type="float" office:value="278.746398250489" calcext:value-type="float">
            <text:p>278.7463982505</text:p>
          </table:table-cell>
          <table:table-cell table:style-name="ce8" table:formula="of:=[.$H$4]*[.$H$2]/([.$H$3]+[.C175])" office:value-type="float" office:value="3.97321587961251" calcext:value-type="float">
            <text:p>3.9732158796</text:p>
          </table:table-cell>
          <table:table-cell table:style-name="ce11" table:formula="of:=1024*[.D175]/[.$H$7]" office:value-type="float" office:value="904.12734682738" calcext:value-type="float">
            <text:p>904</text:p>
          </table:table-cell>
          <table:table-cell table:number-columns-repeated="1019"/>
        </table:table-row>
        <table:table-row table:style-name="ro4">
          <table:table-cell table:style-name="ce3" table:formula="of:=[.B176]-273" office:value-type="float" office:value="164" calcext:value-type="float">
            <text:p>164</text:p>
          </table:table-cell>
          <table:table-cell table:style-name="ce6" office:value-type="float" office:value="437" calcext:value-type="float">
            <text:p>437</text:p>
          </table:table-cell>
          <table:table-cell table:style-name="ce6" table:formula="of:=[.$H$3]*EXP([.$H$5]*((1/[.B176])-(1/[.$H$6])))" office:value-type="float" office:value="273.845094883451" calcext:value-type="float">
            <text:p>273.8450948835</text:p>
          </table:table-cell>
          <table:table-cell table:style-name="ce8" table:formula="of:=[.$H$4]*[.$H$2]/([.$H$3]+[.C176])" office:value-type="float" office:value="3.97509309449191" calcext:value-type="float">
            <text:p>3.9750930945</text:p>
          </table:table-cell>
          <table:table-cell table:style-name="ce11" table:formula="of:=1024*[.D176]/[.$H$7]" office:value-type="float" office:value="904.55451750216" calcext:value-type="float">
            <text:p>905</text:p>
          </table:table-cell>
          <table:table-cell table:number-columns-repeated="1019"/>
        </table:table-row>
        <table:table-row table:style-name="ro4">
          <table:table-cell table:style-name="ce3" table:formula="of:=[.B177]-273" office:value-type="float" office:value="165" calcext:value-type="float">
            <text:p>165</text:p>
          </table:table-cell>
          <table:table-cell table:style-name="ce6" office:value-type="float" office:value="438" calcext:value-type="float">
            <text:p>438</text:p>
          </table:table-cell>
          <table:table-cell table:style-name="ce6" table:formula="of:=[.$H$3]*EXP([.$H$5]*((1/[.B177])-(1/[.$H$6])))" office:value-type="float" office:value="269.051766283598" calcext:value-type="float">
            <text:p>269.0517662836</text:p>
          </table:table-cell>
          <table:table-cell table:style-name="ce8" table:formula="of:=[.$H$4]*[.$H$2]/([.$H$3]+[.C177])" office:value-type="float" office:value="3.97693067114274" calcext:value-type="float">
            <text:p>3.9769306711</text:p>
          </table:table-cell>
          <table:table-cell table:style-name="ce11" table:formula="of:=1024*[.D177]/[.$H$7]" office:value-type="float" office:value="904.972668277814" calcext:value-type="float">
            <text:p>905</text:p>
          </table:table-cell>
          <table:table-cell table:number-columns-repeated="1019"/>
        </table:table-row>
        <table:table-row table:style-name="ro4">
          <table:table-cell table:style-name="ce3" table:formula="of:=[.B178]-273" office:value-type="float" office:value="166" calcext:value-type="float">
            <text:p>166</text:p>
          </table:table-cell>
          <table:table-cell table:style-name="ce6" office:value-type="float" office:value="439" calcext:value-type="float">
            <text:p>439</text:p>
          </table:table-cell>
          <table:table-cell table:style-name="ce6" table:formula="of:=[.$H$3]*EXP([.$H$5]*((1/[.B178])-(1/[.$H$6])))" office:value-type="float" office:value="264.363606353415" calcext:value-type="float">
            <text:p>264.3636063534</text:p>
          </table:table-cell>
          <table:table-cell table:style-name="ce8" table:formula="of:=[.$H$4]*[.$H$2]/([.$H$3]+[.C178])" office:value-type="float" office:value="3.97872957435819" calcext:value-type="float">
            <text:p>3.9787295744</text:p>
          </table:table-cell>
          <table:table-cell table:style-name="ce11" table:formula="of:=1024*[.D178]/[.$H$7]" office:value-type="float" office:value="905.382018698396" calcext:value-type="float">
            <text:p>905</text:p>
          </table:table-cell>
          <table:table-cell table:number-columns-repeated="1019"/>
        </table:table-row>
        <table:table-row table:style-name="ro4">
          <table:table-cell table:style-name="ce3" table:formula="of:=[.B179]-273" office:value-type="float" office:value="167" calcext:value-type="float">
            <text:p>167</text:p>
          </table:table-cell>
          <table:table-cell table:style-name="ce6" office:value-type="float" office:value="440" calcext:value-type="float">
            <text:p>440</text:p>
          </table:table-cell>
          <table:table-cell table:style-name="ce6" table:formula="of:=[.$H$3]*EXP([.$H$5]*((1/[.B179])-(1/[.$H$6])))" office:value-type="float" office:value="259.777892276705" calcext:value-type="float">
            <text:p>259.7778922767</text:p>
          </table:table-cell>
          <table:table-cell table:style-name="ce8" table:formula="of:=[.$H$4]*[.$H$2]/([.$H$3]+[.C179])" office:value-type="float" office:value="3.98049074302476" calcext:value-type="float">
            <text:p>3.980490743</text:p>
          </table:table-cell>
          <table:table-cell table:style-name="ce11" table:formula="of:=1024*[.D179]/[.$H$7]" office:value-type="float" office:value="905.782782412746" calcext:value-type="float">
            <text:p>906</text:p>
          </table:table-cell>
          <table:table-cell table:number-columns-repeated="1019"/>
        </table:table-row>
        <table:table-row table:style-name="ro4">
          <table:table-cell table:style-name="ce3" table:formula="of:=[.B180]-273" office:value-type="float" office:value="168" calcext:value-type="float">
            <text:p>168</text:p>
          </table:table-cell>
          <table:table-cell table:style-name="ce6" office:value-type="float" office:value="441" calcext:value-type="float">
            <text:p>441</text:p>
          </table:table-cell>
          <table:table-cell table:style-name="ce6" table:formula="of:=[.$H$3]*EXP([.$H$5]*((1/[.B180])-(1/[.$H$6])))" office:value-type="float" office:value="255.291981754865" calcext:value-type="float">
            <text:p>255.2919817549</text:p>
          </table:table-cell>
          <table:table-cell table:style-name="ce8" table:formula="of:=[.$H$4]*[.$H$2]/([.$H$3]+[.C180])" office:value-type="float" office:value="3.98221509085944" calcext:value-type="float">
            <text:p>3.9822150909</text:p>
          </table:table-cell>
          <table:table-cell table:style-name="ce11" table:formula="of:=1024*[.D180]/[.$H$7]" office:value-type="float" office:value="906.175167342238" calcext:value-type="float">
            <text:p>906</text:p>
          </table:table-cell>
          <table:table-cell table:number-columns-repeated="1019"/>
        </table:table-row>
        <table:table-row table:style-name="ro4">
          <table:table-cell table:style-name="ce3" table:formula="of:=[.B181]-273" office:value-type="float" office:value="169" calcext:value-type="float">
            <text:p>169</text:p>
          </table:table-cell>
          <table:table-cell table:style-name="ce6" office:value-type="float" office:value="442" calcext:value-type="float">
            <text:p>442</text:p>
          </table:table-cell>
          <table:table-cell table:style-name="ce6" table:formula="of:=[.$H$3]*EXP([.$H$5]*((1/[.B181])-(1/[.$H$6])))" office:value-type="float" office:value="250.90331034419" calcext:value-type="float">
            <text:p>250.9033103442</text:p>
          </table:table-cell>
          <table:table-cell table:style-name="ce8" table:formula="of:=[.$H$4]*[.$H$2]/([.$H$3]+[.C181])" office:value-type="float" office:value="3.98390350712577" calcext:value-type="float">
            <text:p>3.9839035071</text:p>
          </table:table-cell>
          <table:table-cell table:style-name="ce11" table:formula="of:=1024*[.D181]/[.$H$7]" office:value-type="float" office:value="906.559375843732" calcext:value-type="float">
            <text:p>907</text:p>
          </table:table-cell>
          <table:table-cell table:number-columns-repeated="1019"/>
        </table:table-row>
        <table:table-row table:style-name="ro4">
          <table:table-cell table:style-name="ce3" table:formula="of:=[.B182]-273" office:value-type="float" office:value="170" calcext:value-type="float">
            <text:p>170</text:p>
          </table:table-cell>
          <table:table-cell table:style-name="ce6" office:value-type="float" office:value="443" calcext:value-type="float">
            <text:p>443</text:p>
          </table:table-cell>
          <table:table-cell table:style-name="ce6" table:formula="of:=[.$H$3]*EXP([.$H$5]*((1/[.B182])-(1/[.$H$6])))" office:value-type="float" office:value="246.609388890173" calcext:value-type="float">
            <text:p>246.6093888902</text:p>
          </table:table-cell>
          <table:table-cell table:style-name="ce8" table:formula="of:=[.$H$4]*[.$H$2]/([.$H$3]+[.C182])" office:value-type="float" office:value="3.9855568573294" calcext:value-type="float">
            <text:p>3.9855568573</text:p>
          </table:table-cell>
          <table:table-cell table:style-name="ce11" table:formula="of:=1024*[.D182]/[.$H$7]" office:value-type="float" office:value="906.935604867846" calcext:value-type="float">
            <text:p>907</text:p>
          </table:table-cell>
          <table:table-cell table:number-columns-repeated="1019"/>
        </table:table-row>
        <table:table-row table:style-name="ro4">
          <table:table-cell table:style-name="ce3" table:formula="of:=[.B183]-273" office:value-type="float" office:value="171" calcext:value-type="float">
            <text:p>171</text:p>
          </table:table-cell>
          <table:table-cell table:style-name="ce6" office:value-type="float" office:value="444" calcext:value-type="float">
            <text:p>444</text:p>
          </table:table-cell>
          <table:table-cell table:style-name="ce6" table:formula="of:=[.$H$3]*EXP([.$H$5]*((1/[.B183])-(1/[.$H$6])))" office:value-type="float" office:value="242.407801054973" calcext:value-type="float">
            <text:p>242.407801055</text:p>
          </table:table-cell>
          <table:table-cell table:style-name="ce8" table:formula="of:=[.$H$4]*[.$H$2]/([.$H$3]+[.C183])" office:value-type="float" office:value="3.98717598389358" calcext:value-type="float">
            <text:p>3.9871759839</text:p>
          </table:table-cell>
          <table:table-cell table:style-name="ce11" table:formula="of:=1024*[.D183]/[.$H$7]" office:value-type="float" office:value="907.304046112673" calcext:value-type="float">
            <text:p>907</text:p>
          </table:table-cell>
          <table:table-cell table:number-columns-repeated="1019"/>
        </table:table-row>
        <table:table-row table:style-name="ro4">
          <table:table-cell table:style-name="ce3" table:formula="of:=[.B184]-273" office:value-type="float" office:value="172" calcext:value-type="float">
            <text:p>172</text:p>
          </table:table-cell>
          <table:table-cell table:style-name="ce6" office:value-type="float" office:value="445" calcext:value-type="float">
            <text:p>445</text:p>
          </table:table-cell>
          <table:table-cell table:style-name="ce6" table:formula="of:=[.$H$3]*EXP([.$H$5]*((1/[.B184])-(1/[.$H$6])))" office:value-type="float" office:value="238.296200934333" calcext:value-type="float">
            <text:p>238.2962009343</text:p>
          </table:table-cell>
          <table:table-cell table:style-name="ce8" table:formula="of:=[.$H$4]*[.$H$2]/([.$H$3]+[.C184])" office:value-type="float" office:value="3.98876170681521" calcext:value-type="float">
            <text:p>3.9887617068</text:p>
          </table:table-cell>
          <table:table-cell table:style-name="ce11" table:formula="of:=1024*[.D184]/[.$H$7]" office:value-type="float" office:value="907.66488617306" calcext:value-type="float">
            <text:p>908</text:p>
          </table:table-cell>
          <table:table-cell table:number-columns-repeated="1019"/>
        </table:table-row>
        <table:table-row table:style-name="ro4">
          <table:table-cell table:style-name="ce3" table:formula="of:=[.B185]-273" office:value-type="float" office:value="173" calcext:value-type="float">
            <text:p>173</text:p>
          </table:table-cell>
          <table:table-cell table:style-name="ce6" office:value-type="float" office:value="446" calcext:value-type="float">
            <text:p>446</text:p>
          </table:table-cell>
          <table:table-cell table:style-name="ce6" table:formula="of:=[.$H$3]*EXP([.$H$5]*((1/[.B185])-(1/[.$H$6])))" office:value-type="float" office:value="234.272310760458" calcext:value-type="float">
            <text:p>234.2723107605</text:p>
          </table:table-cell>
          <table:table-cell table:style-name="ce8" table:formula="of:=[.$H$4]*[.$H$2]/([.$H$3]+[.C185])" office:value-type="float" office:value="3.99031482430189" calcext:value-type="float">
            <text:p>3.9903148243</text:p>
          </table:table-cell>
          <table:table-cell table:style-name="ce11" table:formula="of:=1024*[.D185]/[.$H$7]" office:value-type="float" office:value="908.018306685586" calcext:value-type="float">
            <text:p>908</text:p>
          </table:table-cell>
          <table:table-cell table:number-columns-repeated="1019"/>
        </table:table-row>
        <table:table-row table:style-name="ro4">
          <table:table-cell table:style-name="ce3" table:formula="of:=[.B186]-273" office:value-type="float" office:value="174" calcext:value-type="float">
            <text:p>174</text:p>
          </table:table-cell>
          <table:table-cell table:style-name="ce6" office:value-type="float" office:value="447" calcext:value-type="float">
            <text:p>447</text:p>
          </table:table-cell>
          <table:table-cell table:style-name="ce6" table:formula="of:=[.$H$3]*EXP([.$H$5]*((1/[.B186])-(1/[.$H$6])))" office:value-type="float" office:value="230.333918687451" calcext:value-type="float">
            <text:p>230.3339186875</text:p>
          </table:table-cell>
          <table:table-cell table:style-name="ce8" table:formula="of:=[.$H$4]*[.$H$2]/([.$H$3]+[.C186])" office:value-type="float" office:value="3.99183611339056" calcext:value-type="float">
            <text:p>3.9918361134</text:p>
          </table:table-cell>
          <table:table-cell table:style-name="ce11" table:formula="of:=1024*[.D186]/[.$H$7]" office:value-type="float" office:value="908.364484469319" calcext:value-type="float">
            <text:p>908</text:p>
          </table:table-cell>
          <table:table-cell table:number-columns-repeated="1019"/>
        </table:table-row>
        <table:table-row table:style-name="ro4">
          <table:table-cell table:style-name="ce3" table:formula="of:=[.B187]-273" office:value-type="float" office:value="175" calcext:value-type="float">
            <text:p>175</text:p>
          </table:table-cell>
          <table:table-cell table:style-name="ce6" office:value-type="float" office:value="448" calcext:value-type="float">
            <text:p>448</text:p>
          </table:table-cell>
          <table:table-cell table:style-name="ce6" table:formula="of:=[.$H$3]*EXP([.$H$5]*((1/[.B187])-(1/[.$H$6])))" office:value-type="float" office:value="226.478876656082" calcext:value-type="float">
            <text:p>226.4788766561</text:p>
          </table:table-cell>
          <table:table-cell table:style-name="ce8" table:formula="of:=[.$H$4]*[.$H$2]/([.$H$3]+[.C187])" office:value-type="float" office:value="3.99332633054815" calcext:value-type="float">
            <text:p>3.9933263305</text:p>
          </table:table-cell>
          <table:table-cell table:style-name="ce11" table:formula="of:=1024*[.D187]/[.$H$7]" office:value-type="float" office:value="908.703591662512" calcext:value-type="float">
            <text:p>909</text:p>
          </table:table-cell>
          <table:table-cell table:number-columns-repeated="1019"/>
        </table:table-row>
        <table:table-row table:style-name="ro4">
          <table:table-cell table:style-name="ce3" table:formula="of:=[.B188]-273" office:value-type="float" office:value="176" calcext:value-type="float">
            <text:p>176</text:p>
          </table:table-cell>
          <table:table-cell table:style-name="ce6" office:value-type="float" office:value="449" calcext:value-type="float">
            <text:p>449</text:p>
          </table:table-cell>
          <table:table-cell table:style-name="ce6" table:formula="of:=[.$H$3]*EXP([.$H$5]*((1/[.B188])-(1/[.$H$6])))" office:value-type="float" office:value="222.705098334794" calcext:value-type="float">
            <text:p>222.7050983348</text:p>
          </table:table-cell>
          <table:table-cell table:style-name="ce8" table:formula="of:=[.$H$4]*[.$H$2]/([.$H$3]+[.C188])" office:value-type="float" office:value="3.99478621225478" calcext:value-type="float">
            <text:p>3.9947862123</text:p>
          </table:table-cell>
          <table:table-cell table:style-name="ce11" table:formula="of:=1024*[.D188]/[.$H$7]" office:value-type="float" office:value="909.035795855311" calcext:value-type="float">
            <text:p>909</text:p>
          </table:table-cell>
          <table:table-cell table:number-columns-repeated="1019"/>
        </table:table-row>
        <table:table-row table:style-name="ro4">
          <table:table-cell table:style-name="ce3" table:formula="of:=[.B189]-273" office:value-type="float" office:value="177" calcext:value-type="float">
            <text:p>177</text:p>
          </table:table-cell>
          <table:table-cell table:style-name="ce6" office:value-type="float" office:value="450" calcext:value-type="float">
            <text:p>450</text:p>
          </table:table-cell>
          <table:table-cell table:style-name="ce6" table:formula="of:=[.$H$3]*EXP([.$H$5]*((1/[.B189])-(1/[.$H$6])))" office:value-type="float" office:value="219.010557133974" calcext:value-type="float">
            <text:p>219.010557134</text:p>
          </table:table-cell>
          <table:table-cell table:style-name="ce8" table:formula="of:=[.$H$4]*[.$H$2]/([.$H$3]+[.C189])" office:value-type="float" office:value="3.99621647557004" calcext:value-type="float">
            <text:p>3.9962164756</text:p>
          </table:table-cell>
          <table:table-cell table:style-name="ce11" table:formula="of:=1024*[.D189]/[.$H$7]" office:value-type="float" office:value="909.361260218605" calcext:value-type="float">
            <text:p>909</text:p>
          </table:table-cell>
          <table:table-cell table:number-columns-repeated="1019"/>
        </table:table-row>
        <table:table-row table:style-name="ro4">
          <table:table-cell table:style-name="ce3" table:formula="of:=[.B190]-273" office:value-type="float" office:value="178" calcext:value-type="float">
            <text:p>178</text:p>
          </table:table-cell>
          <table:table-cell table:style-name="ce6" office:value-type="float" office:value="451" calcext:value-type="float">
            <text:p>451</text:p>
          </table:table-cell>
          <table:table-cell table:style-name="ce6" table:formula="of:=[.$H$3]*EXP([.$H$5]*((1/[.B190])-(1/[.$H$6])))" office:value-type="float" office:value="215.393284290661" calcext:value-type="float">
            <text:p>215.3932842907</text:p>
          </table:table-cell>
          <table:table-cell table:style-name="ce8" table:formula="of:=[.$H$4]*[.$H$2]/([.$H$3]+[.C190])" office:value-type="float" office:value="3.99761781868268" calcext:value-type="float">
            <text:p>3.9976178187</text:p>
          </table:table-cell>
          <table:table-cell table:style-name="ce11" table:formula="of:=1024*[.D190]/[.$H$7]" office:value-type="float" office:value="909.680143629125" calcext:value-type="float">
            <text:p>910</text:p>
          </table:table-cell>
          <table:table-cell table:number-columns-repeated="1019"/>
        </table:table-row>
        <table:table-row table:style-name="ro4">
          <table:table-cell table:style-name="ce3" table:formula="of:=[.B191]-273" office:value-type="float" office:value="179" calcext:value-type="float">
            <text:p>179</text:p>
          </table:table-cell>
          <table:table-cell table:style-name="ce6" office:value-type="float" office:value="452" calcext:value-type="float">
            <text:p>452</text:p>
          </table:table-cell>
          <table:table-cell table:style-name="ce6" table:formula="of:=[.$H$3]*EXP([.$H$5]*((1/[.B191])-(1/[.$H$6])))" office:value-type="float" office:value="211.851367020948" calcext:value-type="float">
            <text:p>211.8513670209</text:p>
          </table:table-cell>
          <table:table-cell table:style-name="ce8" table:formula="of:=[.$H$4]*[.$H$2]/([.$H$3]+[.C191])" office:value-type="float" office:value="3.99899092144432" calcext:value-type="float">
            <text:p>3.9989909214</text:p>
          </table:table-cell>
          <table:table-cell table:style-name="ce11" table:formula="of:=1024*[.D191]/[.$H$7]" office:value-type="float" office:value="909.992600790886" calcext:value-type="float">
            <text:p>910</text:p>
          </table:table-cell>
          <table:table-cell table:number-columns-repeated="1019"/>
        </table:table-row>
        <table:table-row table:style-name="ro4">
          <table:table-cell table:style-name="ce3" table:formula="of:=[.B192]-273" office:value-type="float" office:value="180" calcext:value-type="float">
            <text:p>180</text:p>
          </table:table-cell>
          <table:table-cell table:style-name="ce6" office:value-type="float" office:value="453" calcext:value-type="float">
            <text:p>453</text:p>
          </table:table-cell>
          <table:table-cell table:style-name="ce6" table:formula="of:=[.$H$3]*EXP([.$H$5]*((1/[.B192])-(1/[.$H$6])))" office:value-type="float" office:value="208.382946737484" calcext:value-type="float">
            <text:p>208.3829467375</text:p>
          </table:table-cell>
          <table:table-cell table:style-name="ce8" table:formula="of:=[.$H$4]*[.$H$2]/([.$H$3]+[.C192])" office:value-type="float" office:value="4.00033644588758" calcext:value-type="float">
            <text:p>4.0003364459</text:p>
          </table:table-cell>
          <table:table-cell table:style-name="ce11" table:formula="of:=1024*[.D192]/[.$H$7]" office:value-type="float" office:value="910.298782353086" calcext:value-type="float">
            <text:p>910</text:p>
          </table:table-cell>
          <table:table-cell table:number-columns-repeated="1019"/>
        </table:table-row>
        <table:table-row table:style-name="ro4">
          <table:table-cell table:style-name="ce3" table:formula="of:=[.B193]-273" office:value-type="float" office:value="181" calcext:value-type="float">
            <text:p>181</text:p>
          </table:table-cell>
          <table:table-cell table:style-name="ce6" office:value-type="float" office:value="454" calcext:value-type="float">
            <text:p>454</text:p>
          </table:table-cell>
          <table:table-cell table:style-name="ce6" table:formula="of:=[.$H$3]*EXP([.$H$5]*((1/[.B193])-(1/[.$H$6])))" office:value-type="float" office:value="204.98621732958" calcext:value-type="float">
            <text:p>204.9862173296</text:p>
          </table:table-cell>
          <table:table-cell table:style-name="ce8" table:formula="of:=[.$H$4]*[.$H$2]/([.$H$3]+[.C193])" office:value-type="float" office:value="4.00165503672902" calcext:value-type="float">
            <text:p>4.0016550367</text:p>
          </table:table-cell>
          <table:table-cell table:style-name="ce11" table:formula="of:=1024*[.D193]/[.$H$7]" office:value-type="float" office:value="910.598835024558" calcext:value-type="float">
            <text:p>911</text:p>
          </table:table-cell>
          <table:table-cell table:number-columns-repeated="1019"/>
        </table:table-row>
        <table:table-row table:style-name="ro4">
          <table:table-cell table:style-name="ce3" table:formula="of:=[.B194]-273" office:value-type="float" office:value="182" calcext:value-type="float">
            <text:p>182</text:p>
          </table:table-cell>
          <table:table-cell table:style-name="ce6" office:value-type="float" office:value="455" calcext:value-type="float">
            <text:p>455</text:p>
          </table:table-cell>
          <table:table-cell table:style-name="ce6" table:formula="of:=[.$H$3]*EXP([.$H$5]*((1/[.B194])-(1/[.$H$6])))" office:value-type="float" office:value="201.6594235035" calcext:value-type="float">
            <text:p>201.6594235035</text:p>
          </table:table-cell>
          <table:table-cell table:style-name="ce8" table:formula="of:=[.$H$4]*[.$H$2]/([.$H$3]+[.C194])" office:value-type="float" office:value="4.00294732185736" calcext:value-type="float">
            <text:p>4.0029473219</text:p>
          </table:table-cell>
          <table:table-cell table:style-name="ce11" table:formula="of:=1024*[.D194]/[.$H$7]" office:value-type="float" office:value="910.892901684876" calcext:value-type="float">
            <text:p>911</text:p>
          </table:table-cell>
          <table:table-cell table:number-columns-repeated="1019"/>
        </table:table-row>
        <table:table-row table:style-name="ro4">
          <table:table-cell table:style-name="ce3" table:formula="of:=[.B195]-273" office:value-type="float" office:value="183" calcext:value-type="float">
            <text:p>183</text:p>
          </table:table-cell>
          <table:table-cell table:style-name="ce6" office:value-type="float" office:value="456" calcext:value-type="float">
            <text:p>456</text:p>
          </table:table-cell>
          <table:table-cell table:style-name="ce6" table:formula="of:=[.$H$3]*EXP([.$H$5]*((1/[.B195])-(1/[.$H$6])))" office:value-type="float" office:value="198.400859180666" calcext:value-type="float">
            <text:p>198.4008591807</text:p>
          </table:table-cell>
          <table:table-cell table:style-name="ce8" table:formula="of:=[.$H$4]*[.$H$2]/([.$H$3]+[.C195])" office:value-type="float" office:value="4.00421391280751" calcext:value-type="float">
            <text:p>4.0042139128</text:p>
          </table:table-cell>
          <table:table-cell table:style-name="ce11" table:formula="of:=1024*[.D195]/[.$H$7]" office:value-type="float" office:value="911.181121492197" calcext:value-type="float">
            <text:p>911</text:p>
          </table:table-cell>
          <table:table-cell table:number-columns-repeated="1019"/>
        </table:table-row>
        <table:table-row table:style-name="ro4">
          <table:table-cell table:style-name="ce3" table:formula="of:=[.B196]-273" office:value-type="float" office:value="184" calcext:value-type="float">
            <text:p>184</text:p>
          </table:table-cell>
          <table:table-cell table:style-name="ce6" office:value-type="float" office:value="457" calcext:value-type="float">
            <text:p>457</text:p>
          </table:table-cell>
          <table:table-cell table:style-name="ce6" table:formula="of:=[.$H$3]*EXP([.$H$5]*((1/[.B196])-(1/[.$H$6])))" office:value-type="float" office:value="195.208865951555" calcext:value-type="float">
            <text:p>195.2088659516</text:p>
          </table:table-cell>
          <table:table-cell table:style-name="ce8" table:formula="of:=[.$H$4]*[.$H$2]/([.$H$3]+[.C196])" office:value-type="float" office:value="4.00545540522053" calcext:value-type="float">
            <text:p>4.0054554052</text:p>
          </table:table-cell>
          <table:table-cell table:style-name="ce11" table:formula="of:=1024*[.D196]/[.$H$7]" office:value-type="float" office:value="911.463629987961" calcext:value-type="float">
            <text:p>911</text:p>
          </table:table-cell>
          <table:table-cell table:number-columns-repeated="1019"/>
        </table:table-row>
        <table:table-row table:style-name="ro4">
          <table:table-cell table:style-name="ce3" table:formula="of:=[.B197]-273" office:value-type="float" office:value="185" calcext:value-type="float">
            <text:p>185</text:p>
          </table:table-cell>
          <table:table-cell table:style-name="ce6" office:value-type="float" office:value="458" calcext:value-type="float">
            <text:p>458</text:p>
          </table:table-cell>
          <table:table-cell table:style-name="ce6" table:formula="of:=[.$H$3]*EXP([.$H$5]*((1/[.B197])-(1/[.$H$6])))" office:value-type="float" office:value="192.081831583189" calcext:value-type="float">
            <text:p>192.0818315832</text:p>
          </table:table-cell>
          <table:table-cell table:style-name="ce8" table:formula="of:=[.$H$4]*[.$H$2]/([.$H$3]+[.C197])" office:value-type="float" office:value="4.00667237929031" calcext:value-type="float">
            <text:p>4.0066723793</text:p>
          </table:table-cell>
          <table:table-cell table:style-name="ce11" table:formula="of:=1024*[.D197]/[.$H$7]" office:value-type="float" office:value="911.740559198506" calcext:value-type="float">
            <text:p>912</text:p>
          </table:table-cell>
          <table:table-cell table:number-columns-repeated="1019"/>
        </table:table-row>
        <table:table-row table:style-name="ro4">
          <table:table-cell table:style-name="ce3" table:formula="of:=[.B198]-273" office:value-type="float" office:value="186" calcext:value-type="float">
            <text:p>186</text:p>
          </table:table-cell>
          <table:table-cell table:style-name="ce6" office:value-type="float" office:value="459" calcext:value-type="float">
            <text:p>459</text:p>
          </table:table-cell>
          <table:table-cell table:style-name="ce6" table:formula="of:=[.$H$3]*EXP([.$H$5]*((1/[.B198])-(1/[.$H$6])))" office:value-type="float" office:value="189.018188578183" calcext:value-type="float">
            <text:p>189.0181885782</text:p>
          </table:table-cell>
          <table:table-cell table:style-name="ce8" table:formula="of:=[.$H$4]*[.$H$2]/([.$H$3]+[.C198])" office:value-type="float" office:value="4.00786540019699" calcext:value-type="float">
            <text:p>4.0078654002</text:p>
          </table:table-cell>
          <table:table-cell table:style-name="ce11" table:formula="of:=1024*[.D198]/[.$H$7]" office:value-type="float" office:value="912.012037733715" calcext:value-type="float">
            <text:p>912</text:p>
          </table:table-cell>
          <table:table-cell table:number-columns-repeated="1019"/>
        </table:table-row>
        <table:table-row table:style-name="ro4">
          <table:table-cell table:style-name="ce3" table:formula="of:=[.B199]-273" office:value-type="float" office:value="187" calcext:value-type="float">
            <text:p>187</text:p>
          </table:table-cell>
          <table:table-cell table:style-name="ce6" office:value-type="float" office:value="460" calcext:value-type="float">
            <text:p>460</text:p>
          </table:table-cell>
          <table:table-cell table:style-name="ce6" table:formula="of:=[.$H$3]*EXP([.$H$5]*((1/[.B199])-(1/[.$H$6])))" office:value-type="float" office:value="186.016412783411" calcext:value-type="float">
            <text:p>186.0164127834</text:p>
          </table:table-cell>
          <table:table-cell table:style-name="ce8" table:formula="of:=[.$H$4]*[.$H$2]/([.$H$3]+[.C199])" office:value-type="float" office:value="4.00903501852776" calcext:value-type="float">
            <text:p>4.0090350185</text:p>
          </table:table-cell>
          <table:table-cell table:style-name="ce11" table:formula="of:=1024*[.D199]/[.$H$7]" office:value-type="float" office:value="912.278190882762" calcext:value-type="float">
            <text:p>912</text:p>
          </table:table-cell>
          <table:table-cell table:number-columns-repeated="1019"/>
        </table:table-row>
        <table:table-row table:style-name="ro4">
          <table:table-cell table:style-name="ce3" table:formula="of:=[.B200]-273" office:value-type="float" office:value="188" calcext:value-type="float">
            <text:p>188</text:p>
          </table:table-cell>
          <table:table-cell table:style-name="ce6" office:value-type="float" office:value="461" calcext:value-type="float">
            <text:p>461</text:p>
          </table:table-cell>
          <table:table-cell table:style-name="ce6" table:formula="of:=[.$H$3]*EXP([.$H$5]*((1/[.B200])-(1/[.$H$6])))" office:value-type="float" office:value="183.075022046432" calcext:value-type="float">
            <text:p>183.0750220464</text:p>
          </table:table-cell>
          <table:table-cell table:style-name="ce8" table:formula="of:=[.$H$4]*[.$H$2]/([.$H$3]+[.C200])" office:value-type="float" office:value="4.01018177068531" calcext:value-type="float">
            <text:p>4.0101817707</text:p>
          </table:table-cell>
          <table:table-cell table:style-name="ce11" table:formula="of:=1024*[.D200]/[.$H$7]" office:value-type="float" office:value="912.539140707056" calcext:value-type="float">
            <text:p>913</text:p>
          </table:table-cell>
          <table:table-cell table:number-columns-repeated="1019"/>
        </table:table-row>
        <table:table-row table:style-name="ro4">
          <table:table-cell table:style-name="ce3" table:formula="of:=[.B201]-273" office:value-type="float" office:value="189" calcext:value-type="float">
            <text:p>189</text:p>
          </table:table-cell>
          <table:table-cell table:style-name="ce6" office:value-type="float" office:value="462" calcext:value-type="float">
            <text:p>462</text:p>
          </table:table-cell>
          <table:table-cell table:style-name="ce6" table:formula="of:=[.$H$3]*EXP([.$H$5]*((1/[.B201])-(1/[.$H$6])))" office:value-type="float" office:value="180.192574917878" calcext:value-type="float">
            <text:p>180.1925749179</text:p>
          </table:table-cell>
          <table:table-cell table:style-name="ce8" table:formula="of:=[.$H$4]*[.$H$2]/([.$H$3]+[.C201])" office:value-type="float" office:value="4.01130617928424" calcext:value-type="float">
            <text:p>4.0113061793</text:p>
          </table:table-cell>
          <table:table-cell table:style-name="ce11" table:formula="of:=1024*[.D201]/[.$H$7]" office:value-type="float" office:value="912.795006130457" calcext:value-type="float">
            <text:p>913</text:p>
          </table:table-cell>
          <table:table-cell table:number-columns-repeated="1019"/>
        </table:table-row>
        <table:table-row table:style-name="ro4">
          <table:table-cell table:style-name="ce3" table:formula="of:=[.B202]-273" office:value-type="float" office:value="190" calcext:value-type="float">
            <text:p>190</text:p>
          </table:table-cell>
          <table:table-cell table:style-name="ce6" office:value-type="float" office:value="463" calcext:value-type="float">
            <text:p>463</text:p>
          </table:table-cell>
          <table:table-cell table:style-name="ce6" table:formula="of:=[.$H$3]*EXP([.$H$5]*((1/[.B202])-(1/[.$H$6])))" office:value-type="float" office:value="177.367669398097" calcext:value-type="float">
            <text:p>177.3676693981</text:p>
          </table:table-cell>
          <table:table-cell table:style-name="ce8" table:formula="of:=[.$H$4]*[.$H$2]/([.$H$3]+[.C202])" office:value-type="float" office:value="4.01240875353592" calcext:value-type="float">
            <text:p>4.0124087535</text:p>
          </table:table-cell>
          <table:table-cell table:style-name="ce11" table:formula="of:=1024*[.D202]/[.$H$7]" office:value-type="float" office:value="913.045903026841" calcext:value-type="float">
            <text:p>913</text:p>
          </table:table-cell>
          <table:table-cell table:number-columns-repeated="1019"/>
        </table:table-row>
        <table:table-row table:style-name="ro4">
          <table:table-cell table:style-name="ce3" table:formula="of:=[.B203]-273" office:value-type="float" office:value="191" calcext:value-type="float">
            <text:p>191</text:p>
          </table:table-cell>
          <table:table-cell table:style-name="ce6" office:value-type="float" office:value="464" calcext:value-type="float">
            <text:p>464</text:p>
          </table:table-cell>
          <table:table-cell table:style-name="ce6" table:formula="of:=[.$H$3]*EXP([.$H$5]*((1/[.B203])-(1/[.$H$6])))" office:value-type="float" office:value="174.598941726401" calcext:value-type="float">
            <text:p>174.5989417264</text:p>
          </table:table-cell>
          <table:table-cell table:style-name="ce8" table:formula="of:=[.$H$4]*[.$H$2]/([.$H$3]+[.C203])" office:value-type="float" office:value="4.01348998962203" calcext:value-type="float">
            <text:p>4.0134899896</text:p>
          </table:table-cell>
          <table:table-cell table:style-name="ce11" table:formula="of:=1024*[.D203]/[.$H$7]" office:value-type="float" office:value="913.291944305102" calcext:value-type="float">
            <text:p>913</text:p>
          </table:table-cell>
          <table:table-cell table:number-columns-repeated="1019"/>
        </table:table-row>
        <table:table-row table:style-name="ro4">
          <table:table-cell table:style-name="ce3" table:formula="of:=[.B204]-273" office:value-type="float" office:value="192" calcext:value-type="float">
            <text:p>192</text:p>
          </table:table-cell>
          <table:table-cell table:style-name="ce6" office:value-type="float" office:value="465" calcext:value-type="float">
            <text:p>465</text:p>
          </table:table-cell>
          <table:table-cell table:style-name="ce6" table:formula="of:=[.$H$3]*EXP([.$H$5]*((1/[.B204])-(1/[.$H$6])))" office:value-type="float" office:value="171.885065211338" calcext:value-type="float">
            <text:p>171.8850652113</text:p>
          </table:table-cell>
          <table:table-cell table:style-name="ce8" table:formula="of:=[.$H$4]*[.$H$2]/([.$H$3]+[.C204])" office:value-type="float" office:value="4.01455037105709" calcext:value-type="float">
            <text:p>4.0145503711</text:p>
          </table:table-cell>
          <table:table-cell table:style-name="ce11" table:formula="of:=1024*[.D204]/[.$H$7]" office:value-type="float" office:value="913.533239991659" calcext:value-type="float">
            <text:p>914</text:p>
          </table:table-cell>
          <table:table-cell table:number-columns-repeated="1019"/>
        </table:table-row>
        <table:table-row table:style-name="ro4">
          <table:table-cell table:style-name="ce3" table:formula="of:=[.B205]-273" office:value-type="float" office:value="193" calcext:value-type="float">
            <text:p>193</text:p>
          </table:table-cell>
          <table:table-cell table:style-name="ce6" office:value-type="float" office:value="466" calcext:value-type="float">
            <text:p>466</text:p>
          </table:table-cell>
          <table:table-cell table:style-name="ce6" table:formula="of:=[.$H$3]*EXP([.$H$5]*((1/[.B205])-(1/[.$H$6])))" office:value-type="float" office:value="169.224749100469" calcext:value-type="float">
            <text:p>169.2247491005</text:p>
          </table:table-cell>
          <table:table-cell table:style-name="ce8" table:formula="of:=[.$H$4]*[.$H$2]/([.$H$3]+[.C205])" office:value-type="float" office:value="4.01559036904048" calcext:value-type="float">
            <text:p>4.015590369</text:p>
          </table:table-cell>
          <table:table-cell table:style-name="ce11" table:formula="of:=1024*[.D205]/[.$H$7]" office:value-type="float" office:value="913.769897310545" calcext:value-type="float">
            <text:p>914</text:p>
          </table:table-cell>
          <table:table-cell table:number-columns-repeated="1019"/>
        </table:table-row>
        <table:table-row table:style-name="ro4">
          <table:table-cell table:style-name="ce3" table:formula="of:=[.B206]-273" office:value-type="float" office:value="194" calcext:value-type="float">
            <text:p>194</text:p>
          </table:table-cell>
          <table:table-cell table:style-name="ce6" office:value-type="float" office:value="467" calcext:value-type="float">
            <text:p>467</text:p>
          </table:table-cell>
          <table:table-cell table:style-name="ce6" table:formula="of:=[.$H$3]*EXP([.$H$5]*((1/[.B206])-(1/[.$H$6])))" office:value-type="float" office:value="166.616737488206" calcext:value-type="float">
            <text:p>166.6167374882</text:p>
          </table:table-cell>
          <table:table-cell table:style-name="ce8" table:formula="of:=[.$H$4]*[.$H$2]/([.$H$3]+[.C206])" office:value-type="float" office:value="4.01661044279801" calcext:value-type="float">
            <text:p>4.0166104428</text:p>
          </table:table-cell>
          <table:table-cell table:style-name="ce11" table:formula="of:=1024*[.D206]/[.$H$7]" office:value-type="float" office:value="914.002020761148" calcext:value-type="float">
            <text:p>914</text:p>
          </table:table-cell>
          <table:table-cell table:number-columns-repeated="1019"/>
        </table:table-row>
        <table:table-row table:style-name="ro4">
          <table:table-cell table:style-name="ce3" table:formula="of:=[.B207]-273" office:value-type="float" office:value="195" calcext:value-type="float">
            <text:p>195</text:p>
          </table:table-cell>
          <table:table-cell table:style-name="ce6" office:value-type="float" office:value="468" calcext:value-type="float">
            <text:p>468</text:p>
          </table:table-cell>
          <table:table-cell table:style-name="ce6" table:formula="of:=[.$H$3]*EXP([.$H$5]*((1/[.B207])-(1/[.$H$6])))" office:value-type="float" office:value="164.059808260293" calcext:value-type="float">
            <text:p>164.0598082603</text:p>
          </table:table-cell>
          <table:table-cell table:style-name="ce8" table:formula="of:=[.$H$4]*[.$H$2]/([.$H$3]+[.C207])" office:value-type="float" office:value="4.0176110399136" calcext:value-type="float">
            <text:p>4.0176110399</text:p>
          </table:table-cell>
          <table:table-cell table:style-name="ce11" table:formula="of:=1024*[.D207]/[.$H$7]" office:value-type="float" office:value="914.229712193672" calcext:value-type="float">
            <text:p>914</text:p>
          </table:table-cell>
          <table:table-cell table:number-columns-repeated="1019"/>
        </table:table-row>
        <table:table-row table:style-name="ro4">
          <table:table-cell table:style-name="ce3" table:formula="of:=[.B208]-273" office:value-type="float" office:value="196" calcext:value-type="float">
            <text:p>196</text:p>
          </table:table-cell>
          <table:table-cell table:style-name="ce6" office:value-type="float" office:value="469" calcext:value-type="float">
            <text:p>469</text:p>
          </table:table-cell>
          <table:table-cell table:style-name="ce6" table:formula="of:=[.$H$3]*EXP([.$H$5]*((1/[.B208])-(1/[.$H$6])))" office:value-type="float" office:value="161.552772073603" calcext:value-type="float">
            <text:p>161.5527720736</text:p>
          </table:table-cell>
          <table:table-cell table:style-name="ce8" table:formula="of:=[.$H$4]*[.$H$2]/([.$H$3]+[.C208])" office:value-type="float" office:value="4.01859259665114" calcext:value-type="float">
            <text:p>4.0185925967</text:p>
          </table:table-cell>
          <table:table-cell table:style-name="ce11" table:formula="of:=1024*[.D208]/[.$H$7]" office:value-type="float" office:value="914.453070882394" calcext:value-type="float">
            <text:p>914</text:p>
          </table:table-cell>
          <table:table-cell table:number-columns-repeated="1019"/>
        </table:table-row>
        <table:table-row table:style-name="ro4">
          <table:table-cell table:style-name="ce3" table:formula="of:=[.B209]-273" office:value-type="float" office:value="197" calcext:value-type="float">
            <text:p>197</text:p>
          </table:table-cell>
          <table:table-cell table:style-name="ce6" office:value-type="float" office:value="470" calcext:value-type="float">
            <text:p>470</text:p>
          </table:table-cell>
          <table:table-cell table:style-name="ce6" table:formula="of:=[.$H$3]*EXP([.$H$5]*((1/[.B209])-(1/[.$H$6])))" office:value-type="float" office:value="159.094471369964" calcext:value-type="float">
            <text:p>159.09447137</text:p>
          </table:table-cell>
          <table:table-cell table:style-name="ce8" table:formula="of:=[.$H$4]*[.$H$2]/([.$H$3]+[.C209])" office:value-type="float" office:value="4.01955553826705" calcext:value-type="float">
            <text:p>4.0195555383</text:p>
          </table:table-cell>
          <table:table-cell table:style-name="ce11" table:formula="of:=1024*[.D209]/[.$H$7]" office:value-type="float" office:value="914.672193596768" calcext:value-type="float">
            <text:p>915</text:p>
          </table:table-cell>
          <table:table-cell table:number-columns-repeated="1019"/>
        </table:table-row>
        <table:table-row table:style-name="ro4">
          <table:table-cell table:style-name="ce3" table:formula="of:=[.B210]-273" office:value-type="float" office:value="198" calcext:value-type="float">
            <text:p>198</text:p>
          </table:table-cell>
          <table:table-cell table:style-name="ce6" office:value-type="float" office:value="471" calcext:value-type="float">
            <text:p>471</text:p>
          </table:table-cell>
          <table:table-cell table:style-name="ce6" table:formula="of:=[.$H$3]*EXP([.$H$5]*((1/[.B210])-(1/[.$H$6])))" office:value-type="float" office:value="156.683779422751" calcext:value-type="float">
            <text:p>156.6837794228</text:p>
          </table:table-cell>
          <table:table-cell table:style-name="ce8" table:formula="of:=[.$H$4]*[.$H$2]/([.$H$3]+[.C210])" office:value-type="float" office:value="4.02050027931356" calcext:value-type="float">
            <text:p>4.0205002793</text:p>
          </table:table-cell>
          <table:table-cell table:style-name="ce11" table:formula="of:=1024*[.D210]/[.$H$7]" office:value-type="float" office:value="914.887174670463" calcext:value-type="float">
            <text:p>915</text:p>
          </table:table-cell>
          <table:table-cell table:number-columns-repeated="1019"/>
        </table:table-row>
        <table:table-row table:style-name="ro4">
          <table:table-cell table:style-name="ce3" table:formula="of:=[.B211]-273" office:value-type="float" office:value="199" calcext:value-type="float">
            <text:p>199</text:p>
          </table:table-cell>
          <table:table-cell table:style-name="ce6" office:value-type="float" office:value="472" calcext:value-type="float">
            <text:p>472</text:p>
          </table:table-cell>
          <table:table-cell table:style-name="ce6" table:formula="of:=[.$H$3]*EXP([.$H$5]*((1/[.B211])-(1/[.$H$6])))" office:value-type="float" office:value="154.319599415088" calcext:value-type="float">
            <text:p>154.3195994151</text:p>
          </table:table-cell>
          <table:table-cell table:style-name="ce8" table:formula="of:=[.$H$4]*[.$H$2]/([.$H$3]+[.C211])" office:value-type="float" office:value="4.02142722393324" calcext:value-type="float">
            <text:p>4.0214272239</text:p>
          </table:table-cell>
          <table:table-cell table:style-name="ce11" table:formula="of:=1024*[.D211]/[.$H$7]" office:value-type="float" office:value="915.098106068363" calcext:value-type="float">
            <text:p>915</text:p>
          </table:table-cell>
          <table:table-cell table:number-columns-repeated="1019"/>
        </table:table-row>
        <table:table-row table:style-name="ro4">
          <table:table-cell table:style-name="ce3" table:formula="of:=[.B212]-273" office:value-type="float" office:value="200" calcext:value-type="float">
            <text:p>200</text:p>
          </table:table-cell>
          <table:table-cell table:style-name="ce6" office:value-type="float" office:value="473" calcext:value-type="float">
            <text:p>473</text:p>
          </table:table-cell>
          <table:table-cell table:style-name="ce6" table:formula="of:=[.$H$3]*EXP([.$H$5]*((1/[.B212])-(1/[.$H$6])))" office:value-type="float" office:value="152.000863548495" calcext:value-type="float">
            <text:p>152.0008635485</text:p>
          </table:table-cell>
          <table:table-cell table:style-name="ce8" table:formula="of:=[.$H$4]*[.$H$2]/([.$H$3]+[.C212])" office:value-type="float" office:value="4.02233676614486" calcext:value-type="float">
            <text:p>4.0223367661</text:p>
          </table:table-cell>
          <table:table-cell table:style-name="ce11" table:formula="of:=1024*[.D212]/[.$H$7]" office:value-type="float" office:value="915.305077451631" calcext:value-type="float">
            <text:p>915</text:p>
          </table:table-cell>
          <table:table-cell table:number-columns-repeated="1019"/>
        </table:table-row>
        <table:table-row table:style-name="ro4">
          <table:table-cell table:style-name="ce3" table:formula="of:=[.B213]-273" office:value-type="float" office:value="201" calcext:value-type="float">
            <text:p>201</text:p>
          </table:table-cell>
          <table:table-cell table:style-name="ce6" office:value-type="float" office:value="474" calcext:value-type="float">
            <text:p>474</text:p>
          </table:table-cell>
          <table:table-cell table:style-name="ce6" table:formula="of:=[.$H$3]*EXP([.$H$5]*((1/[.B213])-(1/[.$H$6])))" office:value-type="float" office:value="149.726532180882" calcext:value-type="float">
            <text:p>149.7265321809</text:p>
          </table:table-cell>
          <table:table-cell table:style-name="ce8" table:formula="of:=[.$H$4]*[.$H$2]/([.$H$3]+[.C213])" office:value-type="float" office:value="4.02322929012095" calcext:value-type="float">
            <text:p>4.0232292901</text:p>
          </table:table-cell>
          <table:table-cell table:style-name="ce11" table:formula="of:=1024*[.D213]/[.$H$7]" office:value-type="float" office:value="915.508176240857" calcext:value-type="float">
            <text:p>916</text:p>
          </table:table-cell>
          <table:table-cell table:number-columns-repeated="1019"/>
        </table:table-row>
        <table:table-row table:style-name="ro4">
          <table:table-cell table:style-name="ce3" table:formula="of:=[.B214]-273" office:value-type="float" office:value="202" calcext:value-type="float">
            <text:p>202</text:p>
          </table:table-cell>
          <table:table-cell table:style-name="ce6" office:value-type="float" office:value="475" calcext:value-type="float">
            <text:p>475</text:p>
          </table:table-cell>
          <table:table-cell table:style-name="ce6" table:formula="of:=[.$H$3]*EXP([.$H$5]*((1/[.B214])-(1/[.$H$6])))" office:value-type="float" office:value="147.495592992848" calcext:value-type="float">
            <text:p>147.4955929928</text:p>
          </table:table-cell>
          <table:table-cell table:style-name="ce8" table:formula="of:=[.$H$4]*[.$H$2]/([.$H$3]+[.C214])" office:value-type="float" office:value="4.02410517045721" calcext:value-type="float">
            <text:p>4.0241051705</text:p>
          </table:table-cell>
          <table:table-cell table:style-name="ce11" table:formula="of:=1024*[.D214]/[.$H$7]" office:value-type="float" office:value="915.707487677374" calcext:value-type="float">
            <text:p>916</text:p>
          </table:table-cell>
          <table:table-cell table:number-columns-repeated="1019"/>
        </table:table-row>
        <table:table-row table:style-name="ro4">
          <table:table-cell table:style-name="ce3" table:formula="of:=[.B215]-273" office:value-type="float" office:value="203" calcext:value-type="float">
            <text:p>203</text:p>
          </table:table-cell>
          <table:table-cell table:style-name="ce6" office:value-type="float" office:value="476" calcext:value-type="float">
            <text:p>476</text:p>
          </table:table-cell>
          <table:table-cell table:style-name="ce6" table:formula="of:=[.$H$3]*EXP([.$H$5]*((1/[.B215])-(1/[.$H$6])))" office:value-type="float" office:value="145.307060181257" calcext:value-type="float">
            <text:p>145.3070601813</text:p>
          </table:table-cell>
          <table:table-cell table:style-name="ce8" table:formula="of:=[.$H$4]*[.$H$2]/([.$H$3]+[.C215])" office:value-type="float" office:value="4.02496477243411" calcext:value-type="float">
            <text:p>4.0249647724</text:p>
          </table:table-cell>
          <table:table-cell table:style-name="ce11" table:formula="of:=1024*[.D215]/[.$H$7]" office:value-type="float" office:value="915.903094882783" calcext:value-type="float">
            <text:p>916</text:p>
          </table:table-cell>
          <table:table-cell table:number-columns-repeated="1019"/>
        </table:table-row>
        <table:table-row table:style-name="ro4">
          <table:table-cell table:style-name="ce3" table:formula="of:=[.B216]-273" office:value-type="float" office:value="204" calcext:value-type="float">
            <text:p>204</text:p>
          </table:table-cell>
          <table:table-cell table:style-name="ce6" office:value-type="float" office:value="477" calcext:value-type="float">
            <text:p>477</text:p>
          </table:table-cell>
          <table:table-cell table:style-name="ce6" table:formula="of:=[.$H$3]*EXP([.$H$5]*((1/[.B216])-(1/[.$H$6])))" office:value-type="float" office:value="143.159973679121" calcext:value-type="float">
            <text:p>143.1599736791</text:p>
          </table:table-cell>
          <table:table-cell table:style-name="ce8" table:formula="of:=[.$H$4]*[.$H$2]/([.$H$3]+[.C216])" office:value-type="float" office:value="4.02580845227086" calcext:value-type="float">
            <text:p>4.0258084523</text:p>
          </table:table-cell>
          <table:table-cell table:style-name="ce11" table:formula="of:=1024*[.D216]/[.$H$7]" office:value-type="float" office:value="916.095078916748" calcext:value-type="float">
            <text:p>916</text:p>
          </table:table-cell>
          <table:table-cell table:number-columns-repeated="1019"/>
        </table:table-row>
        <table:table-row table:style-name="ro4">
          <table:table-cell table:style-name="ce3" table:formula="of:=[.B217]-273" office:value-type="float" office:value="205" calcext:value-type="float">
            <text:p>205</text:p>
          </table:table-cell>
          <table:table-cell table:style-name="ce6" office:value-type="float" office:value="478" calcext:value-type="float">
            <text:p>478</text:p>
          </table:table-cell>
          <table:table-cell table:style-name="ce6" table:formula="of:=[.$H$3]*EXP([.$H$5]*((1/[.B217])-(1/[.$H$6])))" office:value-type="float" office:value="141.05339840086" calcext:value-type="float">
            <text:p>141.0533984009</text:p>
          </table:table-cell>
          <table:table-cell table:style-name="ce8" table:formula="of:=[.$H$4]*[.$H$2]/([.$H$3]+[.C217])" office:value-type="float" office:value="4.02663655737203" calcext:value-type="float">
            <text:p>4.0266365574</text:p>
          </table:table-cell>
          <table:table-cell table:style-name="ce11" table:formula="of:=1024*[.D217]/[.$H$7]" office:value-type="float" office:value="916.283518833103" calcext:value-type="float">
            <text:p>916</text:p>
          </table:table-cell>
          <table:table-cell table:number-columns-repeated="1019"/>
        </table:table-row>
        <table:table-row table:style-name="ro4">
          <table:table-cell table:style-name="ce3" table:formula="of:=[.B218]-273" office:value-type="float" office:value="206" calcext:value-type="float">
            <text:p>206</text:p>
          </table:table-cell>
          <table:table-cell table:style-name="ce6" office:value-type="float" office:value="479" calcext:value-type="float">
            <text:p>479</text:p>
          </table:table-cell>
          <table:table-cell table:style-name="ce6" table:formula="of:=[.$H$3]*EXP([.$H$5]*((1/[.B218])-(1/[.$H$6])))" office:value-type="float" office:value="138.986423512022" calcext:value-type="float">
            <text:p>138.986423512</text:p>
          </table:table-cell>
          <table:table-cell table:style-name="ce8" table:formula="of:=[.$H$4]*[.$H$2]/([.$H$3]+[.C218])" office:value-type="float" office:value="4.02744942656692" calcext:value-type="float">
            <text:p>4.0274494266</text:p>
          </table:table-cell>
          <table:table-cell table:style-name="ce11" table:formula="of:=1024*[.D218]/[.$H$7]" office:value-type="float" office:value="916.46849173434" calcext:value-type="float">
            <text:p>916</text:p>
          </table:table-cell>
          <table:table-cell table:number-columns-repeated="1019"/>
        </table:table-row>
        <table:table-row table:style-name="ro4">
          <table:table-cell table:style-name="ce3" table:formula="of:=[.B219]-273" office:value-type="float" office:value="207" calcext:value-type="float">
            <text:p>207</text:p>
          </table:table-cell>
          <table:table-cell table:style-name="ce6" office:value-type="float" office:value="480" calcext:value-type="float">
            <text:p>480</text:p>
          </table:table-cell>
          <table:table-cell table:style-name="ce6" table:formula="of:=[.$H$3]*EXP([.$H$5]*((1/[.B219])-(1/[.$H$6])))" office:value-type="float" office:value="136.95816172261" calcext:value-type="float">
            <text:p>136.9581617226</text:p>
          </table:table-cell>
          <table:table-cell table:style-name="ce8" table:formula="of:=[.$H$4]*[.$H$2]/([.$H$3]+[.C219])" office:value-type="float" office:value="4.02824739034206" calcext:value-type="float">
            <text:p>4.0282473903</text:p>
          </table:table-cell>
          <table:table-cell table:style-name="ce11" table:formula="of:=1024*[.D219]/[.$H$7]" office:value-type="float" office:value="916.650072824505" calcext:value-type="float">
            <text:p>917</text:p>
          </table:table-cell>
          <table:table-cell table:number-columns-repeated="1019"/>
        </table:table-row>
        <table:table-row table:style-name="ro4">
          <table:table-cell table:style-name="ce3" table:formula="of:=[.B220]-273" office:value-type="float" office:value="208" calcext:value-type="float">
            <text:p>208</text:p>
          </table:table-cell>
          <table:table-cell table:style-name="ce6" office:value-type="float" office:value="481" calcext:value-type="float">
            <text:p>481</text:p>
          </table:table-cell>
          <table:table-cell table:style-name="ce6" table:formula="of:=[.$H$3]*EXP([.$H$5]*((1/[.B220])-(1/[.$H$6])))" office:value-type="float" office:value="134.967748603179" calcext:value-type="float">
            <text:p>134.9677486032</text:p>
          </table:table-cell>
          <table:table-cell table:style-name="ce8" table:formula="of:=[.$H$4]*[.$H$2]/([.$H$3]+[.C220])" office:value-type="float" office:value="4.02903077106695" calcext:value-type="float">
            <text:p>4.0290307711</text:p>
          </table:table-cell>
          <table:table-cell table:style-name="ce11" table:formula="of:=1024*[.D220]/[.$H$7]" office:value-type="float" office:value="916.828335460568" calcext:value-type="float">
            <text:p>917</text:p>
          </table:table-cell>
          <table:table-cell table:number-columns-repeated="1019"/>
        </table:table-row>
        <table:table-row table:style-name="ro4">
          <table:table-cell table:style-name="ce3" table:formula="of:=[.B221]-273" office:value-type="float" office:value="209" calcext:value-type="float">
            <text:p>209</text:p>
          </table:table-cell>
          <table:table-cell table:style-name="ce6" office:value-type="float" office:value="482" calcext:value-type="float">
            <text:p>482</text:p>
          </table:table-cell>
          <table:table-cell table:style-name="ce6" table:formula="of:=[.$H$3]*EXP([.$H$5]*((1/[.B221])-(1/[.$H$6])))" office:value-type="float" office:value="133.014341922893" calcext:value-type="float">
            <text:p>133.0143419229</text:p>
          </table:table-cell>
          <table:table-cell table:style-name="ce8" table:formula="of:=[.$H$4]*[.$H$2]/([.$H$3]+[.C221])" office:value-type="float" office:value="4.02979988321321" calcext:value-type="float">
            <text:p>4.0297998832</text:p>
          </table:table-cell>
          <table:table-cell table:style-name="ce11" table:formula="of:=1024*[.D221]/[.$H$7]" office:value-type="float" office:value="917.003351202295" calcext:value-type="float">
            <text:p>917</text:p>
          </table:table-cell>
          <table:table-cell table:number-columns-repeated="1019"/>
        </table:table-row>
        <table:table-row table:style-name="ro4">
          <table:table-cell table:style-name="ce3" table:formula="of:=[.B222]-273" office:value-type="float" office:value="210" calcext:value-type="float">
            <text:p>210</text:p>
          </table:table-cell>
          <table:table-cell table:style-name="ce6" office:value-type="float" office:value="483" calcext:value-type="float">
            <text:p>483</text:p>
          </table:table-cell>
          <table:table-cell table:style-name="ce6" table:formula="of:=[.$H$3]*EXP([.$H$5]*((1/[.B222])-(1/[.$H$6])))" office:value-type="float" office:value="131.097121008794" calcext:value-type="float">
            <text:p>131.0971210088</text:p>
          </table:table-cell>
          <table:table-cell table:style-name="ce8" table:formula="of:=[.$H$4]*[.$H$2]/([.$H$3]+[.C222])" office:value-type="float" office:value="4.03055503356751" calcext:value-type="float">
            <text:p>4.0305550336</text:p>
          </table:table-cell>
          <table:table-cell table:style-name="ce11" table:formula="of:=1024*[.D222]/[.$H$7]" office:value-type="float" office:value="917.175189860694" calcext:value-type="float">
            <text:p>917</text:p>
          </table:table-cell>
          <table:table-cell table:number-columns-repeated="1019"/>
        </table:table-row>
        <table:table-row table:style-name="ro4">
          <table:table-cell table:style-name="ce3" table:formula="of:=[.B223]-273" office:value-type="float" office:value="211" calcext:value-type="float">
            <text:p>211</text:p>
          </table:table-cell>
          <table:table-cell table:style-name="ce6" office:value-type="float" office:value="484" calcext:value-type="float">
            <text:p>484</text:p>
          </table:table-cell>
          <table:table-cell table:style-name="ce6" table:formula="of:=[.$H$3]*EXP([.$H$5]*((1/[.B223])-(1/[.$H$6])))" office:value-type="float" office:value="129.215286125504" calcext:value-type="float">
            <text:p>129.2152861255</text:p>
          </table:table-cell>
          <table:table-cell table:style-name="ce8" table:formula="of:=[.$H$4]*[.$H$2]/([.$H$3]+[.C223])" office:value-type="float" office:value="4.03129652143818" calcext:value-type="float">
            <text:p>4.0312965214</text:p>
          </table:table-cell>
          <table:table-cell table:style-name="ce11" table:formula="of:=1024*[.D223]/[.$H$7]" office:value-type="float" office:value="917.343919545044" calcext:value-type="float">
            <text:p>917</text:p>
          </table:table-cell>
          <table:table-cell table:number-columns-repeated="1019"/>
        </table:table-row>
        <table:table-row table:style-name="ro4">
          <table:table-cell table:style-name="ce3" table:formula="of:=[.B224]-273" office:value-type="float" office:value="212" calcext:value-type="float">
            <text:p>212</text:p>
          </table:table-cell>
          <table:table-cell table:style-name="ce6" office:value-type="float" office:value="485" calcext:value-type="float">
            <text:p>485</text:p>
          </table:table-cell>
          <table:table-cell table:style-name="ce6" table:formula="of:=[.$H$3]*EXP([.$H$5]*((1/[.B224])-(1/[.$H$6])))" office:value-type="float" office:value="127.368057874691" calcext:value-type="float">
            <text:p>127.3680578747</text:p>
          </table:table-cell>
          <table:table-cell table:style-name="ce8" table:formula="of:=[.$H$4]*[.$H$2]/([.$H$3]+[.C224])" office:value-type="float" office:value="4.03202463885604" calcext:value-type="float">
            <text:p>4.0320246389</text:p>
          </table:table-cell>
          <table:table-cell table:style-name="ce11" table:formula="of:=1024*[.D224]/[.$H$7]" office:value-type="float" office:value="917.509606708575" calcext:value-type="float">
            <text:p>918</text:p>
          </table:table-cell>
          <table:table-cell table:number-columns-repeated="1019"/>
        </table:table-row>
        <table:table-row table:style-name="ro4">
          <table:table-cell table:style-name="ce3" table:formula="of:=[.B225]-273" office:value-type="float" office:value="213" calcext:value-type="float">
            <text:p>213</text:p>
          </table:table-cell>
          <table:table-cell table:style-name="ce6" office:value-type="float" office:value="486" calcext:value-type="float">
            <text:p>486</text:p>
          </table:table-cell>
          <table:table-cell table:style-name="ce6" table:formula="of:=[.$H$3]*EXP([.$H$5]*((1/[.B225])-(1/[.$H$6])))" office:value-type="float" office:value="125.554676613572" calcext:value-type="float">
            <text:p>125.5546766136</text:p>
          </table:table-cell>
          <table:table-cell table:style-name="ce8" table:formula="of:=[.$H$4]*[.$H$2]/([.$H$3]+[.C225])" office:value-type="float" office:value="4.03273967076929" calcext:value-type="float">
            <text:p>4.0327396708</text:p>
          </table:table-cell>
          <table:table-cell table:style-name="ce11" table:formula="of:=1024*[.D225]/[.$H$7]" office:value-type="float" office:value="917.672316192834" calcext:value-type="float">
            <text:p>918</text:p>
          </table:table-cell>
          <table:table-cell table:number-columns-repeated="1019"/>
        </table:table-row>
        <table:table-row table:style-name="ro4">
          <table:table-cell table:style-name="ce3" table:formula="of:=[.B226]-273" office:value-type="float" office:value="214" calcext:value-type="float">
            <text:p>214</text:p>
          </table:table-cell>
          <table:table-cell table:style-name="ce6" office:value-type="float" office:value="487" calcext:value-type="float">
            <text:p>487</text:p>
          </table:table-cell>
          <table:table-cell table:style-name="ce6" table:formula="of:=[.$H$3]*EXP([.$H$5]*((1/[.B226])-(1/[.$H$6])))" office:value-type="float" office:value="123.774401891819" calcext:value-type="float">
            <text:p>123.7744018918</text:p>
          </table:table-cell>
          <table:table-cell table:style-name="ce8" table:formula="of:=[.$H$4]*[.$H$2]/([.$H$3]+[.C226])" office:value-type="float" office:value="4.03344189523289" calcext:value-type="float">
            <text:p>4.0334418952</text:p>
          </table:table-cell>
          <table:table-cell table:style-name="ce11" table:formula="of:=1024*[.D226]/[.$H$7]" office:value-type="float" office:value="917.832111270772" calcext:value-type="float">
            <text:p>918</text:p>
          </table:table-cell>
          <table:table-cell table:number-columns-repeated="1019"/>
        </table:table-row>
        <table:table-row table:style-name="ro4">
          <table:table-cell table:style-name="ce3" table:formula="of:=[.B227]-273" office:value-type="float" office:value="215" calcext:value-type="float">
            <text:p>215</text:p>
          </table:table-cell>
          <table:table-cell table:style-name="ce6" office:value-type="float" office:value="488" calcext:value-type="float">
            <text:p>488</text:p>
          </table:table-cell>
          <table:table-cell table:style-name="ce6" table:formula="of:=[.$H$3]*EXP([.$H$5]*((1/[.B227])-(1/[.$H$6])))" office:value-type="float" office:value="122.026511906222" calcext:value-type="float">
            <text:p>122.0265119062</text:p>
          </table:table-cell>
          <table:table-cell table:style-name="ce8" table:formula="of:=[.$H$4]*[.$H$2]/([.$H$3]+[.C227])" office:value-type="float" office:value="4.03413158359242" calcext:value-type="float">
            <text:p>4.0341315836</text:p>
          </table:table-cell>
          <table:table-cell table:style-name="ce11" table:formula="of:=1024*[.D227]/[.$H$7]" office:value-type="float" office:value="917.989053688587" calcext:value-type="float">
            <text:p>918</text:p>
          </table:table-cell>
          <table:table-cell table:number-columns-repeated="1019"/>
        </table:table-row>
        <table:table-row table:style-name="ro4">
          <table:table-cell table:style-name="ce3" table:formula="of:=[.B228]-273" office:value-type="float" office:value="216" calcext:value-type="float">
            <text:p>216</text:p>
          </table:table-cell>
          <table:table-cell table:style-name="ce6" office:value-type="float" office:value="489" calcext:value-type="float">
            <text:p>489</text:p>
          </table:table-cell>
          <table:table-cell table:style-name="ce6" table:formula="of:=[.$H$3]*EXP([.$H$5]*((1/[.B228])-(1/[.$H$6])))" office:value-type="float" office:value="120.310302972493" calcext:value-type="float">
            <text:p>120.3103029725</text:p>
          </table:table-cell>
          <table:table-cell table:style-name="ce8" table:formula="of:=[.$H$4]*[.$H$2]/([.$H$3]+[.C228])" office:value-type="float" office:value="4.03480900066278" calcext:value-type="float">
            <text:p>4.0348090007</text:p>
          </table:table-cell>
          <table:table-cell table:style-name="ce11" table:formula="of:=1024*[.D228]/[.$H$7]" office:value-type="float" office:value="918.143203706376" calcext:value-type="float">
            <text:p>918</text:p>
          </table:table-cell>
          <table:table-cell table:number-columns-repeated="1019"/>
        </table:table-row>
        <table:table-row table:style-name="ro4">
          <table:table-cell table:style-name="ce3" table:formula="of:=[.B229]-273" office:value-type="float" office:value="217" calcext:value-type="float">
            <text:p>217</text:p>
          </table:table-cell>
          <table:table-cell table:style-name="ce6" office:value-type="float" office:value="490" calcext:value-type="float">
            <text:p>490</text:p>
          </table:table-cell>
          <table:table-cell table:style-name="ce6" table:formula="of:=[.$H$3]*EXP([.$H$5]*((1/[.B229])-(1/[.$H$6])))" office:value-type="float" office:value="118.625089013635" calcext:value-type="float">
            <text:p>118.6250890136</text:p>
          </table:table-cell>
          <table:table-cell table:style-name="ce8" table:formula="of:=[.$H$4]*[.$H$2]/([.$H$3]+[.C229])" office:value-type="float" office:value="4.03547440490161" calcext:value-type="float">
            <text:p>4.0354744049</text:p>
          </table:table-cell>
          <table:table-cell table:style-name="ce11" table:formula="of:=1024*[.D229]/[.$H$7]" office:value-type="float" office:value="918.294620137612" calcext:value-type="float">
            <text:p>918</text:p>
          </table:table-cell>
          <table:table-cell table:number-columns-repeated="1019"/>
        </table:table-row>
        <table:table-row table:style-name="ro4">
          <table:table-cell table:style-name="ce3" table:formula="of:=[.B230]-273" office:value-type="float" office:value="218" calcext:value-type="float">
            <text:p>218</text:p>
          </table:table-cell>
          <table:table-cell table:style-name="ce6" office:value-type="float" office:value="491" calcext:value-type="float">
            <text:p>491</text:p>
          </table:table-cell>
          <table:table-cell table:style-name="ce6" table:formula="of:=[.$H$3]*EXP([.$H$5]*((1/[.B230])-(1/[.$H$6])))" office:value-type="float" office:value="116.97020106429" calcext:value-type="float">
            <text:p>116.9702010643</text:p>
          </table:table-cell>
          <table:table-cell table:style-name="ce8" table:formula="of:=[.$H$4]*[.$H$2]/([.$H$3]+[.C230])" office:value-type="float" office:value="4.03612804857788" calcext:value-type="float">
            <text:p>4.0361280486</text:p>
          </table:table-cell>
          <table:table-cell table:style-name="ce11" table:formula="of:=1024*[.D230]/[.$H$7]" office:value-type="float" office:value="918.443360387501" calcext:value-type="float">
            <text:p>918</text:p>
          </table:table-cell>
          <table:table-cell table:number-columns-repeated="1019"/>
        </table:table-row>
        <table:table-row table:style-name="ro4">
          <table:table-cell table:style-name="ce3" table:formula="of:=[.B231]-273" office:value-type="float" office:value="219" calcext:value-type="float">
            <text:p>219</text:p>
          </table:table-cell>
          <table:table-cell table:style-name="ce6" office:value-type="float" office:value="492" calcext:value-type="float">
            <text:p>492</text:p>
          </table:table-cell>
          <table:table-cell table:style-name="ce6" table:formula="of:=[.$H$3]*EXP([.$H$5]*((1/[.B231])-(1/[.$H$6])))" office:value-type="float" office:value="115.344986790537" calcext:value-type="float">
            <text:p>115.3449867905</text:p>
          </table:table-cell>
          <table:table-cell table:style-name="ce8" table:formula="of:=[.$H$4]*[.$H$2]/([.$H$3]+[.C231])" office:value-type="float" office:value="4.0367701779356" calcext:value-type="float">
            <text:p>4.0367701779</text:p>
          </table:table-cell>
          <table:table-cell table:style-name="ce11" table:formula="of:=1024*[.D231]/[.$H$7]" office:value-type="float" office:value="918.589480490235" calcext:value-type="float">
            <text:p>919</text:p>
          </table:table-cell>
          <table:table-cell table:number-columns-repeated="1019"/>
        </table:table-row>
        <table:table-row table:style-name="ro4">
          <table:table-cell table:style-name="ce3" table:formula="of:=[.B232]-273" office:value-type="float" office:value="220" calcext:value-type="float">
            <text:p>220</text:p>
          </table:table-cell>
          <table:table-cell table:style-name="ce6" office:value-type="float" office:value="493" calcext:value-type="float">
            <text:p>493</text:p>
          </table:table-cell>
          <table:table-cell table:style-name="ce6" table:formula="of:=[.$H$3]*EXP([.$H$5]*((1/[.B232])-(1/[.$H$6])))" office:value-type="float" office:value="113.748810024606" calcext:value-type="float">
            <text:p>113.7488100246</text:p>
          </table:table-cell>
          <table:table-cell table:style-name="ce8" table:formula="of:=[.$H$4]*[.$H$2]/([.$H$3]+[.C232])" office:value-type="float" office:value="4.03740103335287" calcext:value-type="float">
            <text:p>4.0374010334</text:p>
          </table:table-cell>
          <table:table-cell table:style-name="ce11" table:formula="of:=1024*[.D232]/[.$H$7]" office:value-type="float" office:value="918.733035145187" calcext:value-type="float">
            <text:p>919</text:p>
          </table:table-cell>
          <table:table-cell table:number-columns-repeated="1019"/>
        </table:table-row>
        <table:table-row table:style-name="ro4">
          <table:table-cell table:style-name="ce3" table:formula="of:=[.B233]-273" office:value-type="float" office:value="221" calcext:value-type="float">
            <text:p>221</text:p>
          </table:table-cell>
          <table:table-cell table:style-name="ce6" office:value-type="float" office:value="494" calcext:value-type="float">
            <text:p>494</text:p>
          </table:table-cell>
          <table:table-cell table:style-name="ce6" table:formula="of:=[.$H$3]*EXP([.$H$5]*((1/[.B233])-(1/[.$H$6])))" office:value-type="float" office:value="112.181050313997" calcext:value-type="float">
            <text:p>112.181050314</text:p>
          </table:table-cell>
          <table:table-cell table:style-name="ce8" table:formula="of:=[.$H$4]*[.$H$2]/([.$H$3]+[.C233])" office:value-type="float" office:value="4.0380208494964" calcext:value-type="float">
            <text:p>4.0380208495</text:p>
          </table:table-cell>
          <table:table-cell table:style-name="ce11" table:formula="of:=1024*[.D233]/[.$H$7]" office:value-type="float" office:value="918.874077752071" calcext:value-type="float">
            <text:p>919</text:p>
          </table:table-cell>
          <table:table-cell table:number-columns-repeated="1019"/>
        </table:table-row>
        <table:table-row table:style-name="ro4">
          <table:table-cell table:style-name="ce3" table:formula="of:=[.B234]-273" office:value-type="float" office:value="222" calcext:value-type="float">
            <text:p>222</text:p>
          </table:table-cell>
          <table:table-cell table:style-name="ce6" office:value-type="float" office:value="495" calcext:value-type="float">
            <text:p>495</text:p>
          </table:table-cell>
          <table:table-cell table:style-name="ce6" table:formula="of:=[.$H$3]*EXP([.$H$5]*((1/[.B234])-(1/[.$H$6])))" office:value-type="float" office:value="110.641102484527" calcext:value-type="float">
            <text:p>110.6411024845</text:p>
          </table:table-cell>
          <table:table-cell table:style-name="ce8" table:formula="of:=[.$H$4]*[.$H$2]/([.$H$3]+[.C234])" office:value-type="float" office:value="4.03862985547165" calcext:value-type="float">
            <text:p>4.0386298555</text:p>
          </table:table-cell>
          <table:table-cell table:style-name="ce11" table:formula="of:=1024*[.D234]/[.$H$7]" office:value-type="float" office:value="919.012660445105" calcext:value-type="float">
            <text:p>919</text:p>
          </table:table-cell>
          <table:table-cell table:number-columns-repeated="1019"/>
        </table:table-row>
        <table:table-row table:style-name="ro4">
          <table:table-cell table:style-name="ce3" table:formula="of:=[.B235]-273" office:value-type="float" office:value="223" calcext:value-type="float">
            <text:p>223</text:p>
          </table:table-cell>
          <table:table-cell table:style-name="ce6" office:value-type="float" office:value="496" calcext:value-type="float">
            <text:p>496</text:p>
          </table:table-cell>
          <table:table-cell table:style-name="ce6" table:formula="of:=[.$H$3]*EXP([.$H$5]*((1/[.B235])-(1/[.$H$6])))" office:value-type="float" office:value="109.128376216827" calcext:value-type="float">
            <text:p>109.1283762168</text:p>
          </table:table-cell>
          <table:table-cell table:style-name="ce8" table:formula="of:=[.$H$4]*[.$H$2]/([.$H$3]+[.C235])" office:value-type="float" office:value="4.03922827496867" calcext:value-type="float">
            <text:p>4.039228275</text:p>
          </table:table-cell>
          <table:table-cell table:style-name="ce11" table:formula="of:=1024*[.D235]/[.$H$7]" office:value-type="float" office:value="919.148834126204" calcext:value-type="float">
            <text:p>919</text:p>
          </table:table-cell>
          <table:table-cell table:number-columns-repeated="1019"/>
        </table:table-row>
        <table:table-row table:style-name="ro4">
          <table:table-cell table:style-name="ce3" table:formula="of:=[.B236]-273" office:value-type="float" office:value="224" calcext:value-type="float">
            <text:p>224</text:p>
          </table:table-cell>
          <table:table-cell table:style-name="ce6" office:value-type="float" office:value="497" calcext:value-type="float">
            <text:p>497</text:p>
          </table:table-cell>
          <table:table-cell table:style-name="ce6" table:formula="of:=[.$H$3]*EXP([.$H$5]*((1/[.B236])-(1/[.$H$6])))" office:value-type="float" office:value="107.642295635834" calcext:value-type="float">
            <text:p>107.6422956358</text:p>
          </table:table-cell>
          <table:table-cell table:style-name="ce8" table:formula="of:=[.$H$4]*[.$H$2]/([.$H$3]+[.C236])" office:value-type="float" office:value="4.03981632640384" calcext:value-type="float">
            <text:p>4.0398163264</text:p>
          </table:table-cell>
          <table:table-cell table:style-name="ce11" table:formula="of:=1024*[.D236]/[.$H$7]" office:value-type="float" office:value="919.282648497229" calcext:value-type="float">
            <text:p>919</text:p>
          </table:table-cell>
          <table:table-cell table:number-columns-repeated="1019"/>
        </table:table-row>
        <table:table-row table:style-name="ro4">
          <table:table-cell table:style-name="ce3" table:formula="of:=[.B237]-273" office:value-type="float" office:value="225" calcext:value-type="float">
            <text:p>225</text:p>
          </table:table-cell>
          <table:table-cell table:style-name="ce6" office:value-type="float" office:value="498" calcext:value-type="float">
            <text:p>498</text:p>
          </table:table-cell>
          <table:table-cell table:style-name="ce6" table:formula="of:=[.$H$3]*EXP([.$H$5]*((1/[.B237])-(1/[.$H$6])))" office:value-type="float" office:value="106.182298912851" calcext:value-type="float">
            <text:p>106.1822989129</text:p>
          </table:table-cell>
          <table:table-cell table:style-name="ce8" table:formula="of:=[.$H$4]*[.$H$2]/([.$H$3]+[.C237])" office:value-type="float" office:value="4.04039422305758" calcext:value-type="float">
            <text:p>4.0403942231</text:p>
          </table:table-cell>
          <table:table-cell table:style-name="ce11" table:formula="of:=1024*[.D237]/[.$H$7]" office:value-type="float" office:value="919.414152091325" calcext:value-type="float">
            <text:p>919</text:p>
          </table:table-cell>
          <table:table-cell table:number-columns-repeated="1019"/>
        </table:table-row>
        <table:table-row table:style-name="ro4">
          <table:table-cell table:style-name="ce3" table:formula="of:=[.B238]-273" office:value-type="float" office:value="226" calcext:value-type="float">
            <text:p>226</text:p>
          </table:table-cell>
          <table:table-cell table:style-name="ce6" office:value-type="float" office:value="499" calcext:value-type="float">
            <text:p>499</text:p>
          </table:table-cell>
          <table:table-cell table:style-name="ce6" table:formula="of:=[.$H$3]*EXP([.$H$5]*((1/[.B238])-(1/[.$H$6])))" office:value-type="float" office:value="104.747837879748" calcext:value-type="float">
            <text:p>104.7478378797</text:p>
          </table:table-cell>
          <table:table-cell table:style-name="ce8" table:formula="of:=[.$H$4]*[.$H$2]/([.$H$3]+[.C238])" office:value-type="float" office:value="4.04096217320818" calcext:value-type="float">
            <text:p>4.0409621732</text:p>
          </table:table-cell>
          <table:table-cell table:style-name="ce11" table:formula="of:=1024*[.D238]/[.$H$7]" office:value-type="float" office:value="919.543392303372" calcext:value-type="float">
            <text:p>920</text:p>
          </table:table-cell>
          <table:table-cell table:number-columns-repeated="1019"/>
        </table:table-row>
        <table:table-row table:style-name="ro4">
          <table:table-cell table:style-name="ce3" table:formula="of:=[.B239]-273" office:value-type="float" office:value="227" calcext:value-type="float">
            <text:p>227</text:p>
          </table:table-cell>
          <table:table-cell table:style-name="ce6" office:value-type="float" office:value="500" calcext:value-type="float">
            <text:p>500</text:p>
          </table:table-cell>
          <table:table-cell table:style-name="ce6" table:formula="of:=[.$H$3]*EXP([.$H$5]*((1/[.B239])-(1/[.$H$6])))" office:value-type="float" office:value="103.338377654894" calcext:value-type="float">
            <text:p>103.3383776549</text:p>
          </table:table-cell>
          <table:table-cell table:style-name="ce8" table:formula="of:=[.$H$4]*[.$H$2]/([.$H$3]+[.C239])" office:value-type="float" office:value="4.04152038026184" calcext:value-type="float">
            <text:p>4.0415203803</text:p>
          </table:table-cell>
          <table:table-cell table:style-name="ce11" table:formula="of:=1024*[.D239]/[.$H$7]" office:value-type="float" office:value="919.670415419582" calcext:value-type="float">
            <text:p>920</text:p>
          </table:table-cell>
          <table:table-cell table:number-columns-repeated="1019"/>
        </table:table-row>
        <table:table-row table:style-name="ro4">
          <table:table-cell table:style-name="ce3" table:formula="of:=[.B240]-273" office:value-type="float" office:value="228" calcext:value-type="float">
            <text:p>228</text:p>
          </table:table-cell>
          <table:table-cell table:style-name="ce6" office:value-type="float" office:value="501" calcext:value-type="float">
            <text:p>501</text:p>
          </table:table-cell>
          <table:table-cell table:style-name="ce6" table:formula="of:=[.$H$3]*EXP([.$H$5]*((1/[.B240])-(1/[.$H$6])))" office:value-type="float" office:value="101.953396280441" calcext:value-type="float">
            <text:p>101.9533962804</text:p>
          </table:table-cell>
          <table:table-cell table:style-name="ce8" table:formula="of:=[.$H$4]*[.$H$2]/([.$H$3]+[.C240])" office:value-type="float" office:value="4.04206904287905" calcext:value-type="float">
            <text:p>4.0420690429</text:p>
          </table:table-cell>
          <table:table-cell table:style-name="ce11" table:formula="of:=1024*[.D240]/[.$H$7]" office:value-type="float" office:value="919.795266646256" calcext:value-type="float">
            <text:p>920</text:p>
          </table:table-cell>
          <table:table-cell table:number-columns-repeated="1019"/>
        </table:table-row>
        <table:table-row table:style-name="ro4">
          <table:table-cell table:style-name="ce3" table:formula="of:=[.B241]-273" office:value-type="float" office:value="229" calcext:value-type="float">
            <text:p>229</text:p>
          </table:table-cell>
          <table:table-cell table:style-name="ce6" office:value-type="float" office:value="502" calcext:value-type="float">
            <text:p>502</text:p>
          </table:table-cell>
          <table:table-cell table:style-name="ce6" table:formula="of:=[.$H$3]*EXP([.$H$5]*((1/[.B241])-(1/[.$H$6])))" office:value-type="float" office:value="100.59238437058" calcext:value-type="float">
            <text:p>100.5923843706</text:p>
          </table:table-cell>
          <table:table-cell table:style-name="ce8" table:formula="of:=[.$H$4]*[.$H$2]/([.$H$3]+[.C241])" office:value-type="float" office:value="4.04260835509746" calcext:value-type="float">
            <text:p>4.0426083551</text:p>
          </table:table-cell>
          <table:table-cell table:style-name="ce11" table:formula="of:=1024*[.D241]/[.$H$7]" office:value-type="float" office:value="919.917990137732" calcext:value-type="float">
            <text:p>920</text:p>
          </table:table-cell>
          <table:table-cell table:number-columns-repeated="1019"/>
        </table:table-row>
        <table:table-row table:style-name="ro4">
          <table:table-cell table:style-name="ce3" table:formula="of:=[.B242]-273" office:value-type="float" office:value="230" calcext:value-type="float">
            <text:p>230</text:p>
          </table:table-cell>
          <table:table-cell table:style-name="ce6" office:value-type="float" office:value="503" calcext:value-type="float">
            <text:p>503</text:p>
          </table:table-cell>
          <table:table-cell table:style-name="ce6" table:formula="of:=[.$H$3]*EXP([.$H$5]*((1/[.B242])-(1/[.$H$6])))" office:value-type="float" office:value="99.2548447703926" calcext:value-type="float">
            <text:p>99.2548447704</text:p>
          </table:table-cell>
          <table:table-cell table:style-name="ce8" table:formula="of:=[.$H$4]*[.$H$2]/([.$H$3]+[.C242])" office:value-type="float" office:value="4.04313850645119" calcext:value-type="float">
            <text:p>4.0431385065</text:p>
          </table:table-cell>
          <table:table-cell table:style-name="ce11" table:formula="of:=1024*[.D242]/[.$H$7]" office:value-type="float" office:value="920.038629023559" calcext:value-type="float">
            <text:p>920</text:p>
          </table:table-cell>
          <table:table-cell table:number-columns-repeated="1019"/>
        </table:table-row>
        <table:table-row table:style-name="ro4">
          <table:table-cell table:style-name="ce3" table:formula="of:=[.B243]-273" office:value-type="float" office:value="231" calcext:value-type="float">
            <text:p>231</text:p>
          </table:table-cell>
          <table:table-cell table:style-name="ce6" office:value-type="float" office:value="504" calcext:value-type="float">
            <text:p>504</text:p>
          </table:table-cell>
          <table:table-cell table:style-name="ce6" table:formula="of:=[.$H$3]*EXP([.$H$5]*((1/[.B243])-(1/[.$H$6])))" office:value-type="float" office:value="97.9402922249694" calcext:value-type="float">
            <text:p>97.940292225</text:p>
          </table:table-cell>
          <table:table-cell table:style-name="ce8" table:formula="of:=[.$H$4]*[.$H$2]/([.$H$3]+[.C243])" office:value-type="float" office:value="4.04365968208694" calcext:value-type="float">
            <text:p>4.0436596821</text:p>
          </table:table-cell>
          <table:table-cell table:style-name="ce11" table:formula="of:=1024*[.D243]/[.$H$7]" office:value-type="float" office:value="920.157225434894" calcext:value-type="float">
            <text:p>920</text:p>
          </table:table-cell>
          <table:table-cell table:number-columns-repeated="1019"/>
        </table:table-row>
        <table:table-row table:style-name="ro4">
          <table:table-cell table:style-name="ce3" table:formula="of:=[.B244]-273" office:value-type="float" office:value="232" calcext:value-type="float">
            <text:p>232</text:p>
          </table:table-cell>
          <table:table-cell table:style-name="ce6" office:value-type="float" office:value="505" calcext:value-type="float">
            <text:p>505</text:p>
          </table:table-cell>
          <table:table-cell table:style-name="ce6" table:formula="of:=[.$H$3]*EXP([.$H$5]*((1/[.B244])-(1/[.$H$6])))" office:value-type="float" office:value="96.6482530584433" calcext:value-type="float">
            <text:p>96.6482530584</text:p>
          </table:table-cell>
          <table:table-cell table:style-name="ce8" table:formula="of:=[.$H$4]*[.$H$2]/([.$H$3]+[.C244])" office:value-type="float" office:value="4.04417206287675" calcext:value-type="float">
            <text:p>4.0441720629</text:p>
          </table:table-cell>
          <table:table-cell table:style-name="ce11" table:formula="of:=1024*[.D244]/[.$H$7]" office:value-type="float" office:value="920.273820530177" calcext:value-type="float">
            <text:p>920</text:p>
          </table:table-cell>
          <table:table-cell table:number-columns-repeated="1019"/>
        </table:table-row>
        <table:table-row table:style-name="ro4">
          <table:table-cell table:style-name="ce3" table:formula="of:=[.B245]-273" office:value-type="float" office:value="233" calcext:value-type="float">
            <text:p>233</text:p>
          </table:table-cell>
          <table:table-cell table:style-name="ce6" office:value-type="float" office:value="506" calcext:value-type="float">
            <text:p>506</text:p>
          </table:table-cell>
          <table:table-cell table:style-name="ce6" table:formula="of:=[.$H$3]*EXP([.$H$5]*((1/[.B245])-(1/[.$H$6])))" office:value-type="float" office:value="95.3782648626171" calcext:value-type="float">
            <text:p>95.3782648626</text:p>
          </table:table-cell>
          <table:table-cell table:style-name="ce8" table:formula="of:=[.$H$4]*[.$H$2]/([.$H$3]+[.C245])" office:value-type="float" office:value="4.04467582552766" calcext:value-type="float">
            <text:p>4.0446758255</text:p>
          </table:table-cell>
          <table:table-cell table:style-name="ce11" table:formula="of:=1024*[.D245]/[.$H$7]" office:value-type="float" office:value="920.388454520073" calcext:value-type="float">
            <text:p>920</text:p>
          </table:table-cell>
          <table:table-cell table:number-columns-repeated="1019"/>
        </table:table-row>
        <table:table-row table:style-name="ro4">
          <table:table-cell table:style-name="ce3" table:formula="of:=[.B246]-273" office:value-type="float" office:value="234" calcext:value-type="float">
            <text:p>234</text:p>
          </table:table-cell>
          <table:table-cell table:style-name="ce6" office:value-type="float" office:value="507" calcext:value-type="float">
            <text:p>507</text:p>
          </table:table-cell>
          <table:table-cell table:style-name="ce6" table:formula="of:=[.$H$3]*EXP([.$H$5]*((1/[.B246])-(1/[.$H$6])))" office:value-type="float" office:value="94.1298761948702" calcext:value-type="float">
            <text:p>94.1298761949</text:p>
          </table:table-cell>
          <table:table-cell table:style-name="ce8" table:formula="of:=[.$H$4]*[.$H$2]/([.$H$3]+[.C246])" office:value-type="float" office:value="4.04517114268829" calcext:value-type="float">
            <text:p>4.0451711427</text:p>
          </table:table-cell>
          <table:table-cell table:style-name="ce11" table:formula="of:=1024*[.D246]/[.$H$7]" office:value-type="float" office:value="920.501166691734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47]-273" office:value-type="float" office:value="235" calcext:value-type="float">
            <text:p>235</text:p>
          </table:table-cell>
          <table:table-cell table:style-name="ce6" office:value-type="float" office:value="508" calcext:value-type="float">
            <text:p>508</text:p>
          </table:table-cell>
          <table:table-cell table:style-name="ce6" table:formula="of:=[.$H$3]*EXP([.$H$5]*((1/[.B247])-(1/[.$H$6])))" office:value-type="float" office:value="92.9026462850426" calcext:value-type="float">
            <text:p>92.902646285</text:p>
          </table:table-cell>
          <table:table-cell table:style-name="ce8" table:formula="of:=[.$H$4]*[.$H$2]/([.$H$3]+[.C247])" office:value-type="float" office:value="4.04565818305245" calcext:value-type="float">
            <text:p>4.0456581831</text:p>
          </table:table-cell>
          <table:table-cell table:style-name="ce11" table:formula="of:=1024*[.D247]/[.$H$7]" office:value-type="float" office:value="920.611995432379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48]-273" office:value-type="float" office:value="236" calcext:value-type="float">
            <text:p>236</text:p>
          </table:table-cell>
          <table:table-cell table:style-name="ce6" office:value-type="float" office:value="509" calcext:value-type="float">
            <text:p>509</text:p>
          </table:table-cell>
          <table:table-cell table:style-name="ce6" table:formula="of:=[.$H$3]*EXP([.$H$5]*((1/[.B248])-(1/[.$H$6])))" office:value-type="float" office:value="91.696144751005" calcext:value-type="float">
            <text:p>91.696144751</text:p>
          </table:table-cell>
          <table:table-cell table:style-name="ce8" table:formula="of:=[.$H$4]*[.$H$2]/([.$H$3]+[.C248])" office:value-type="float" office:value="4.04613711145992" calcext:value-type="float">
            <text:p>4.0461371115</text:p>
          </table:table-cell>
          <table:table-cell table:style-name="ce11" table:formula="of:=1024*[.D248]/[.$H$7]" office:value-type="float" office:value="920.720978252212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49]-273" office:value-type="float" office:value="237" calcext:value-type="float">
            <text:p>237</text:p>
          </table:table-cell>
          <table:table-cell table:style-name="ce6" office:value-type="float" office:value="510" calcext:value-type="float">
            <text:p>510</text:p>
          </table:table-cell>
          <table:table-cell table:style-name="ce6" table:formula="of:=[.$H$3]*EXP([.$H$5]*((1/[.B249])-(1/[.$H$6])))" office:value-type="float" office:value="90.5099513226307" calcext:value-type="float">
            <text:p>90.5099513226</text:p>
          </table:table-cell>
          <table:table-cell table:style-name="ce8" table:formula="of:=[.$H$4]*[.$H$2]/([.$H$3]+[.C249])" office:value-type="float" office:value="4.04660808899439" calcext:value-type="float">
            <text:p>4.046608089</text:p>
          </table:table-cell>
          <table:table-cell table:style-name="ce11" table:formula="of:=1024*[.D249]/[.$H$7]" office:value-type="float" office:value="920.828151806724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50]-273" office:value-type="float" office:value="238" calcext:value-type="float">
            <text:p>238</text:p>
          </table:table-cell>
          <table:table-cell table:style-name="ce6" office:value-type="float" office:value="511" calcext:value-type="float">
            <text:p>511</text:p>
          </table:table-cell>
          <table:table-cell table:style-name="ce6" table:formula="of:=[.$H$3]*EXP([.$H$5]*((1/[.B250])-(1/[.$H$6])))" office:value-type="float" office:value="89.3436555738995" calcext:value-type="float">
            <text:p>89.3436555739</text:p>
          </table:table-cell>
          <table:table-cell table:style-name="ce8" table:formula="of:=[.$H$4]*[.$H$2]/([.$H$3]+[.C250])" office:value-type="float" office:value="4.04707127307872" calcext:value-type="float">
            <text:p>4.0470712731</text:p>
          </table:table-cell>
          <table:table-cell table:style-name="ce11" table:formula="of:=1024*[.D250]/[.$H$7]" office:value-type="float" office:value="920.933551918357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51]-273" office:value-type="float" office:value="239" calcext:value-type="float">
            <text:p>239</text:p>
          </table:table-cell>
          <table:table-cell table:style-name="ce6" office:value-type="float" office:value="512" calcext:value-type="float">
            <text:p>512</text:p>
          </table:table-cell>
          <table:table-cell table:style-name="ce6" table:formula="of:=[.$H$3]*EXP([.$H$5]*((1/[.B251])-(1/[.$H$6])))" office:value-type="float" office:value="88.1968566628718" calcext:value-type="float">
            <text:p>88.1968566629</text:p>
          </table:table-cell>
          <table:table-cell table:style-name="ce8" table:formula="of:=[.$H$4]*[.$H$2]/([.$H$3]+[.C251])" office:value-type="float" office:value="4.04752681756751" calcext:value-type="float">
            <text:p>4.0475268176</text:p>
          </table:table-cell>
          <table:table-cell table:style-name="ce11" table:formula="of:=1024*[.D251]/[.$H$7]" office:value-type="float" office:value="921.037213597585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52]-273" office:value-type="float" office:value="240" calcext:value-type="float">
            <text:p>240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[.$H$3]*EXP([.$H$5]*((1/[.B252])-(1/[.$H$6])))" office:value-type="float" office:value="87.0691630792768" calcext:value-type="float">
            <text:p>87.0691630793</text:p>
          </table:table-cell>
          <table:table-cell table:style-name="ce8" table:formula="of:=[.$H$4]*[.$H$2]/([.$H$3]+[.C252])" office:value-type="float" office:value="4.04797487283724" calcext:value-type="float">
            <text:p>4.0479748728</text:p>
          </table:table-cell>
          <table:table-cell table:style-name="ce11" table:formula="of:=1024*[.D252]/[.$H$7]" office:value-type="float" office:value="921.139171063408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53]-273" office:value-type="float" office:value="241" calcext:value-type="float">
            <text:p>241</text:p>
          </table:table-cell>
          <table:table-cell table:style-name="ce6" office:value-type="float" office:value="514" calcext:value-type="float">
            <text:p>514</text:p>
          </table:table-cell>
          <table:table-cell table:style-name="ce6" table:formula="of:=[.$H$3]*EXP([.$H$5]*((1/[.B253])-(1/[.$H$6])))" office:value-type="float" office:value="85.9601923994748" calcext:value-type="float">
            <text:p>85.9601923995</text:p>
          </table:table-cell>
          <table:table-cell table:style-name="ce8" table:formula="of:=[.$H$4]*[.$H$2]/([.$H$3]+[.C253])" office:value-type="float" office:value="4.04841558587379" calcext:value-type="float">
            <text:p>4.0484155859</text:p>
          </table:table-cell>
          <table:table-cell table:style-name="ce11" table:formula="of:=1024*[.D253]/[.$H$7]" office:value-type="float" office:value="921.23945776328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54]-273" office:value-type="float" office:value="242" calcext:value-type="float">
            <text:p>242</text:p>
          </table:table-cell>
          <table:table-cell table:style-name="ce6" office:value-type="float" office:value="515" calcext:value-type="float">
            <text:p>515</text:p>
          </table:table-cell>
          <table:table-cell table:style-name="ce6" table:formula="of:=[.$H$3]*EXP([.$H$5]*((1/[.B254])-(1/[.$H$6])))" office:value-type="float" office:value="84.8695710485533" calcext:value-type="float">
            <text:p>84.8695710486</text:p>
          </table:table-cell>
          <table:table-cell table:style-name="ce8" table:formula="of:=[.$H$4]*[.$H$2]/([.$H$3]+[.C254])" office:value-type="float" office:value="4.04884910035766" calcext:value-type="float">
            <text:p>4.0488491004</text:p>
          </table:table-cell>
          <table:table-cell table:style-name="ce11" table:formula="of:=1024*[.D254]/[.$H$7]" office:value-type="float" office:value="921.338106392498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55]-273" office:value-type="float" office:value="243" calcext:value-type="float">
            <text:p>243</text:p>
          </table:table-cell>
          <table:table-cell table:style-name="ce6" office:value-type="float" office:value="516" calcext:value-type="float">
            <text:p>516</text:p>
          </table:table-cell>
          <table:table-cell table:style-name="ce6" table:formula="of:=[.$H$3]*EXP([.$H$5]*((1/[.B255])-(1/[.$H$6])))" office:value-type="float" office:value="83.7969340693339" calcext:value-type="float">
            <text:p>83.7969340693</text:p>
          </table:table-cell>
          <table:table-cell table:style-name="ce8" table:formula="of:=[.$H$4]*[.$H$2]/([.$H$3]+[.C255])" office:value-type="float" office:value="4.0492755567468" calcext:value-type="float">
            <text:p>4.0492755567</text:p>
          </table:table-cell>
          <table:table-cell table:style-name="ce11" table:formula="of:=1024*[.D255]/[.$H$7]" office:value-type="float" office:value="921.435148913051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56]-273" office:value-type="float" office:value="244" calcext:value-type="float">
            <text:p>244</text:p>
          </table:table-cell>
          <table:table-cell table:style-name="ce6" office:value-type="float" office:value="517" calcext:value-type="float">
            <text:p>517</text:p>
          </table:table-cell>
          <table:table-cell table:style-name="ce6" table:formula="of:=[.$H$3]*EXP([.$H$5]*((1/[.B256])-(1/[.$H$6])))" office:value-type="float" office:value="82.7419248980658" calcext:value-type="float">
            <text:p>82.7419248981</text:p>
          </table:table-cell>
          <table:table-cell table:style-name="ce8" table:formula="of:=[.$H$4]*[.$H$2]/([.$H$3]+[.C256])" office:value-type="float" office:value="4.04969509235724" calcext:value-type="float">
            <text:p>4.0496950924</text:p>
          </table:table-cell>
          <table:table-cell table:style-name="ce11" table:formula="of:=1024*[.D256]/[.$H$7]" office:value-type="float" office:value="921.530616571958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57]-273" office:value-type="float" office:value="245" calcext:value-type="float">
            <text:p>245</text:p>
          </table:table-cell>
          <table:table-cell table:style-name="ce6" office:value-type="float" office:value="518" calcext:value-type="float">
            <text:p>518</text:p>
          </table:table-cell>
          <table:table-cell table:style-name="ce6" table:formula="of:=[.$H$3]*EXP([.$H$5]*((1/[.B257])-(1/[.$H$6])))" office:value-type="float" office:value="81.7041951465969" calcext:value-type="float">
            <text:p>81.7041951466</text:p>
          </table:table-cell>
          <table:table-cell table:style-name="ce8" table:formula="of:=[.$H$4]*[.$H$2]/([.$H$3]+[.C257])" office:value-type="float" office:value="4.0501078414414" calcext:value-type="float">
            <text:p>4.0501078414</text:p>
          </table:table-cell>
          <table:table-cell table:style-name="ce11" table:formula="of:=1024*[.D257]/[.$H$7]" office:value-type="float" office:value="921.624539919109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58]-273" office:value-type="float" office:value="246" calcext:value-type="float">
            <text:p>246</text:p>
          </table:table-cell>
          <table:table-cell table:style-name="ce6" office:value-type="float" office:value="519" calcext:value-type="float">
            <text:p>519</text:p>
          </table:table-cell>
          <table:table-cell table:style-name="ce6" table:formula="of:=[.$H$3]*EXP([.$H$5]*((1/[.B258])-(1/[.$H$6])))" office:value-type="float" office:value="80.6834043908169" calcext:value-type="float">
            <text:p>80.6834043908</text:p>
          </table:table-cell>
          <table:table-cell table:style-name="ce8" table:formula="of:=[.$H$4]*[.$H$2]/([.$H$3]+[.C258])" office:value-type="float" office:value="4.0505139352644" calcext:value-type="float">
            <text:p>4.0505139353</text:p>
          </table:table-cell>
          <table:table-cell table:style-name="ce11" table:formula="of:=1024*[.D258]/[.$H$7]" office:value-type="float" office:value="921.71694882461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59]-273" office:value-type="float" office:value="247" calcext:value-type="float">
            <text:p>247</text:p>
          </table:table-cell>
          <table:table-cell table:style-name="ce6" office:value-type="float" office:value="520" calcext:value-type="float">
            <text:p>520</text:p>
          </table:table-cell>
          <table:table-cell table:style-name="ce6" table:formula="of:=[.$H$3]*EXP([.$H$5]*((1/[.B259])-(1/[.$H$6])))" office:value-type="float" office:value="79.6792199651737" calcext:value-type="float">
            <text:p>79.6792199652</text:p>
          </table:table-cell>
          <table:table-cell table:style-name="ce8" table:formula="of:=[.$H$4]*[.$H$2]/([.$H$3]+[.C259])" office:value-type="float" office:value="4.05091350217822" calcext:value-type="float">
            <text:p>4.0509135022</text:p>
          </table:table-cell>
          <table:table-cell table:style-name="ce11" table:formula="of:=1024*[.D259]/[.$H$7]" office:value-type="float" office:value="921.807872495667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0]-273" office:value-type="float" office:value="248" calcext:value-type="float">
            <text:p>248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[.$H$3]*EXP([.$H$5]*((1/[.B260])-(1/[.$H$6])))" office:value-type="float" office:value="78.6913167630722" calcext:value-type="float">
            <text:p>78.6913167631</text:p>
          </table:table-cell>
          <table:table-cell table:style-name="ce8" table:formula="of:=[.$H$4]*[.$H$2]/([.$H$3]+[.C260])" office:value-type="float" office:value="4.05130666769388" calcext:value-type="float">
            <text:p>4.0513066677</text:p>
          </table:table-cell>
          <table:table-cell table:style-name="ce11" table:formula="of:=1024*[.D260]/[.$H$7]" office:value-type="float" office:value="921.897339493007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1]-273" office:value-type="float" office:value="249" calcext:value-type="float">
            <text:p>249</text:p>
          </table:table-cell>
          <table:table-cell table:style-name="ce6" office:value-type="float" office:value="522" calcext:value-type="float">
            <text:p>522</text:p>
          </table:table-cell>
          <table:table-cell table:style-name="ce6" table:formula="of:=[.$H$3]*EXP([.$H$5]*((1/[.B261])-(1/[.$H$6])))" office:value-type="float" office:value="77.7193770429734" calcext:value-type="float">
            <text:p>77.719377043</text:p>
          </table:table-cell>
          <table:table-cell table:style-name="ce8" table:formula="of:=[.$H$4]*[.$H$2]/([.$H$3]+[.C261])" office:value-type="float" office:value="4.05169355455161" calcext:value-type="float">
            <text:p>4.0516935546</text:p>
          </table:table-cell>
          <table:table-cell table:style-name="ce11" table:formula="of:=1024*[.D261]/[.$H$7]" office:value-type="float" office:value="921.985377746854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2]-273" office:value-type="float" office:value="250" calcext:value-type="float">
            <text:p>250</text:p>
          </table:table-cell>
          <table:table-cell table:style-name="ce6" office:value-type="float" office:value="523" calcext:value-type="float">
            <text:p>523</text:p>
          </table:table-cell>
          <table:table-cell table:style-name="ce6" table:formula="of:=[.$H$3]*EXP([.$H$5]*((1/[.B262])-(1/[.$H$6])))" office:value-type="float" office:value="76.7630902400109" calcext:value-type="float">
            <text:p>76.76309024</text:p>
          </table:table-cell>
          <table:table-cell table:style-name="ce8" table:formula="of:=[.$H$4]*[.$H$2]/([.$H$3]+[.C262])" office:value-type="float" office:value="4.05207428278921" calcext:value-type="float">
            <text:p>4.0520742828</text:p>
          </table:table-cell>
          <table:table-cell table:style-name="ce11" table:formula="of:=1024*[.D262]/[.$H$7]" office:value-type="float" office:value="922.072014572478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3]-273" office:value-type="float" office:value="251" calcext:value-type="float">
            <text:p>251</text:p>
          </table:table-cell>
          <table:table-cell table:style-name="ce6" office:value-type="float" office:value="524" calcext:value-type="float">
            <text:p>524</text:p>
          </table:table-cell>
          <table:table-cell table:style-name="ce6" table:formula="of:=[.$H$3]*EXP([.$H$5]*((1/[.B263])-(1/[.$H$6])))" office:value-type="float" office:value="75.8221527829575" calcext:value-type="float">
            <text:p>75.822152783</text:p>
          </table:table-cell>
          <table:table-cell table:style-name="ce8" table:formula="of:=[.$H$4]*[.$H$2]/([.$H$3]+[.C263])" office:value-type="float" office:value="4.05244896980852" calcext:value-type="float">
            <text:p>4.0524489698</text:p>
          </table:table-cell>
          <table:table-cell table:style-name="ce11" table:formula="of:=1024*[.D263]/[.$H$7]" office:value-type="float" office:value="922.157276685316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4]-273" office:value-type="float" office:value="252" calcext:value-type="float">
            <text:p>252</text:p>
          </table:table-cell>
          <table:table-cell table:style-name="ce6" office:value-type="float" office:value="525" calcext:value-type="float">
            <text:p>525</text:p>
          </table:table-cell>
          <table:table-cell table:style-name="ce6" table:formula="of:=[.$H$3]*EXP([.$H$5]*((1/[.B264])-(1/[.$H$6])))" office:value-type="float" office:value="74.8962679163716" calcext:value-type="float">
            <text:p>74.8962679164</text:p>
          </table:table-cell>
          <table:table-cell table:style-name="ce8" table:formula="of:=[.$H$4]*[.$H$2]/([.$H$3]+[.C264])" office:value-type="float" office:value="4.05281773044007" calcext:value-type="float">
            <text:p>4.0528177304</text:p>
          </table:table-cell>
          <table:table-cell table:style-name="ce11" table:formula="of:=1024*[.D264]/[.$H$7]" office:value-type="float" office:value="922.241190215697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5]-273" office:value-type="float" office:value="253" calcext:value-type="float">
            <text:p>253</text:p>
          </table:table-cell>
          <table:table-cell table:style-name="ce6" office:value-type="float" office:value="526" calcext:value-type="float">
            <text:p>526</text:p>
          </table:table-cell>
          <table:table-cell table:style-name="ce6" table:formula="of:=[.$H$3]*EXP([.$H$5]*((1/[.B265])-(1/[.$H$6])))" office:value-type="float" office:value="73.9851455277657" calcext:value-type="float">
            <text:p>73.9851455278</text:p>
          </table:table-cell>
          <table:table-cell table:style-name="ce8" table:formula="of:=[.$H$4]*[.$H$2]/([.$H$3]+[.C265])" office:value-type="float" office:value="4.05318067700608" calcext:value-type="float">
            <text:p>4.053180677</text:p>
          </table:table-cell>
          <table:table-cell table:style-name="ce11" table:formula="of:=1024*[.D265]/[.$H$7]" office:value-type="float" office:value="922.323780723161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6]-273" office:value-type="float" office:value="254" calcext:value-type="float">
            <text:p>254</text:p>
          </table:table-cell>
          <table:table-cell table:style-name="ce6" office:value-type="float" office:value="527" calcext:value-type="float">
            <text:p>527</text:p>
          </table:table-cell>
          <table:table-cell table:style-name="ce6" table:formula="of:=[.$H$3]*EXP([.$H$5]*((1/[.B266])-(1/[.$H$6])))" office:value-type="float" office:value="73.0885019796395" calcext:value-type="float">
            <text:p>73.0885019796</text:p>
          </table:table-cell>
          <table:table-cell table:style-name="ce8" table:formula="of:=[.$H$4]*[.$H$2]/([.$H$3]+[.C266])" office:value-type="float" office:value="4.05353791938166" calcext:value-type="float">
            <text:p>4.0535379194</text:p>
          </table:table-cell>
          <table:table-cell table:style-name="ce11" table:formula="of:=1024*[.D266]/[.$H$7]" office:value-type="float" office:value="922.405073210404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7]-273" office:value-type="float" office:value="255" calcext:value-type="float">
            <text:p>255</text:p>
          </table:table-cell>
          <table:table-cell table:style-name="ce6" office:value-type="float" office:value="528" calcext:value-type="float">
            <text:p>528</text:p>
          </table:table-cell>
          <table:table-cell table:style-name="ce6" table:formula="of:=[.$H$3]*EXP([.$H$5]*((1/[.B267])-(1/[.$H$6])))" office:value-type="float" office:value="72.2060599462286" calcext:value-type="float">
            <text:p>72.2060599462</text:p>
          </table:table-cell>
          <table:table-cell table:style-name="ce8" table:formula="of:=[.$H$4]*[.$H$2]/([.$H$3]+[.C267])" office:value-type="float" office:value="4.05388956505448" calcext:value-type="float">
            <text:p>4.0538895651</text:p>
          </table:table-cell>
          <table:table-cell table:style-name="ce11" table:formula="of:=1024*[.D267]/[.$H$7]" office:value-type="float" office:value="922.485092136842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8]-273" office:value-type="float" office:value="256" calcext:value-type="float">
            <text:p>256</text:p>
          </table:table-cell>
          <table:table-cell table:style-name="ce6" office:value-type="float" office:value="529" calcext:value-type="float">
            <text:p>529</text:p>
          </table:table-cell>
          <table:table-cell table:style-name="ce6" table:formula="of:=[.$H$3]*EXP([.$H$5]*((1/[.B268])-(1/[.$H$6])))" office:value-type="float" office:value="71.3375482548228" calcext:value-type="float">
            <text:p>71.3375482548</text:p>
          </table:table-cell>
          <table:table-cell table:style-name="ce8" table:formula="of:=[.$H$4]*[.$H$2]/([.$H$3]+[.C268])" office:value-type="float" office:value="4.05423571918281" calcext:value-type="float">
            <text:p>4.0542357192</text:p>
          </table:table-cell>
          <table:table-cell table:style-name="ce11" table:formula="of:=1024*[.D268]/[.$H$7]" office:value-type="float" office:value="922.563861431821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69]-273" office:value-type="float" office:value="257" calcext:value-type="float">
            <text:p>257</text:p>
          </table:table-cell>
          <table:table-cell table:style-name="ce6" office:value-type="float" office:value="530" calcext:value-type="float">
            <text:p>530</text:p>
          </table:table-cell>
          <table:table-cell table:style-name="ce6" table:formula="of:=[.$H$3]*EXP([.$H$5]*((1/[.B269])-(1/[.$H$6])))" office:value-type="float" office:value="70.4827017315152" calcext:value-type="float">
            <text:p>70.4827017315</text:p>
          </table:table-cell>
          <table:table-cell table:style-name="ce8" table:formula="of:=[.$H$4]*[.$H$2]/([.$H$3]+[.C269])" office:value-type="float" office:value="4.05457648465195" calcext:value-type="float">
            <text:p>4.0545764847</text:p>
          </table:table-cell>
          <table:table-cell table:style-name="ce11" table:formula="of:=1024*[.D269]/[.$H$7]" office:value-type="float" office:value="922.641404507465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0]-273" office:value-type="float" office:value="258" calcext:value-type="float">
            <text:p>258</text:p>
          </table:table-cell>
          <table:table-cell table:style-name="ce6" office:value-type="float" office:value="531" calcext:value-type="float">
            <text:p>531</text:p>
          </table:table-cell>
          <table:table-cell table:style-name="ce6" table:formula="of:=[.$H$3]*EXP([.$H$5]*((1/[.B270])-(1/[.$H$6])))" office:value-type="float" office:value="69.6412610512447" calcext:value-type="float">
            <text:p>69.6412610512</text:p>
          </table:table-cell>
          <table:table-cell table:style-name="ce8" table:formula="of:=[.$H$4]*[.$H$2]/([.$H$3]+[.C270])" office:value-type="float" office:value="4.05491196212926" calcext:value-type="float">
            <text:p>4.0549119621</text:p>
          </table:table-cell>
          <table:table-cell table:style-name="ce11" table:formula="of:=1024*[.D270]/[.$H$7]" office:value-type="float" office:value="922.717744271192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1]-273" office:value-type="float" office:value="259" calcext:value-type="float">
            <text:p>259</text:p>
          </table:table-cell>
          <table:table-cell table:style-name="ce6" office:value-type="float" office:value="532" calcext:value-type="float">
            <text:p>532</text:p>
          </table:table-cell>
          <table:table-cell table:style-name="ce6" table:formula="of:=[.$H$3]*EXP([.$H$5]*((1/[.B271])-(1/[.$H$6])))" office:value-type="float" office:value="68.8129725920029" calcext:value-type="float">
            <text:p>68.812972592</text:p>
          </table:table-cell>
          <table:table-cell table:style-name="ce8" table:formula="of:=[.$H$4]*[.$H$2]/([.$H$3]+[.C271])" office:value-type="float" office:value="4.0552422501177" calcext:value-type="float">
            <text:p>4.0552422501</text:p>
          </table:table-cell>
          <table:table-cell table:style-name="ce11" table:formula="of:=1024*[.D271]/[.$H$7]" office:value-type="float" office:value="922.792903137893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2]-273" office:value-type="float" office:value="260" calcext:value-type="float">
            <text:p>260</text:p>
          </table:table-cell>
          <table:table-cell table:style-name="ce6" office:value-type="float" office:value="533" calcext:value-type="float">
            <text:p>533</text:p>
          </table:table-cell>
          <table:table-cell table:style-name="ce6" table:formula="of:=[.$H$3]*EXP([.$H$5]*((1/[.B272])-(1/[.$H$6])))" office:value-type="float" office:value="67.9975882930758" calcext:value-type="float">
            <text:p>67.9975882931</text:p>
          </table:table-cell>
          <table:table-cell table:style-name="ce8" table:formula="of:=[.$H$4]*[.$H$2]/([.$H$3]+[.C272])" office:value-type="float" office:value="4.05556744500788" calcext:value-type="float">
            <text:p>4.055567445</text:p>
          </table:table-cell>
          <table:table-cell table:style-name="ce11" table:formula="of:=1024*[.D272]/[.$H$7]" office:value-type="float" office:value="922.866903041792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3]-273" office:value-type="float" office:value="261" calcext:value-type="float">
            <text:p>261</text:p>
          </table:table-cell>
          <table:table-cell table:style-name="ce6" office:value-type="float" office:value="534" calcext:value-type="float">
            <text:p>534</text:p>
          </table:table-cell>
          <table:table-cell table:style-name="ce6" table:formula="of:=[.$H$3]*EXP([.$H$5]*((1/[.B273])-(1/[.$H$6])))" office:value-type="float" office:value="67.1948655172016" calcext:value-type="float">
            <text:p>67.1948655172</text:p>
          </table:table-cell>
          <table:table-cell table:style-name="ce8" table:formula="of:=[.$H$4]*[.$H$2]/([.$H$3]+[.C273])" office:value-type="float" office:value="4.05588764112886" calcext:value-type="float">
            <text:p>4.0558876411</text:p>
          </table:table-cell>
          <table:table-cell table:style-name="ce11" table:formula="of:=1024*[.D273]/[.$H$7]" office:value-type="float" office:value="922.939765447989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4]-273" office:value-type="float" office:value="262" calcext:value-type="float">
            <text:p>262</text:p>
          </table:table-cell>
          <table:table-cell table:style-name="ce6" office:value-type="float" office:value="535" calcext:value-type="float">
            <text:p>535</text:p>
          </table:table-cell>
          <table:table-cell table:style-name="ce6" table:formula="of:=[.$H$3]*EXP([.$H$5]*((1/[.B274])-(1/[.$H$6])))" office:value-type="float" office:value="66.4045669165221" calcext:value-type="float">
            <text:p>66.4045669165</text:p>
          </table:table-cell>
          <table:table-cell table:style-name="ce8" table:formula="of:=[.$H$4]*[.$H$2]/([.$H$3]+[.C274])" office:value-type="float" office:value="4.05620293079751" calcext:value-type="float">
            <text:p>4.0562029308</text:p>
          </table:table-cell>
          <table:table-cell table:style-name="ce11" table:formula="of:=1024*[.D274]/[.$H$7]" office:value-type="float" office:value="923.0115113637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5]-273" office:value-type="float" office:value="263" calcext:value-type="float">
            <text:p>263</text:p>
          </table:table-cell>
          <table:table-cell table:style-name="ce6" office:value-type="float" office:value="536" calcext:value-type="float">
            <text:p>536</text:p>
          </table:table-cell>
          <table:table-cell table:style-name="ce6" table:formula="of:=[.$H$3]*EXP([.$H$5]*((1/[.B275])-(1/[.$H$6])))" office:value-type="float" office:value="65.6264603022158" calcext:value-type="float">
            <text:p>65.6264603022</text:p>
          </table:table-cell>
          <table:table-cell table:style-name="ce8" table:formula="of:=[.$H$4]*[.$H$2]/([.$H$3]+[.C275])" office:value-type="float" office:value="4.05651340436663" calcext:value-type="float">
            <text:p>4.0565134044</text:p>
          </table:table-cell>
          <table:table-cell table:style-name="ce11" table:formula="of:=1024*[.D275]/[.$H$7]" office:value-type="float" office:value="923.082161349206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6]-273" office:value-type="float" office:value="264" calcext:value-type="float">
            <text:p>264</text:p>
          </table:table-cell>
          <table:table-cell table:style-name="ce6" office:value-type="float" office:value="537" calcext:value-type="float">
            <text:p>537</text:p>
          </table:table-cell>
          <table:table-cell table:style-name="ce6" table:formula="of:=[.$H$3]*EXP([.$H$5]*((1/[.B276])-(1/[.$H$6])))" office:value-type="float" office:value="64.8603185177014" calcext:value-type="float">
            <text:p>64.8603185177</text:p>
          </table:table-cell>
          <table:table-cell table:style-name="ce8" table:formula="of:=[.$H$4]*[.$H$2]/([.$H$3]+[.C276])" office:value-type="float" office:value="4.05681915027175" calcext:value-type="float">
            <text:p>4.0568191503</text:p>
          </table:table-cell>
          <table:table-cell table:style-name="ce11" table:formula="of:=1024*[.D276]/[.$H$7]" office:value-type="float" office:value="923.151735528505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7]-273" office:value-type="float" office:value="265" calcext:value-type="float">
            <text:p>265</text:p>
          </table:table-cell>
          <table:table-cell table:style-name="ce6" office:value-type="float" office:value="538" calcext:value-type="float">
            <text:p>538</text:p>
          </table:table-cell>
          <table:table-cell table:style-name="ce6" table:formula="of:=[.$H$3]*EXP([.$H$5]*((1/[.B277])-(1/[.$H$6])))" office:value-type="float" office:value="64.1059193153029" calcext:value-type="float">
            <text:p>64.1059193153</text:p>
          </table:table-cell>
          <table:table-cell table:style-name="ce8" table:formula="of:=[.$H$4]*[.$H$2]/([.$H$3]+[.C277])" office:value-type="float" office:value="4.05712025507679" calcext:value-type="float">
            <text:p>4.0571202551</text:p>
          </table:table-cell>
          <table:table-cell table:style-name="ce11" table:formula="of:=1024*[.D277]/[.$H$7]" office:value-type="float" office:value="923.220253599696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8]-273" office:value-type="float" office:value="266" calcext:value-type="float">
            <text:p>266</text:p>
          </table:table-cell>
          <table:table-cell table:style-name="ce6" office:value-type="float" office:value="539" calcext:value-type="float">
            <text:p>539</text:p>
          </table:table-cell>
          <table:table-cell table:style-name="ce6" table:formula="of:=[.$H$3]*EXP([.$H$5]*((1/[.B278])-(1/[.$H$6])))" office:value-type="float" office:value="63.3630452362752" calcext:value-type="float">
            <text:p>63.3630452363</text:p>
          </table:table-cell>
          <table:table-cell table:style-name="ce8" table:formula="of:=[.$H$4]*[.$H$2]/([.$H$3]+[.C278])" office:value-type="float" office:value="4.05741680351844" calcext:value-type="float">
            <text:p>4.0574168035</text:p>
          </table:table-cell>
          <table:table-cell table:style-name="ce11" table:formula="of:=1024*[.D278]/[.$H$7]" office:value-type="float" office:value="923.287734845085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9]-273" office:value-type="float" office:value="267" calcext:value-type="float">
            <text:p>267</text:p>
          </table:table-cell>
          <table:table-cell table:style-name="ce6" office:value-type="float" office:value="540" calcext:value-type="float">
            <text:p>540</text:p>
          </table:table-cell>
          <table:table-cell table:style-name="ce6" table:formula="of:=[.$H$3]*EXP([.$H$5]*((1/[.B279])-(1/[.$H$6])))" office:value-type="float" office:value="62.6314834940867" calcext:value-type="float">
            <text:p>62.6314834941</text:p>
          </table:table-cell>
          <table:table-cell table:style-name="ce8" table:formula="of:=[.$H$4]*[.$H$2]/([.$H$3]+[.C279])" office:value-type="float" office:value="4.05770887854944" calcext:value-type="float">
            <text:p>4.0577088785</text:p>
          </table:table-cell>
          <table:table-cell table:style-name="ce11" table:formula="of:=1024*[.D279]/[.$H$7]" office:value-type="float" office:value="923.354198141028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80]-273" office:value-type="float" office:value="268" calcext:value-type="float">
            <text:p>268</text:p>
          </table:table-cell>
          <table:table-cell table:style-name="ce6" office:value-type="float" office:value="541" calcext:value-type="float">
            <text:p>541</text:p>
          </table:table-cell>
          <table:table-cell table:style-name="ce6" table:formula="of:=[.$H$3]*EXP([.$H$5]*((1/[.B280])-(1/[.$H$6])))" office:value-type="float" office:value="61.9110258608654" calcext:value-type="float">
            <text:p>61.9110258609</text:p>
          </table:table-cell>
          <table:table-cell table:style-name="ce8" table:formula="of:=[.$H$4]*[.$H$2]/([.$H$3]+[.C280])" office:value-type="float" office:value="4.0579965613807" calcext:value-type="float">
            <text:p>4.0579965614</text:p>
          </table:table-cell>
          <table:table-cell table:style-name="ce11" table:formula="of:=1024*[.D280]/[.$H$7]" office:value-type="float" office:value="923.419661967519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81]-273" office:value-type="float" office:value="269" calcext:value-type="float">
            <text:p>269</text:p>
          </table:table-cell>
          <table:table-cell table:style-name="ce6" office:value-type="float" office:value="542" calcext:value-type="float">
            <text:p>542</text:p>
          </table:table-cell>
          <table:table-cell table:style-name="ce6" table:formula="of:=[.$H$3]*EXP([.$H$5]*((1/[.B281])-(1/[.$H$6])))" office:value-type="float" office:value="61.2014685569109" calcext:value-type="float">
            <text:p>61.2014685569</text:p>
          </table:table-cell>
          <table:table-cell table:style-name="ce8" table:formula="of:=[.$H$4]*[.$H$2]/([.$H$3]+[.C281])" office:value-type="float" office:value="4.05827993152236" calcext:value-type="float">
            <text:p>4.0582799315</text:p>
          </table:table-cell>
          <table:table-cell table:style-name="ce11" table:formula="of:=1024*[.D281]/[.$H$7]" office:value-type="float" office:value="923.484144417532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82]-273" office:value-type="float" office:value="270" calcext:value-type="float">
            <text:p>270</text:p>
          </table:table-cell>
          <table:table-cell table:style-name="ce6" office:value-type="float" office:value="543" calcext:value-type="float">
            <text:p>543</text:p>
          </table:table-cell>
          <table:table-cell table:style-name="ce6" table:formula="of:=[.$H$3]*EXP([.$H$5]*((1/[.B282])-(1/[.$H$6])))" office:value-type="float" office:value="60.5026121431843" calcext:value-type="float">
            <text:p>60.5026121432</text:p>
          </table:table-cell>
          <table:table-cell table:style-name="ce8" table:formula="of:=[.$H$4]*[.$H$2]/([.$H$3]+[.C282])" office:value-type="float" office:value="4.05855906682374" calcext:value-type="float">
            <text:p>4.0585590668</text:p>
          </table:table-cell>
          <table:table-cell table:style-name="ce11" table:formula="of:=1024*[.D282]/[.$H$7]" office:value-type="float" office:value="923.547663206113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83]-273" office:value-type="float" office:value="271" calcext:value-type="float">
            <text:p>271</text:p>
          </table:table-cell>
          <table:table-cell table:style-name="ce6" office:value-type="float" office:value="544" calcext:value-type="float">
            <text:p>544</text:p>
          </table:table-cell>
          <table:table-cell table:style-name="ce6" table:formula="of:=[.$H$3]*EXP([.$H$5]*((1/[.B283])-(1/[.$H$6])))" office:value-type="float" office:value="59.814261416686" calcext:value-type="float">
            <text:p>59.8142614167</text:p>
          </table:table-cell>
          <table:table-cell table:style-name="ce8" table:formula="of:=[.$H$4]*[.$H$2]/([.$H$3]+[.C283])" office:value-type="float" office:value="4.05883404351232" calcext:value-type="float">
            <text:p>4.0588340435</text:p>
          </table:table-cell>
          <table:table-cell table:style-name="ce11" table:formula="of:=1024*[.D283]/[.$H$7]" office:value-type="float" office:value="923.610235679247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84]-273" office:value-type="float" office:value="272" calcext:value-type="float">
            <text:p>272</text:p>
          </table:table-cell>
          <table:table-cell table:style-name="ce6" office:value-type="float" office:value="545" calcext:value-type="float">
            <text:p>545</text:p>
          </table:table-cell>
          <table:table-cell table:style-name="ce6" table:formula="of:=[.$H$3]*EXP([.$H$5]*((1/[.B284])-(1/[.$H$6])))" office:value-type="float" office:value="59.1362253086379" calcext:value-type="float">
            <text:p>59.1362253086</text:p>
          </table:table-cell>
          <table:table-cell table:style-name="ce8" table:formula="of:=[.$H$4]*[.$H$2]/([.$H$3]+[.C284])" office:value-type="float" office:value="4.05910493623164" calcext:value-type="float">
            <text:p>4.0591049362</text:p>
          </table:table-cell>
          <table:table-cell table:style-name="ce11" table:formula="of:=1024*[.D284]/[.$H$7]" office:value-type="float" office:value="923.67187882249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85]-273" office:value-type="float" office:value="273" calcext:value-type="float">
            <text:p>273</text:p>
          </table:table-cell>
          <table:table-cell table:style-name="ce6" office:value-type="float" office:value="546" calcext:value-type="float">
            <text:p>546</text:p>
          </table:table-cell>
          <table:table-cell table:style-name="ce6" table:formula="of:=[.$H$3]*EXP([.$H$5]*((1/[.B285])-(1/[.$H$6])))" office:value-type="float" office:value="58.4683167853856" calcext:value-type="float">
            <text:p>58.4683167854</text:p>
          </table:table-cell>
          <table:table-cell table:style-name="ce8" table:formula="of:=[.$H$4]*[.$H$2]/([.$H$3]+[.C285])" office:value-type="float" office:value="4.05937181807831" calcext:value-type="float">
            <text:p>4.0593718181</text:p>
          </table:table-cell>
          <table:table-cell table:style-name="ce11" table:formula="of:=1024*[.D285]/[.$H$7]" office:value-type="float" office:value="923.732609269375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86]-273" office:value-type="float" office:value="274" calcext:value-type="float">
            <text:p>274</text:p>
          </table:table-cell>
          <table:table-cell table:style-name="ce6" office:value-type="float" office:value="547" calcext:value-type="float">
            <text:p>547</text:p>
          </table:table-cell>
          <table:table-cell table:style-name="ce6" table:formula="of:=[.$H$3]*EXP([.$H$5]*((1/[.B286])-(1/[.$H$6])))" office:value-type="float" office:value="57.8103527519431" calcext:value-type="float">
            <text:p>57.8103527519</text:p>
          </table:table-cell>
          <table:table-cell table:style-name="ce8" table:formula="of:=[.$H$4]*[.$H$2]/([.$H$3]+[.C286])" office:value-type="float" office:value="4.05963476063797" calcext:value-type="float">
            <text:p>4.0596347606</text:p>
          </table:table-cell>
          <table:table-cell table:style-name="ce11" table:formula="of:=1024*[.D286]/[.$H$7]" office:value-type="float" office:value="923.792443309617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87]-273" office:value-type="float" office:value="275" calcext:value-type="float">
            <text:p>275</text:p>
          </table:table-cell>
          <table:table-cell table:style-name="ce6" office:value-type="float" office:value="548" calcext:value-type="float">
            <text:p>548</text:p>
          </table:table-cell>
          <table:table-cell table:style-name="ce6" table:formula="of:=[.$H$3]*EXP([.$H$5]*((1/[.B287])-(1/[.$H$6])))" office:value-type="float" office:value="57.1621539581005" calcext:value-type="float">
            <text:p>57.1621539581</text:p>
          </table:table-cell>
          <table:table-cell table:style-name="ce8" table:formula="of:=[.$H$4]*[.$H$2]/([.$H$3]+[.C287])" office:value-type="float" office:value="4.05989383402041" calcext:value-type="float">
            <text:p>4.059893834</text:p>
          </table:table-cell>
          <table:table-cell table:style-name="ce11" table:formula="of:=1024*[.D287]/[.$H$7]" office:value-type="float" office:value="923.85139689709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88]-273" office:value-type="float" office:value="276" calcext:value-type="float">
            <text:p>276</text:p>
          </table:table-cell>
          <table:table-cell table:style-name="ce6" office:value-type="float" office:value="549" calcext:value-type="float">
            <text:p>549</text:p>
          </table:table-cell>
          <table:table-cell table:style-name="ce6" table:formula="of:=[.$H$3]*EXP([.$H$5]*((1/[.B288])-(1/[.$H$6])))" office:value-type="float" office:value="56.5235449070217" calcext:value-type="float">
            <text:p>56.523544907</text:p>
          </table:table-cell>
          <table:table-cell table:style-name="ce8" table:formula="of:=[.$H$4]*[.$H$2]/([.$H$3]+[.C288])" office:value-type="float" office:value="4.06014910689379" calcext:value-type="float">
            <text:p>4.0601491069</text:p>
          </table:table-cell>
          <table:table-cell table:style-name="ce11" table:formula="of:=1024*[.D288]/[.$H$7]" office:value-type="float" office:value="923.909485657609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89]-273" office:value-type="float" office:value="277" calcext:value-type="float">
            <text:p>277</text:p>
          </table:table-cell>
          <table:table-cell table:style-name="ce6" office:value-type="float" office:value="550" calcext:value-type="float">
            <text:p>550</text:p>
          </table:table-cell>
          <table:table-cell table:style-name="ce6" table:formula="of:=[.$H$3]*EXP([.$H$5]*((1/[.B289])-(1/[.$H$6])))" office:value-type="float" office:value="55.8943537662579" calcext:value-type="float">
            <text:p>55.8943537663</text:p>
          </table:table-cell>
          <table:table-cell table:style-name="ce8" table:formula="of:=[.$H$4]*[.$H$2]/([.$H$3]+[.C289])" office:value-type="float" office:value="4.0604006465179" calcext:value-type="float">
            <text:p>4.0604006465</text:p>
          </table:table-cell>
          <table:table-cell table:style-name="ce11" table:formula="of:=1024*[.D289]/[.$H$7]" office:value-type="float" office:value="923.966724896517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0]-273" office:value-type="float" office:value="278" calcext:value-type="float">
            <text:p>278</text:p>
          </table:table-cell>
          <table:table-cell table:style-name="ce6" office:value-type="float" office:value="551" calcext:value-type="float">
            <text:p>551</text:p>
          </table:table-cell>
          <table:table-cell table:style-name="ce6" table:formula="of:=[.$H$3]*EXP([.$H$5]*((1/[.B290])-(1/[.$H$6])))" office:value-type="float" office:value="55.2744122811092" calcext:value-type="float">
            <text:p>55.2744122811</text:p>
          </table:table-cell>
          <table:table-cell table:style-name="ce8" table:formula="of:=[.$H$4]*[.$H$2]/([.$H$3]+[.C290])" office:value-type="float" office:value="4.06064851877668" calcext:value-type="float">
            <text:p>4.0606485188</text:p>
          </table:table-cell>
          <table:table-cell table:style-name="ce11" table:formula="of:=1024*[.D290]/[.$H$7]" office:value-type="float" office:value="924.023129606071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1]-273" office:value-type="float" office:value="279" calcext:value-type="float">
            <text:p>279</text:p>
          </table:table-cell>
          <table:table-cell table:style-name="ce6" office:value-type="float" office:value="552" calcext:value-type="float">
            <text:p>552</text:p>
          </table:table-cell>
          <table:table-cell table:style-name="ce6" table:formula="of:=[.$H$3]*EXP([.$H$5]*((1/[.B291])-(1/[.$H$6])))" office:value-type="float" office:value="54.6635556902633" calcext:value-type="float">
            <text:p>54.6635556903</text:p>
          </table:table-cell>
          <table:table-cell table:style-name="ce8" table:formula="of:=[.$H$4]*[.$H$2]/([.$H$3]+[.C291])" office:value-type="float" office:value="4.06089278820985" calcext:value-type="float">
            <text:p>4.0608927882</text:p>
          </table:table-cell>
          <table:table-cell table:style-name="ce11" table:formula="of:=1024*[.D291]/[.$H$7]" office:value-type="float" office:value="924.078714472642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2]-273" office:value-type="float" office:value="280" calcext:value-type="float">
            <text:p>280</text:p>
          </table:table-cell>
          <table:table-cell table:style-name="ce6" office:value-type="float" office:value="553" calcext:value-type="float">
            <text:p>553</text:p>
          </table:table-cell>
          <table:table-cell table:style-name="ce6" table:formula="of:=[.$H$3]*EXP([.$H$5]*((1/[.B292])-(1/[.$H$6])))" office:value-type="float" office:value="54.0616226436482" calcext:value-type="float">
            <text:p>54.0616226436</text:p>
          </table:table-cell>
          <table:table-cell table:style-name="ce8" table:formula="of:=[.$H$4]*[.$H$2]/([.$H$3]+[.C292])" office:value-type="float" office:value="4.06113351804377" calcext:value-type="float">
            <text:p>4.061133518</text:p>
          </table:table-cell>
          <table:table-cell table:style-name="ce11" table:formula="of:=1024*[.D292]/[.$H$7]" office:value-type="float" office:value="924.133493883737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3]-273" office:value-type="float" office:value="281" calcext:value-type="float">
            <text:p>281</text:p>
          </table:table-cell>
          <table:table-cell table:style-name="ce6" office:value-type="float" office:value="554" calcext:value-type="float">
            <text:p>554</text:p>
          </table:table-cell>
          <table:table-cell table:style-name="ce6" table:formula="of:=[.$H$3]*EXP([.$H$5]*((1/[.B293])-(1/[.$H$6])))" office:value-type="float" office:value="53.4684551224336" calcext:value-type="float">
            <text:p>53.4684551224</text:p>
          </table:table-cell>
          <table:table-cell table:style-name="ce8" table:formula="of:=[.$H$4]*[.$H$2]/([.$H$3]+[.C293])" office:value-type="float" office:value="4.06137077022147" calcext:value-type="float">
            <text:p>4.0613707702</text:p>
          </table:table-cell>
          <table:table-cell table:style-name="ce11" table:formula="of:=1024*[.D293]/[.$H$7]" office:value-type="float" office:value="924.187481934841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4]-273" office:value-type="float" office:value="282" calcext:value-type="float">
            <text:p>282</text:p>
          </table:table-cell>
          <table:table-cell table:style-name="ce6" office:value-type="float" office:value="555" calcext:value-type="float">
            <text:p>555</text:p>
          </table:table-cell>
          <table:table-cell table:style-name="ce6" table:formula="of:=[.$H$3]*EXP([.$H$5]*((1/[.B294])-(1/[.$H$6])))" office:value-type="float" office:value="52.8838983611196" calcext:value-type="float">
            <text:p>52.8838983611</text:p>
          </table:table-cell>
          <table:table-cell table:style-name="ce8" table:formula="of:=[.$H$4]*[.$H$2]/([.$H$3]+[.C294])" office:value-type="float" office:value="4.06160460543201" calcext:value-type="float">
            <text:p>4.0616046054</text:p>
          </table:table-cell>
          <table:table-cell table:style-name="ce11" table:formula="of:=1024*[.D294]/[.$H$7]" office:value-type="float" office:value="924.240692436083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5]-273" office:value-type="float" office:value="283" calcext:value-type="float">
            <text:p>283</text:p>
          </table:table-cell>
          <table:table-cell table:style-name="ce6" office:value-type="float" office:value="556" calcext:value-type="float">
            <text:p>556</text:p>
          </table:table-cell>
          <table:table-cell table:style-name="ce6" table:formula="of:=[.$H$3]*EXP([.$H$5]*((1/[.B295])-(1/[.$H$6])))" office:value-type="float" office:value="52.3078007716539" calcext:value-type="float">
            <text:p>52.3078007717</text:p>
          </table:table-cell>
          <table:table-cell table:style-name="ce8" table:formula="of:=[.$H$4]*[.$H$2]/([.$H$3]+[.C295])" office:value-type="float" office:value="4.061835083139" calcext:value-type="float">
            <text:p>4.0618350831</text:p>
          </table:table-cell>
          <table:table-cell table:style-name="ce11" table:formula="of:=1024*[.D295]/[.$H$7]" office:value-type="float" office:value="924.29313891874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6]-273" office:value-type="float" office:value="284" calcext:value-type="float">
            <text:p>284</text:p>
          </table:table-cell>
          <table:table-cell table:style-name="ce6" office:value-type="float" office:value="557" calcext:value-type="float">
            <text:p>557</text:p>
          </table:table-cell>
          <table:table-cell table:style-name="ce6" table:formula="of:=[.$H$3]*EXP([.$H$5]*((1/[.B296])-(1/[.$H$6])))" office:value-type="float" office:value="51.7400138695172" calcext:value-type="float">
            <text:p>51.7400138695</text:p>
          </table:table-cell>
          <table:table-cell table:style-name="ce8" table:formula="of:=[.$H$4]*[.$H$2]/([.$H$3]+[.C296])" office:value-type="float" office:value="4.06206226160847" calcext:value-type="float">
            <text:p>4.0620622616</text:p>
          </table:table-cell>
          <table:table-cell table:style-name="ce11" table:formula="of:=1024*[.D296]/[.$H$7]" office:value-type="float" office:value="924.344834641572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7]-273" office:value-type="float" office:value="285" calcext:value-type="float">
            <text:p>285</text:p>
          </table:table-cell>
          <table:table-cell table:style-name="ce6" office:value-type="float" office:value="558" calcext:value-type="float">
            <text:p>558</text:p>
          </table:table-cell>
          <table:table-cell table:style-name="ce6" table:formula="of:=[.$H$3]*EXP([.$H$5]*((1/[.B297])-(1/[.$H$6])))" office:value-type="float" office:value="51.1803922017231" calcext:value-type="float">
            <text:p>51.1803922017</text:p>
          </table:table-cell>
          <table:table-cell table:style-name="ce8" table:formula="of:=[.$H$4]*[.$H$2]/([.$H$3]+[.C297])" office:value-type="float" office:value="4.06228619793604" calcext:value-type="float">
            <text:p>4.0622861979</text:p>
          </table:table-cell>
          <table:table-cell table:style-name="ce11" table:formula="of:=1024*[.D297]/[.$H$7]" office:value-type="float" office:value="924.395792597001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8]-273" office:value-type="float" office:value="286" calcext:value-type="float">
            <text:p>286</text:p>
          </table:table-cell>
          <table:table-cell table:style-name="ce6" office:value-type="float" office:value="559" calcext:value-type="float">
            <text:p>559</text:p>
          </table:table-cell>
          <table:table-cell table:style-name="ce6" table:formula="of:=[.$H$3]*EXP([.$H$5]*((1/[.B298])-(1/[.$H$6])))" office:value-type="float" office:value="50.6287932766775" calcext:value-type="float">
            <text:p>50.6287932767</text:p>
          </table:table-cell>
          <table:table-cell table:style-name="ce8" table:formula="of:=[.$H$4]*[.$H$2]/([.$H$3]+[.C298])" office:value-type="float" office:value="4.06250694807336" calcext:value-type="float">
            <text:p>4.0625069481</text:p>
          </table:table-cell>
          <table:table-cell table:style-name="ce11" table:formula="of:=1024*[.D298]/[.$H$7]" office:value-type="float" office:value="924.446025517138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9]-273" office:value-type="float" office:value="287" calcext:value-type="float">
            <text:p>287</text:p>
          </table:table-cell>
          <table:table-cell table:style-name="ce6" office:value-type="float" office:value="560" calcext:value-type="float">
            <text:p>560</text:p>
          </table:table-cell>
          <table:table-cell table:style-name="ce6" table:formula="of:=[.$H$3]*EXP([.$H$5]*((1/[.B299])-(1/[.$H$6])))" office:value-type="float" office:value="50.0850774958431" calcext:value-type="float">
            <text:p>50.0850774958</text:p>
          </table:table-cell>
          <table:table-cell table:style-name="ce8" table:formula="of:=[.$H$4]*[.$H$2]/([.$H$3]+[.C299])" office:value-type="float" office:value="4.06272456685395" calcext:value-type="float">
            <text:p>4.0627245669</text:p>
          </table:table-cell>
          <table:table-cell table:style-name="ce11" table:formula="of:=1024*[.D299]/[.$H$7]" office:value-type="float" office:value="924.495545879653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300]-273" office:value-type="float" office:value="288" calcext:value-type="float">
            <text:p>288</text:p>
          </table:table-cell>
          <table:table-cell table:style-name="ce6" office:value-type="float" office:value="561" calcext:value-type="float">
            <text:p>561</text:p>
          </table:table-cell>
          <table:table-cell table:style-name="ce6" table:formula="of:=[.$H$3]*EXP([.$H$5]*((1/[.B300])-(1/[.$H$6])))" office:value-type="float" office:value="49.5491080871602" calcext:value-type="float">
            <text:p>49.5491080872</text:p>
          </table:table-cell>
          <table:table-cell table:style-name="ce8" table:formula="of:=[.$H$4]*[.$H$2]/([.$H$3]+[.C300])" office:value-type="float" office:value="4.06293910801834" calcext:value-type="float">
            <text:p>4.062939108</text:p>
          </table:table-cell>
          <table:table-cell table:style-name="ce11" table:formula="of:=1024*[.D300]/[.$H$7]" office:value-type="float" office:value="924.544365913507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1]-273" office:value-type="float" office:value="289" calcext:value-type="float">
            <text:p>289</text:p>
          </table:table-cell>
          <table:table-cell table:style-name="ce6" office:value-type="float" office:value="562" calcext:value-type="float">
            <text:p>562</text:p>
          </table:table-cell>
          <table:table-cell table:style-name="ce6" table:formula="of:=[.$H$3]*EXP([.$H$5]*((1/[.B301])-(1/[.$H$6])))" office:value-type="float" office:value="49.020751040173" calcext:value-type="float">
            <text:p>49.0207510402</text:p>
          </table:table-cell>
          <table:table-cell table:style-name="ce8" table:formula="of:=[.$H$4]*[.$H$2]/([.$H$3]+[.C301])" office:value-type="float" office:value="4.06315062423866" calcext:value-type="float">
            <text:p>4.0631506242</text:p>
          </table:table-cell>
          <table:table-cell table:style-name="ce11" table:formula="of:=1024*[.D301]/[.$H$7]" office:value-type="float" office:value="924.592497604531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2]-273" office:value-type="float" office:value="290" calcext:value-type="float">
            <text:p>290</text:p>
          </table:table-cell>
          <table:table-cell table:style-name="ce6" office:value-type="float" office:value="563" calcext:value-type="float">
            <text:p>563</text:p>
          </table:table-cell>
          <table:table-cell table:style-name="ce6" table:formula="of:=[.$H$3]*EXP([.$H$5]*((1/[.B302])-(1/[.$H$6])))" office:value-type="float" office:value="48.4998750428134" calcext:value-type="float">
            <text:p>48.4998750428</text:p>
          </table:table-cell>
          <table:table-cell table:style-name="ce8" table:formula="of:=[.$H$4]*[.$H$2]/([.$H$3]+[.C302])" office:value-type="float" office:value="4.06335916714253" calcext:value-type="float">
            <text:p>4.0633591671</text:p>
          </table:table-cell>
          <table:table-cell table:style-name="ce11" table:formula="of:=1024*[.D302]/[.$H$7]" office:value-type="float" office:value="924.639952700877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3]-273" office:value-type="float" office:value="291" calcext:value-type="float">
            <text:p>291</text:p>
          </table:table-cell>
          <table:table-cell table:style-name="ce6" office:value-type="float" office:value="564" calcext:value-type="float">
            <text:p>564</text:p>
          </table:table-cell>
          <table:table-cell table:style-name="ce6" table:formula="of:=[.$H$3]*EXP([.$H$5]*((1/[.B303])-(1/[.$H$6])))" office:value-type="float" office:value="47.9863514197965" calcext:value-type="float">
            <text:p>47.9863514198</text:p>
          </table:table-cell>
          <table:table-cell table:style-name="ce8" table:formula="of:=[.$H$4]*[.$H$2]/([.$H$3]+[.C303])" office:value-type="float" office:value="4.06356478733641" calcext:value-type="float">
            <text:p>4.0635647873</text:p>
          </table:table-cell>
          <table:table-cell table:style-name="ce11" table:formula="of:=1024*[.D303]/[.$H$7]" office:value-type="float" office:value="924.68674271833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4]-273" office:value-type="float" office:value="292" calcext:value-type="float">
            <text:p>292</text:p>
          </table:table-cell>
          <table:table-cell table:style-name="ce6" office:value-type="float" office:value="565" calcext:value-type="float">
            <text:p>565</text:p>
          </table:table-cell>
          <table:table-cell table:style-name="ce6" table:formula="of:=[.$H$3]*EXP([.$H$5]*((1/[.B304])-(1/[.$H$6])))" office:value-type="float" office:value="47.4800540725816" calcext:value-type="float">
            <text:p>47.4800540726</text:p>
          </table:table-cell>
          <table:table-cell table:style-name="ce8" table:formula="of:=[.$H$4]*[.$H$2]/([.$H$3]+[.C304])" office:value-type="float" office:value="4.06376753442841" calcext:value-type="float">
            <text:p>4.0637675344</text:p>
          </table:table-cell>
          <table:table-cell table:style-name="ce11" table:formula="of:=1024*[.D304]/[.$H$7]" office:value-type="float" office:value="924.732878945487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5]-273" office:value-type="float" office:value="293" calcext:value-type="float">
            <text:p>293</text:p>
          </table:table-cell>
          <table:table-cell table:style-name="ce6" office:value-type="float" office:value="566" calcext:value-type="float">
            <text:p>566</text:p>
          </table:table-cell>
          <table:table-cell table:style-name="ce6" table:formula="of:=[.$H$3]*EXP([.$H$5]*((1/[.B305])-(1/[.$H$6])))" office:value-type="float" office:value="46.980859420856" calcext:value-type="float">
            <text:p>46.9808594209</text:p>
          </table:table-cell>
          <table:table-cell table:style-name="ce8" table:formula="of:=[.$H$4]*[.$H$2]/([.$H$3]+[.C305])" office:value-type="float" office:value="4.06396745705043" calcext:value-type="float">
            <text:p>4.0639674571</text:p>
          </table:table-cell>
          <table:table-cell table:style-name="ce11" table:formula="of:=1024*[.D305]/[.$H$7]" office:value-type="float" office:value="924.77837244881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6]-273" office:value-type="float" office:value="294" calcext:value-type="float">
            <text:p>294</text:p>
          </table:table-cell>
          <table:table-cell table:style-name="ce6" office:value-type="float" office:value="567" calcext:value-type="float">
            <text:p>567</text:p>
          </table:table-cell>
          <table:table-cell table:style-name="ce6" table:formula="of:=[.$H$3]*EXP([.$H$5]*((1/[.B306])-(1/[.$H$6])))" office:value-type="float" office:value="46.4886463454987" calcext:value-type="float">
            <text:p>46.4886463455</text:p>
          </table:table-cell>
          <table:table-cell table:style-name="ce8" table:formula="of:=[.$H$4]*[.$H$2]/([.$H$3]+[.C306])" office:value-type="float" office:value="4.06416460287988" calcext:value-type="float">
            <text:p>4.0641646029</text:p>
          </table:table-cell>
          <table:table-cell table:style-name="ce11" table:formula="of:=1024*[.D306]/[.$H$7]" office:value-type="float" office:value="924.823234077556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7]-273" office:value-type="float" office:value="295" calcext:value-type="float">
            <text:p>295</text:p>
          </table:table-cell>
          <table:table-cell table:style-name="ce6" office:value-type="float" office:value="568" calcext:value-type="float">
            <text:p>568</text:p>
          </table:table-cell>
          <table:table-cell table:style-name="ce6" table:formula="of:=[.$H$3]*EXP([.$H$5]*((1/[.B307])-(1/[.$H$6])))" office:value-type="float" office:value="46.0032961329826" calcext:value-type="float">
            <text:p>46.003296133</text:p>
          </table:table-cell>
          <table:table-cell table:style-name="ce8" table:formula="of:=[.$H$4]*[.$H$2]/([.$H$3]+[.C307])" office:value-type="float" office:value="4.06435901866077" calcext:value-type="float">
            <text:p>4.0643590187</text:p>
          </table:table-cell>
          <table:table-cell table:style-name="ce11" table:formula="of:=1024*[.D307]/[.$H$7]" office:value-type="float" office:value="924.867474468585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8]-273" office:value-type="float" office:value="296" calcext:value-type="float">
            <text:p>296</text:p>
          </table:table-cell>
          <table:table-cell table:style-name="ce6" office:value-type="float" office:value="569" calcext:value-type="float">
            <text:p>569</text:p>
          </table:table-cell>
          <table:table-cell table:style-name="ce6" table:formula="of:=[.$H$3]*EXP([.$H$5]*((1/[.B308])-(1/[.$H$6])))" office:value-type="float" office:value="45.5246924211757" calcext:value-type="float">
            <text:p>45.5246924212</text:p>
          </table:table-cell>
          <table:table-cell table:style-name="ce8" table:formula="of:=[.$H$4]*[.$H$2]/([.$H$3]+[.C308])" office:value-type="float" office:value="4.06455075022434" calcext:value-type="float">
            <text:p>4.0645507502</text:p>
          </table:table-cell>
          <table:table-cell table:style-name="ce11" table:formula="of:=1024*[.D308]/[.$H$7]" office:value-type="float" office:value="924.911104051049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9]-273" office:value-type="float" office:value="297" calcext:value-type="float">
            <text:p>297</text:p>
          </table:table-cell>
          <table:table-cell table:style-name="ce6" office:value-type="float" office:value="570" calcext:value-type="float">
            <text:p>570</text:p>
          </table:table-cell>
          <table:table-cell table:style-name="ce6" table:formula="of:=[.$H$3]*EXP([.$H$5]*((1/[.B309])-(1/[.$H$6])))" office:value-type="float" office:value="45.052721146503" calcext:value-type="float">
            <text:p>45.0527211465</text:p>
          </table:table-cell>
          <table:table-cell table:style-name="ce8" table:formula="of:=[.$H$4]*[.$H$2]/([.$H$3]+[.C309])" office:value-type="float" office:value="4.06473984250914" calcext:value-type="float">
            <text:p>4.0647398425</text:p>
          </table:table-cell>
          <table:table-cell table:style-name="ce11" table:formula="of:=1024*[.D309]/[.$H$7]" office:value-type="float" office:value="924.95413305097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0]-273" office:value-type="float" office:value="298" calcext:value-type="float">
            <text:p>298</text:p>
          </table:table-cell>
          <table:table-cell table:style-name="ce6" office:value-type="float" office:value="571" calcext:value-type="float">
            <text:p>571</text:p>
          </table:table-cell>
          <table:table-cell table:style-name="ce6" table:formula="of:=[.$H$3]*EXP([.$H$5]*((1/[.B310])-(1/[.$H$6])))" office:value-type="float" office:value="44.5872704924303" calcext:value-type="float">
            <text:p>44.5872704924</text:p>
          </table:table-cell>
          <table:table-cell table:style-name="ce8" table:formula="of:=[.$H$4]*[.$H$2]/([.$H$3]+[.C310])" office:value-type="float" office:value="4.06492633958072" calcext:value-type="float">
            <text:p>4.0649263396</text:p>
          </table:table-cell>
          <table:table-cell table:style-name="ce11" table:formula="of:=1024*[.D310]/[.$H$7]" office:value-type="float" office:value="924.996571495703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1]-273" office:value-type="float" office:value="299" calcext:value-type="float">
            <text:p>299</text:p>
          </table:table-cell>
          <table:table-cell table:style-name="ce6" office:value-type="float" office:value="572" calcext:value-type="float">
            <text:p>572</text:p>
          </table:table-cell>
          <table:table-cell table:style-name="ce6" table:formula="of:=[.$H$3]*EXP([.$H$5]*((1/[.B311])-(1/[.$H$6])))" office:value-type="float" office:value="44.1282308392349" calcext:value-type="float">
            <text:p>44.1282308392</text:p>
          </table:table-cell>
          <table:table-cell table:style-name="ce8" table:formula="of:=[.$H$4]*[.$H$2]/([.$H$3]+[.C311])" office:value-type="float" office:value="4.06511028465069" calcext:value-type="float">
            <text:p>4.0651102847</text:p>
          </table:table-cell>
          <table:table-cell table:style-name="ce11" table:formula="of:=1024*[.D311]/[.$H$7]" office:value-type="float" office:value="925.038429218291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2]-273" office:value-type="float" office:value="300" calcext:value-type="float">
            <text:p>300</text:p>
          </table:table-cell>
          <table:table-cell table:style-name="ce6" office:value-type="float" office:value="573" calcext:value-type="float">
            <text:p>573</text:p>
          </table:table-cell>
          <table:table-cell table:style-name="ce6" table:formula="of:=[.$H$3]*EXP([.$H$5]*((1/[.B312])-(1/[.$H$6])))" office:value-type="float" office:value="43.6754947150275" calcext:value-type="float">
            <text:p>43.675494715</text:p>
          </table:table-cell>
          <table:table-cell table:style-name="ce8" table:formula="of:=[.$H$4]*[.$H$2]/([.$H$3]+[.C312])" office:value-type="float" office:value="4.06529172009544" calcext:value-type="float">
            <text:p>4.0652917201</text:p>
          </table:table-cell>
          <table:table-cell table:style-name="ce11" table:formula="of:=1024*[.D312]/[.$H$7]" office:value-type="float" office:value="925.079715861718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3]-273" office:value-type="float" office:value="301" calcext:value-type="float">
            <text:p>301</text:p>
          </table:table-cell>
          <table:table-cell table:style-name="ce6" office:value-type="float" office:value="574" calcext:value-type="float">
            <text:p>574</text:p>
          </table:table-cell>
          <table:table-cell table:style-name="ce6" table:formula="of:=[.$H$3]*EXP([.$H$5]*((1/[.B313])-(1/[.$H$6])))" office:value-type="float" office:value="43.2289567479897" calcext:value-type="float">
            <text:p>43.228956748</text:p>
          </table:table-cell>
          <table:table-cell table:style-name="ce8" table:formula="of:=[.$H$4]*[.$H$2]/([.$H$3]+[.C313])" office:value-type="float" office:value="4.06547068747435" calcext:value-type="float">
            <text:p>4.0654706875</text:p>
          </table:table-cell>
          <table:table-cell table:style-name="ce11" table:formula="of:=1024*[.D313]/[.$H$7]" office:value-type="float" office:value="925.120440883052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4]-273" office:value-type="float" office:value="302" calcext:value-type="float">
            <text:p>302</text:p>
          </table:table-cell>
          <table:table-cell table:style-name="ce6" office:value-type="float" office:value="575" calcext:value-type="float">
            <text:p>575</text:p>
          </table:table-cell>
          <table:table-cell table:style-name="ce6" table:formula="of:=[.$H$3]*EXP([.$H$5]*((1/[.B314])-(1/[.$H$6])))" office:value-type="float" office:value="42.7885136197967" calcext:value-type="float">
            <text:p>42.7885136198</text:p>
          </table:table-cell>
          <table:table-cell table:style-name="ce8" table:formula="of:=[.$H$4]*[.$H$2]/([.$H$3]+[.C314])" office:value-type="float" office:value="4.0656472275476" calcext:value-type="float">
            <text:p>4.0656472275</text:p>
          </table:table-cell>
          <table:table-cell table:style-name="ce11" table:formula="of:=1024*[.D314]/[.$H$7]" office:value-type="float" office:value="925.160613557499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5]-273" office:value-type="float" office:value="303" calcext:value-type="float">
            <text:p>303</text:p>
          </table:table-cell>
          <table:table-cell table:style-name="ce6" office:value-type="float" office:value="576" calcext:value-type="float">
            <text:p>576</text:p>
          </table:table-cell>
          <table:table-cell table:style-name="ce6" table:formula="of:=[.$H$3]*EXP([.$H$5]*((1/[.B315])-(1/[.$H$6])))" office:value-type="float" office:value="42.3540640201899" calcext:value-type="float">
            <text:p>42.3540640202</text:p>
          </table:table-cell>
          <table:table-cell table:style-name="ce8" table:formula="of:=[.$H$4]*[.$H$2]/([.$H$3]+[.C315])" office:value-type="float" office:value="4.0658213802935" calcext:value-type="float">
            <text:p>4.0658213803</text:p>
          </table:table-cell>
          <table:table-cell table:style-name="ce11" table:formula="of:=1024*[.D315]/[.$H$7]" office:value-type="float" office:value="925.200242982344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6]-273" office:value-type="float" office:value="304" calcext:value-type="float">
            <text:p>304</text:p>
          </table:table-cell>
          <table:table-cell table:style-name="ce6" office:value-type="float" office:value="577" calcext:value-type="float">
            <text:p>577</text:p>
          </table:table-cell>
          <table:table-cell table:style-name="ce6" table:formula="of:=[.$H$3]*EXP([.$H$5]*((1/[.B316])-(1/[.$H$6])))" office:value-type="float" office:value="41.9255086026701" calcext:value-type="float">
            <text:p>41.9255086027</text:p>
          </table:table-cell>
          <table:table-cell table:style-name="ce8" table:formula="of:=[.$H$4]*[.$H$2]/([.$H$3]+[.C316])" office:value-type="float" office:value="4.06599318492545" calcext:value-type="float">
            <text:p>4.0659931849</text:p>
          </table:table-cell>
          <table:table-cell table:style-name="ce11" table:formula="of:=1024*[.D316]/[.$H$7]" office:value-type="float" office:value="925.239338080813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7]-273" office:value-type="float" office:value="305" calcext:value-type="float">
            <text:p>305</text:p>
          </table:table-cell>
          <table:table-cell table:style-name="ce6" office:value-type="float" office:value="578" calcext:value-type="float">
            <text:p>578</text:p>
          </table:table-cell>
          <table:table-cell table:style-name="ce6" table:formula="of:=[.$H$3]*EXP([.$H$5]*((1/[.B317])-(1/[.$H$6])))" office:value-type="float" office:value="41.5027499412803" calcext:value-type="float">
            <text:p>41.5027499413</text:p>
          </table:table-cell>
          <table:table-cell table:style-name="ce8" table:formula="of:=[.$H$4]*[.$H$2]/([.$H$3]+[.C317])" office:value-type="float" office:value="4.06616267990844" calcext:value-type="float">
            <text:p>4.0661626799</text:p>
          </table:table-cell>
          <table:table-cell table:style-name="ce11" table:formula="of:=1024*[.D317]/[.$H$7]" office:value-type="float" office:value="925.277907605831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8]-273" office:value-type="float" office:value="306" calcext:value-type="float">
            <text:p>306</text:p>
          </table:table-cell>
          <table:table-cell table:style-name="ce6" office:value-type="float" office:value="579" calcext:value-type="float">
            <text:p>579</text:p>
          </table:table-cell>
          <table:table-cell table:style-name="ce6" table:formula="of:=[.$H$3]*EXP([.$H$5]*((1/[.B318])-(1/[.$H$6])))" office:value-type="float" office:value="41.0856924884486" calcext:value-type="float">
            <text:p>41.0856924884</text:p>
          </table:table-cell>
          <table:table-cell table:style-name="ce8" table:formula="of:=[.$H$4]*[.$H$2]/([.$H$3]+[.C318])" office:value-type="float" office:value="4.06632990297523" calcext:value-type="float">
            <text:p>4.066329903</text:p>
          </table:table-cell>
          <table:table-cell table:style-name="ce11" table:formula="of:=1024*[.D318]/[.$H$7]" office:value-type="float" office:value="925.315960143696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9]-273" office:value-type="float" office:value="307" calcext:value-type="float">
            <text:p>307</text:p>
          </table:table-cell>
          <table:table-cell table:style-name="ce6" office:value-type="float" office:value="580" calcext:value-type="float">
            <text:p>580</text:p>
          </table:table-cell>
          <table:table-cell table:style-name="ce6" table:formula="of:=[.$H$3]*EXP([.$H$5]*((1/[.B319])-(1/[.$H$6])))" office:value-type="float" office:value="40.6742425338625" calcext:value-type="float">
            <text:p>40.6742425339</text:p>
          </table:table-cell>
          <table:table-cell table:style-name="ce8" table:formula="of:=[.$H$4]*[.$H$2]/([.$H$3]+[.C319])" office:value-type="float" office:value="4.06649489114208" calcext:value-type="float">
            <text:p>4.0664948911</text:p>
          </table:table-cell>
          <table:table-cell table:style-name="ce11" table:formula="of:=1024*[.D319]/[.$H$7]" office:value-type="float" office:value="925.353504117664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20]-273" office:value-type="float" office:value="308" calcext:value-type="float">
            <text:p>308</text:p>
          </table:table-cell>
          <table:table-cell table:style-name="ce6" office:value-type="float" office:value="581" calcext:value-type="float">
            <text:p>581</text:p>
          </table:table-cell>
          <table:table-cell table:style-name="ce6" table:formula="of:=[.$H$3]*EXP([.$H$5]*((1/[.B320])-(1/[.$H$6])))" office:value-type="float" office:value="40.2683081643474" calcext:value-type="float">
            <text:p>40.2683081643</text:p>
          </table:table-cell>
          <table:table-cell table:style-name="ce8" table:formula="of:=[.$H$4]*[.$H$2]/([.$H$3]+[.C320])" office:value-type="float" office:value="4.06665768072413" calcext:value-type="float">
            <text:p>4.0666576807</text:p>
          </table:table-cell>
          <table:table-cell table:style-name="ce11" table:formula="of:=1024*[.D320]/[.$H$7]" office:value-type="float" office:value="925.390547791446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21]-273" office:value-type="float" office:value="309" calcext:value-type="float">
            <text:p>309</text:p>
          </table:table-cell>
          <table:table-cell table:style-name="ce6" office:value-type="float" office:value="582" calcext:value-type="float">
            <text:p>582</text:p>
          </table:table-cell>
          <table:table-cell table:style-name="ce6" table:formula="of:=[.$H$3]*EXP([.$H$5]*((1/[.B321])-(1/[.$H$6])))" office:value-type="float" office:value="39.8677992247215" calcext:value-type="float">
            <text:p>39.8677992247</text:p>
          </table:table-cell>
          <table:table-cell table:style-name="ce8" table:formula="of:=[.$H$4]*[.$H$2]/([.$H$3]+[.C321])" office:value-type="float" office:value="4.06681830735041" calcext:value-type="float">
            <text:p>4.0668183074</text:p>
          </table:table-cell>
          <table:table-cell table:style-name="ce11" table:formula="of:=1024*[.D321]/[.$H$7]" office:value-type="float" office:value="925.427099272627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22]-273" office:value-type="float" office:value="310" calcext:value-type="float">
            <text:p>310</text:p>
          </table:table-cell>
          <table:table-cell table:style-name="ce6" office:value-type="float" office:value="583" calcext:value-type="float">
            <text:p>583</text:p>
          </table:table-cell>
          <table:table-cell table:style-name="ce6" table:formula="of:=[.$H$3]*EXP([.$H$5]*((1/[.B322])-(1/[.$H$6])))" office:value-type="float" office:value="39.472627279602" calcext:value-type="float">
            <text:p>39.4726272796</text:p>
          </table:table-cell>
          <table:table-cell table:style-name="ce8" table:formula="of:=[.$H$4]*[.$H$2]/([.$H$3]+[.C322])" office:value-type="float" office:value="4.0669768059785" calcext:value-type="float">
            <text:p>4.066976806</text:p>
          </table:table-cell>
          <table:table-cell table:style-name="ce11" table:formula="of:=1024*[.D322]/[.$H$7]" office:value-type="float" office:value="925.463166515996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23]-273" office:value-type="float" office:value="311" calcext:value-type="float">
            <text:p>311</text:p>
          </table:table-cell>
          <table:table-cell table:style-name="ce6" office:value-type="float" office:value="584" calcext:value-type="float">
            <text:p>584</text:p>
          </table:table-cell>
          <table:table-cell table:style-name="ce6" table:formula="of:=[.$H$3]*EXP([.$H$5]*((1/[.B323])-(1/[.$H$6])))" office:value-type="float" office:value="39.0827055761356" calcext:value-type="float">
            <text:p>39.0827055761</text:p>
          </table:table-cell>
          <table:table-cell table:style-name="ce8" table:formula="of:=[.$H$4]*[.$H$2]/([.$H$3]+[.C323])" office:value-type="float" office:value="4.06713321090882" calcext:value-type="float">
            <text:p>4.0671332109</text:p>
          </table:table-cell>
          <table:table-cell table:style-name="ce11" table:formula="of:=1024*[.D323]/[.$H$7]" office:value-type="float" office:value="925.498757326808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24]-273" office:value-type="float" office:value="312" calcext:value-type="float">
            <text:p>312</text:p>
          </table:table-cell>
          <table:table-cell table:style-name="ce6" office:value-type="float" office:value="585" calcext:value-type="float">
            <text:p>585</text:p>
          </table:table-cell>
          <table:table-cell table:style-name="ce6" table:formula="of:=[.$H$3]*EXP([.$H$5]*((1/[.B324])-(1/[.$H$6])))" office:value-type="float" office:value="38.697949007631" calcext:value-type="float">
            <text:p>38.6979490076</text:p>
          </table:table-cell>
          <table:table-cell table:style-name="ce8" table:formula="of:=[.$H$4]*[.$H$2]/([.$H$3]+[.C324])" office:value-type="float" office:value="4.06728755579865" calcext:value-type="float">
            <text:p>4.0672875558</text:p>
          </table:table-cell>
          <table:table-cell table:style-name="ce11" table:formula="of:=1024*[.D324]/[.$H$7]" office:value-type="float" office:value="925.533879363959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25]-273" office:value-type="float" office:value="313" calcext:value-type="float">
            <text:p>313</text:p>
          </table:table-cell>
          <table:table-cell table:style-name="ce6" office:value-type="float" office:value="586" calcext:value-type="float">
            <text:p>586</text:p>
          </table:table-cell>
          <table:table-cell table:style-name="ce6" table:formula="of:=[.$H$3]*EXP([.$H$5]*((1/[.B325])-(1/[.$H$6])))" office:value-type="float" office:value="38.3182740780668" calcext:value-type="float">
            <text:p>38.3182740781</text:p>
          </table:table-cell>
          <table:table-cell table:style-name="ce8" table:formula="of:=[.$H$4]*[.$H$2]/([.$H$3]+[.C325])" office:value-type="float" office:value="4.06743987367569" calcext:value-type="float">
            <text:p>4.0674398737</text:p>
          </table:table-cell>
          <table:table-cell table:style-name="ce11" table:formula="of:=1024*[.D325]/[.$H$7]" office:value-type="float" office:value="925.56854014309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26]-273" office:value-type="float" office:value="314" calcext:value-type="float">
            <text:p>314</text:p>
          </table:table-cell>
          <table:table-cell table:style-name="ce6" office:value-type="float" office:value="587" calcext:value-type="float">
            <text:p>587</text:p>
          </table:table-cell>
          <table:table-cell table:style-name="ce6" table:formula="of:=[.$H$3]*EXP([.$H$5]*((1/[.B326])-(1/[.$H$6])))" office:value-type="float" office:value="37.9435988674536" calcext:value-type="float">
            <text:p>37.9435988675</text:p>
          </table:table-cell>
          <table:table-cell table:style-name="ce8" table:formula="of:=[.$H$4]*[.$H$2]/([.$H$3]+[.C326])" office:value-type="float" office:value="4.06759019695145" calcext:value-type="float">
            <text:p>4.067590197</text:p>
          </table:table-cell>
          <table:table-cell table:style-name="ce11" table:formula="of:=1024*[.D326]/[.$H$7]" office:value-type="float" office:value="925.60274703962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27]-273" office:value-type="float" office:value="315" calcext:value-type="float">
            <text:p>315</text:p>
          </table:table-cell>
          <table:table-cell table:style-name="ce6" office:value-type="float" office:value="588" calcext:value-type="float">
            <text:p>588</text:p>
          </table:table-cell>
          <table:table-cell table:style-name="ce6" table:formula="of:=[.$H$3]*EXP([.$H$5]*((1/[.B327])-(1/[.$H$6])))" office:value-type="float" office:value="37.5738429980267" calcext:value-type="float">
            <text:p>37.573842998</text:p>
          </table:table-cell>
          <table:table-cell table:style-name="ce8" table:formula="of:=[.$H$4]*[.$H$2]/([.$H$3]+[.C327])" office:value-type="float" office:value="4.06773855743425" calcext:value-type="float">
            <text:p>4.0677385574</text:p>
          </table:table-cell>
          <table:table-cell table:style-name="ce11" table:formula="of:=1024*[.D327]/[.$H$7]" office:value-type="float" office:value="925.636507291705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28]-273" office:value-type="float" office:value="316" calcext:value-type="float">
            <text:p>316</text:p>
          </table:table-cell>
          <table:table-cell table:style-name="ce6" office:value-type="float" office:value="589" calcext:value-type="float">
            <text:p>589</text:p>
          </table:table-cell>
          <table:table-cell table:style-name="ce6" table:formula="of:=[.$H$3]*EXP([.$H$5]*((1/[.B328])-(1/[.$H$6])))" office:value-type="float" office:value="37.2089276012483" calcext:value-type="float">
            <text:p>37.2089276012</text:p>
          </table:table-cell>
          <table:table-cell table:style-name="ce8" table:formula="of:=[.$H$4]*[.$H$2]/([.$H$3]+[.C328])" office:value-type="float" office:value="4.06788498634188" calcext:value-type="float">
            <text:p>4.0678849863</text:p>
          </table:table-cell>
          <table:table-cell table:style-name="ce11" table:formula="of:=1024*[.D328]/[.$H$7]" office:value-type="float" office:value="925.66982800313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29]-273" office:value-type="float" office:value="317" calcext:value-type="float">
            <text:p>317</text:p>
          </table:table-cell>
          <table:table-cell table:style-name="ce6" office:value-type="float" office:value="590" calcext:value-type="float">
            <text:p>590</text:p>
          </table:table-cell>
          <table:table-cell table:style-name="ce6" table:formula="of:=[.$H$3]*EXP([.$H$5]*((1/[.B329])-(1/[.$H$6])))" office:value-type="float" office:value="36.8487752855961" calcext:value-type="float">
            <text:p>36.8487752856</text:p>
          </table:table-cell>
          <table:table-cell table:style-name="ce8" table:formula="of:=[.$H$4]*[.$H$2]/([.$H$3]+[.C329])" office:value-type="float" office:value="4.06802951431405" calcext:value-type="float">
            <text:p>4.0680295143</text:p>
          </table:table-cell>
          <table:table-cell table:style-name="ce11" table:formula="of:=1024*[.D329]/[.$H$7]" office:value-type="float" office:value="925.70271614613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0]-273" office:value-type="float" office:value="318" calcext:value-type="float">
            <text:p>318</text:p>
          </table:table-cell>
          <table:table-cell table:style-name="ce6" office:value-type="float" office:value="591" calcext:value-type="float">
            <text:p>591</text:p>
          </table:table-cell>
          <table:table-cell table:style-name="ce6" table:formula="of:=[.$H$3]*EXP([.$H$5]*((1/[.B330])-(1/[.$H$6])))" office:value-type="float" office:value="36.4933101051203" calcext:value-type="float">
            <text:p>36.4933101051</text:p>
          </table:table-cell>
          <table:table-cell table:style-name="ce8" table:formula="of:=[.$H$4]*[.$H$2]/([.$H$3]+[.C330])" office:value-type="float" office:value="4.06817217142447" calcext:value-type="float">
            <text:p>4.0681721714</text:p>
          </table:table-cell>
          <table:table-cell table:style-name="ce11" table:formula="of:=1024*[.D330]/[.$H$7]" office:value-type="float" office:value="925.735178564147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1]-273" office:value-type="float" office:value="319" calcext:value-type="float">
            <text:p>319</text:p>
          </table:table-cell>
          <table:table-cell table:style-name="ce6" office:value-type="float" office:value="592" calcext:value-type="float">
            <text:p>592</text:p>
          </table:table-cell>
          <table:table-cell table:style-name="ce6" table:formula="of:=[.$H$3]*EXP([.$H$5]*((1/[.B331])-(1/[.$H$6])))" office:value-type="float" office:value="36.1424575287462" calcext:value-type="float">
            <text:p>36.1424575287</text:p>
          </table:table-cell>
          <table:table-cell table:style-name="ce8" table:formula="of:=[.$H$4]*[.$H$2]/([.$H$3]+[.C331])" office:value-type="float" office:value="4.06831298719275" calcext:value-type="float">
            <text:p>4.0683129872</text:p>
          </table:table-cell>
          <table:table-cell table:style-name="ce11" table:formula="of:=1024*[.D331]/[.$H$7]" office:value-type="float" office:value="925.767221974527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2]-273" office:value-type="float" office:value="320" calcext:value-type="float">
            <text:p>320</text:p>
          </table:table-cell>
          <table:table-cell table:style-name="ce6" office:value-type="float" office:value="593" calcext:value-type="float">
            <text:p>593</text:p>
          </table:table-cell>
          <table:table-cell table:style-name="ce6" table:formula="of:=[.$H$3]*EXP([.$H$5]*((1/[.B332])-(1/[.$H$6])))" office:value-type="float" office:value="35.7961444103053" calcext:value-type="float">
            <text:p>35.7961444103</text:p>
          </table:table-cell>
          <table:table-cell table:style-name="ce8" table:formula="of:=[.$H$4]*[.$H$2]/([.$H$3]+[.C332])" office:value-type="float" office:value="4.06845199059586" calcext:value-type="float">
            <text:p>4.0684519906</text:p>
          </table:table-cell>
          <table:table-cell table:style-name="ce11" table:formula="of:=1024*[.D332]/[.$H$7]" office:value-type="float" office:value="925.798852971148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3]-273" office:value-type="float" office:value="321" calcext:value-type="float">
            <text:p>321</text:p>
          </table:table-cell>
          <table:table-cell table:style-name="ce6" office:value-type="float" office:value="594" calcext:value-type="float">
            <text:p>594</text:p>
          </table:table-cell>
          <table:table-cell table:style-name="ce6" table:formula="of:=[.$H$3]*EXP([.$H$5]*((1/[.B333])-(1/[.$H$6])))" office:value-type="float" office:value="35.4542989592737" calcext:value-type="float">
            <text:p>35.4542989593</text:p>
          </table:table-cell>
          <table:table-cell table:style-name="ce8" table:formula="of:=[.$H$4]*[.$H$2]/([.$H$3]+[.C333])" office:value-type="float" office:value="4.06858921007954" calcext:value-type="float">
            <text:p>4.0685892101</text:p>
          </table:table-cell>
          <table:table-cell table:style-name="ce11" table:formula="of:=1024*[.D333]/[.$H$7]" office:value-type="float" office:value="925.830078026989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4]-273" office:value-type="float" office:value="322" calcext:value-type="float">
            <text:p>322</text:p>
          </table:table-cell>
          <table:table-cell table:style-name="ce6" office:value-type="float" office:value="595" calcext:value-type="float">
            <text:p>595</text:p>
          </table:table-cell>
          <table:table-cell table:style-name="ce6" table:formula="of:=[.$H$3]*EXP([.$H$5]*((1/[.B334])-(1/[.$H$6])))" office:value-type="float" office:value="35.1168507122011" calcext:value-type="float">
            <text:p>35.1168507122</text:p>
          </table:table-cell>
          <table:table-cell table:style-name="ce8" table:formula="of:=[.$H$4]*[.$H$2]/([.$H$3]+[.C334])" office:value-type="float" office:value="4.06872467356923" calcext:value-type="float">
            <text:p>4.0687246736</text:p>
          </table:table-cell>
          <table:table-cell table:style-name="ce11" table:formula="of:=1024*[.D334]/[.$H$7]" office:value-type="float" office:value="925.860903496642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5]-273" office:value-type="float" office:value="323" calcext:value-type="float">
            <text:p>323</text:p>
          </table:table-cell>
          <table:table-cell table:style-name="ce6" office:value-type="float" office:value="596" calcext:value-type="float">
            <text:p>596</text:p>
          </table:table-cell>
          <table:table-cell table:style-name="ce6" table:formula="of:=[.$H$3]*EXP([.$H$5]*((1/[.B335])-(1/[.$H$6])))" office:value-type="float" office:value="34.7837305048119" calcext:value-type="float">
            <text:p>34.7837305048</text:p>
          </table:table-cell>
          <table:table-cell table:style-name="ce8" table:formula="of:=[.$H$4]*[.$H$2]/([.$H$3]+[.C335])" office:value-type="float" office:value="4.06885840848091" calcext:value-type="float">
            <text:p>4.0688584085</text:p>
          </table:table-cell>
          <table:table-cell table:style-name="ce11" table:formula="of:=1024*[.D335]/[.$H$7]" office:value-type="float" office:value="925.891335618766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6]-273" office:value-type="float" office:value="324" calcext:value-type="float">
            <text:p>324</text:p>
          </table:table-cell>
          <table:table-cell table:style-name="ce6" office:value-type="float" office:value="597" calcext:value-type="float">
            <text:p>597</text:p>
          </table:table-cell>
          <table:table-cell table:style-name="ce6" table:formula="of:=[.$H$3]*EXP([.$H$5]*((1/[.B336])-(1/[.$H$6])))" office:value-type="float" office:value="34.4548704447603" calcext:value-type="float">
            <text:p>34.4548704448</text:p>
          </table:table-cell>
          <table:table-cell table:style-name="ce8" table:formula="of:=[.$H$4]*[.$H$2]/([.$H$3]+[.C336])" office:value-type="float" office:value="4.0689904417316" calcext:value-type="float">
            <text:p>4.0689904417</text:p>
          </table:table-cell>
          <table:table-cell table:style-name="ce11" table:formula="of:=1024*[.D336]/[.$H$7]" office:value-type="float" office:value="925.92138051848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7]-273" office:value-type="float" office:value="325" calcext:value-type="float">
            <text:p>325</text:p>
          </table:table-cell>
          <table:table-cell table:style-name="ce6" office:value-type="float" office:value="598" calcext:value-type="float">
            <text:p>598</text:p>
          </table:table-cell>
          <table:table-cell table:style-name="ce6" table:formula="of:=[.$H$3]*EXP([.$H$5]*((1/[.B337])-(1/[.$H$6])))" office:value-type="float" office:value="34.1302038850235" calcext:value-type="float">
            <text:p>34.130203885</text:p>
          </table:table-cell>
          <table:table-cell table:style-name="ce8" table:formula="of:=[.$H$4]*[.$H$2]/([.$H$3]+[.C337])" office:value-type="float" office:value="4.06912079974968" calcext:value-type="float">
            <text:p>4.0691207997</text:p>
          </table:table-cell>
          <table:table-cell table:style-name="ce11" table:formula="of:=1024*[.D337]/[.$H$7]" office:value-type="float" office:value="925.951044209705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8]-273" office:value-type="float" office:value="326" calcext:value-type="float">
            <text:p>326</text:p>
          </table:table-cell>
          <table:table-cell table:style-name="ce6" office:value-type="float" office:value="599" calcext:value-type="float">
            <text:p>599</text:p>
          </table:table-cell>
          <table:table-cell table:style-name="ce6" table:formula="of:=[.$H$3]*EXP([.$H$5]*((1/[.B338])-(1/[.$H$6])))" office:value-type="float" office:value="33.8096653979168" calcext:value-type="float">
            <text:p>33.8096653979</text:p>
          </table:table-cell>
          <table:table-cell table:style-name="ce8" table:formula="of:=[.$H$4]*[.$H$2]/([.$H$3]+[.C338])" office:value-type="float" office:value="4.0692495084849" calcext:value-type="float">
            <text:p>4.0692495085</text:p>
          </table:table-cell>
          <table:table-cell table:style-name="ce11" table:formula="of:=1024*[.D338]/[.$H$7]" office:value-type="float" office:value="925.980332597453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9]-273" office:value-type="float" office:value="327" calcext:value-type="float">
            <text:p>327</text:p>
          </table:table-cell>
          <table:table-cell table:style-name="ce6" office:value-type="float" office:value="600" calcext:value-type="float">
            <text:p>600</text:p>
          </table:table-cell>
          <table:table-cell table:style-name="ce6" table:formula="of:=[.$H$3]*EXP([.$H$5]*((1/[.B339])-(1/[.$H$6])))" office:value-type="float" office:value="33.4931907497126" calcext:value-type="float">
            <text:p>33.4931907497</text:p>
          </table:table-cell>
          <table:table-cell table:style-name="ce8" table:formula="of:=[.$H$4]*[.$H$2]/([.$H$3]+[.C339])" office:value-type="float" office:value="4.06937659341824" calcext:value-type="float">
            <text:p>4.0693765934</text:p>
          </table:table-cell>
          <table:table-cell table:style-name="ce11" table:formula="of:=1024*[.D339]/[.$H$7]" office:value-type="float" office:value="926.009251480062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0]-273" office:value-type="float" office:value="328" calcext:value-type="float">
            <text:p>328</text:p>
          </table:table-cell>
          <table:table-cell table:style-name="ce6" office:value-type="float" office:value="601" calcext:value-type="float">
            <text:p>601</text:p>
          </table:table-cell>
          <table:table-cell table:style-name="ce6" table:formula="of:=[.$H$3]*EXP([.$H$5]*((1/[.B340])-(1/[.$H$6])))" office:value-type="float" office:value="33.1807168758506" calcext:value-type="float">
            <text:p>33.1807168759</text:p>
          </table:table-cell>
          <table:table-cell table:style-name="ce8" table:formula="of:=[.$H$4]*[.$H$2]/([.$H$3]+[.C340])" office:value-type="float" office:value="4.06950207957149" calcext:value-type="float">
            <text:p>4.0695020796</text:p>
          </table:table-cell>
          <table:table-cell table:style-name="ce11" table:formula="of:=1024*[.D340]/[.$H$7]" office:value-type="float" office:value="926.037806551379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1]-273" office:value-type="float" office:value="329" calcext:value-type="float">
            <text:p>329</text:p>
          </table:table-cell>
          <table:table-cell table:style-name="ce6" office:value-type="float" office:value="602" calcext:value-type="float">
            <text:p>602</text:p>
          </table:table-cell>
          <table:table-cell table:style-name="ce6" table:formula="of:=[.$H$3]*EXP([.$H$5]*((1/[.B341])-(1/[.$H$6])))" office:value-type="float" office:value="32.8721818567219" calcext:value-type="float">
            <text:p>32.8721818567</text:p>
          </table:table-cell>
          <table:table-cell table:style-name="ce8" table:formula="of:=[.$H$4]*[.$H$2]/([.$H$3]+[.C341])" office:value-type="float" office:value="4.06962599151664" calcext:value-type="float">
            <text:p>4.0696259915</text:p>
          </table:table-cell>
          <table:table-cell table:style-name="ce11" table:formula="of:=1024*[.D341]/[.$H$7]" office:value-type="float" office:value="926.066003402897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2]-273" office:value-type="float" office:value="330" calcext:value-type="float">
            <text:p>330</text:p>
          </table:table-cell>
          <table:table-cell table:style-name="ce6" office:value-type="float" office:value="603" calcext:value-type="float">
            <text:p>603</text:p>
          </table:table-cell>
          <table:table-cell table:style-name="ce6" table:formula="of:=[.$H$3]*EXP([.$H$5]*((1/[.B342])-(1/[.$H$6])))" office:value-type="float" office:value="32.5675248940134" calcext:value-type="float">
            <text:p>32.567524894</text:p>
          </table:table-cell>
          <table:table-cell table:style-name="ce8" table:formula="of:=[.$H$4]*[.$H$2]/([.$H$3]+[.C342])" office:value-type="float" office:value="4.06974835338503" calcext:value-type="float">
            <text:p>4.0697483534</text:p>
          </table:table-cell>
          <table:table-cell table:style-name="ce11" table:formula="of:=1024*[.D342]/[.$H$7]" office:value-type="float" office:value="926.093847525837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3]-273" office:value-type="float" office:value="331" calcext:value-type="float">
            <text:p>331</text:p>
          </table:table-cell>
          <table:table-cell table:style-name="ce6" office:value-type="float" office:value="604" calcext:value-type="float">
            <text:p>604</text:p>
          </table:table-cell>
          <table:table-cell table:style-name="ce6" table:formula="of:=[.$H$3]*EXP([.$H$5]*((1/[.B343])-(1/[.$H$6])))" office:value-type="float" office:value="32.2666862875978" calcext:value-type="float">
            <text:p>32.2666862876</text:p>
          </table:table-cell>
          <table:table-cell table:style-name="ce8" table:formula="of:=[.$H$4]*[.$H$2]/([.$H$3]+[.C343])" office:value-type="float" office:value="4.06986918887633" calcext:value-type="float">
            <text:p>4.0698691889</text:p>
          </table:table-cell>
          <table:table-cell table:style-name="ce11" table:formula="of:=1024*[.D343]/[.$H$7]" office:value-type="float" office:value="926.121344313192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4]-273" office:value-type="float" office:value="332" calcext:value-type="float">
            <text:p>332</text:p>
          </table:table-cell>
          <table:table-cell table:style-name="ce6" office:value-type="float" office:value="605" calcext:value-type="float">
            <text:p>605</text:p>
          </table:table-cell>
          <table:table-cell table:style-name="ce6" table:formula="of:=[.$H$3]*EXP([.$H$5]*((1/[.B344])-(1/[.$H$6])))" office:value-type="float" office:value="31.9696074129557" calcext:value-type="float">
            <text:p>31.969607413</text:p>
          </table:table-cell>
          <table:table-cell table:style-name="ce8" table:formula="of:=[.$H$4]*[.$H$2]/([.$H$3]+[.C344])" office:value-type="float" office:value="4.06998852126731" calcext:value-type="float">
            <text:p>4.0699885213</text:p>
          </table:table-cell>
          <table:table-cell table:style-name="ce11" table:formula="of:=1024*[.D344]/[.$H$7]" office:value-type="float" office:value="926.148499061717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5]-273" office:value-type="float" office:value="333" calcext:value-type="float">
            <text:p>333</text:p>
          </table:table-cell>
          <table:table-cell table:style-name="ce6" office:value-type="float" office:value="606" calcext:value-type="float">
            <text:p>606</text:p>
          </table:table-cell>
          <table:table-cell table:style-name="ce6" table:formula="of:=[.$H$3]*EXP([.$H$5]*((1/[.B345])-(1/[.$H$6])))" office:value-type="float" office:value="31.6762306991162" calcext:value-type="float">
            <text:p>31.6762306991</text:p>
          </table:table-cell>
          <table:table-cell table:style-name="ce8" table:formula="of:=[.$H$4]*[.$H$2]/([.$H$3]+[.C345])" office:value-type="float" office:value="4.07010637342036" calcext:value-type="float">
            <text:p>4.0701063734</text:p>
          </table:table-cell>
          <table:table-cell table:style-name="ce11" table:formula="of:=1024*[.D345]/[.$H$7]" office:value-type="float" office:value="926.175316973877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6]-273" office:value-type="float" office:value="334" calcext:value-type="float">
            <text:p>334</text:p>
          </table:table-cell>
          <table:table-cell table:style-name="ce6" office:value-type="float" office:value="607" calcext:value-type="float">
            <text:p>607</text:p>
          </table:table-cell>
          <table:table-cell table:style-name="ce6" table:formula="of:=[.$H$3]*EXP([.$H$5]*((1/[.B346])-(1/[.$H$6])))" office:value-type="float" office:value="31.3864996071021" calcext:value-type="float">
            <text:p>31.3864996071</text:p>
          </table:table-cell>
          <table:table-cell table:style-name="ce8" table:formula="of:=[.$H$4]*[.$H$2]/([.$H$3]+[.C346])" office:value-type="float" office:value="4.07022276779187" calcext:value-type="float">
            <text:p>4.0702227678</text:p>
          </table:table-cell>
          <table:table-cell table:style-name="ce11" table:formula="of:=1024*[.D346]/[.$H$7]" office:value-type="float" office:value="926.20180315975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7]-273" office:value-type="float" office:value="335" calcext:value-type="float">
            <text:p>335</text:p>
          </table:table-cell>
          <table:table-cell table:style-name="ce6" office:value-type="float" office:value="608" calcext:value-type="float">
            <text:p>608</text:p>
          </table:table-cell>
          <table:table-cell table:style-name="ce6" table:formula="of:=[.$H$3]*EXP([.$H$5]*((1/[.B347])-(1/[.$H$6])))" office:value-type="float" office:value="31.100358608869" calcext:value-type="float">
            <text:p>31.1003586089</text:p>
          </table:table-cell>
          <table:table-cell table:style-name="ce8" table:formula="of:=[.$H$4]*[.$H$2]/([.$H$3]+[.C347])" office:value-type="float" office:value="4.07033772644045" calcext:value-type="float">
            <text:p>4.0703377264</text:p>
          </table:table-cell>
          <table:table-cell table:style-name="ce11" table:formula="of:=1024*[.D347]/[.$H$7]" office:value-type="float" office:value="926.227962638892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8]-273" office:value-type="float" office:value="336" calcext:value-type="float">
            <text:p>336</text:p>
          </table:table-cell>
          <table:table-cell table:style-name="ce6" office:value-type="float" office:value="609" calcext:value-type="float">
            <text:p>609</text:p>
          </table:table-cell>
          <table:table-cell table:style-name="ce6" table:formula="of:=[.$H$3]*EXP([.$H$5]*((1/[.B348])-(1/[.$H$6])))" office:value-type="float" office:value="30.8177531667229" calcext:value-type="float">
            <text:p>30.8177531667</text:p>
          </table:table-cell>
          <table:table-cell table:style-name="ce8" table:formula="of:=[.$H$4]*[.$H$2]/([.$H$3]+[.C348])" office:value-type="float" office:value="4.07045127103486" calcext:value-type="float">
            <text:p>4.070451271</text:p>
          </table:table-cell>
          <table:table-cell table:style-name="ce11" table:formula="of:=1024*[.D348]/[.$H$7]" office:value-type="float" office:value="926.253800342155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9]-273" office:value-type="float" office:value="337" calcext:value-type="float">
            <text:p>337</text:p>
          </table:table-cell>
          <table:table-cell table:style-name="ce6" office:value-type="float" office:value="610" calcext:value-type="float">
            <text:p>610</text:p>
          </table:table-cell>
          <table:table-cell table:style-name="ce6" table:formula="of:=[.$H$3]*EXP([.$H$5]*((1/[.B349])-(1/[.$H$6])))" office:value-type="float" office:value="30.5386297132075" calcext:value-type="float">
            <text:p>30.5386297132</text:p>
          </table:table-cell>
          <table:table-cell table:style-name="ce8" table:formula="of:=[.$H$4]*[.$H$2]/([.$H$3]+[.C349])" office:value-type="float" office:value="4.07056342286189" calcext:value-type="float">
            <text:p>4.0705634229</text:p>
          </table:table-cell>
          <table:table-cell table:style-name="ce11" table:formula="of:=1024*[.D349]/[.$H$7]" office:value-type="float" office:value="926.279321113461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0]-273" office:value-type="float" office:value="338" calcext:value-type="float">
            <text:p>338</text:p>
          </table:table-cell>
          <table:table-cell table:style-name="ce6" office:value-type="float" office:value="611" calcext:value-type="float">
            <text:p>611</text:p>
          </table:table-cell>
          <table:table-cell table:style-name="ce6" table:formula="of:=[.$H$3]*EXP([.$H$5]*((1/[.B350])-(1/[.$H$6])))" office:value-type="float" office:value="30.2629356314466" calcext:value-type="float">
            <text:p>30.2629356314</text:p>
          </table:table-cell>
          <table:table-cell table:style-name="ce8" table:formula="of:=[.$H$4]*[.$H$2]/([.$H$3]+[.C350])" office:value-type="float" office:value="4.07067420283397" calcext:value-type="float">
            <text:p>4.0706742028</text:p>
          </table:table-cell>
          <table:table-cell table:style-name="ce11" table:formula="of:=1024*[.D350]/[.$H$7]" office:value-type="float" office:value="926.304529711551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1]-273" office:value-type="float" office:value="339" calcext:value-type="float">
            <text:p>339</text:p>
          </table:table-cell>
          <table:table-cell table:style-name="ce6" office:value-type="float" office:value="612" calcext:value-type="float">
            <text:p>612</text:p>
          </table:table-cell>
          <table:table-cell table:style-name="ce6" table:formula="of:=[.$H$3]*EXP([.$H$5]*((1/[.B351])-(1/[.$H$6])))" office:value-type="float" office:value="29.9906192359322" calcext:value-type="float">
            <text:p>29.9906192359</text:p>
          </table:table-cell>
          <table:table-cell table:style-name="ce8" table:formula="of:=[.$H$4]*[.$H$2]/([.$H$3]+[.C351])" office:value-type="float" office:value="4.07078363149663" calcext:value-type="float">
            <text:p>4.0707836315</text:p>
          </table:table-cell>
          <table:table-cell table:style-name="ce11" table:formula="of:=1024*[.D351]/[.$H$7]" office:value-type="float" office:value="926.329430811676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2]-273" office:value-type="float" office:value="340" calcext:value-type="float">
            <text:p>340</text:p>
          </table:table-cell>
          <table:table-cell table:style-name="ce6" office:value-type="float" office:value="613" calcext:value-type="float">
            <text:p>613</text:p>
          </table:table-cell>
          <table:table-cell table:style-name="ce6" table:formula="of:=[.$H$3]*EXP([.$H$5]*((1/[.B352])-(1/[.$H$6])))" office:value-type="float" office:value="29.7216297537464" calcext:value-type="float">
            <text:p>29.7216297537</text:p>
          </table:table-cell>
          <table:table-cell table:style-name="ce8" table:formula="of:=[.$H$4]*[.$H$2]/([.$H$3]+[.C352])" office:value-type="float" office:value="4.07089172903584" calcext:value-type="float">
            <text:p>4.070891729</text:p>
          </table:table-cell>
          <table:table-cell table:style-name="ce11" table:formula="of:=1024*[.D352]/[.$H$7]" office:value-type="float" office:value="926.354029007267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3]-273" office:value-type="float" office:value="341" calcext:value-type="float">
            <text:p>341</text:p>
          </table:table-cell>
          <table:table-cell table:style-name="ce6" office:value-type="float" office:value="614" calcext:value-type="float">
            <text:p>614</text:p>
          </table:table-cell>
          <table:table-cell table:style-name="ce6" table:formula="of:=[.$H$3]*EXP([.$H$5]*((1/[.B353])-(1/[.$H$6])))" office:value-type="float" office:value="29.4559173062059" calcext:value-type="float">
            <text:p>29.4559173062</text:p>
          </table:table-cell>
          <table:table-cell table:style-name="ce8" table:formula="of:=[.$H$4]*[.$H$2]/([.$H$3]+[.C353])" office:value-type="float" office:value="4.07099851528516" calcext:value-type="float">
            <text:p>4.0709985153</text:p>
          </table:table-cell>
          <table:table-cell table:style-name="ce11" table:formula="of:=1024*[.D353]/[.$H$7]" office:value-type="float" office:value="926.378328811555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4]-273" office:value-type="float" office:value="342" calcext:value-type="float">
            <text:p>342</text:p>
          </table:table-cell>
          <table:table-cell table:style-name="ce6" office:value-type="float" office:value="615" calcext:value-type="float">
            <text:p>615</text:p>
          </table:table-cell>
          <table:table-cell table:style-name="ce6" table:formula="of:=[.$H$3]*EXP([.$H$5]*((1/[.B354])-(1/[.$H$6])))" office:value-type="float" office:value="29.1934328909197" calcext:value-type="float">
            <text:p>29.1934328909</text:p>
          </table:table-cell>
          <table:table-cell table:style-name="ce8" table:formula="of:=[.$H$4]*[.$H$2]/([.$H$3]+[.C354])" office:value-type="float" office:value="4.07110400973267" calcext:value-type="float">
            <text:p>4.0711040097</text:p>
          </table:table-cell>
          <table:table-cell table:style-name="ce11" table:formula="of:=1024*[.D354]/[.$H$7]" office:value-type="float" office:value="926.402334659167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5]-273" office:value-type="float" office:value="343" calcext:value-type="float">
            <text:p>343</text:p>
          </table:table-cell>
          <table:table-cell table:style-name="ce6" office:value-type="float" office:value="616" calcext:value-type="float">
            <text:p>616</text:p>
          </table:table-cell>
          <table:table-cell table:style-name="ce6" table:formula="of:=[.$H$3]*EXP([.$H$5]*((1/[.B355])-(1/[.$H$6])))" office:value-type="float" office:value="28.9341283642487" calcext:value-type="float">
            <text:p>28.9341283642</text:p>
          </table:table-cell>
          <table:table-cell table:style-name="ce8" table:formula="of:=[.$H$4]*[.$H$2]/([.$H$3]+[.C355])" office:value-type="float" office:value="4.07120823152786" calcext:value-type="float">
            <text:p>4.0712082315</text:p>
          </table:table-cell>
          <table:table-cell table:style-name="ce11" table:formula="of:=1024*[.D355]/[.$H$7]" office:value-type="float" office:value="926.426050907673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6]-273" office:value-type="float" office:value="344" calcext:value-type="float">
            <text:p>344</text:p>
          </table:table-cell>
          <table:table-cell table:style-name="ce6" office:value-type="float" office:value="617" calcext:value-type="float">
            <text:p>617</text:p>
          </table:table-cell>
          <table:table-cell table:style-name="ce6" table:formula="of:=[.$H$3]*EXP([.$H$5]*((1/[.B356])-(1/[.$H$6])))" office:value-type="float" office:value="28.6779564241577" calcext:value-type="float">
            <text:p>28.6779564242</text:p>
          </table:table-cell>
          <table:table-cell table:style-name="ce8" table:formula="of:=[.$H$4]*[.$H$2]/([.$H$3]+[.C356])" office:value-type="float" office:value="4.07131119948831" calcext:value-type="float">
            <text:p>4.0713111995</text:p>
          </table:table-cell>
          <table:table-cell table:style-name="ce11" table:formula="of:=1024*[.D356]/[.$H$7]" office:value-type="float" office:value="926.449481839117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7]-273" office:value-type="float" office:value="345" calcext:value-type="float">
            <text:p>345</text:p>
          </table:table-cell>
          <table:table-cell table:style-name="ce6" office:value-type="float" office:value="618" calcext:value-type="float">
            <text:p>618</text:p>
          </table:table-cell>
          <table:table-cell table:style-name="ce6" table:formula="of:=[.$H$3]*EXP([.$H$5]*((1/[.B357])-(1/[.$H$6])))" office:value-type="float" office:value="28.4248705934509" calcext:value-type="float">
            <text:p>28.4248705935</text:p>
          </table:table-cell>
          <table:table-cell table:style-name="ce8" table:formula="of:=[.$H$4]*[.$H$2]/([.$H$3]+[.C357])" office:value-type="float" office:value="4.07141293210618" calcext:value-type="float">
            <text:p>4.0714129321</text:p>
          </table:table-cell>
          <table:table-cell table:style-name="ce11" table:formula="of:=1024*[.D357]/[.$H$7]" office:value-type="float" office:value="926.472631661494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8]-273" office:value-type="float" office:value="346" calcext:value-type="float">
            <text:p>346</text:p>
          </table:table-cell>
          <table:table-cell table:style-name="ce6" office:value-type="float" office:value="619" calcext:value-type="float">
            <text:p>619</text:p>
          </table:table-cell>
          <table:table-cell table:style-name="ce6" table:formula="of:=[.$H$3]*EXP([.$H$5]*((1/[.B358])-(1/[.$H$6])))" office:value-type="float" office:value="28.1748252033792" calcext:value-type="float">
            <text:p>28.1748252034</text:p>
          </table:table-cell>
          <table:table-cell table:style-name="ce8" table:formula="of:=[.$H$4]*[.$H$2]/([.$H$3]+[.C358])" office:value-type="float" office:value="4.07151344755465" calcext:value-type="float">
            <text:p>4.0715134476</text:p>
          </table:table-cell>
          <table:table-cell table:style-name="ce11" table:formula="of:=1024*[.D358]/[.$H$7]" office:value-type="float" office:value="926.495504510213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9]-273" office:value-type="float" office:value="347" calcext:value-type="float">
            <text:p>347</text:p>
          </table:table-cell>
          <table:table-cell table:style-name="ce6" office:value-type="float" office:value="620" calcext:value-type="float">
            <text:p>620</text:p>
          </table:table-cell>
          <table:table-cell table:style-name="ce6" table:formula="of:=[.$H$3]*EXP([.$H$5]*((1/[.B359])-(1/[.$H$6])))" office:value-type="float" office:value="27.9277753776133" calcext:value-type="float">
            <text:p>27.9277753776</text:p>
          </table:table-cell>
          <table:table-cell table:style-name="ce8" table:formula="of:=[.$H$4]*[.$H$2]/([.$H$3]+[.C359])" office:value-type="float" office:value="4.07161276369415" calcext:value-type="float">
            <text:p>4.0716127637</text:p>
          </table:table-cell>
          <table:table-cell table:style-name="ce11" table:formula="of:=1024*[.D359]/[.$H$7]" office:value-type="float" office:value="926.518104449514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0]-273" office:value-type="float" office:value="348" calcext:value-type="float">
            <text:p>348</text:p>
          </table:table-cell>
          <table:table-cell table:style-name="ce6" office:value-type="float" office:value="621" calcext:value-type="float">
            <text:p>621</text:p>
          </table:table-cell>
          <table:table-cell table:style-name="ce6" table:formula="of:=[.$H$3]*EXP([.$H$5]*((1/[.B360])-(1/[.$H$6])))" office:value-type="float" office:value="27.6836770165711" calcext:value-type="float">
            <text:p>27.6836770166</text:p>
          </table:table-cell>
          <table:table-cell table:style-name="ce8" table:formula="of:=[.$H$4]*[.$H$2]/([.$H$3]+[.C360])" office:value-type="float" office:value="4.07171089807849" calcext:value-type="float">
            <text:p>4.0717108981</text:p>
          </table:table-cell>
          <table:table-cell table:style-name="ce11" table:formula="of:=1024*[.D360]/[.$H$7]" office:value-type="float" office:value="926.540435473861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1]-273" office:value-type="float" office:value="349" calcext:value-type="float">
            <text:p>349</text:p>
          </table:table-cell>
          <table:table-cell table:style-name="ce6" office:value-type="float" office:value="622" calcext:value-type="float">
            <text:p>622</text:p>
          </table:table-cell>
          <table:table-cell table:style-name="ce6" table:formula="of:=[.$H$3]*EXP([.$H$5]*((1/[.B361])-(1/[.$H$6])))" office:value-type="float" office:value="27.4424867820914" calcext:value-type="float">
            <text:p>27.4424867821</text:p>
          </table:table-cell>
          <table:table-cell table:style-name="ce8" table:formula="of:=[.$H$4]*[.$H$2]/([.$H$3]+[.C361])" office:value-type="float" office:value="4.07180786796082" calcext:value-type="float">
            <text:p>4.071807868</text:p>
          </table:table-cell>
          <table:table-cell table:style-name="ce11" table:formula="of:=1024*[.D361]/[.$H$7]" office:value-type="float" office:value="926.562501509306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2]-273" office:value-type="float" office:value="350" calcext:value-type="float">
            <text:p>350</text:p>
          </table:table-cell>
          <table:table-cell table:style-name="ce6" office:value-type="float" office:value="623" calcext:value-type="float">
            <text:p>623</text:p>
          </table:table-cell>
          <table:table-cell table:style-name="ce6" table:formula="of:=[.$H$3]*EXP([.$H$5]*((1/[.B362])-(1/[.$H$6])))" office:value-type="float" office:value="27.204162082447" calcext:value-type="float">
            <text:p>27.2041620824</text:p>
          </table:table-cell>
          <table:table-cell table:style-name="ce8" table:formula="of:=[.$H$4]*[.$H$2]/([.$H$3]+[.C362])" office:value-type="float" office:value="4.0719036902995" calcext:value-type="float">
            <text:p>4.0719036903</text:p>
          </table:table-cell>
          <table:table-cell table:style-name="ce11" table:formula="of:=1024*[.D362]/[.$H$7]" office:value-type="float" office:value="926.58430641482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3]-273" office:value-type="float" office:value="351" calcext:value-type="float">
            <text:p>351</text:p>
          </table:table-cell>
          <table:table-cell table:style-name="ce6" office:value-type="float" office:value="624" calcext:value-type="float">
            <text:p>624</text:p>
          </table:table-cell>
          <table:table-cell table:style-name="ce6" table:formula="of:=[.$H$3]*EXP([.$H$5]*((1/[.B363])-(1/[.$H$6])))" office:value-type="float" office:value="26.9686610576861" calcext:value-type="float">
            <text:p>26.9686610577</text:p>
          </table:table-cell>
          <table:table-cell table:style-name="ce8" table:formula="of:=[.$H$4]*[.$H$2]/([.$H$3]+[.C363])" office:value-type="float" office:value="4.07199838176384" calcext:value-type="float">
            <text:p>4.0719983818</text:p>
          </table:table-cell>
          <table:table-cell table:style-name="ce11" table:formula="of:=1024*[.D363]/[.$H$7]" office:value-type="float" office:value="926.605853983593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4]-273" office:value-type="float" office:value="352" calcext:value-type="float">
            <text:p>352</text:p>
          </table:table-cell>
          <table:table-cell table:style-name="ce6" office:value-type="float" office:value="625" calcext:value-type="float">
            <text:p>625</text:p>
          </table:table-cell>
          <table:table-cell table:style-name="ce6" table:formula="of:=[.$H$3]*EXP([.$H$5]*((1/[.B364])-(1/[.$H$6])))" office:value-type="float" office:value="26.7359425652968" calcext:value-type="float">
            <text:p>26.7359425653</text:p>
          </table:table-cell>
          <table:table-cell table:style-name="ce8" table:formula="of:=[.$H$4]*[.$H$2]/([.$H$3]+[.C364])" office:value-type="float" office:value="4.07209195873966" calcext:value-type="float">
            <text:p>4.0720919587</text:p>
          </table:table-cell>
          <table:table-cell table:style-name="ce11" table:formula="of:=1024*[.D364]/[.$H$7]" office:value-type="float" office:value="926.627147944313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5]-273" office:value-type="float" office:value="353" calcext:value-type="float">
            <text:p>353</text:p>
          </table:table-cell>
          <table:table-cell table:style-name="ce6" office:value-type="float" office:value="626" calcext:value-type="float">
            <text:p>626</text:p>
          </table:table-cell>
          <table:table-cell table:style-name="ce6" table:formula="of:=[.$H$3]*EXP([.$H$5]*((1/[.B365])-(1/[.$H$6])))" office:value-type="float" office:value="26.5059661661848" calcext:value-type="float">
            <text:p>26.5059661662</text:p>
          </table:table-cell>
          <table:table-cell table:style-name="ce8" table:formula="of:=[.$H$4]*[.$H$2]/([.$H$3]+[.C365])" office:value-type="float" office:value="4.07218443733481" calcext:value-type="float">
            <text:p>4.0721844373</text:p>
          </table:table-cell>
          <table:table-cell table:style-name="ce11" table:formula="of:=1024*[.D365]/[.$H$7]" office:value-type="float" office:value="926.648191962409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6]-273" office:value-type="float" office:value="354" calcext:value-type="float">
            <text:p>354</text:p>
          </table:table-cell>
          <table:table-cell table:style-name="ce6" office:value-type="float" office:value="627" calcext:value-type="float">
            <text:p>627</text:p>
          </table:table-cell>
          <table:table-cell table:style-name="ce6" table:formula="of:=[.$H$3]*EXP([.$H$5]*((1/[.B366])-(1/[.$H$6])))" office:value-type="float" office:value="26.2786921109585" calcext:value-type="float">
            <text:p>26.278692111</text:p>
          </table:table-cell>
          <table:table-cell table:style-name="ce8" table:formula="of:=[.$H$4]*[.$H$2]/([.$H$3]+[.C366])" office:value-type="float" office:value="4.07227583338451" calcext:value-type="float">
            <text:p>4.0722758334</text:p>
          </table:table-cell>
          <table:table-cell table:style-name="ce11" table:formula="of:=1024*[.D366]/[.$H$7]" office:value-type="float" office:value="926.668989641276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7]-273" office:value-type="float" office:value="355" calcext:value-type="float">
            <text:p>355</text:p>
          </table:table-cell>
          <table:table-cell table:style-name="ce6" office:value-type="float" office:value="628" calcext:value-type="float">
            <text:p>628</text:p>
          </table:table-cell>
          <table:table-cell table:style-name="ce6" table:formula="of:=[.$H$3]*EXP([.$H$5]*((1/[.B367])-(1/[.$H$6])))" office:value-type="float" office:value="26.0540813265126" calcext:value-type="float">
            <text:p>26.0540813265</text:p>
          </table:table-cell>
          <table:table-cell table:style-name="ce8" table:formula="of:=[.$H$4]*[.$H$2]/([.$H$3]+[.C367])" office:value-type="float" office:value="4.07236616245664" calcext:value-type="float">
            <text:p>4.0723661625</text:p>
          </table:table-cell>
          <table:table-cell table:style-name="ce11" table:formula="of:=1024*[.D367]/[.$H$7]" office:value-type="float" office:value="926.689544523465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8]-273" office:value-type="float" office:value="356" calcext:value-type="float">
            <text:p>356</text:p>
          </table:table-cell>
          <table:table-cell table:style-name="ce6" office:value-type="float" office:value="629" calcext:value-type="float">
            <text:p>629</text:p>
          </table:table-cell>
          <table:table-cell table:style-name="ce6" table:formula="of:=[.$H$3]*EXP([.$H$5]*((1/[.B368])-(1/[.$H$6])))" office:value-type="float" office:value="25.8320954029034" calcext:value-type="float">
            <text:p>25.8320954029</text:p>
          </table:table-cell>
          <table:table-cell table:style-name="ce8" table:formula="of:=[.$H$4]*[.$H$2]/([.$H$3]+[.C368])" office:value-type="float" office:value="4.07245543985679" calcext:value-type="float">
            <text:p>4.0724554399</text:p>
          </table:table-cell>
          <table:table-cell table:style-name="ce11" table:formula="of:=1024*[.D368]/[.$H$7]" office:value-type="float" office:value="926.709860091855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9]-273" office:value-type="float" office:value="357" calcext:value-type="float">
            <text:p>357</text:p>
          </table:table-cell>
          <table:table-cell table:style-name="ce6" office:value-type="float" office:value="630" calcext:value-type="float">
            <text:p>630</text:p>
          </table:table-cell>
          <table:table-cell table:style-name="ce6" table:formula="of:=[.$H$3]*EXP([.$H$5]*((1/[.B369])-(1/[.$H$6])))" office:value-type="float" office:value="25.6126965805099" calcext:value-type="float">
            <text:p>25.6126965805</text:p>
          </table:table-cell>
          <table:table-cell table:style-name="ce8" table:formula="of:=[.$H$4]*[.$H$2]/([.$H$3]+[.C369])" office:value-type="float" office:value="4.07254368063337" calcext:value-type="float">
            <text:p>4.0725436806</text:p>
          </table:table-cell>
          <table:table-cell table:style-name="ce11" table:formula="of:=1024*[.D369]/[.$H$7]" office:value-type="float" office:value="926.729939770794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0]-273" office:value-type="float" office:value="358" calcext:value-type="float">
            <text:p>358</text:p>
          </table:table-cell>
          <table:table-cell table:style-name="ce6" office:value-type="float" office:value="631" calcext:value-type="float">
            <text:p>631</text:p>
          </table:table-cell>
          <table:table-cell table:style-name="ce6" table:formula="of:=[.$H$3]*EXP([.$H$5]*((1/[.B370])-(1/[.$H$6])))" office:value-type="float" office:value="25.395847737472" calcext:value-type="float">
            <text:p>25.3958477375</text:p>
          </table:table-cell>
          <table:table-cell table:style-name="ce8" table:formula="of:=[.$H$4]*[.$H$2]/([.$H$3]+[.C370])" office:value-type="float" office:value="4.0726308995825" calcext:value-type="float">
            <text:p>4.0726308996</text:p>
          </table:table-cell>
          <table:table-cell table:style-name="ce11" table:formula="of:=1024*[.D370]/[.$H$7]" office:value-type="float" office:value="926.749786927218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1]-273" office:value-type="float" office:value="359" calcext:value-type="float">
            <text:p>359</text:p>
          </table:table-cell>
          <table:table-cell table:style-name="ce6" office:value-type="float" office:value="632" calcext:value-type="float">
            <text:p>632</text:p>
          </table:table-cell>
          <table:table-cell table:style-name="ce6" table:formula="of:=[.$H$3]*EXP([.$H$5]*((1/[.B371])-(1/[.$H$6])))" office:value-type="float" office:value="25.1815123774009" calcext:value-type="float">
            <text:p>25.1815123774</text:p>
          </table:table-cell>
          <table:table-cell table:style-name="ce8" table:formula="of:=[.$H$4]*[.$H$2]/([.$H$3]+[.C371])" office:value-type="float" office:value="4.07271711125281" calcext:value-type="float">
            <text:p>4.0727171113</text:p>
          </table:table-cell>
          <table:table-cell table:style-name="ce11" table:formula="of:=1024*[.D371]/[.$H$7]" office:value-type="float" office:value="926.769404871749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2]-273" office:value-type="float" office:value="360" calcext:value-type="float">
            <text:p>360</text:p>
          </table:table-cell>
          <table:table-cell table:style-name="ce6" office:value-type="float" office:value="633" calcext:value-type="float">
            <text:p>633</text:p>
          </table:table-cell>
          <table:table-cell table:style-name="ce6" table:formula="of:=[.$H$3]*EXP([.$H$5]*((1/[.B372])-(1/[.$H$6])))" office:value-type="float" office:value="24.9696546173543" calcext:value-type="float">
            <text:p>24.9696546174</text:p>
          </table:table-cell>
          <table:table-cell table:style-name="ce8" table:formula="of:=[.$H$4]*[.$H$2]/([.$H$3]+[.C372])" office:value-type="float" office:value="4.07280232995014" calcext:value-type="float">
            <text:p>4.07280233</text:p>
          </table:table-cell>
          <table:table-cell table:style-name="ce11" table:formula="of:=1024*[.D372]/[.$H$7]" office:value-type="float" office:value="926.788796859765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3]-273" office:value-type="float" office:value="361" calcext:value-type="float">
            <text:p>361</text:p>
          </table:table-cell>
          <table:table-cell table:style-name="ce6" office:value-type="float" office:value="634" calcext:value-type="float">
            <text:p>634</text:p>
          </table:table-cell>
          <table:table-cell table:style-name="ce6" table:formula="of:=[.$H$3]*EXP([.$H$5]*((1/[.B373])-(1/[.$H$6])))" office:value-type="float" office:value="24.7602391760699" calcext:value-type="float">
            <text:p>24.7602391761</text:p>
          </table:table-cell>
          <table:table-cell table:style-name="ce8" table:formula="of:=[.$H$4]*[.$H$2]/([.$H$3]+[.C373])" office:value-type="float" office:value="4.0728865697422" calcext:value-type="float">
            <text:p>4.0728865697</text:p>
          </table:table-cell>
          <table:table-cell table:style-name="ce11" table:formula="of:=1024*[.D373]/[.$H$7]" office:value-type="float" office:value="926.807966092446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4]-273" office:value-type="float" office:value="362" calcext:value-type="float">
            <text:p>362</text:p>
          </table:table-cell>
          <table:table-cell table:style-name="ce6" office:value-type="float" office:value="635" calcext:value-type="float">
            <text:p>635</text:p>
          </table:table-cell>
          <table:table-cell table:style-name="ce6" table:formula="of:=[.$H$3]*EXP([.$H$5]*((1/[.B374])-(1/[.$H$6])))" office:value-type="float" office:value="24.5532313624518" calcext:value-type="float">
            <text:p>24.5532313625</text:p>
          </table:table-cell>
          <table:table-cell table:style-name="ce8" table:formula="of:=[.$H$4]*[.$H$2]/([.$H$3]+[.C374])" office:value-type="float" office:value="4.07296984446303" calcext:value-type="float">
            <text:p>4.0729698445</text:p>
          </table:table-cell>
          <table:table-cell table:style-name="ce11" table:formula="of:=1024*[.D374]/[.$H$7]" office:value-type="float" office:value="926.82691571781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5]-273" office:value-type="float" office:value="363" calcext:value-type="float">
            <text:p>363</text:p>
          </table:table-cell>
          <table:table-cell table:style-name="ce6" office:value-type="float" office:value="636" calcext:value-type="float">
            <text:p>636</text:p>
          </table:table-cell>
          <table:table-cell table:style-name="ce6" table:formula="of:=[.$H$3]*EXP([.$H$5]*((1/[.B375])-(1/[.$H$6])))" office:value-type="float" office:value="24.3485970643035" calcext:value-type="float">
            <text:p>24.3485970643</text:p>
          </table:table-cell>
          <table:table-cell table:style-name="ce8" table:formula="of:=[.$H$4]*[.$H$2]/([.$H$3]+[.C375])" office:value-type="float" office:value="4.07305216771746" calcext:value-type="float">
            <text:p>4.0730521677</text:p>
          </table:table-cell>
          <table:table-cell table:style-name="ce11" table:formula="of:=1024*[.D375]/[.$H$7]" office:value-type="float" office:value="926.845648831707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6]-273" office:value-type="float" office:value="364" calcext:value-type="float">
            <text:p>364</text:p>
          </table:table-cell>
          <table:table-cell table:style-name="ce6" office:value-type="float" office:value="637" calcext:value-type="float">
            <text:p>637</text:p>
          </table:table-cell>
          <table:table-cell table:style-name="ce6" table:formula="of:=[.$H$3]*EXP([.$H$5]*((1/[.B376])-(1/[.$H$6])))" office:value-type="float" office:value="24.1463027373014" calcext:value-type="float">
            <text:p>24.1463027373</text:p>
          </table:table-cell>
          <table:table-cell table:style-name="ce8" table:formula="of:=[.$H$4]*[.$H$2]/([.$H$3]+[.C376])" office:value-type="float" office:value="4.0731335528854" calcext:value-type="float">
            <text:p>4.0731335529</text:p>
          </table:table-cell>
          <table:table-cell table:style-name="ce11" table:formula="of:=1024*[.D376]/[.$H$7]" office:value-type="float" office:value="926.864168478812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7]-273" office:value-type="float" office:value="365" calcext:value-type="float">
            <text:p>365</text:p>
          </table:table-cell>
          <table:table-cell table:style-name="ce6" office:value-type="float" office:value="638" calcext:value-type="float">
            <text:p>638</text:p>
          </table:table-cell>
          <table:table-cell table:style-name="ce6" table:formula="of:=[.$H$3]*EXP([.$H$5]*((1/[.B377])-(1/[.$H$6])))" office:value-type="float" office:value="23.9463153942036" calcext:value-type="float">
            <text:p>23.9463153942</text:p>
          </table:table-cell>
          <table:table-cell table:style-name="ce8" table:formula="of:=[.$H$4]*[.$H$2]/([.$H$3]+[.C377])" office:value-type="float" office:value="4.0732140131261" calcext:value-type="float">
            <text:p>4.0732140131</text:p>
          </table:table-cell>
          <table:table-cell table:style-name="ce11" table:formula="of:=1024*[.D377]/[.$H$7]" office:value-type="float" office:value="926.882477653583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8]-273" office:value-type="float" office:value="366" calcext:value-type="float">
            <text:p>366</text:p>
          </table:table-cell>
          <table:table-cell table:style-name="ce6" office:value-type="float" office:value="639" calcext:value-type="float">
            <text:p>639</text:p>
          </table:table-cell>
          <table:table-cell table:style-name="ce6" table:formula="of:=[.$H$3]*EXP([.$H$5]*((1/[.B378])-(1/[.$H$6])))" office:value-type="float" office:value="23.748602594288" calcext:value-type="float">
            <text:p>23.7486025943</text:p>
          </table:table-cell>
          <table:table-cell table:style-name="ce8" table:formula="of:=[.$H$4]*[.$H$2]/([.$H$3]+[.C378])" office:value-type="float" office:value="4.07329356138226" calcext:value-type="float">
            <text:p>4.0732935614</text:p>
          </table:table-cell>
          <table:table-cell table:style-name="ce11" table:formula="of:=1024*[.D378]/[.$H$7]" office:value-type="float" office:value="926.900579301208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9]-273" office:value-type="float" office:value="367" calcext:value-type="float">
            <text:p>367</text:p>
          </table:table-cell>
          <table:table-cell table:style-name="ce6" office:value-type="float" office:value="640" calcext:value-type="float">
            <text:p>640</text:p>
          </table:table-cell>
          <table:table-cell table:style-name="ce6" table:formula="of:=[.$H$3]*EXP([.$H$5]*((1/[.B379])-(1/[.$H$6])))" office:value-type="float" office:value="23.5531324330147" calcext:value-type="float">
            <text:p>23.553132433</text:p>
          </table:table-cell>
          <table:table-cell table:style-name="ce8" table:formula="of:=[.$H$4]*[.$H$2]/([.$H$3]+[.C379])" office:value-type="float" office:value="4.07337221038415" calcext:value-type="float">
            <text:p>4.0733722104</text:p>
          </table:table-cell>
          <table:table-cell table:style-name="ce11" table:formula="of:=1024*[.D379]/[.$H$7]" office:value-type="float" office:value="926.918476318525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0]-273" office:value-type="float" office:value="368" calcext:value-type="float">
            <text:p>368</text:p>
          </table:table-cell>
          <table:table-cell table:style-name="ce6" office:value-type="float" office:value="641" calcext:value-type="float">
            <text:p>641</text:p>
          </table:table-cell>
          <table:table-cell table:style-name="ce6" table:formula="of:=[.$H$3]*EXP([.$H$5]*((1/[.B380])-(1/[.$H$6])))" office:value-type="float" office:value="23.3598735319072" calcext:value-type="float">
            <text:p>23.3598735319</text:p>
          </table:table-cell>
          <table:table-cell table:style-name="ce8" table:formula="of:=[.$H$4]*[.$H$2]/([.$H$3]+[.C380])" office:value-type="float" office:value="4.07344997265349" calcext:value-type="float">
            <text:p>4.0734499727</text:p>
          </table:table-cell>
          <table:table-cell table:style-name="ce11" table:formula="of:=1024*[.D380]/[.$H$7]" office:value-type="float" office:value="926.936171554928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1]-273" office:value-type="float" office:value="369" calcext:value-type="float">
            <text:p>369</text:p>
          </table:table-cell>
          <table:table-cell table:style-name="ce6" office:value-type="float" office:value="642" calcext:value-type="float">
            <text:p>642</text:p>
          </table:table-cell>
          <table:table-cell table:style-name="ce6" table:formula="of:=[.$H$3]*EXP([.$H$5]*((1/[.B381])-(1/[.$H$6])))" office:value-type="float" office:value="23.1687950286479" calcext:value-type="float">
            <text:p>23.1687950286</text:p>
          </table:table-cell>
          <table:table-cell table:style-name="ce8" table:formula="of:=[.$H$4]*[.$H$2]/([.$H$3]+[.C381])" office:value-type="float" office:value="4.07352686050745" calcext:value-type="float">
            <text:p>4.0735268605</text:p>
          </table:table-cell>
          <table:table-cell table:style-name="ce11" table:formula="of:=1024*[.D381]/[.$H$7]" office:value-type="float" office:value="926.95366781325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2]-273" office:value-type="float" office:value="370" calcext:value-type="float">
            <text:p>370</text:p>
          </table:table-cell>
          <table:table-cell table:style-name="ce6" office:value-type="float" office:value="643" calcext:value-type="float">
            <text:p>643</text:p>
          </table:table-cell>
          <table:table-cell table:style-name="ce6" table:formula="of:=[.$H$3]*EXP([.$H$5]*((1/[.B382])-(1/[.$H$6])))" office:value-type="float" office:value="22.979866567381" calcext:value-type="float">
            <text:p>22.9798665674</text:p>
          </table:table-cell>
          <table:table-cell table:style-name="ce8" table:formula="of:=[.$H$4]*[.$H$2]/([.$H$3]+[.C382])" office:value-type="float" office:value="4.07360288606236" calcext:value-type="float">
            <text:p>4.0736028861</text:p>
          </table:table-cell>
          <table:table-cell table:style-name="ce11" table:formula="of:=1024*[.D382]/[.$H$7]" office:value-type="float" office:value="926.970967850634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3]-273" office:value-type="float" office:value="371" calcext:value-type="float">
            <text:p>371</text:p>
          </table:table-cell>
          <table:table-cell table:style-name="ce6" office:value-type="float" office:value="644" calcext:value-type="float">
            <text:p>644</text:p>
          </table:table-cell>
          <table:table-cell table:style-name="ce6" table:formula="of:=[.$H$3]*EXP([.$H$5]*((1/[.B383])-(1/[.$H$6])))" office:value-type="float" office:value="22.7930582892212" calcext:value-type="float">
            <text:p>22.7930582892</text:p>
          </table:table-cell>
          <table:table-cell table:style-name="ce8" table:formula="of:=[.$H$4]*[.$H$2]/([.$H$3]+[.C383])" office:value-type="float" office:value="4.07367806123749" calcext:value-type="float">
            <text:p>4.0736780612</text:p>
          </table:table-cell>
          <table:table-cell table:style-name="ce11" table:formula="of:=1024*[.D383]/[.$H$7]" office:value-type="float" office:value="926.988074379377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4]-273" office:value-type="float" office:value="372" calcext:value-type="float">
            <text:p>372</text:p>
          </table:table-cell>
          <table:table-cell table:style-name="ce6" office:value-type="float" office:value="645" calcext:value-type="float">
            <text:p>645</text:p>
          </table:table-cell>
          <table:table-cell table:style-name="ce6" table:formula="of:=[.$H$3]*EXP([.$H$5]*((1/[.B384])-(1/[.$H$6])))" office:value-type="float" office:value="22.6083408229603" calcext:value-type="float">
            <text:p>22.608340823</text:p>
          </table:table-cell>
          <table:table-cell table:style-name="ce8" table:formula="of:=[.$H$4]*[.$H$2]/([.$H$3]+[.C384])" office:value-type="float" office:value="4.07375239775872" calcext:value-type="float">
            <text:p>4.0737523978</text:p>
          </table:table-cell>
          <table:table-cell table:style-name="ce11" table:formula="of:=1024*[.D384]/[.$H$7]" office:value-type="float" office:value="927.004990067763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5]-273" office:value-type="float" office:value="373" calcext:value-type="float">
            <text:p>373</text:p>
          </table:table-cell>
          <table:table-cell table:style-name="ce6" office:value-type="float" office:value="646" calcext:value-type="float">
            <text:p>646</text:p>
          </table:table-cell>
          <table:table-cell table:style-name="ce6" table:formula="of:=[.$H$3]*EXP([.$H$5]*((1/[.B385])-(1/[.$H$6])))" office:value-type="float" office:value="22.4256852759687" calcext:value-type="float">
            <text:p>22.425685276</text:p>
          </table:table-cell>
          <table:table-cell table:style-name="ce8" table:formula="of:=[.$H$4]*[.$H$2]/([.$H$3]+[.C385])" office:value-type="float" office:value="4.07382590716207" calcext:value-type="float">
            <text:p>4.0738259072</text:p>
          </table:table-cell>
          <table:table-cell table:style-name="ce11" table:formula="of:=1024*[.D385]/[.$H$7]" office:value-type="float" office:value="927.02171754088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6]-273" office:value-type="float" office:value="374" calcext:value-type="float">
            <text:p>374</text:p>
          </table:table-cell>
          <table:table-cell table:style-name="ce6" office:value-type="float" office:value="647" calcext:value-type="float">
            <text:p>647</text:p>
          </table:table-cell>
          <table:table-cell table:style-name="ce6" table:formula="of:=[.$H$3]*EXP([.$H$5]*((1/[.B386])-(1/[.$H$6])))" office:value-type="float" office:value="22.2450632252873" calcext:value-type="float">
            <text:p>22.2450632253</text:p>
          </table:table-cell>
          <table:table-cell table:style-name="ce8" table:formula="of:=[.$H$4]*[.$H$2]/([.$H$3]+[.C386])" office:value-type="float" office:value="4.07389860079721" calcext:value-type="float">
            <text:p>4.0738986008</text:p>
          </table:table-cell>
          <table:table-cell table:style-name="ce11" table:formula="of:=1024*[.D386]/[.$H$7]" office:value-type="float" office:value="927.03825938141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7]-273" office:value-type="float" office:value="375" calcext:value-type="float">
            <text:p>375</text:p>
          </table:table-cell>
          <table:table-cell table:style-name="ce6" office:value-type="float" office:value="648" calcext:value-type="float">
            <text:p>648</text:p>
          </table:table-cell>
          <table:table-cell table:style-name="ce6" table:formula="of:=[.$H$3]*EXP([.$H$5]*((1/[.B387])-(1/[.$H$6])))" office:value-type="float" office:value="22.0664467089048" calcext:value-type="float">
            <text:p>22.0664467089</text:p>
          </table:table-cell>
          <table:table-cell table:style-name="ce8" table:formula="of:=[.$H$4]*[.$H$2]/([.$H$3]+[.C387])" office:value-type="float" office:value="4.07397048983094" calcext:value-type="float">
            <text:p>4.0739704898</text:p>
          </table:table-cell>
          <table:table-cell table:style-name="ce11" table:formula="of:=1024*[.D387]/[.$H$7]" office:value-type="float" office:value="927.054618130419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8]-273" office:value-type="float" office:value="376" calcext:value-type="float">
            <text:p>376</text:p>
          </table:table-cell>
          <table:table-cell table:style-name="ce6" office:value-type="float" office:value="649" calcext:value-type="float">
            <text:p>649</text:p>
          </table:table-cell>
          <table:table-cell table:style-name="ce6" table:formula="of:=[.$H$3]*EXP([.$H$5]*((1/[.B388])-(1/[.$H$6])))" office:value-type="float" office:value="21.8898082172165" calcext:value-type="float">
            <text:p>21.8898082172</text:p>
          </table:table-cell>
          <table:table-cell table:style-name="ce8" table:formula="of:=[.$H$4]*[.$H$2]/([.$H$3]+[.C388])" office:value-type="float" office:value="4.07404158525049" calcext:value-type="float">
            <text:p>4.0740415853</text:p>
          </table:table-cell>
          <table:table-cell table:style-name="ce11" table:formula="of:=1024*[.D388]/[.$H$7]" office:value-type="float" office:value="927.07079628811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9]-273" office:value-type="float" office:value="377" calcext:value-type="float">
            <text:p>377</text:p>
          </table:table-cell>
          <table:table-cell table:style-name="ce6" office:value-type="float" office:value="650" calcext:value-type="float">
            <text:p>650</text:p>
          </table:table-cell>
          <table:table-cell table:style-name="ce6" table:formula="of:=[.$H$3]*EXP([.$H$5]*((1/[.B389])-(1/[.$H$6])))" office:value-type="float" office:value="21.7151206846603" calcext:value-type="float">
            <text:p>21.7151206847</text:p>
          </table:table-cell>
          <table:table-cell table:style-name="ce8" table:formula="of:=[.$H$4]*[.$H$2]/([.$H$3]+[.C389])" office:value-type="float" office:value="4.07411189786683" calcext:value-type="float">
            <text:p>4.0741118979</text:p>
          </table:table-cell>
          <table:table-cell table:style-name="ce11" table:formula="of:=1024*[.D389]/[.$H$7]" office:value-type="float" office:value="927.086796314586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90]-273" office:value-type="float" office:value="378" calcext:value-type="float">
            <text:p>378</text:p>
          </table:table-cell>
          <table:table-cell table:style-name="ce6" office:value-type="float" office:value="651" calcext:value-type="float">
            <text:p>651</text:p>
          </table:table-cell>
          <table:table-cell table:style-name="ce6" table:formula="of:=[.$H$3]*EXP([.$H$5]*((1/[.B390])-(1/[.$H$6])))" office:value-type="float" office:value="21.5423574815262" calcext:value-type="float">
            <text:p>21.5423574815</text:p>
          </table:table-cell>
          <table:table-cell table:style-name="ce8" table:formula="of:=[.$H$4]*[.$H$2]/([.$H$3]+[.C390])" office:value-type="float" office:value="4.07418143831794" calcext:value-type="float">
            <text:p>4.0741814383</text:p>
          </table:table-cell>
          <table:table-cell table:style-name="ce11" table:formula="of:=1024*[.D390]/[.$H$7]" office:value-type="float" office:value="927.10262063057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91]-273" office:value-type="float" office:value="379" calcext:value-type="float">
            <text:p>379</text:p>
          </table:table-cell>
          <table:table-cell table:style-name="ce6" office:value-type="float" office:value="652" calcext:value-type="float">
            <text:p>652</text:p>
          </table:table-cell>
          <table:table-cell table:style-name="ce6" table:formula="of:=[.$H$3]*EXP([.$H$5]*((1/[.B391])-(1/[.$H$6])))" office:value-type="float" office:value="21.3714924059349" calcext:value-type="float">
            <text:p>21.3714924059</text:p>
          </table:table-cell>
          <table:table-cell table:style-name="ce8" table:formula="of:=[.$H$4]*[.$H$2]/([.$H$3]+[.C391])" office:value-type="float" office:value="4.07425021707188" calcext:value-type="float">
            <text:p>4.0742502171</text:p>
          </table:table-cell>
          <table:table-cell table:style-name="ce11" table:formula="of:=1024*[.D391]/[.$H$7]" office:value-type="float" office:value="927.118271618134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92]-273" office:value-type="float" office:value="380" calcext:value-type="float">
            <text:p>380</text:p>
          </table:table-cell>
          <table:table-cell table:style-name="ce6" office:value-type="float" office:value="653" calcext:value-type="float">
            <text:p>653</text:p>
          </table:table-cell>
          <table:table-cell table:style-name="ce6" table:formula="of:=[.$H$3]*EXP([.$H$5]*((1/[.B392])-(1/[.$H$6])))" office:value-type="float" office:value="21.2024996759815" calcext:value-type="float">
            <text:p>21.202499676</text:p>
          </table:table-cell>
          <table:table-cell table:style-name="ce8" table:formula="of:=[.$H$4]*[.$H$2]/([.$H$3]+[.C392])" office:value-type="float" office:value="4.07431824442996" calcext:value-type="float">
            <text:p>4.0743182444</text:p>
          </table:table-cell>
          <table:table-cell table:style-name="ce11" table:formula="of:=1024*[.D392]/[.$H$7]" office:value-type="float" office:value="927.133751621396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93]-273" office:value-type="float" office:value="381" calcext:value-type="float">
            <text:p>381</text:p>
          </table:table-cell>
          <table:table-cell table:style-name="ce6" office:value-type="float" office:value="654" calcext:value-type="float">
            <text:p>654</text:p>
          </table:table-cell>
          <table:table-cell table:style-name="ce6" table:formula="of:=[.$H$3]*EXP([.$H$5]*((1/[.B393])-(1/[.$H$6])))" office:value-type="float" office:value="21.0353539220411" calcext:value-type="float">
            <text:p>21.035353922</text:p>
          </table:table-cell>
          <table:table-cell table:style-name="ce8" table:formula="of:=[.$H$4]*[.$H$2]/([.$H$3]+[.C393])" office:value-type="float" office:value="4.07438553052975" calcext:value-type="float">
            <text:p>4.0743855305</text:p>
          </table:table-cell>
          <table:table-cell table:style-name="ce11" table:formula="of:=1024*[.D393]/[.$H$7]" office:value-type="float" office:value="927.149062947214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94]-273" office:value-type="float" office:value="382" calcext:value-type="float">
            <text:p>382</text:p>
          </table:table-cell>
          <table:table-cell table:style-name="ce6" office:value-type="float" office:value="655" calcext:value-type="float">
            <text:p>655</text:p>
          </table:table-cell>
          <table:table-cell table:style-name="ce6" table:formula="of:=[.$H$3]*EXP([.$H$5]*((1/[.B394])-(1/[.$H$6])))" office:value-type="float" office:value="20.8700301792327" calcext:value-type="float">
            <text:p>20.8700301792</text:p>
          </table:table-cell>
          <table:table-cell table:style-name="ce8" table:formula="of:=[.$H$4]*[.$H$2]/([.$H$3]+[.C394])" office:value-type="float" office:value="4.07445208534802" calcext:value-type="float">
            <text:p>4.0744520853</text:p>
          </table:table-cell>
          <table:table-cell table:style-name="ce11" table:formula="of:=1024*[.D394]/[.$H$7]" office:value-type="float" office:value="927.164207865859" calcext:value-type="float">
            <text:p>927</text:p>
          </table:table-cell>
          <table:table-cell table:number-columns-repeated="1019"/>
        </table:table-row>
        <table:table-row table:style-name="ro3" table:number-rows-repeated="629">
          <table:table-cell table:style-name="ce4"/>
          <table:table-cell table:style-name="ce7" table:number-columns-repeated="2"/>
          <table:table-cell table:style-name="ce9"/>
          <table:table-cell table:style-name="ce12"/>
          <table:table-cell table:number-columns-repeated="1019"/>
        </table:table-row>
        <table:table-row table:style-name="ro3" table:number-rows-repeated="1047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4" office:value-type="float" office:value="-83.5916194979913" calcext:value-type="float">
            <text:p>-8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5.7082734678922" calcext:value-type="float">
            <text:p>-7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0.9052384468116" calcext:value-type="float">
            <text:p>-7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7.3820554630516" calcext:value-type="float">
            <text:p>-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4.5795142494906" calcext:value-type="float">
            <text:p>-6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2.2423346087427" calcext:value-type="float">
            <text:p>-6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0.2317438453303" calcext:value-type="float">
            <text:p>-6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8.4636135879245" calcext:value-type="float">
            <text:p>-5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6.8829592920951" calcext:value-type="float">
            <text:p>-5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5.4518037889467" calcext:value-type="float">
            <text:p>-5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4.1427815614051" calcext:value-type="float">
            <text:p>-5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2.9355003829677" calcext:value-type="float">
            <text:p>-5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1.8143441391486" calcext:value-type="float">
            <text:p>-5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0.7670806584067" calcext:value-type="float">
            <text:p>-5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9.7839440343735" calcext:value-type="float">
            <text:p>-4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8.8570093382482" calcext:value-type="float">
            <text:p>-4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7.979754377549" calcext:value-type="float">
            <text:p>-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7.1467449971648" calcext:value-type="float">
            <text:p>-4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6.3534042647795" calcext:value-type="float">
            <text:p>-4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5.5958400044487" calcext:value-type="float">
            <text:p>-4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4.8707137883027" calcext:value-type="float">
            <text:p>-4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4.1751399472263" calcext:value-type="float">
            <text:p>-4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3.506606687957" calcext:value-type="float">
            <text:p>-4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2.8629137389969" calcext:value-type="float">
            <text:p>-4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2.2421225261004" calcext:value-type="float">
            <text:p>-4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1.6425159651973" calcext:value-type="float">
            <text:p>-4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1.0625657221968" calcext:value-type="float">
            <text:p>-4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0.5009053309805" calcext:value-type="float">
            <text:p>-4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9.9563079519443" calcext:value-type="float">
            <text:p>-4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9.4276678393618" calcext:value-type="float">
            <text:p>-3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8.9139847974255" calcext:value-type="float">
            <text:p>-3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8.4143510631358" calcext:value-type="float">
            <text:p>-3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7.9279401739168" calcext:value-type="float">
            <text:p>-3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7.4539974692053" calcext:value-type="float">
            <text:p>-3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9918319456517" calcext:value-type="float">
            <text:p>-3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5408092402311" calcext:value-type="float">
            <text:p>-3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1003455583716" calcext:value-type="float">
            <text:p>-3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5.669902397957" calcext:value-type="float">
            <text:p>-3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5.248981946872" calcext:value-type="float">
            <text:p>-3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8371230531899" calcext:value-type="float">
            <text:p>-3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4338976843402" calcext:value-type="float">
            <text:p>-3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0389078055464" calcext:value-type="float">
            <text:p>-3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3.6517826191649" calcext:value-type="float">
            <text:p>-3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3.272176115848" calcext:value-type="float">
            <text:p>-3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8997648960779" calcext:value-type="float">
            <text:p>-3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5342462269204" calcext:value-type="float">
            <text:p>-3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1753363040805" calcext:value-type="float">
            <text:p>-3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822768693694" calcext:value-type="float">
            <text:p>-3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476292931938" calcext:value-type="float">
            <text:p>-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135673263604" calcext:value-type="float">
            <text:p>-3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800687503361" calcext:value-type="float">
            <text:p>-3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4711260056191" calcext:value-type="float">
            <text:p>-3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1467907307634" calcext:value-type="float">
            <text:p>-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8274943971046" calcext:value-type="float">
            <text:p>-2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5130597092469" calcext:value-type="float">
            <text:p>-2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2033186547336" calcext:value-type="float">
            <text:p>-2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8981118618238" calcext:value-type="float">
            <text:p>-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5972880121145" calcext:value-type="float">
            <text:p>-2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3007033024658" calcext:value-type="float">
            <text:p>-2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0082209513308" calcext:value-type="float">
            <text:p>-2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7197107451501" calcext:value-type="float">
            <text:p>-2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4350486209604" calcext:value-type="float">
            <text:p>-2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1541162817915" calcext:value-type="float">
            <text:p>-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8768008418003" calcext:value-type="float">
            <text:p>-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6029944984148" calcext:value-type="float">
            <text:p>-2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3325942290528" calcext:value-type="float">
            <text:p>-2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0655015102289" calcext:value-type="float">
            <text:p>-2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8016220570908" calcext:value-type="float">
            <text:p>-2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540865581621" calcext:value-type="float">
            <text:p>-2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283145567918" calcext:value-type="float">
            <text:p>-2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0283790631233" calcext:value-type="float">
            <text:p>-2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7764864827024" calcext:value-type="float">
            <text:p>-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527391428909" calcext:value-type="float">
            <text:p>-2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2810205213726" calcext:value-type="float">
            <text:p>-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0373032388479" calcext:value-type="float">
            <text:p>-2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7961717712514" calcext:value-type="float">
            <text:p>-2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5575608811921" calcext:value-type="float">
            <text:p>-2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3214077742708" calcext:value-type="float">
            <text:p>-2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0876519774891" calcext:value-type="float">
            <text:p>-2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8562352251644" calcext:value-type="float">
            <text:p>-2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6271013518005" calcext:value-type="float">
            <text:p>-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4001961914091" calcext:value-type="float">
            <text:p>-2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1754674828208" calcext:value-type="float">
            <text:p>-2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9528647805605" calcext:value-type="float">
            <text:p>-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7323393708996" calcext:value-type="float">
            <text:p>-2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513844192726" calcext:value-type="float">
            <text:p>-2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2973337629039" calcext:value-type="float">
            <text:p>-2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0827641058191" calcext:value-type="float">
            <text:p>-2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8700926868309" calcext:value-type="float">
            <text:p>-2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6592783493733" calcext:value-type="float">
            <text:p>-2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4502812554661" calcext:value-type="float">
            <text:p>-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2430628294163" calcext:value-type="float">
            <text:p>-2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0375857045063" calcext:value-type="float">
            <text:p>-2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8338136724799" calcext:value-type="float">
            <text:p>-1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6317116356506" calcext:value-type="float">
            <text:p>-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431245561471" calcext:value-type="float">
            <text:p>-1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2323824394125" calcext:value-type="float">
            <text:p>-1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0350902400137" calcext:value-type="float">
            <text:p>-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8393378759708" calcext:value-type="float">
            <text:p>-1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645095165144" calcext:value-type="float">
            <text:p>-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4523327953721" calcext:value-type="float">
            <text:p>-1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2610222909873" calcext:value-type="float">
            <text:p>-1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0711359809319" calcext:value-type="float">
            <text:p>-1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8826469683877" calcext:value-type="float">
            <text:p>-1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6955291018305" calcext:value-type="float">
            <text:p>-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5097569474301" calcext:value-type="float">
            <text:p>-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3253057627237" calcext:value-type="float">
            <text:p>-1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142151471488" calcext:value-type="float">
            <text:p>-1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9602706397501" calcext:value-type="float">
            <text:p>-1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7796404528713" calcext:value-type="float">
            <text:p>-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6002386936491" calcext:value-type="float">
            <text:p>-1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4220437213829" calcext:value-type="float">
            <text:p>-1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2450344518515" calcext:value-type="float">
            <text:p>-1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0691903381575" calcext:value-type="float">
            <text:p>-1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8944913523906" calcext:value-type="float">
            <text:p>-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7209179680719" calcext:value-type="float">
            <text:p>-1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5484511433348" calcext:value-type="float">
            <text:p>-1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3770723048105" calcext:value-type="float">
            <text:p>-1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2067633321788" calcext:value-type="float">
            <text:p>-1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0375065433544" calcext:value-type="float">
            <text:p>-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8692846802749" calcext:value-type="float">
            <text:p>-1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7020808952634" calcext:value-type="float">
            <text:p>-1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5358787379375" calcext:value-type="float">
            <text:p>-1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3706621426371" calcext:value-type="float">
            <text:p>-1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2064154163482" calcext:value-type="float">
            <text:p>-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043123227099" calcext:value-type="float">
            <text:p>-1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8807705928052" calcext:value-type="float">
            <text:p>-1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7193428705447" calcext:value-type="float">
            <text:p>-1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5588257462417" calcext:value-type="float">
            <text:p>-1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3992052247419" calcext:value-type="float">
            <text:p>-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2404676202595" calcext:value-type="float">
            <text:p>-1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0825995471822" calcext:value-type="float">
            <text:p>-1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925587911215" calcext:value-type="float">
            <text:p>-1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7694199008504" calcext:value-type="float">
            <text:p>-1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6140829791486" calcext:value-type="float">
            <text:p>-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4595648758169" calcext:value-type="float">
            <text:p>-1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3058535795713" calcext:value-type="float">
            <text:p>-1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1529373307729" calcext:value-type="float">
            <text:p>-1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0008046143233" calcext:value-type="float">
            <text:p>-1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8494441528108" calcext:value-type="float">
            <text:p>-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6988448998953" calcext:value-type="float">
            <text:p>-1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5489960339223" calcext:value-type="float">
            <text:p>-1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3998869517575" calcext:value-type="float">
            <text:p>-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251507262831" calcext:value-type="float">
            <text:p>-1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1038467833844" calcext:value-type="float">
            <text:p>-1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9568955309116" calcext:value-type="float">
            <text:p>-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8106437187852" calcext:value-type="float">
            <text:p>-1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6650817510621" calcext:value-type="float">
            <text:p>-1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5202002174609" calcext:value-type="float">
            <text:p>-1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3759898885027" calcext:value-type="float">
            <text:p>-1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2324417108113" calcext:value-type="float">
            <text:p>-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0895468025659" calcext:value-type="float">
            <text:p>-1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94729644909859" calcext:value-type="float">
            <text:p>-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80568209863344" calcext:value-type="float">
            <text:p>-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66469535816054" calcext:value-type="float">
            <text:p>-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52432798944039" calcext:value-type="float">
            <text:p>-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38457190513299" calcext:value-type="float">
            <text:p>-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24541916504751" calcext:value-type="float">
            <text:p>-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10686197250845" calcext:value-type="float">
            <text:p>-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96889267083293" calcext:value-type="float">
            <text:p>-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83150373991566" calcext:value-type="float">
            <text:p>-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69468779291776" calcext:value-type="float">
            <text:p>-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55843757305553" calcext:value-type="float">
            <text:p>-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42274595048497" calcext:value-type="float">
            <text:p>-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28760591927983" calcext:value-type="float">
            <text:p>-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15301059449865" calcext:value-type="float">
            <text:p>-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01895320933818" calcext:value-type="float">
            <text:p>-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88542711237051" calcext:value-type="float">
            <text:p>-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75242576486005" calcext:value-type="float">
            <text:p>-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61994273815844" calcext:value-type="float">
            <text:p>-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48797171117388" calcext:value-type="float">
            <text:p>-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35650646791362" calcext:value-type="float">
            <text:p>-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22554089509509" calcext:value-type="float">
            <text:p>-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09506897982578" calcext:value-type="float">
            <text:p>-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9650848073473" calcext:value-type="float">
            <text:p>-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83558255884248" calcext:value-type="float">
            <text:p>-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70655650930433" calcext:value-type="float">
            <text:p>-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57800102546241" calcext:value-type="float">
            <text:p>-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44991056376728" calcext:value-type="float">
            <text:p>-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32227966842925" calcext:value-type="float">
            <text:p>-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19510296951074" calcext:value-type="float">
            <text:p>-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06837518106988" calcext:value-type="float">
            <text:p>-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94209109935423" calcext:value-type="float">
            <text:p>-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81624560104234" calcext:value-type="float">
            <text:p>-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69083364153232" calcext:value-type="float">
            <text:p>-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56585025327536" calcext:value-type="float">
            <text:p>-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44129054415339" calcext:value-type="float">
            <text:p>-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31714969589831" calcext:value-type="float">
            <text:p>-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19342296255354" calcext:value-type="float">
            <text:p>-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07010566897401" calcext:value-type="float">
            <text:p>-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94719320936559" calcext:value-type="float">
            <text:p>-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8246810458615" calcext:value-type="float">
            <text:p>-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70256470713503" calcext:value-type="float">
            <text:p>-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58083978704741" calcext:value-type="float">
            <text:p>-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45950194332943" calcext:value-type="float">
            <text:p>-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33854689629658" calcext:value-type="float">
            <text:p>-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21797042759562" calcext:value-type="float">
            <text:p>-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09776837898249" calcext:value-type="float">
            <text:p>-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97793665113079" calcext:value-type="float">
            <text:p>-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85847120246842" calcext:value-type="float">
            <text:p>-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73936804804373" calcext:value-type="float">
            <text:p>-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6206232584185" calcext:value-type="float">
            <text:p>-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50223295858785" calcext:value-type="float">
            <text:p>-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38419332692632" calcext:value-type="float">
            <text:p>-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26650059415897" calcext:value-type="float">
            <text:p>-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14915104235678" calcext:value-type="float">
            <text:p>-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03214100395627" calcext:value-type="float">
            <text:p>-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9154668608021" calcext:value-type="float">
            <text:p>-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7991250432118" calcext:value-type="float">
            <text:p>-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68311202906273" calcext:value-type="float">
            <text:p>-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5674243429001" calcext:value-type="float">
            <text:p>-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45205855506549" calcext:value-type="float">
            <text:p>-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33701128084573" calcext:value-type="float">
            <text:p>-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22227917964091" calcext:value-type="float">
            <text:p>-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10785895415142" calcext:value-type="float">
            <text:p>-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99374734958406" calcext:value-type="float">
            <text:p>-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87994115287461" calcext:value-type="float">
            <text:p>-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76643719192964" calcext:value-type="float">
            <text:p>-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65323233488385" calcext:value-type="float">
            <text:p>-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54032348937488" calcext:value-type="float">
            <text:p>-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42770760183356" calcext:value-type="float">
            <text:p>-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31538165679007" calcext:value-type="float">
            <text:p>-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20334267619529" calcext:value-type="float">
            <text:p>-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0915877187573" calcext:value-type="float">
            <text:p>-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980113879291594" calcext:value-type="float">
            <text:p>-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868918288085922" calcext:value-type="float">
            <text:p>-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757998110278834" calcext:value-type="float">
            <text:p>-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647350545250902" calcext:value-type="float">
            <text:p>-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536972826030137" calcext:value-type="float">
            <text:p>-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426862218708607" calcext:value-type="float">
            <text:p>-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317016021872689" calcext:value-type="float">
            <text:p>-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207431566044306" calcext:value-type="float">
            <text:p>-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0981062131347699" calcext:value-type="float">
            <text:p>-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0109626440909096" calcext:value-type="float">
            <text:p>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119777582537552" calcext:value-type="float">
            <text:p>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228341149293556" calcext:value-type="float">
            <text:p>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336655862133" calcext:value-type="float">
            <text:p>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44472421000853" calcext:value-type="float">
            <text:p>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552548653533222" calcext:value-type="float">
            <text:p>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660131625453118" calcext:value-type="float">
            <text:p>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767475531110449" calcext:value-type="float">
            <text:p>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874582748896898" calcext:value-type="float">
            <text:p>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981455630698122" calcext:value-type="float">
            <text:p>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08809650232939" calcext:value-type="float">
            <text:p>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19450766396261" calcext:value-type="float">
            <text:p>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30069139054461" calcext:value-type="float">
            <text:p>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40664993220759" calcext:value-type="float">
            <text:p>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51238551467105" calcext:value-type="float">
            <text:p>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61790033963615" calcext:value-type="float">
            <text:p>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72319658517256" calcext:value-type="float">
            <text:p>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82827640609719" calcext:value-type="float">
            <text:p>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93314193434622" calcext:value-type="float">
            <text:p>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03779527933989" calcext:value-type="float">
            <text:p>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14223852833987" calcext:value-type="float">
            <text:p>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24647374680029" calcext:value-type="float">
            <text:p>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35050297871174" calcext:value-type="float">
            <text:p>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4543282469395" calcext:value-type="float">
            <text:p>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55795155355412" calcext:value-type="float">
            <text:p>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66137488015704" calcext:value-type="float">
            <text:p>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76460018819955" calcext:value-type="float">
            <text:p>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86762941929578" calcext:value-type="float">
            <text:p>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97046449553017" calcext:value-type="float">
            <text:p>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07310731975889" calcext:value-type="float">
            <text:p>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17555977590638" calcext:value-type="float">
            <text:p>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27782372925566" calcext:value-type="float">
            <text:p>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37990102673393" calcext:value-type="float">
            <text:p>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48179349719271" calcext:value-type="float">
            <text:p>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5835029516831" calcext:value-type="float">
            <text:p>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68503118372593" calcext:value-type="float">
            <text:p>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78637996957735" calcext:value-type="float">
            <text:p>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88755106848924" calcext:value-type="float">
            <text:p>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98854622296523" calcext:value-type="float">
            <text:p>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0893671590124" calcext:value-type="float">
            <text:p>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1900155863882" calcext:value-type="float">
            <text:p>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29049319884342" calcext:value-type="float">
            <text:p>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39080167436026" calcext:value-type="float">
            <text:p>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49094267538698" calcext:value-type="float">
            <text:p>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59091784906826" calcext:value-type="float">
            <text:p>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69072882747111" calcext:value-type="float">
            <text:p>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79037722780782" calcext:value-type="float">
            <text:p>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88986465265413" calcext:value-type="float">
            <text:p>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98919269016443" calcext:value-type="float">
            <text:p>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08836291428258" calcext:value-type="float">
            <text:p>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18737688495037" calcext:value-type="float">
            <text:p>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28623614831076" calcext:value-type="float">
            <text:p>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38494223690913" calcext:value-type="float">
            <text:p>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48349666989088" calcext:value-type="float">
            <text:p>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58190095319509" calcext:value-type="float">
            <text:p>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68015657974553" calcext:value-type="float">
            <text:p>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77826502963876" calcext:value-type="float">
            <text:p>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87622777032834" calcext:value-type="float">
            <text:p>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97404625680673" calcext:value-type="float">
            <text:p>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07172193178411" calcext:value-type="float">
            <text:p>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16925622586376" calcext:value-type="float">
            <text:p>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26665055771548" calcext:value-type="float">
            <text:p>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36390633424531" calcext:value-type="float">
            <text:p>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4610249507636" calcext:value-type="float">
            <text:p>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55800779114895" calcext:value-type="float">
            <text:p>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65485622801117" calcext:value-type="float">
            <text:p>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75157162285046" calcext:value-type="float">
            <text:p>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84815532621434" calcext:value-type="float">
            <text:p>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94460867785278" calcext:value-type="float">
            <text:p>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04093300687003" calcext:value-type="float">
            <text:p>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13712963187436" calcext:value-type="float">
            <text:p>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23319986112597" calcext:value-type="float">
            <text:p>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3291449926819" calcext:value-type="float">
            <text:p>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42496631453918" calcext:value-type="float">
            <text:p>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5206651047755" calcext:value-type="float">
            <text:p>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61624263168824" calcext:value-type="float">
            <text:p>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71170015393051" calcext:value-type="float">
            <text:p>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80703892064633" calcext:value-type="float">
            <text:p>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90226017160239" calcext:value-type="float">
            <text:p>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99736513731915" calcext:value-type="float">
            <text:p>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09235503919911" calcext:value-type="float">
            <text:p>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18723108965355" calcext:value-type="float">
            <text:p>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28199449222728" calcext:value-type="float">
            <text:p>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37664644172162" calcext:value-type="float">
            <text:p>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47118812431563" calcext:value-type="float">
            <text:p>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56562071768536" calcext:value-type="float">
            <text:p>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65994539112148" calcext:value-type="float">
            <text:p>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75416330564548" calcext:value-type="float">
            <text:p>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84827561412368" calcext:value-type="float">
            <text:p>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94228346138004" calcext:value-type="float">
            <text:p>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03618798430716" calcext:value-type="float">
            <text:p>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12999031197575" calcext:value-type="float">
            <text:p>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22369156574257" calcext:value-type="float">
            <text:p>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31729285935688" calcext:value-type="float">
            <text:p>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41079529906523" calcext:value-type="float">
            <text:p>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50419998371507" calcext:value-type="float">
            <text:p>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59750800485671" calcext:value-type="float">
            <text:p>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6907204468439" calcext:value-type="float">
            <text:p>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78383838693321" calcext:value-type="float">
            <text:p>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87686289538169" calcext:value-type="float">
            <text:p>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96979503554365" calcext:value-type="float">
            <text:p>1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0626358639658" calcext:value-type="float">
            <text:p>1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1553864304811" calcext:value-type="float">
            <text:p>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2480477783019" calcext:value-type="float">
            <text:p>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3406209441107" calcext:value-type="float">
            <text:p>1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433106958151" calcext:value-type="float">
            <text:p>1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5255068443163" calcext:value-type="float">
            <text:p>1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6178216202377" calcext:value-type="float">
            <text:p>1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7100522973707" calcext:value-type="float">
            <text:p>1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8021998810814" calcext:value-type="float">
            <text:p>1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89426537073" calcext:value-type="float">
            <text:p>1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9862497597551" calcext:value-type="float">
            <text:p>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0781540357557" calcext:value-type="float">
            <text:p>1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1699791805726" calcext:value-type="float">
            <text:p>1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2617261703684" calcext:value-type="float">
            <text:p>1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3533959757073" calcext:value-type="float">
            <text:p>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444989561633" calcext:value-type="float">
            <text:p>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536507887746" calcext:value-type="float">
            <text:p>1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6279519082801" calcext:value-type="float">
            <text:p>1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7193225721778" calcext:value-type="float">
            <text:p>1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8106208231647" calcext:value-type="float">
            <text:p>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901847599823" calcext:value-type="float">
            <text:p>1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9930038356646" calcext:value-type="float">
            <text:p>1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0840904592025" calcext:value-type="float">
            <text:p>1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1751083940215" calcext:value-type="float">
            <text:p>1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2660585588492" calcext:value-type="float">
            <text:p>1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3569418676245" calcext:value-type="float">
            <text:p>1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4477592295663" calcext:value-type="float">
            <text:p>1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5385115492415" calcext:value-type="float">
            <text:p>1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6291997266312" calcext:value-type="float">
            <text:p>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7198246571973" calcext:value-type="float">
            <text:p>1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810387231948" calcext:value-type="float">
            <text:p>1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9008883375018" calcext:value-type="float">
            <text:p>1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9913288561521" calcext:value-type="float">
            <text:p>1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0817096659296" calcext:value-type="float">
            <text:p>1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1720316406655" calcext:value-type="float">
            <text:p>1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2622956500527" calcext:value-type="float">
            <text:p>1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3525025597074" calcext:value-type="float">
            <text:p>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4426532312289" calcext:value-type="float">
            <text:p>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5327485222597" calcext:value-type="float">
            <text:p>1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622789286545" calcext:value-type="float">
            <text:p>1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7127763739902" calcext:value-type="float">
            <text:p>1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8027106307198" calcext:value-type="float">
            <text:p>1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8925928991341" calcext:value-type="float">
            <text:p>1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9824240179656" calcext:value-type="float">
            <text:p>1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0722048223359" calcext:value-type="float">
            <text:p>1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1619361438106" calcext:value-type="float">
            <text:p>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2516188104539" calcext:value-type="float">
            <text:p>1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3412536468837" calcext:value-type="float">
            <text:p>1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4308414743251" calcext:value-type="float">
            <text:p>1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5203831106635" calcext:value-type="float">
            <text:p>1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6098793704976" calcext:value-type="float">
            <text:p>1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6993310651914" calcext:value-type="float">
            <text:p>1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7887390029259" calcext:value-type="float">
            <text:p>1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8781039887509" calcext:value-type="float">
            <text:p>1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9674268246348" calcext:value-type="float">
            <text:p>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0567083095156" calcext:value-type="float">
            <text:p>1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1459492393501" calcext:value-type="float">
            <text:p>1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2351504071638" calcext:value-type="float">
            <text:p>1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3243126030993" calcext:value-type="float">
            <text:p>1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4134366144647" calcext:value-type="float">
            <text:p>1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5025232257817" calcext:value-type="float">
            <text:p>1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5915732188335" calcext:value-type="float">
            <text:p>1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6805873727111" calcext:value-type="float">
            <text:p>1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7695664638606" calcext:value-type="float">
            <text:p>1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8585112661293" calcext:value-type="float">
            <text:p>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9474225508116" calcext:value-type="float">
            <text:p>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0363010866944" calcext:value-type="float">
            <text:p>1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1251476401025" calcext:value-type="float">
            <text:p>1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2139629749429" calcext:value-type="float">
            <text:p>1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3027478527496" calcext:value-type="float">
            <text:p>1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3915030327272" calcext:value-type="float">
            <text:p>1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4802292717948" calcext:value-type="float">
            <text:p>1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5689273246293" calcext:value-type="float">
            <text:p>1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6575979437081" calcext:value-type="float">
            <text:p>1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746241879352" calcext:value-type="float">
            <text:p>1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8348598797675" calcext:value-type="float">
            <text:p>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9234526910882" calcext:value-type="float">
            <text:p>1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0120210574174" calcext:value-type="float">
            <text:p>1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1005657208687" calcext:value-type="float">
            <text:p>1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1890874216072" calcext:value-type="float">
            <text:p>1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2775868978903" calcext:value-type="float">
            <text:p>1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3660648861083" calcext:value-type="float">
            <text:p>1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4545221208243" calcext:value-type="float">
            <text:p>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5429593348141" calcext:value-type="float">
            <text:p>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631377259106" calcext:value-type="float">
            <text:p>1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7197766230202" calcext:value-type="float">
            <text:p>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8081581542074" calcext:value-type="float">
            <text:p>1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8965225786881" calcext:value-type="float">
            <text:p>1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9848706208911" calcext:value-type="float">
            <text:p>1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0732030036917" calcext:value-type="float">
            <text:p>1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16152044845" calcext:value-type="float">
            <text:p>1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2498236750483" calcext:value-type="float">
            <text:p>1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3381134019293" calcext:value-type="float">
            <text:p>1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4263903461332" calcext:value-type="float">
            <text:p>1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514655223335" calcext:value-type="float">
            <text:p>1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6029087478811" calcext:value-type="float">
            <text:p>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691151632827" calcext:value-type="float">
            <text:p>1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7793845899728" calcext:value-type="float">
            <text:p>1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8676083299" calcext:value-type="float">
            <text:p>1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955823562008" calcext:value-type="float">
            <text:p>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0440309945497" calcext:value-type="float">
            <text:p>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1322313346673" calcext:value-type="float">
            <text:p>1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2204252884281" calcext:value-type="float">
            <text:p>1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3086135608601" calcext:value-type="float">
            <text:p>1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3967968559867" calcext:value-type="float">
            <text:p>1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4849758768626" calcext:value-type="float">
            <text:p>1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5731513256081" calcext:value-type="float">
            <text:p>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6613239034446" calcext:value-type="float">
            <text:p>1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7494943107282" calcext:value-type="float">
            <text:p>1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8376632469853" calcext:value-type="float">
            <text:p>1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9258314109467" calcext:value-type="float">
            <text:p>1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0139995005812" calcext:value-type="float">
            <text:p>2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1021682131308" calcext:value-type="float">
            <text:p>2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1903382451435" calcext:value-type="float">
            <text:p>2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278510292508" calcext:value-type="float">
            <text:p>2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3666850504873" calcext:value-type="float">
            <text:p>2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4548632137519" calcext:value-type="float">
            <text:p>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5430454764137" calcext:value-type="float">
            <text:p>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6312325320594" calcext:value-type="float">
            <text:p>2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7194250737836" calcext:value-type="float">
            <text:p>2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8076237942221" calcext:value-type="float">
            <text:p>2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895829385585" calcext:value-type="float">
            <text:p>2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9840425396901" calcext:value-type="float">
            <text:p>2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0722639479948" calcext:value-type="float">
            <text:p>2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1604943016301" calcext:value-type="float">
            <text:p>2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2487342914329" calcext:value-type="float">
            <text:p>2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3369846079784" calcext:value-type="float">
            <text:p>2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4252459416131" calcext:value-type="float">
            <text:p>2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5135189824877" calcext:value-type="float">
            <text:p>2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6018044205885" calcext:value-type="float">
            <text:p>2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6901029457711" calcext:value-type="float">
            <text:p>2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7784152477919" calcext:value-type="float">
            <text:p>2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8667420163409" calcext:value-type="float">
            <text:p>2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9550839410738" calcext:value-type="float">
            <text:p>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0434417116443" calcext:value-type="float">
            <text:p>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1318160177362" calcext:value-type="float">
            <text:p>2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2202075490959" calcext:value-type="float">
            <text:p>2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3086169955642" calcext:value-type="float">
            <text:p>2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3970450471084" calcext:value-type="float">
            <text:p>2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4854923938547" calcext:value-type="float">
            <text:p>2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5739597261201" calcext:value-type="float">
            <text:p>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6624477344444" calcext:value-type="float">
            <text:p>2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7509571096222" calcext:value-type="float">
            <text:p>2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8394885427352" calcext:value-type="float">
            <text:p>2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928042725184" calcext:value-type="float">
            <text:p>2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01662034872" calcext:value-type="float">
            <text:p>2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105222105478" calcext:value-type="float">
            <text:p>2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1938486880075" calcext:value-type="float">
            <text:p>2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2825007893052" calcext:value-type="float">
            <text:p>2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371179102847" calcext:value-type="float">
            <text:p>2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4598843226199" calcext:value-type="float">
            <text:p>2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5486171431544" calcext:value-type="float">
            <text:p>2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6373782595562" calcext:value-type="float">
            <text:p>2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7261683675389" calcext:value-type="float">
            <text:p>2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8149881634556" calcext:value-type="float">
            <text:p>2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9038383443316" calcext:value-type="float">
            <text:p>2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9927196078962" calcext:value-type="float">
            <text:p>2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0816326526153" calcext:value-type="float">
            <text:p>2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1705781777241" calcext:value-type="float">
            <text:p>2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2595568832585" calcext:value-type="float">
            <text:p>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3485694700884" calcext:value-type="float">
            <text:p>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4376166399501" calcext:value-type="float">
            <text:p>2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5266990954784" calcext:value-type="float">
            <text:p>2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6158175402397" calcext:value-type="float">
            <text:p>2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7049726787646" calcext:value-type="float">
            <text:p>2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7941652165808" calcext:value-type="float">
            <text:p>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8833958602453" calcext:value-type="float">
            <text:p>2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9726653173782" calcext:value-type="float">
            <text:p>2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0619742966954" calcext:value-type="float">
            <text:p>2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1513235080415" calcext:value-type="float">
            <text:p>2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2407136624229" calcext:value-type="float">
            <text:p>2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330145472042" calcext:value-type="float">
            <text:p>2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4196196503294" calcext:value-type="float">
            <text:p>2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5091369119781" calcext:value-type="float">
            <text:p>2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5986979729771" calcext:value-type="float">
            <text:p>2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6883035506448" calcext:value-type="float">
            <text:p>2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777954363663" calcext:value-type="float">
            <text:p>2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8676511321111" calcext:value-type="float">
            <text:p>2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9573945774997" calcext:value-type="float">
            <text:p>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0471854228051" calcext:value-type="float">
            <text:p>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1370243925035" calcext:value-type="float">
            <text:p>2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2269122126058" calcext:value-type="float">
            <text:p>2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3168496106919" calcext:value-type="float">
            <text:p>2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406837315945" calcext:value-type="float">
            <text:p>2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4968760591879" calcext:value-type="float">
            <text:p>2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5869665729166" calcext:value-type="float">
            <text:p>2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6771095913361" calcext:value-type="float">
            <text:p>2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7673058503958" calcext:value-type="float">
            <text:p>2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8575560878252" calcext:value-type="float">
            <text:p>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9478610431692" calcext:value-type="float">
            <text:p>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038221457824" calcext:value-type="float">
            <text:p>2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1286380750737" calcext:value-type="float">
            <text:p>2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2191116401258" calcext:value-type="float">
            <text:p>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3096429001483" calcext:value-type="float">
            <text:p>2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4002326043058" calcext:value-type="float">
            <text:p>2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4908815037962" calcext:value-type="float">
            <text:p>2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5815903518887" calcext:value-type="float">
            <text:p>2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6723599039597" calcext:value-type="float">
            <text:p>2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763190917531" calcext:value-type="float">
            <text:p>2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8540841523074" calcext:value-type="float">
            <text:p>2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9450403702142" calcext:value-type="float">
            <text:p>2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0360603354357" calcext:value-type="float">
            <text:p>2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1271448144531" calcext:value-type="float">
            <text:p>2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2182945760832" calcext:value-type="float">
            <text:p>2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3095103915174" calcext:value-type="float">
            <text:p>2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4007930343603" calcext:value-type="float">
            <text:p>2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492143280669" calcext:value-type="float">
            <text:p>2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5835619089932" calcext:value-type="float">
            <text:p>2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6750497004143" calcext:value-type="float">
            <text:p>2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7666074385853" calcext:value-type="float">
            <text:p>2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8582359097721" calcext:value-type="float">
            <text:p>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949935902893" calcext:value-type="float">
            <text:p>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0417082095601" calcext:value-type="float">
            <text:p>2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1335536241202" calcext:value-type="float">
            <text:p>2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2254729436963" calcext:value-type="float">
            <text:p>2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3174669682295" calcext:value-type="float">
            <text:p>2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4095365005206" calcext:value-type="float">
            <text:p>2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5016823462727" calcext:value-type="float">
            <text:p>2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593905314134" calcext:value-type="float">
            <text:p>2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6862062157403" calcext:value-type="float">
            <text:p>2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7785858657582" calcext:value-type="float">
            <text:p>2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8710450819295" calcext:value-type="float">
            <text:p>2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9635846851142" calcext:value-type="float">
            <text:p>3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0562054993353" calcext:value-type="float">
            <text:p>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1489083518231" calcext:value-type="float">
            <text:p>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2416940730607" calcext:value-type="float">
            <text:p>3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3345634968284" calcext:value-type="float">
            <text:p>3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4275174602502" calcext:value-type="float">
            <text:p>3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5205568038394" calcext:value-type="float">
            <text:p>3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6136823715456" calcext:value-type="float">
            <text:p>3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7068950108007" calcext:value-type="float">
            <text:p>3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8001955725666" calcext:value-type="float">
            <text:p>3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8935849113825" calcext:value-type="float">
            <text:p>3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9870638854138" calcext:value-type="float">
            <text:p>3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0806333564989" calcext:value-type="float">
            <text:p>3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1742941901995" calcext:value-type="float">
            <text:p>3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2680472558494" calcext:value-type="float">
            <text:p>3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3618934266036" calcext:value-type="float">
            <text:p>3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4558335794893" calcext:value-type="float">
            <text:p>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5498685954558" calcext:value-type="float">
            <text:p>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6439993594262" calcext:value-type="float">
            <text:p>3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7382267603479" calcext:value-type="float">
            <text:p>3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8325516912456" calcext:value-type="float">
            <text:p>3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926975049273" calcext:value-type="float">
            <text:p>3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0214977357661" calcext:value-type="float">
            <text:p>3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1161206562964" calcext:value-type="float">
            <text:p>3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2108447207248" calcext:value-type="float">
            <text:p>3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3056708432563" calcext:value-type="float">
            <text:p>3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4005999424944" calcext:value-type="float">
            <text:p>3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4956329414971" calcext:value-type="float">
            <text:p>3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5907707678325" calcext:value-type="float">
            <text:p>3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6860143536356" calcext:value-type="float">
            <text:p>3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7813646356649" calcext:value-type="float">
            <text:p>3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876822555361" calcext:value-type="float">
            <text:p>3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9723890589036" calcext:value-type="float">
            <text:p>3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068065097271" calcext:value-type="float">
            <text:p>3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1638516262997" calcext:value-type="float">
            <text:p>3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2597496067436" calcext:value-type="float">
            <text:p>3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3557600043351" calcext:value-type="float">
            <text:p>3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4518837898463" calcext:value-type="float">
            <text:p>3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5481219391506" calcext:value-type="float">
            <text:p>3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6444754332852" calcext:value-type="float">
            <text:p>3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7409452585144" calcext:value-type="float">
            <text:p>3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837532406393" calcext:value-type="float">
            <text:p>3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9342378738311" calcext:value-type="float">
            <text:p>3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031062663159" calcext:value-type="float">
            <text:p>3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128007782193" calcext:value-type="float">
            <text:p>3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225074244302" calcext:value-type="float">
            <text:p>3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3222630684744" calcext:value-type="float">
            <text:p>3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4195752793865" calcext:value-type="float">
            <text:p>3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5170119074709" calcext:value-type="float">
            <text:p>3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6145739889856" calcext:value-type="float">
            <text:p>3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7122625660848" calcext:value-type="float">
            <text:p>3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8100786868895" calcext:value-type="float">
            <text:p>3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908023405559" calcext:value-type="float">
            <text:p>3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0060977823641" calcext:value-type="float">
            <text:p>3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1043028837593" calcext:value-type="float">
            <text:p>3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2026397824582" calcext:value-type="float">
            <text:p>3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3011095575075" calcext:value-type="float">
            <text:p>3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3997132943635" calcext:value-type="float">
            <text:p>3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4984520849685" calcext:value-type="float">
            <text:p>3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597327027828" calcext:value-type="float">
            <text:p>3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69633922809" calcext:value-type="float">
            <text:p>3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7954897976234" calcext:value-type="float">
            <text:p>3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894779855099" calcext:value-type="float">
            <text:p>3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9942105260705" calcext:value-type="float">
            <text:p>3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0937829430564" calcext:value-type="float">
            <text:p>3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1934982456235" calcext:value-type="float">
            <text:p>3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2933575804705" calcext:value-type="float">
            <text:p>3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393362101514" calcext:value-type="float">
            <text:p>3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4935129699733" calcext:value-type="float">
            <text:p>3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5938113544589" calcext:value-type="float">
            <text:p>3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6942584310594" calcext:value-type="float">
            <text:p>3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794855383432" calcext:value-type="float">
            <text:p>3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8956034028916" calcext:value-type="float">
            <text:p>3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9965036885031" calcext:value-type="float">
            <text:p>3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0975574471736" calcext:value-type="float">
            <text:p>3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1987658937461" calcext:value-type="float">
            <text:p>3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3001302510942" calcext:value-type="float">
            <text:p>3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4016517502181" calcext:value-type="float">
            <text:p>3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5033316303421" calcext:value-type="float">
            <text:p>3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6051711390127" calcext:value-type="float">
            <text:p>3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7071715321981" calcext:value-type="float">
            <text:p>3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8093340743891" calcext:value-type="float">
            <text:p>3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9116600387018" calcext:value-type="float">
            <text:p>3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0141507069802" calcext:value-type="float">
            <text:p>3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1168073699014" calcext:value-type="float">
            <text:p>3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2196313270815" calcext:value-type="float">
            <text:p>3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3226238871834" calcext:value-type="float">
            <text:p>3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425786368025" calcext:value-type="float">
            <text:p>3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5291200966899" calcext:value-type="float">
            <text:p>3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6326264096389" calcext:value-type="float">
            <text:p>3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7363066528228" calcext:value-type="float">
            <text:p>3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8401621817977" calcext:value-type="float">
            <text:p>3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9441943618401" calcext:value-type="float">
            <text:p>3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0484045680653" calcext:value-type="float">
            <text:p>3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1527941855462" calcext:value-type="float">
            <text:p>3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2573646094339" calcext:value-type="float">
            <text:p>3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3621172450802" calcext:value-type="float">
            <text:p>3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4670535081618" calcext:value-type="float">
            <text:p>3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5721748248051" calcext:value-type="float">
            <text:p>3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6774826317145" calcext:value-type="float">
            <text:p>3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7829783763009" calcext:value-type="float">
            <text:p>3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8886635168122" calcext:value-type="float">
            <text:p>3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9945395224665" calcext:value-type="float">
            <text:p>4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100607873586" calcext:value-type="float">
            <text:p>4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2068700617334" calcext:value-type="float">
            <text:p>4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3133275898496" calcext:value-type="float">
            <text:p>4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4199819723941" calcext:value-type="float">
            <text:p>4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5268347354867" calcext:value-type="float">
            <text:p>4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6338874170514" calcext:value-type="float">
            <text:p>4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7411415669622" calcext:value-type="float">
            <text:p>4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848598747191" calcext:value-type="float">
            <text:p>4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9562605319578" calcext:value-type="float">
            <text:p>4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0641285078824" calcext:value-type="float">
            <text:p>4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1722042741392" calcext:value-type="float">
            <text:p>4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280489442613" calcext:value-type="float">
            <text:p>4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3889856380583" calcext:value-type="float">
            <text:p>4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4976944982595" calcext:value-type="float">
            <text:p>4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6066176741947" calcext:value-type="float">
            <text:p>4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7157568302014" calcext:value-type="float">
            <text:p>4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8251136441437" calcext:value-type="float">
            <text:p>4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9346898075834" calcext:value-type="float">
            <text:p>4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0444870259526" calcext:value-type="float">
            <text:p>4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1545070187291" calcext:value-type="float">
            <text:p>4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2647515196146" calcext:value-type="float">
            <text:p>4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3752222767147" calcext:value-type="float">
            <text:p>4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4859210527229" calcext:value-type="float">
            <text:p>4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5968496251058" calcext:value-type="float">
            <text:p>4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7080097862924" calcext:value-type="float">
            <text:p>4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8194033438653" calcext:value-type="float">
            <text:p>4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9310321207551" calcext:value-type="float">
            <text:p>4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0428979554377" calcext:value-type="float">
            <text:p>4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1550027021347" calcext:value-type="float">
            <text:p>4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2673482310164" calcext:value-type="float">
            <text:p>4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3799364284084" calcext:value-type="float">
            <text:p>4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4927691970011" calcext:value-type="float">
            <text:p>4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6058484560621" calcext:value-type="float">
            <text:p>4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7191761416525" calcext:value-type="float">
            <text:p>4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8327542068459" calcext:value-type="float">
            <text:p>4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9465846219513" calcext:value-type="float">
            <text:p>4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0606693747387" calcext:value-type="float">
            <text:p>4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1750104706692" calcext:value-type="float">
            <text:p>4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2896099331282" calcext:value-type="float">
            <text:p>4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4044698036617" calcext:value-type="float">
            <text:p>4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519592142217" calcext:value-type="float">
            <text:p>4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6349790273874" calcext:value-type="float">
            <text:p>4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7506325566599" calcext:value-type="float">
            <text:p>4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8665548466676" calcext:value-type="float">
            <text:p>4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9827480334453" calcext:value-type="float">
            <text:p>4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0992142726905" calcext:value-type="float">
            <text:p>4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2159557400269" calcext:value-type="float">
            <text:p>4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3329746312737" calcext:value-type="float">
            <text:p>4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450273162718" calcext:value-type="float">
            <text:p>4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5678535713925" calcext:value-type="float">
            <text:p>4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685718115357" calcext:value-type="float">
            <text:p>4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8038690739853" calcext:value-type="float">
            <text:p>4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9223087482556" calcext:value-type="float">
            <text:p>4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0410394610472" calcext:value-type="float">
            <text:p>4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1600635574408" calcext:value-type="float">
            <text:p>4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2793834050242" calcext:value-type="float">
            <text:p>4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3990013942033" calcext:value-type="float">
            <text:p>4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5189199385176" calcext:value-type="float">
            <text:p>4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6391414749625" calcext:value-type="float">
            <text:p>4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7596684643144" calcext:value-type="float">
            <text:p>4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8805033914642" calcext:value-type="float">
            <text:p>4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0016487657539" calcext:value-type="float">
            <text:p>4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123107121321" calcext:value-type="float">
            <text:p>4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2448810174469" calcext:value-type="float">
            <text:p>4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3669730389128" calcext:value-type="float">
            <text:p>4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4893857963605" calcext:value-type="float">
            <text:p>4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6121219266601" calcext:value-type="float">
            <text:p>4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7351840932836" calcext:value-type="float">
            <text:p>4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8585749866859" calcext:value-type="float">
            <text:p>4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9822973246906" calcext:value-type="float">
            <text:p>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1063538528844" calcext:value-type="float">
            <text:p>4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2307473450175" calcext:value-type="float">
            <text:p>4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3554806034108" calcext:value-type="float">
            <text:p>4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4805564593711" calcext:value-type="float">
            <text:p>4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6059777736126" calcext:value-type="float">
            <text:p>4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7317474366869" calcext:value-type="float">
            <text:p>4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8578683694197" calcext:value-type="float">
            <text:p>4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9843435233562" calcext:value-type="float">
            <text:p>4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1111758812136" calcext:value-type="float">
            <text:p>4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238368457343" calcext:value-type="float">
            <text:p>4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3659242981977" calcext:value-type="float">
            <text:p>4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493846482812" calcext:value-type="float">
            <text:p>4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6221381232874" calcext:value-type="float">
            <text:p>4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7508023652885" calcext:value-type="float">
            <text:p>4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8798423885472" calcext:value-type="float">
            <text:p>4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0092614073767" calcext:value-type="float">
            <text:p>5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1390626711951" calcext:value-type="float">
            <text:p>5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2692494650581" calcext:value-type="float">
            <text:p>5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3998251102023" calcext:value-type="float">
            <text:p>5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5307929645983" calcext:value-type="float">
            <text:p>5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6621564235138" calcext:value-type="float">
            <text:p>5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7939189200885" calcext:value-type="float">
            <text:p>5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926083925918" calcext:value-type="float">
            <text:p>5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0586549516508" calcext:value-type="float">
            <text:p>5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1916355475951" calcext:value-type="float">
            <text:p>5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325029304338" calcext:value-type="float">
            <text:p>5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4588398533762" calcext:value-type="float">
            <text:p>5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5930708677593" calcext:value-type="float">
            <text:p>5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7277260627445" calcext:value-type="float">
            <text:p>5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8628091964661" calcext:value-type="float">
            <text:p>5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998324070615" calcext:value-type="float">
            <text:p>5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1342745311343" calcext:value-type="float">
            <text:p>5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2706644689271" calcext:value-type="float">
            <text:p>5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4074978205784" calcext:value-type="float">
            <text:p>5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5447785690914" calcext:value-type="float">
            <text:p>5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682510744639" calcext:value-type="float">
            <text:p>5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8206984253289" calcext:value-type="float">
            <text:p>5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9593457379855" calcext:value-type="float">
            <text:p>5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0984568589467" calcext:value-type="float">
            <text:p>5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2380360148769" calcext:value-type="float">
            <text:p>5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3780874835963" calcext:value-type="float">
            <text:p>5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5186155949277" calcext:value-type="float">
            <text:p>5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6596247315599" calcext:value-type="float">
            <text:p>5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8011193299295" calcext:value-type="float">
            <text:p>5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9431038811196" calcext:value-type="float">
            <text:p>5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085582931779" calcext:value-type="float">
            <text:p>5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2285610850585" calcext:value-type="float">
            <text:p>5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372043001568" calcext:value-type="float">
            <text:p>5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5160334003534" calcext:value-type="float">
            <text:p>5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6605370598938" calcext:value-type="float">
            <text:p>5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8055588191195" calcext:value-type="float">
            <text:p>5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9511035784525" calcext:value-type="float">
            <text:p>5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0971763008678" calcext:value-type="float">
            <text:p>5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243782012979" calcext:value-type="float">
            <text:p>5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3909258061457" calcext:value-type="float">
            <text:p>5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5386128376055" calcext:value-type="float">
            <text:p>5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6868483316305" calcext:value-type="float">
            <text:p>5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8356375807091" calcext:value-type="float">
            <text:p>5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9849859467529" calcext:value-type="float">
            <text:p>5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1348988623306" calcext:value-type="float">
            <text:p>5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285381831929" calcext:value-type="float">
            <text:p>5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4364404332422" calcext:value-type="float">
            <text:p>5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5880803184884" calcext:value-type="float">
            <text:p>5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7403072157574" calcext:value-type="float">
            <text:p>5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8931269303874" calcext:value-type="float">
            <text:p>5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0465453463728" calcext:value-type="float">
            <text:p>5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2005684278047" calcext:value-type="float">
            <text:p>5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3552022203428" calcext:value-type="float">
            <text:p>5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5104528527218" calcext:value-type="float">
            <text:p>5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6663265382924" calcext:value-type="float">
            <text:p>5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8228295765967" calcext:value-type="float">
            <text:p>5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9799683549815" calcext:value-type="float">
            <text:p>5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1377493502475" calcext:value-type="float">
            <text:p>5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2961791303387" calcext:value-type="float">
            <text:p>5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4552643560694" calcext:value-type="float">
            <text:p>5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615011782894" calcext:value-type="float">
            <text:p>5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7754282627167" calcext:value-type="float">
            <text:p>5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9365207457454" calcext:value-type="float">
            <text:p>5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0982962823899" calcext:value-type="float">
            <text:p>5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2607620252044" calcext:value-type="float">
            <text:p>5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4239252308787" calcext:value-type="float">
            <text:p>5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5877932622757" calcext:value-type="float">
            <text:p>5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7523735905196" calcext:value-type="float">
            <text:p>5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9176737971354" calcext:value-type="float">
            <text:p>5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0837015762394" calcext:value-type="float">
            <text:p>6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250464736786" calcext:value-type="float">
            <text:p>6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4179712048677" calcext:value-type="float">
            <text:p>6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5862290260749" calcext:value-type="float">
            <text:p>6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7552463679125" calcext:value-type="float">
            <text:p>6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9250315222795" calcext:value-type="float">
            <text:p>6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0955929080092" calcext:value-type="float">
            <text:p>6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2669390734752" calcext:value-type="float">
            <text:p>6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4390786992644" calcext:value-type="float">
            <text:p>6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6120206009168" calcext:value-type="float">
            <text:p>6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7857737317379" calcext:value-type="float">
            <text:p>6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9603471856826" calcext:value-type="float">
            <text:p>6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1357502003154" calcext:value-type="float">
            <text:p>6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3119921598469" calcext:value-type="float">
            <text:p>6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4890825982513" calcext:value-type="float">
            <text:p>6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6670312024658" calcext:value-type="float">
            <text:p>6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8458478156754" calcext:value-type="float">
            <text:p>6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0255424406853" calcext:value-type="float">
            <text:p>6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2061252433837" calcext:value-type="float">
            <text:p>6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3876065562986" calcext:value-type="float">
            <text:p>6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5699968822518" calcext:value-type="float">
            <text:p>6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7533068981103" calcext:value-type="float">
            <text:p>6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937547458644" calcext:value-type="float">
            <text:p>6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1227296004868" calcext:value-type="float">
            <text:p>6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3088645462098" calcext:value-type="float">
            <text:p>6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4959637085067" calcext:value-type="float">
            <text:p>6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6840386944974" calcext:value-type="float">
            <text:p>6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8731013101527" calcext:value-type="float">
            <text:p>6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0631635648444" calcext:value-type="float">
            <text:p>6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2542376760254" calcext:value-type="float">
            <text:p>6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4463360740434" calcext:value-type="float">
            <text:p>6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6394714070941" calcext:value-type="float">
            <text:p>6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833656546318" calcext:value-type="float">
            <text:p>6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028904591045" calcext:value-type="float">
            <text:p>6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2252288741935" calcext:value-type="float">
            <text:p>6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4226429678291" calcext:value-type="float">
            <text:p>6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621160688887" calcext:value-type="float">
            <text:p>6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8207961050662" calcext:value-type="float">
            <text:p>6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0215635409003" calcext:value-type="float">
            <text:p>6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2234775840114" calcext:value-type="float">
            <text:p>6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4265530915537" calcext:value-type="float">
            <text:p>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6308051968547" calcext:value-type="float">
            <text:p>6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8362493162599" calcext:value-type="float">
            <text:p>6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0429011561886" calcext:value-type="float">
            <text:p>6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2507767204102" calcext:value-type="float">
            <text:p>6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4598923175475" calcext:value-type="float">
            <text:p>6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6702645688164" calcext:value-type="float">
            <text:p>6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8819104160107" calcext:value-type="float">
            <text:p>6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0948471297409" calcext:value-type="float">
            <text:p>6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3090923179381" calcext:value-type="float">
            <text:p>6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5246639346313" calcext:value-type="float">
            <text:p>6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741580289011" calcext:value-type="float">
            <text:p>6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9598600547875" calcext:value-type="float">
            <text:p>7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1795222798577" calcext:value-type="float">
            <text:p>7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4005863962923" calcext:value-type="float">
            <text:p>7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6230722306542" calcext:value-type="float">
            <text:p>7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847000014665" calcext:value-type="float">
            <text:p>7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0723903962291" calcext:value-type="float">
            <text:p>7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2992644508344" calcext:value-type="float">
            <text:p>7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5276436933413" calcext:value-type="float">
            <text:p>7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7575500901781" calcext:value-type="float">
            <text:p>7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9890060719596" calcext:value-type="float">
            <text:p>7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2220345465445" calcext:value-type="float">
            <text:p>7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4566589125532" calcext:value-type="float">
            <text:p>7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6929030733624" calcext:value-type="float">
            <text:p>7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9307914515986" calcext:value-type="float">
            <text:p>7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170349004151" calcext:value-type="float">
            <text:p>7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4116012377275" calcext:value-type="float">
            <text:p>7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6545742249749" calcext:value-type="float">
            <text:p>7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899294621191" calcext:value-type="float">
            <text:p>7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1457896816516" calcext:value-type="float">
            <text:p>7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394087279583" calcext:value-type="float">
            <text:p>7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6442159248055" calcext:value-type="float">
            <text:p>7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8962047830805" calcext:value-type="float">
            <text:p>7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1500836961919" calcext:value-type="float">
            <text:p>7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4058832027962" calcext:value-type="float">
            <text:p>7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6636345600758" calcext:value-type="float">
            <text:p>7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9233697662324" calcext:value-type="float">
            <text:p>7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1851215838621" calcext:value-type="float">
            <text:p>7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4489235642507" calcext:value-type="float">
            <text:p>7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7148100726346" calcext:value-type="float">
            <text:p>7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982816314473" calcext:value-type="float">
            <text:p>7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2529783627808" calcext:value-type="float">
            <text:p>7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5253331865715" calcext:value-type="float">
            <text:p>7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7999186804672" calcext:value-type="float">
            <text:p>7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0767736955326" calcext:value-type="float">
            <text:p>7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3559380713915" calcext:value-type="float">
            <text:p>7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6374526696932" calcext:value-type="float">
            <text:p>7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9213594089956" calcext:value-type="float">
            <text:p>7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2077013011365" calcext:value-type="float">
            <text:p>7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4965224891718" calcext:value-type="float">
            <text:p>7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7878682869587" calcext:value-type="float">
            <text:p>7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0817852204733" calcext:value-type="float">
            <text:p>8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3783210709499" calcext:value-type="float">
            <text:p>8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6775249199443" calcext:value-type="float">
            <text:p>8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9794471964177" calcext:value-type="float">
            <text:p>8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2841397259563" calcext:value-type="float">
            <text:p>8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5916557822404" calcext:value-type="float">
            <text:p>8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9020501408859" calcext:value-type="float">
            <text:p>8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2153791357926" calcext:value-type="float">
            <text:p>8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5317007181376" calcext:value-type="float">
            <text:p>8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8510745181655" calcext:value-type="float">
            <text:p>8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1735619099323" calcext:value-type="float">
            <text:p>8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4992260791756" calcext:value-type="float">
            <text:p>8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8281320944924" calcext:value-type="float">
            <text:p>8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1603469820181" calcext:value-type="float">
            <text:p>8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4959398038145" calcext:value-type="float">
            <text:p>8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8349817401892" calcext:value-type="float">
            <text:p>8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1775461761833" calcext:value-type="float">
            <text:p>8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523708792484" calcext:value-type="float">
            <text:p>8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8735476610307" calcext:value-type="float">
            <text:p>8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2271433456117" calcext:value-type="float">
            <text:p>8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5845790077623" calcext:value-type="float">
            <text:p>8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9459405183027" calcext:value-type="float">
            <text:p>8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7.3113165748763" calcext:value-type="float">
            <text:p>8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7.6807988258812" calcext:value-type="float">
            <text:p>8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0544820012096" calcext:value-type="float">
            <text:p>8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4324640502509" calcext:value-type="float">
            <text:p>8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8148462876414" calcext:value-type="float">
            <text:p>8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2017335472891" calcext:value-type="float">
            <text:p>8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5932343452369" calcext:value-type="float">
            <text:p>8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9894610519796" calcext:value-type="float">
            <text:p>9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0.390530074895" calcext:value-type="float">
            <text:p>9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0.796562051506" calcext:value-type="float">
            <text:p>9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1.2076820543516" calcext:value-type="float">
            <text:p>9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1.6240198083063" calcext:value-type="float">
            <text:p>9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0457099212649" calcext:value-type="float">
            <text:p>9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4728921291814" calcext:value-type="float">
            <text:p>9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9057115565447" calcext:value-type="float">
            <text:p>9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3.3443189934631" calcext:value-type="float">
            <text:p>9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3.7888711906402" calcext:value-type="float">
            <text:p>9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4.2395311736353" calcext:value-type="float">
            <text:p>9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4.6964685779345" calcext:value-type="float">
            <text:p>9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5.1598600064985" calcext:value-type="float">
            <text:p>9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5.6298894116075" calcext:value-type="float">
            <text:p>9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6.1067485030037" calcext:value-type="float">
            <text:p>9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6.5906371845196" calcext:value-type="float">
            <text:p>9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7.0817640215968" calcext:value-type="float">
            <text:p>9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7.580346742342" calcext:value-type="float">
            <text:p>9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8.0866127750291" calcext:value-type="float">
            <text:p>9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8.6007998252571" calcext:value-type="float">
            <text:p>9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9.1231564963067" calcext:value-type="float">
            <text:p>9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9.6539429566092" calcext:value-type="float">
            <text:p>9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0.193431658662" calcext:value-type="float">
            <text:p>10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0.741908114193" calcext:value-type="float">
            <text:p>10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1.299671730912" calcext:value-type="float">
            <text:p>10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1.867036716765" calcext:value-type="float">
            <text:p>10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2.444333058312" calcext:value-type="float">
            <text:p>10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3.031907580581" calcext:value-type="float">
            <text:p>10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3.630125096633" calcext:value-type="float">
            <text:p>10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4.239369656045" calcext:value-type="float">
            <text:p>10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4.860045902651" calcext:value-type="float">
            <text:p>10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5.49258055313" calcext:value-type="float">
            <text:p>10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6.137424009515" calcext:value-type="float">
            <text:p>10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6.795052120344" calcext:value-type="float">
            <text:p>10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7.465968107107" calcext:value-type="float">
            <text:p>10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8.150704674832" calcext:value-type="float">
            <text:p>10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8.849826328219" calcext:value-type="float">
            <text:p>10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9.563931917654" calcext:value-type="float">
            <text:p>10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0.293657442866" calcext:value-type="float">
            <text:p>11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1.039679145944" calcext:value-type="float">
            <text:p>1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1.802716930097" calcext:value-type="float">
            <text:p>1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2.583538145892" calcext:value-type="float">
            <text:p>1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3.382961793155" calcext:value-type="float">
            <text:p>1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4.201863194099" calcext:value-type="float">
            <text:p>1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5.041179202178" calcext:value-type="float">
            <text:p>1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5.901914021552" calcext:value-type="float">
            <text:p>1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6.785145724571" calcext:value-type="float">
            <text:p>1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7.692033569526" calcext:value-type="float">
            <text:p>1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8.623826238721" calcext:value-type="float">
            <text:p>1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9.581871138416" calcext:value-type="float">
            <text:p>1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0.567624928083" calcext:value-type="float">
            <text:p>12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1.582665477894" calcext:value-type="float">
            <text:p>12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2.628705491785" calcext:value-type="float">
            <text:p>1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3.707608080495" calcext:value-type="float">
            <text:p>12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4.821404627001" calcext:value-type="float">
            <text:p>1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5.972315358661" calcext:value-type="float">
            <text:p>1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7.162773129974" calcext:value-type="float">
            <text:p>1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8.395451032228" calcext:value-type="float">
            <text:p>12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9.673294588095" calcext:value-type="float">
            <text:p>12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0.999559469448" calcext:value-type="float">
            <text:p>13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2.377855907335" calcext:value-type="float">
            <text:p>13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3.812201260551" calcext:value-type="float">
            <text:p>13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5.307082596252" calcext:value-type="float">
            <text:p>13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6.867531643718" calcext:value-type="float">
            <text:p>13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8.499215154752" calcext:value-type="float">
            <text:p>13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0.208544603661" calcext:value-type="float">
            <text:p>14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2.002810376019" calcext:value-type="float">
            <text:p>14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3.890347259355" calcext:value-type="float">
            <text:p>14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5.880740354051" calcext:value-type="float">
            <text:p>14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7.985083760064" calcext:value-type="float">
            <text:p>1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0.216309009416" calcext:value-type="float">
            <text:p>15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2.589606898978" calcext:value-type="float">
            <text:p>15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5.122976235362" calcext:value-type="float">
            <text:p>15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7.837947827056" calcext:value-type="float">
            <text:p>15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0.760554839443" calcext:value-type="float">
            <text:p>16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3.922656494281" calcext:value-type="float">
            <text:p>16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7.36378011576" calcext:value-type="float">
            <text:p>1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1.133743307258" calcext:value-type="float">
            <text:p>17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5.296485220319" calcext:value-type="float">
            <text:p>17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9.935836500771" calcext:value-type="float">
            <text:p>17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5.164523997075" calcext:value-type="float">
            <text:p>18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1.138834509991" calcext:value-type="float">
            <text:p>19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8.083762888054" calcext:value-type="float">
            <text:p>19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6.339013153023" calcext:value-type="float">
            <text:p>20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6.450403726818" calcext:value-type="float">
            <text:p>21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9.372734522645" calcext:value-type="float">
            <text:p>22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6.996482196973" calcext:value-type="float">
            <text:p>24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3.894169790442" calcext:value-type="float">
            <text:p>27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6.516067640785" calcext:value-type="float">
            <text:p>32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" calcext:value-type="float">
            <text:p>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 table:number-rows-repeated="1047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" svg:font-family="'Lucida Sans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I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1" number:min-integer-digits="1"/>
    </number:number-style>
    <number:currency-style style:name="N11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number:number-style style:name="N10111P0" style:volatile="true" number:language="en" number:country="IE">
      <number:text>€</number:text>
      <number:number number:decimal-places="0" number:min-integer-digits="1" number:grouping="true"/>
    </number:number-style>
    <number:number-style style:name="N10111" number:language="en" number:country="IE">
      <number:text>-€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E">
      <number:text>€</number:text>
      <number:number number:decimal-places="0" number:min-integer-digits="1" number:grouping="true"/>
    </number:number-style>
    <number:number-style style:name="N10112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en" number:country="IE">
      <number:text>€</number:text>
      <number:number number:decimal-places="2" number:min-integer-digits="1" number:grouping="true"/>
    </number:number-style>
    <number:number-style style:name="N10114" number:language="en" number:country="IE">
      <number:text>-€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en" number:country="IE">
      <number:text>€</number:text>
      <number:number number:decimal-places="2" number:min-integer-digits="1" number:grouping="true"/>
    </number:number-style>
    <number:number-style style:name="N10115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7" number:language="en" number:country="IE">
      <number:day number:style="long"/>
      <number:text>-</number:text>
      <number:month number:textual="true"/>
    </number:date-style>
    <number:date-style style:name="N10118" number:language="en" number:country="IE">
      <number:month number:textual="true"/>
      <number:text>-</number:text>
      <number:year/>
    </number:date-style>
    <number:time-style style:name="N10119" number:language="en" number:country="IE">
      <number:hours/>
      <number:text>:</number:text>
      <number:minutes number:style="long"/>
      <number:text> </number:text>
      <number:am-pm/>
    </number:time-style>
    <number:time-style style:name="N1012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en" number:country="IE">
      <number:number number:decimal-places="0" number:min-integer-digits="1" number:grouping="true"/>
    </number:number-style>
    <number:number-style style:name="N10122" number:language="en" number:country="IE">
      <number:text>-</number:text>
      <number:number number:decimal-places="0" number:min-integer-digits="1" number:grouping="true"/>
      <style:map style:condition="value()&gt;=0" style:apply-style-name="N10122P0"/>
    </number:number-style>
    <number:number-style style:name="N10123P0" style:volatile="true" number:language="en" number:country="IE">
      <number:number number:decimal-places="0" number:min-integer-digits="1" number:grouping="true"/>
    </number:number-style>
    <number:number-style style:name="N10123" number:language="en" number:country="IE">
      <style:text-properties fo:color="#ff0000"/>
      <number:text>-</number:text>
      <number:number number: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2" number:min-integer-digits="1" number:grouping="true"/>
    </number:number-style>
    <number:number-style style:name="N10124" number:language="en" number:country="IE">
      <number:text>-</number:text>
      <number:number number:decimal-places="2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number:min-integer-digits="1" number:grouping="true"/>
    </number:number-style>
    <number:number-style style:name="N10125" number:language="en" number:country="IE">
      <style:text-properties fo:color="#ff0000"/>
      <number:text>-</number:text>
      <number:number number:decimal-places="2" number:min-integer-digits="1" number:grouping="true"/>
      <style:map style:condition="value()&gt;=0" style:apply-style-name="N10125P0"/>
    </number:number-style>
    <number:number-style style:name="N10129P0" style:volatile="true" number:language="en" number:country="IE"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n" number:country="I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9P2" style:volatile="true" number:language="en" number:country="IE">
      <loext:fill-character> </loext:fill-character>
      <number:text>- </number:text>
    </number:number-style>
    <number:text-style style:name="N10129" number:language="en" number:country="I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I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I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0133P2" style:volatile="true" number:language="en" number:country="IE">
      <number:text> €</number:text>
      <loext:fill-character> </loext:fill-character>
      <number:text>- </number:text>
    </number:number-style>
    <number:text-style style:name="N10133" number:language="en" number:country="I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IE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I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7P2" style:volatile="true" number:language="en" number:country="IE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IE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I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0141P1" style:volatile="true" number:language="en" number:country="I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0141P2" style:volatile="true" number:language="en" number:country="I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1" number:language="en" number:country="I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Lucida Sans" fo:font-family="'Lucida Sans'" style:font-family-generic="swiss" fo:font-size="9.5pt" fo:font-style="normal" fo:text-shadow="none" style:text-underline-style="none" fo:font-weight="bold" style:font-size-asian="9.5pt" style:font-style-asian="normal" style:font-weight-asian="bold" style:font-name-complex="Lucida Sans" style:font-family-complex="'Lucida Sans'" style:font-family-generic-complex="swiss" style:font-size-complex="9.5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4:55:35.361082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ron Stoker</meta:initial-creator>
    <meta:editing-cycles>10</meta:editing-cycles>
    <meta:creation-date>2007-04-15T21:31:58</meta:creation-date>
    <dc:date>2015-03-18T14:56:17.631176084</dc:date>
    <dc:language>en-US</dc:language>
    <meta:editing-duration>PT1H21M4S</meta:editing-duration>
    <meta:generator>LibreOffice/4.3.6.2$Linux_X86_64 LibreOffice_project/430m0$Build-2</meta:generator>
    <meta:document-statistic meta:table-count="3" meta:cell-count="403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